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5.4382in"/>
    </style:style>
    <style:style style:name="co2" style:family="table-column">
      <style:table-column-properties fo:break-before="auto" style:column-width="0.6634in"/>
    </style:style>
    <style:style style:name="co3" style:family="table-column">
      <style:table-column-properties fo:break-before="auto" style:column-width="0.8902in"/>
    </style:style>
    <style:style style:name="co6" style:family="table-column">
      <style:table-column-properties fo:break-before="auto" style:column-width="5.4402in"/>
    </style:style>
    <style:style style:name="co7" style:family="table-column">
      <style:table-column-properties fo:break-before="auto" style:column-width="0.889in"/>
    </style:style>
    <style:style style:name="co8" style:family="table-column">
      <style:table-column-properties fo:break-before="auto" style:column-width="0.7201in"/>
    </style:style>
    <style:style style:name="co9" style:family="table-column">
      <style:table-column-properties fo:break-before="auto" style:column-width="2.8799in"/>
    </style:style>
    <style:style style:name="ro1" style:family="table-row">
      <style:table-row-properties style:row-height="0.7854in" fo:break-before="auto" style:use-optimal-row-height="false"/>
    </style:style>
    <style:style style:name="ro2" style:family="table-row">
      <style:table-row-properties style:row-height="0.1839in" fo:break-before="auto" style:use-optimal-row-height="true"/>
    </style:style>
    <style:style style:name="ro3" style:family="table-row">
      <style:table-row-properties style:row-height="0.1783in" fo:break-before="auto" style:use-optimal-row-height="true"/>
    </style:style>
    <style:style style:name="ro4" style:family="table-row">
      <style:table-row-properties style:row-height="0.5681in" fo:break-before="auto" style:use-optimal-row-height="false"/>
    </style:style>
    <style:style style:name="ro5" style:family="table-row">
      <style:table-row-properties style:row-height="0.4173in" fo:break-before="auto" style:use-optimal-row-height="false"/>
    </style:style>
    <style:style style:name="ro6" style:family="table-row">
      <style:table-row-properties style:row-height="0.1783in" fo:break-before="page" style:use-optimal-row-height="true"/>
    </style:style>
    <style:style style:name="ro7" style:family="table-row">
      <style:table-row-properties style:row-height="0.2783in" fo:break-before="auto" style:use-optimal-row-height="false"/>
    </style:style>
    <style:style style:name="ro8" style:family="table-row">
      <style:table-row-properties style:row-height="0.7189in" fo:break-before="auto" style:use-optimal-row-height="false"/>
    </style:style>
    <style:style style:name="ro11" style:family="table-row">
      <style:table-row-properties style:row-height="0.2839in" fo:break-before="auto" style:use-optimal-row-height="false"/>
    </style:style>
    <style:style style:name="ro12" style:family="table-row">
      <style:table-row-properties style:row-height="0.6181in" fo:break-before="auto" style:use-optimal-row-height="false"/>
    </style:style>
    <style:style style:name="ro13" style:family="table-row">
      <style:table-row-properties style:row-height="0.4516in" fo:break-before="auto" style:use-optimal-row-height="false"/>
    </style:style>
    <style:style style:name="ro14" style:family="table-row">
      <style:table-row-properties style:row-height="0.8693in" fo:break-before="auto" style:use-optimal-row-height="false"/>
    </style:style>
    <style:style style:name="ro15" style:family="table-row">
      <style:table-row-properties style:row-height="1.0201in" fo:break-before="auto" style:use-optimal-row-height="false"/>
    </style:style>
    <style:style style:name="ro16" style:family="table-row">
      <style:table-row-properties style:row-height="0.1783in" fo:break-before="auto" style:use-optimal-row-height="fals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number:percentage-style style:name="N10">
      <number:number number:decimal-places="0" number:min-integer-digits="1"/>
      <number:text>%</number:text>
    </number:percentage-style>
    <style:style style:name="ce1"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text-position="" style:font-name="Arial" fo:font-size="10pt" fo:font-weight="bold" style:font-size-asian="10pt" style:font-weight-asian="bold" style:font-size-complex="10pt" style:font-weight-complex="600" fo:hyphenate="true"/>
    </style:style>
    <style:style style:name="ce10" style:family="table-cell" style:parent-style-name="Default">
      <style:table-cell-properties style:cell-protect="protected" style:print-content="true" fo:wrap-option="wrap" fo:border="0.06pt solid #000000" style:vertical-align="middle"/>
      <style:text-properties style:text-position="" style:font-name="Arial" fo:font-size="9pt" style:font-size-asian="9pt" style:font-size-complex="9pt"/>
    </style:style>
    <style:style style:name="ce11" style:family="table-cell" style:parent-style-name="Default">
      <style:table-cell-properties style:cell-protect="protected" style:print-content="true" fo:wrap-option="wrap" fo:border="0.06pt solid #000000" style:vertical-align="middle"/>
      <style:text-properties style:text-line-through-style="solid" style:text-line-through-type="single" style:text-position="" style:font-name="Arial" fo:font-size="9pt" style:font-name-asian="Droid Sans Fallback" style:font-size-asian="9pt" style:font-name-complex="FreeSans" style:font-size-complex="9pt"/>
    </style:style>
    <style:style style:name="ce12" style:family="table-cell" style:parent-style-name="Default">
      <style:table-cell-properties style:cell-protect="protected" style:print-content="true" fo:wrap-option="wrap" fo:border="0.06pt solid #000000" style:vertical-align="middle"/>
      <style:text-properties style:text-position="" style:font-name="Arial" fo:font-size="9pt" style:font-name-asian="Droid Sans Fallback" style:font-size-asian="9pt" style:font-name-complex="FreeSans" style:font-size-complex="9pt"/>
    </style:style>
    <style:style style:name="ce13" style:family="table-cell" style:parent-style-name="Default">
      <style:table-cell-properties style:cell-protect="protected" style:print-content="true"/>
      <style:text-properties style:text-position="" style:font-name="Arial" fo:font-size="10pt" style:font-size-asian="10pt" style:font-size-complex="10pt"/>
    </style:style>
    <style:style style:name="ce14" style:family="table-cell" style:parent-style-name="Default">
      <style:table-cell-properties style:cell-protect="protected" style:print-content="true" fo:wrap-option="wrap"/>
      <style:text-properties style:text-position="" style:font-name="Arial"/>
    </style:style>
    <style:style style:name="ce15" style:family="table-cell" style:parent-style-name="Default">
      <style:table-cell-properties style:cell-protect="protected" style:print-content="true" fo:wrap-option="wrap"/>
      <style:text-properties fo:color="#ff3333" style:text-position="" style:font-name="Arial" fo:font-style="normal" fo:font-weight="normal" style:font-style-asian="normal" style:font-weight-asian="normal" style:font-style-complex="normal" style:font-weight-complex="normal"/>
    </style:style>
    <style:style style:name="ce1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1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19"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2" style:family="table-cell" style:parent-style-name="Default">
      <style:table-cell-properties fo:border-bottom="none" style:cell-protect="protected" style:print-content="true" fo:wrap-option="wrap" fo:border-left="0.06pt solid #000000" fo:border-right="none" fo:border-top="none"/>
      <style:text-properties style:text-position="" style:font-name="Arial" fo:font-size="10pt" fo:font-weight="bold" style:font-size-asian="10pt" style:font-weight-asian="bold" style:font-size-complex="10pt" style:font-weight-complex="bold"/>
    </style:style>
    <style:style style:name="ce20"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fo:font-size="10pt" style:font-size-asian="10pt" style:font-size-complex="10pt"/>
    </style:style>
    <style:style style:name="ce21"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text-position="" style:font-name="Arial" fo:font-size="9pt" style:font-size-asian="9pt" style:font-size-complex="9pt"/>
    </style:style>
    <style:style style:name="ce22"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position="" style:font-name="Arial" fo:font-size="9pt" style:font-size-asian="9pt" style:font-size-complex="9pt"/>
    </style:style>
    <style:style style:name="ce23"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text-position="" style:font-name="Arial"/>
    </style:style>
    <style:style style:name="ce24"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text-position="" style:font-name="Arial" fo:font-size="10pt" fo:font-weight="bold" style:font-size-asian="10pt" style:font-weight-asian="bold" style:font-size-complex="10pt" style:font-weight-complex="bold" fo:hyphenate="true"/>
    </style:style>
    <style:style style:name="ce25" style:family="table-cell" style:parent-style-name="Default">
      <style:table-cell-properties style:text-align-source="fix" style:repeat-content="false"/>
      <style:paragraph-properties fo:text-align="center" fo:margin-left="0in"/>
      <style:text-properties style:text-position=""/>
    </style:style>
    <style:style style:name="ce26"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text-position="" style:font-name="Arial" fo:font-size="10pt" fo:font-weight="bold" style:font-size-asian="10pt" style:font-weight-asian="bold" style:font-size-complex="10pt" style:font-weight-complex="600" fo:hyphenate="true"/>
    </style:style>
    <style:style style:name="ce27"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600"/>
    </style:style>
    <style:style style:name="ce28"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29"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text-position="" style:font-name="Arial" fo:font-size="10pt" fo:font-weight="bold" style:font-size-asian="10pt" style:font-weight-asian="bold" style:font-size-complex="10pt" style:font-weight-complex="bold"/>
    </style:style>
    <style:style style:name="ce3"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text-position="" style:font-name="Arial" fo:font-size="10pt" fo:font-weight="bold" style:font-size-asian="10pt" style:font-weight-asian="bold" style:font-size-complex="10pt" style:font-weight-complex="bold"/>
    </style:style>
    <style:style style:name="ce30"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text-position="" style:font-name="Arial" fo:font-size="10pt" fo:font-weight="bold" style:font-size-asian="10pt" style:font-weight-asian="bold" style:font-size-complex="10pt" style:font-weight-complex="bold" fo:hyphenate="true"/>
    </style:style>
    <style:style style:name="ce31" style:family="table-cell" style:parent-style-name="Default">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2"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3"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fo:font-size="10pt" fo:font-weight="bold" style:font-size-asian="10pt" style:font-weight-asian="bold" style:font-size-complex="10pt" style:font-weight-complex="bold"/>
    </style:style>
    <style:style style:name="ce34"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text-position="" style:font-name="Arial" fo:font-size="9pt" style:font-size-asian="9pt" style:font-size-complex="9pt"/>
    </style:style>
    <style:style style:name="ce35"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36"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text-position="" style:font-name="Arial"/>
    </style:style>
    <style:style style:name="ce37"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8"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39"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text-position="" style:font-name="Arial" fo:font-size="10pt" fo:font-weight="bold" style:font-size-asian="10pt" style:font-weight-asian="bold" style:font-size-complex="10pt" style:font-weight-complex="bold"/>
    </style:style>
    <style:style style:name="ce4" style:family="table-cell" style:parent-style-name="Default">
      <style:table-cell-properties style:cell-protect="protected" style:print-content="true" fo:wrap-option="wrap"/>
      <style:text-properties style:text-position="" style:font-name="Arial" fo:font-size="10pt" fo:font-weight="bold" style:font-size-asian="10pt" style:font-weight-asian="bold" style:font-size-complex="10pt" style:font-weight-complex="bold"/>
    </style:style>
    <style:style style:name="ce40"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text-position="" style:font-name="Arial" fo:font-size="9pt" style:font-size-asian="9pt" style:font-size-complex="9pt"/>
    </style:style>
    <style:style style:name="ce41"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position="" style:font-name="Arial" fo:font-size="9pt" style:font-size-asian="9pt" style:font-size-complex="9pt"/>
    </style:style>
    <style:style style:name="ce42" style:family="table-cell" style:parent-style-name="Default">
      <style:table-cell-properties style:text-align-source="value-type" style:repeat-content="false" fo:wrap-option="wrap" style:vertical-align="top"/>
      <style:text-properties style:text-position="" style:font-name="Arial" fo:hyphenate="true"/>
    </style:style>
    <style:style style:name="ce43" style:family="table-cell" style:parent-style-name="Default">
      <style:text-properties style:text-position="" style:font-name="Arial"/>
    </style:style>
    <style:style style:name="ce44" style:family="table-cell" style:parent-style-name="Default">
      <style:table-cell-properties style:vertical-align="middle"/>
      <style:text-properties style:text-line-through-style="solid" style:text-line-through-type="single" style:text-position="" style:font-name="Arial" fo:font-size="9pt" style:font-size-asian="9pt" style:font-size-complex="9pt"/>
    </style:style>
    <style:style style:name="ce45" style:family="table-cell" style:parent-style-name="Default">
      <style:table-cell-properties style:vertical-align="middle"/>
      <style:text-properties style:text-position="" style:font-name="Arial" fo:font-size="9pt" style:font-size-asian="9pt" style:font-size-complex="9pt"/>
    </style:style>
    <style:style style:name="ce46" style:family="table-cell" style:parent-style-name="Default">
      <style:table-cell-properties fo:wrap-option="wrap" style:vertical-align="middle"/>
      <style:text-properties style:text-position="" style:font-name="Arial" fo:font-size="9pt" style:font-size-asian="9pt" style:font-size-complex="9pt"/>
    </style:style>
    <style:style style:name="ce47" style:family="table-cell" style:parent-style-name="Default">
      <style:table-cell-properties style:text-align-source="value-type" style:repeat-content="false" fo:wrap-option="wrap" style:vertical-align="top"/>
      <style:text-properties style:text-position="" fo:hyphenate="true"/>
    </style:style>
    <style:style style:name="ce48" style:family="table-cell" style:parent-style-name="Default">
      <style:text-properties style:text-line-through-style="solid" style:text-line-through-type="single" style:text-position=""/>
    </style:style>
    <style:style style:name="ce5" style:family="table-cell" style:parent-style-name="Default">
      <style:table-cell-properties style:cell-protect="protected" style:print-content="true"/>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text-position="" style:font-name="Arial" fo:font-size="9pt" style:font-size-asian="9pt" style:font-size-complex="9pt"/>
    </style:style>
    <style:style style:name="ce7"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position="" style:font-name="Arial" fo:font-size="9pt" style:font-size-asian="9pt" style:font-size-complex="9pt"/>
    </style:style>
    <style:style style:name="ce8" style:family="table-cell" style:parent-style-name="Default">
      <style:table-cell-properties style:cell-protect="protected" style:print-content="true" fo:wrap-option="wrap"/>
      <style:text-properties style:text-position="" style:font-name="Arial" fo:font-size="10pt" style:font-size-asian="10pt" style:font-size-complex="10pt"/>
    </style:style>
    <style:style style:name="ce9" style:family="table-cell" style:parent-style-name="Default">
      <style:table-cell-properties style:cell-protect="protected" style:print-content="true" fo:wrap-option="wrap"/>
      <style:text-properties fo:color="#666666" style:text-position="" style:font-name="Arial" fo:font-size="10pt" fo:font-weight="bold" style:font-size-asian="10pt" style:font-weight-asian="bold" style:font-size-complex="10pt" style:font-weight-complex="bold"/>
    </style:style>
    <style:style style:name="ce64" style:family="table-cell" style:parent-style-name="Default">
      <style:table-cell-properties style:text-align-source="fix" style:repeat-content="false" fo:wrap-option="wrap" style:vertical-align="middle"/>
      <style:paragraph-properties fo:text-align="start"/>
      <style:text-properties style:text-position="" fo:font-weight="bold" style:font-weight-asian="bold" style:font-weight-complex="bold"/>
    </style:style>
    <style:style style:name="ce65" style:family="table-cell" style:parent-style-name="Default">
      <style:table-cell-properties style:text-align-source="fix" style:repeat-content="false" fo:wrap-option="wrap" style:vertical-align="middle"/>
      <style:paragraph-properties fo:text-align="start"/>
      <style:text-properties style:text-position=""/>
    </style:style>
    <style:style style:name="ce66"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text-position="" style:font-name="Arial" fo:font-size="10pt" fo:font-style="normal" fo:font-weight="bold" style:font-size-asian="10pt" style:font-style-asian="normal" style:font-weight-asian="bold" style:font-size-complex="10pt" style:font-style-complex="normal" style:font-weight-complex="600"/>
    </style:style>
    <style:style style:name="ce67" style:family="table-cell" style:parent-style-name="Default">
      <style:table-cell-properties style:text-align-source="fix" style:repeat-content="false" fo:wrap-option="wrap" style:vertical-align="middle"/>
      <style:paragraph-properties fo:text-align="start"/>
      <style:text-properties style:text-line-through-style="solid" style:text-line-through-type="single" style:text-position=""/>
    </style:style>
    <style:style style:name="ce68" style:family="table-cell" style:parent-style-name="Default">
      <style:table-cell-properties style:text-align-source="fix" style:repeat-content="false" fo:wrap-option="wrap" style:vertical-align="middle"/>
      <style:paragraph-properties fo:text-align="center" fo:margin-left="0in"/>
      <style:text-properties style:text-position="" fo:font-weight="normal" style:font-weight-asian="normal" style:font-weight-complex="normal"/>
    </style:style>
    <style:style style:name="ce69" style:family="table-cell" style:parent-style-name="Default">
      <style:table-cell-properties style:text-align-source="fix" style:repeat-content="false" fo:wrap-option="wrap" style:vertical-align="middle"/>
      <style:paragraph-properties fo:text-align="center" fo:margin-left="0in"/>
      <style:text-properties style:text-position="" fo:font-weight="bold" style:font-weight-asian="bold" style:font-weight-complex="bold"/>
    </style:style>
    <style:style style:name="ce70" style:family="table-cell" style:parent-style-name="Default">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71" style:family="table-cell" style:parent-style-name="Default" style:data-style-name="N1">
      <style:table-cell-properties style:text-align-source="fix" style:repeat-content="false" style:vertical-align="middle"/>
      <style:paragraph-properties fo:text-align="center" fo:margin-left="0in"/>
      <style:text-properties style:text-line-through-style="solid" style:text-line-through-type="single" style:text-position=""/>
    </style:style>
    <style:style style:name="ce72" style:family="table-cell" style:parent-style-name="Default" style:data-style-name="N1">
      <style:table-cell-properties style:text-align-source="fix" style:repeat-content="false" style:vertical-align="middle"/>
      <style:paragraph-properties fo:text-align="center" fo:margin-left="0in"/>
      <style:text-properties style:text-position=""/>
    </style:style>
    <style:style style:name="ce73" style:family="table-cell" style:parent-style-name="Default" style:data-style-name="N2">
      <style:table-cell-properties style:text-align-source="fix" style:repeat-content="false" style:vertical-align="middle"/>
      <style:paragraph-properties fo:text-align="center" fo:margin-left="0in"/>
      <style:text-properties style:text-line-through-style="solid" style:text-line-through-type="single" style:text-position=""/>
    </style:style>
    <style:style style:name="ce74" style:family="table-cell" style:parent-style-name="Default" style:data-style-name="N2">
      <style:table-cell-properties style:text-align-source="fix" style:repeat-content="false" style:vertical-align="middle"/>
      <style:paragraph-properties fo:text-align="center" fo:margin-left="0in"/>
      <style:text-properties style:text-position=""/>
    </style:style>
    <style:style style:name="ce75" style:family="table-cell" style:parent-style-name="Default" style:data-style-name="N2">
      <style:table-cell-properties style:text-align-source="fix" style:repeat-content="false" fo:wrap-option="wrap" style:vertical-align="middle"/>
      <style:paragraph-properties fo:text-align="start" fo:margin-left="0in"/>
      <style:text-properties style:text-position="" fo:font-weight="bold" style:font-weight-asian="bold" style:font-weight-complex="bold"/>
    </style:style>
    <style:style style:name="ce76" style:family="table-cell" style:parent-style-name="Default">
      <style:table-cell-properties fo:border-bottom="none" style:cell-protect="protected" style:print-content="true" style:text-align-source="value-type" style:repeat-content="false" fo:wrap-option="wrap" fo:border-left="0.06pt solid #000000" fo:border-right="none" fo:border-top="none" style:vertical-align="top"/>
      <style:text-properties style:font-name="Arial" fo:font-size="10pt" fo:font-weight="bold" style:font-size-asian="10pt" style:font-weight-asian="bold" style:font-size-complex="10pt" style:font-weight-complex="600" fo:hyphenate="true"/>
    </style:style>
    <style:style style:name="ce77" style:family="table-cell" style:parent-style-name="Default">
      <style:table-cell-properties fo:border-bottom="none" style:cell-protect="protected" style:print-content="true" fo:wrap-option="wrap" fo:border-left="0.06pt solid #000000" fo:border-right="none" fo:border-top="none"/>
      <style:text-properties style:font-name="Arial" fo:font-size="10pt" fo:font-weight="bold" style:font-size-asian="10pt" style:font-weight-asian="bold" style:font-size-complex="10pt" style:font-weight-complex="bold"/>
    </style:style>
    <style:style style:name="ce78" style:family="table-cell" style:parent-style-name="Default">
      <style:table-cell-properties fo:border-bottom="none" style:cell-protect="protected" style:print-content="true" style:text-align-source="fix" style:repeat-content="false" fo:wrap-option="wrap" fo:border-left="0.06pt solid #000000" fo:border-right="none" fo:border-top="none"/>
      <style:paragraph-properties fo:text-align="end" fo:margin-left="0in"/>
      <style:text-properties style:font-name="Arial" fo:font-size="10pt" fo:font-weight="bold" style:font-size-asian="10pt" style:font-weight-asian="bold" style:font-size-complex="10pt" style:font-weight-complex="bold"/>
    </style:style>
    <style:style style:name="ce79" style:family="table-cell" style:parent-style-name="Default">
      <style:table-cell-properties style:cell-protect="protected" style:print-content="true" fo:wrap-option="wrap"/>
      <style:text-properties style:font-name="Arial" fo:font-size="10pt" fo:font-weight="bold" style:font-size-asian="10pt" style:font-weight-asian="bold" style:font-size-complex="10pt" style:font-weight-complex="bold"/>
    </style:style>
    <style:style style:name="ce80" style:family="table-cell" style:parent-style-name="Default">
      <style:table-cell-properties style:cell-protect="protected" style:print-content="true"/>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81"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text-line-through-style="solid" style:text-line-through-type="single" style:font-name="Arial" fo:font-size="9pt" style:font-size-asian="9pt" style:font-size-complex="9pt"/>
    </style:style>
    <style:style style:name="ce82" style:family="table-cell" style:parent-style-name="Default">
      <style:table-cell-properties fo:border-bottom="0.06pt solid #000000" style:cell-protect="protected" style:print-content="true" fo:wrap-option="wrap" fo:border-left="0.06pt solid #000000" fo:border-right="none" fo:border-top="0.06pt solid #000000" style:vertical-align="middle"/>
      <style:text-properties style:font-name="Arial" fo:font-size="9pt" style:font-size-asian="9pt" style:font-size-complex="9pt"/>
    </style:style>
    <style:style style:name="ce83" style:family="table-cell" style:parent-style-name="Default">
      <style:table-cell-properties style:cell-protect="protected" style:print-content="true" fo:wrap-option="wrap"/>
      <style:text-properties style:font-name="Arial" fo:font-size="10pt" style:font-size-asian="10pt" style:font-size-complex="10pt"/>
    </style:style>
    <style:style style:name="ce84" style:family="table-cell" style:parent-style-name="Default">
      <style:table-cell-properties style:cell-protect="protected" style:print-content="true" fo:wrap-option="wrap"/>
      <style:text-properties fo:color="#666666" style:font-name="Arial" fo:font-size="10pt" fo:font-weight="bold" style:font-size-asian="10pt" style:font-weight-asian="bold" style:font-size-complex="10pt" style:font-weight-complex="bold"/>
    </style:style>
    <style:style style:name="ce85" style:family="table-cell" style:parent-style-name="Default">
      <style:table-cell-properties style:cell-protect="protected" style:print-content="true" fo:wrap-option="wrap" fo:border="0.06pt solid #000000" style:vertical-align="middle"/>
      <style:text-properties style:font-name="Arial" fo:font-size="9pt" style:font-size-asian="9pt" style:font-size-complex="9pt"/>
    </style:style>
    <style:style style:name="ce86" style:family="table-cell" style:parent-style-name="Default">
      <style:table-cell-properties style:cell-protect="protected" style:print-content="true" fo:wrap-option="wrap" fo:border="0.06pt solid #000000" style:vertical-align="middle"/>
      <style:text-properties style:text-line-through-style="solid" style:text-line-through-type="single" style:font-name="Arial" fo:font-size="9pt" style:font-name-asian="Droid Sans Fallback" style:font-size-asian="9pt" style:font-name-complex="FreeSans" style:font-size-complex="9pt"/>
    </style:style>
    <style:style style:name="ce87" style:family="table-cell" style:parent-style-name="Default">
      <style:table-cell-properties style:cell-protect="protected" style:print-content="true" fo:wrap-option="wrap" fo:border="0.06pt solid #000000" style:vertical-align="middle"/>
      <style:text-properties style:font-name="Arial" fo:font-size="9pt" style:font-name-asian="Droid Sans Fallback" style:font-size-asian="9pt" style:font-name-complex="FreeSans" style:font-size-complex="9pt"/>
    </style:style>
    <style:style style:name="ce88" style:family="table-cell" style:parent-style-name="Default">
      <style:table-cell-properties style:cell-protect="protected" style:print-content="true"/>
      <style:text-properties style:font-name="Arial" fo:font-size="10pt" style:font-size-asian="10pt" style:font-size-complex="10pt"/>
    </style:style>
    <style:style style:name="ce89" style:family="table-cell" style:parent-style-name="Default">
      <style:table-cell-properties style:cell-protect="protected" style:print-content="true" fo:wrap-option="wrap"/>
      <style:text-properties style:font-name="Arial"/>
    </style:style>
    <style:style style:name="ce90" style:family="table-cell" style:parent-style-name="Default">
      <style:table-cell-properties style:cell-protect="protected" style:print-content="true" fo:wrap-option="wrap"/>
      <style:text-properties fo:color="#ff3333" style:font-name="Arial" fo:font-style="normal" fo:font-weight="normal" style:font-style-asian="normal" style:font-weight-asian="normal" style:font-style-complex="normal" style:font-weight-complex="normal"/>
    </style:style>
    <style:style style:name="ce91"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9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93"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style:font-name="Arial" fo:font-size="10pt" fo:font-weight="bold" style:font-size-asian="10pt" style:font-weight-asian="bold" style:font-size-complex="10pt" style:font-weight-complex="bold"/>
    </style:style>
    <style:style style:name="ce94"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9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fo:font-size="10pt" style:font-size-asian="10pt" style:font-size-complex="10pt"/>
    </style:style>
    <style:style style:name="ce96"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97" style:family="table-cell" style:parent-style-name="Default" style:data-style-name="N1">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98"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style:font-name="Arial"/>
    </style:style>
    <style:style style:name="ce99" style:family="table-cell" style:parent-style-name="Default">
      <style:table-cell-properties fo:border-bottom="none" style:cell-protect="protected" style:print-content="true" style:text-align-source="value-type" style:repeat-content="false" fo:wrap-option="wrap" fo:border-left="0.06pt solid #000000" fo:border-right="0.06pt solid #000000" fo:border-top="none" style:vertical-align="top"/>
      <style:paragraph-properties fo:margin-left="0in"/>
      <style:text-properties style:font-name="Arial" fo:font-size="10pt" fo:font-weight="bold" style:font-size-asian="10pt" style:font-weight-asian="bold" style:font-size-complex="10pt" style:font-weight-complex="bold" fo:hyphenate="true"/>
    </style:style>
    <style:style style:name="ce100" style:family="table-cell" style:parent-style-name="Default">
      <style:table-cell-properties style:text-align-source="fix" style:repeat-content="false"/>
      <style:paragraph-properties fo:text-align="center" fo:margin-left="0in"/>
    </style:style>
    <style:style style:name="ce101"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top"/>
      <style:paragraph-properties fo:text-align="center" fo:margin-left="0in"/>
      <style:text-properties fo:color="#ff3333" style:font-name="Arial" fo:font-size="10pt" fo:font-weight="bold" style:font-size-asian="10pt" style:font-weight-asian="bold" style:font-size-complex="10pt" style:font-weight-complex="600" fo:hyphenate="true"/>
    </style:style>
    <style:style style:name="ce10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600"/>
    </style:style>
    <style:style style:name="ce103"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104"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ff3333" style:font-name="Arial" fo:font-size="10pt" fo:font-weight="bold" style:font-size-asian="10pt" style:font-weight-asian="bold" style:font-size-complex="10pt" style:font-weight-complex="bold"/>
    </style:style>
    <style:style style:name="ce105" style:family="table-cell" style:parent-style-name="Default">
      <style:table-cell-properties style:cell-protect="protected" style:print-content="true" style:text-align-source="fix" style:repeat-content="false" fo:wrap-option="wrap" fo:border="none" style:vertical-align="top"/>
      <style:paragraph-properties fo:text-align="center" fo:margin-left="0in"/>
      <style:text-properties style:font-name="Arial" fo:font-size="10pt" fo:font-weight="bold" style:font-size-asian="10pt" style:font-weight-asian="bold" style:font-size-complex="10pt" style:font-weight-complex="bold" fo:hyphenate="true"/>
    </style:style>
    <style:style style:name="ce106" style:family="table-cell" style:parent-style-name="Default">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107"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style:font-name="Arial" fo:font-size="10pt" fo:font-weight="bold" style:font-size-asian="10pt" style:font-weight-asian="bold" style:font-size-complex="10pt" style:font-weight-complex="bold"/>
    </style:style>
    <style:style style:name="ce108"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fo:font-size="10pt" fo:font-weight="bold" style:font-size-asian="10pt" style:font-weight-asian="bold" style:font-size-complex="10pt" style:font-weight-complex="bold"/>
    </style:style>
    <style:style style:name="ce109"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110" style:family="table-cell" style:parent-style-name="Default" style:data-style-name="N1">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111"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style:font-name="Arial"/>
    </style:style>
    <style:style style:name="ce112" style:family="table-cell" style:parent-style-name="Default">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13" style:family="table-cell" style:parent-style-name="Default" style:data-style-name="N1">
      <style:table-cell-properties style:cell-protect="protected" style:print-content="true" style:text-align-source="fix" style:repeat-content="false" fo:border="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14" style:family="table-cell" style:parent-style-name="Default">
      <style:table-cell-properties style:cell-protect="protected" style:print-content="true" style:text-align-source="fix" style:repeat-content="false" fo:border="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15"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116" style:family="table-cell" style:parent-style-name="Default" style:data-style-name="N10">
      <style:table-cell-properties fo:border-bottom="0.06pt solid #000000" style:cell-protect="none" style:print-content="true" style:text-align-source="fix" style:repeat-content="false" fo:border-left="none" fo:border-right="none" fo:border-top="0.06pt solid #000000" style:vertical-align="middle"/>
      <style:paragraph-properties fo:text-align="center" fo:margin-left="0in"/>
      <style:text-properties style:font-name="Arial" fo:font-size="9pt" style:font-size-asian="9pt" style:font-size-complex="9pt"/>
    </style:style>
    <style:style style:name="ce117" style:family="table-cell" style:parent-style-name="Default">
      <style:table-cell-properties style:text-align-source="value-type" style:repeat-content="false" fo:wrap-option="wrap" style:vertical-align="top"/>
      <style:text-properties style:font-name="Arial" fo:hyphenate="true"/>
    </style:style>
    <style:style style:name="ce118" style:family="table-cell" style:parent-style-name="Default">
      <style:text-properties style:font-name="Arial"/>
    </style:style>
    <style:style style:name="ce119" style:family="table-cell" style:parent-style-name="Default">
      <style:table-cell-properties style:vertical-align="middle"/>
      <style:text-properties style:text-line-through-style="solid" style:text-line-through-type="single" style:font-name="Arial" fo:font-size="9pt" style:font-size-asian="9pt" style:font-size-complex="9pt"/>
    </style:style>
    <style:style style:name="ce120" style:family="table-cell" style:parent-style-name="Default">
      <style:table-cell-properties style:vertical-align="middle"/>
      <style:text-properties style:font-name="Arial" fo:font-size="9pt" style:font-size-asian="9pt" style:font-size-complex="9pt"/>
    </style:style>
    <style:style style:name="ce121" style:family="table-cell" style:parent-style-name="Default">
      <style:table-cell-properties fo:wrap-option="wrap" style:vertical-align="middle"/>
      <style:text-properties style:font-name="Arial" fo:font-size="9pt" style:font-size-asian="9pt" style:font-size-complex="9pt"/>
    </style:style>
    <style:style style:name="ce122" style:family="table-cell" style:parent-style-name="Default">
      <style:table-cell-properties style:text-align-source="value-type" style:repeat-content="false" fo:wrap-option="wrap" style:vertical-align="top"/>
      <style:text-properties fo:hyphenate="true"/>
    </style:style>
    <style:style style:name="ce123" style:family="table-cell" style:parent-style-name="Default">
      <style:text-properties style:text-line-through-style="solid" style:text-line-through-type="single"/>
    </style:style>
    <style:style style:name="ce124" style:family="table-cell" style:parent-style-name="Default">
      <style:table-cell-properties style:cell-protect="protected" style:print-content="true" fo:wrap-option="wrap"/>
      <style:text-properties fo:color="#ff3333" style:font-name="Arial"/>
    </style:style>
    <style:style style:name="ce125"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126"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style:font-name="Arial" fo:font-size="9pt" style:font-size-asian="9pt" style:font-size-complex="9pt"/>
    </style:style>
    <style:style style:name="ce127"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font-name="Arial" fo:font-size="9pt" style:font-size-asian="9pt" style:font-size-complex="9pt"/>
    </style:style>
    <style:style style:name="ce128" style:family="table-cell" style:parent-style-name="Default" style:data-style-name="N0">
      <style:table-cell-properties style:cell-protect="protected"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29"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000000" style:font-name="Arial" fo:font-size="9pt" style:font-size-asian="9pt" style:font-size-complex="9pt"/>
    </style:style>
    <style:style style:name="ce130"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3333" style:text-line-through-style="solid" style:text-line-through-type="single" style:font-name="Arial" fo:font-size="9pt" style:font-size-asian="9pt" style:font-size-complex="9pt"/>
    </style:style>
    <style:style style:name="ce131" style:family="table-cell" style:parent-style-name="Default" style:data-style-name="N0">
      <style:table-cell-properties style:cell-protect="none" style:print-content="true" style:text-align-source="fix" style:repeat-content="false" fo:border="0.06pt solid #000000" style:vertical-align="middle"/>
      <style:paragraph-properties fo:text-align="center" fo:margin-left="0in"/>
      <style:text-properties fo:color="#ff6600" style:font-name="Arial" fo:font-size="9pt" style:font-size-asian="9pt" style:font-size-complex="9pt"/>
    </style:style>
    <style:style style:name="ce132"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0000" style:font-name="Arial" fo:font-size="10pt" fo:font-weight="bold" style:font-size-asian="10pt" style:font-weight-asian="bold" style:font-size-complex="10pt" style:font-weight-complex="bold"/>
    </style:style>
    <style:style style:name="ce133" style:family="table-cell" style:parent-style-name="Default">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34" style:family="table-cell" style:parent-style-name="Default" style:data-style-name="N1">
      <style:table-cell-properties fo:border-bottom="none" style:cell-protect="protected" style:print-content="true" style:text-align-source="fix" style:repeat-content="false" fo:border-left="0.06pt solid #000000" fo:border-right="0.06pt solid #000000" fo:border-top="non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35" style:family="table-cell" style:parent-style-name="Default">
      <style:table-cell-properties fo:border-bottom="none" style:cell-protect="protected" style:print-content="true" style:text-align-source="fix" style:repeat-content="false" fo:border-left="0.06pt solid #000000" fo:border-right="0.06pt solid #000000" fo:border-top="none" style:vertical-align="middle"/>
      <style:paragraph-properties fo:text-align="center" fo:margin-left="0in"/>
      <style:text-properties fo:color="#009900" style:font-name="Arial" fo:font-size="10pt" fo:font-weight="bold" style:font-size-asian="10pt" style:font-weight-asian="bold" style:font-size-complex="10pt" style:font-weight-complex="bold"/>
    </style:style>
    <style:style style:name="ce136"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text-line-through-style="solid" style:text-line-through-type="single" style:font-name="Arial" fo:font-size="9pt" style:font-size-asian="9pt" style:font-size-complex="9pt"/>
    </style:style>
    <style:style style:name="ce137" style:family="table-cell" style:parent-style-name="Default" style:data-style-name="N0">
      <style:table-cell-properties style:cell-protect="none" style:print-content="true" style:text-align-source="fix" style:repeat-content="false" fo:wrap-option="wrap" fo:border="0.06pt solid #000000" style:vertical-align="middle"/>
      <style:paragraph-properties fo:text-align="center" fo:margin-left="0in"/>
      <style:text-properties style:font-name="Arial" fo:font-size="9pt" style:font-size-asian="9pt" style:font-size-complex="9pt"/>
    </style:style>
    <style:style style:name="ce138" style:family="table-cell" style:parent-style-name="Default">
      <style:table-cell-properties fo:border-bottom="none" style:cell-protect="protected" style:print-content="true" style:text-align-source="fix" style:repeat-content="false" fo:wrap-option="wrap" fo:border-left="0.06pt solid #000000" fo:border-right="0.06pt solid #000000" fo:border-top="none" style:vertical-align="middle"/>
      <style:paragraph-properties fo:text-align="center" fo:margin-left="0in"/>
      <style:text-properties style:font-name="Arial"/>
    </style:style>
    <style:style style:name="ce139" style:family="table-cell" style:parent-style-name="Default">
      <style:table-cell-properties style:text-align-source="fix" style:repeat-content="false" fo:wrap-option="wrap" style:vertical-align="middle"/>
      <style:paragraph-properties fo:text-align="start"/>
      <style:text-properties fo:font-weight="bold" style:font-weight-asian="bold" style:font-weight-complex="bold"/>
    </style:style>
    <style:style style:name="ce140" style:family="table-cell" style:parent-style-name="Default">
      <style:table-cell-properties style:text-align-source="fix" style:repeat-content="false" fo:wrap-option="wrap" style:vertical-align="middle"/>
      <style:paragraph-properties fo:text-align="start"/>
    </style:style>
    <style:style style:name="ce141" style:family="table-cell" style:parent-style-name="Default">
      <style:table-cell-properties style:cell-protect="protected" style:print-content="true" style:text-align-source="fix" style:repeat-content="false" fo:wrap-option="wrap" style:vertical-align="middle"/>
      <style:paragraph-properties fo:text-align="start"/>
      <style:text-properties fo:color="#666666" style:font-name="Arial" fo:font-size="10pt" fo:font-style="normal" fo:font-weight="bold" style:font-size-asian="10pt" style:font-style-asian="normal" style:font-weight-asian="bold" style:font-size-complex="10pt" style:font-style-complex="normal" style:font-weight-complex="600"/>
    </style:style>
    <style:style style:name="ce142" style:family="table-cell" style:parent-style-name="Default">
      <style:table-cell-properties style:text-align-source="fix" style:repeat-content="false" fo:wrap-option="wrap" style:vertical-align="middle"/>
      <style:paragraph-properties fo:text-align="start"/>
      <style:text-properties style:text-line-through-style="solid" style:text-line-through-type="single"/>
    </style:style>
    <style:style style:name="ce143" style:family="table-cell" style:parent-style-name="Default">
      <style:table-cell-properties style:text-align-source="fix" style:repeat-content="false" fo:wrap-option="wrap" style:vertical-align="middle"/>
      <style:paragraph-properties fo:text-align="center" fo:margin-left="0in"/>
      <style:text-properties fo:font-weight="normal" style:font-weight-asian="normal" style:font-weight-complex="normal"/>
    </style:style>
    <style:style style:name="ce144"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145" style:family="table-cell" style:parent-style-name="Default">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46" style:family="table-cell" style:parent-style-name="Default" style:data-style-name="N1">
      <style:table-cell-properties style:text-align-source="fix" style:repeat-content="false" style:vertical-align="middle"/>
      <style:paragraph-properties fo:text-align="center" fo:margin-left="0in"/>
      <style:text-properties style:text-line-through-style="solid" style:text-line-through-type="single"/>
    </style:style>
    <style:style style:name="ce147" style:family="table-cell" style:parent-style-name="Default" style:data-style-name="N1">
      <style:table-cell-properties style:text-align-source="fix" style:repeat-content="false" style:vertical-align="middle"/>
      <style:paragraph-properties fo:text-align="center" fo:margin-left="0in"/>
    </style:style>
    <style:style style:name="ce148" style:family="table-cell" style:parent-style-name="Default" style:data-style-name="N2">
      <style:table-cell-properties style:text-align-source="fix" style:repeat-content="false" style:vertical-align="middle"/>
      <style:paragraph-properties fo:text-align="center" fo:margin-left="0in"/>
      <style:text-properties style:text-line-through-style="solid" style:text-line-through-type="single"/>
    </style:style>
    <style:style style:name="ce149" style:family="table-cell" style:parent-style-name="Default" style:data-style-name="N2">
      <style:table-cell-properties style:text-align-source="fix" style:repeat-content="false" style:vertical-align="middle"/>
      <style:paragraph-properties fo:text-align="center" fo:margin-left="0in"/>
    </style:style>
    <style:style style:name="ce150" style:family="table-cell" style:parent-style-name="Default" style:data-style-name="N2">
      <style:table-cell-properties style:text-align-source="fix" style:repeat-content="false" fo:wrap-option="wrap" style:vertical-align="middle"/>
      <style:paragraph-properties fo:text-align="start" fo:margin-left="0in"/>
      <style:text-properties fo:font-weight="bold" style:font-weight-asian="bold" style:font-weight-complex="bold"/>
    </style:style>
    <style:style style:name="ce151" style:family="table-cell" style:parent-style-name="Default">
      <style:table-cell-properties fo:wrap-option="wrap" style:vertical-align="middle"/>
      <style:text-properties fo:font-weight="bold" style:font-weight-asian="bold" style:font-weight-complex="bold"/>
    </style:style>
    <style:style style:name="ce152"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009900"/>
    </style:style>
    <style:style style:name="ce153"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ff3333"/>
    </style:style>
    <style:style style:name="ce154" style:family="table-cell" style:parent-style-name="Default" style:data-style-name="N1">
      <style:table-cell-properties style:text-align-source="fix" style:repeat-content="false" fo:background-color="transparent" style:vertical-align="middle"/>
      <style:paragraph-properties fo:text-align="center" fo:margin-left="0in"/>
      <style:text-properties fo:color="#ff3333" style:text-line-through-style="solid" style:text-line-through-type="single"/>
    </style:style>
    <style:style style:name="ce155" style:family="table-cell" style:parent-style-name="Default" style:data-style-name="N1">
      <style:table-cell-properties fo:background-color="#cccccc" style:text-align-source="fix" style:repeat-content="false" style:vertical-align="middle"/>
      <style:paragraph-properties fo:text-align="center" fo:margin-left="0in"/>
      <style:text-properties fo:color="#ff3333"/>
    </style:style>
    <style:style style:name="ce156" style:family="table-cell" style:parent-style-name="Default">
      <style:table-cell-properties style:vertical-align="middle"/>
      <style:text-properties style:text-line-through-style="none" style:text-line-through-type="none"/>
    </style:style>
    <style:style style:name="ce157" style:family="table-cell" style:parent-style-name="Default">
      <style:table-cell-properties fo:wrap-option="wrap" style:vertical-align="middle"/>
    </style:style>
    <style:style style:name="ce158" style:family="table-cell" style:parent-style-name="Default">
      <style:table-cell-properties style:vertical-align="middle"/>
    </style:style>
    <style:style style:name="ce159" style:family="table-cell" style:parent-style-name="Default">
      <style:table-cell-properties style:text-align-source="fix" style:repeat-content="false" fo:wrap-option="wrap" style:vertical-align="middle"/>
      <style:paragraph-properties fo:text-align="start" fo:margin-left="0in"/>
    </style:style>
    <style:style style:name="ce160" style:family="table-cell" style:parent-style-name="Default">
      <style:table-cell-properties style:text-align-source="fix" style:repeat-content="false" style:vertical-align="middle"/>
      <style:paragraph-properties fo:text-align="start" fo:margin-left="0in"/>
    </style:style>
  </office:automatic-styles>
  <office:body>
    <office:spreadsheet>
      <table:content-validations>
        <table:content-validation table:name="val1" table:condition="of:cell-content-is-in-list(&quot;0.5&quot;;&quot;1&quot;;&quot;2&quot;;&quot;4&quot;;&quot;8&quot;;&quot;12&quot;;&quot;16&quot;;&quot;20&quot;;&quot;24&quot;;&quot;36&quot;;&quot;48&quot;;&quot;72&quot;;&quot;96&quot;)" table:allow-empty-cell="true" table:display-list="unsorted" table:base-cell-address="Stage3.B83">
          <table:error-message table:message-type="stop" table:display="true"/>
        </table:content-validation>
        <table:content-validation table:name="val2" table:base-cell-address="Stage3.G7">
          <table:error-message table:message-type="stop" table:display="true"/>
        </table:content-validation>
      </table:content-validations>
      <table:table table:name="Stage3" table:style-name="ta1">
        <office:forms form:automatic-focus="false" form:apply-design-mode="false"/>
        <table:table-column table:style-name="co1" table:default-cell-style-name="ce14"/>
        <table:table-column table:style-name="co2" table:number-columns-repeated="14" table:default-cell-style-name="ce23"/>
        <table:table-column table:style-name="co2" table:number-columns-repeated="8" table:default-cell-style-name="ce36"/>
        <table:table-column table:style-name="co3" table:number-columns-repeated="1000" table:default-cell-style-name="ce43"/>
        <table:table-column table:style-name="co3" table:default-cell-style-name="Default"/>
        <table:table-row table:style-name="ro1">
          <table:table-cell table:style-name="ce1" office:value-type="string" calcext:value-type="string">
            <text:p>Contributor nickname → </text:p>
          </table:table-cell>
          <table:table-cell table:style-name="ce16" office:value-type="string" calcext:value-type="string">
            <text:p>ArneBab</text:p>
          </table:table-cell>
          <table:table-cell table:style-name="ce16" office:value-type="string" calcext:value-type="string">
            <text:p>bertm</text:p>
          </table:table-cell>
          <table:table-cell table:style-name="ce16" office:value-type="string" calcext:value-type="string">
            <text:p>mrsteve man1</text:p>
          </table:table-cell>
          <table:table-cell table:style-name="ce24" office:value-type="string" calcext:value-type="string">
            <text:p>nextgens</text:p>
          </table:table-cell>
          <table:table-cell table:style-name="ce16" office:value-type="string" calcext:value-type="string">
            <text:p>oper hiem1</text:p>
          </table:table-cell>
          <table:table-cell table:style-name="ce16" office:value-type="string" calcext:value-type="string">
            <text:p>toad_</text:p>
          </table:table-cell>
          <table:table-cell table:style-name="ce16" office:value-type="string" calcext:value-type="string">
            <text:p>xor</text:p>
          </table:table-cell>
          <table:table-cell table:style-name="ce16" office:value-type="string" calcext:value-type="string">
            <text:p>johnie</text:p>
            <text:p>(FMS)</text:p>
          </table:table-cell>
          <table:table-cell table:style-name="ce16" office:value-type="string" calcext:value-type="string">
            <text:p>Libertatem_Pugnator (FMS)</text:p>
          </table:table-cell>
          <table:table-cell table:style-name="ce26" office:value-type="string" calcext:value-type="string">
            <text:p>poets</text:p>
            <text:p>(FMS)</text:p>
          </table:table-cell>
          <table:table-cell table:style-name="ce26" office:value-type="string" calcext:value-type="string">
            <text:p>SelfDestruct</text:p>
            <text:p>(FMS)</text:p>
          </table:table-cell>
          <table:table-cell table:style-name="ce26" office:value-type="string" calcext:value-type="string">
            <text:p>Smartyhall</text:p>
            <text:p>(FMS)</text:p>
          </table:table-cell>
          <table:table-cell table:style-name="ce26" office:value-type="string" calcext:value-type="string">
            <text:p>VV</text:p>
            <text:p>(FMS)</text:p>
          </table:table-cell>
          <table:table-cell table:style-name="ce26" office:value-type="string" calcext:value-type="string">
            <text:p>Lopp</text:p>
            <text:p>(Tor)</text:p>
          </table:table-cell>
          <table:table-cell table:style-name="ce30" table:number-columns-repeated="8"/>
          <table:table-cell table:style-name="ce42" table:number-columns-repeated="1000"/>
          <table:table-cell table:style-name="ce47"/>
        </table:table-row>
        <table:table-row table:style-name="ro2">
          <table:table-cell table:style-name="ce2" office:value-type="string" calcext:value-type="string">
            <text:p>Contributor active since (estimated) →</text:p>
          </table:table-cell>
          <table:table-cell table:style-name="ce17" table:number-columns-repeated="7"/>
          <table:table-cell table:style-name="ce17" office:value-type="string" calcext:value-type="string">
            <text:p>2013-11</text:p>
          </table:table-cell>
          <table:table-cell table:style-name="ce17" office:value-type="string" calcext:value-type="string">
            <text:p>2014-11</text:p>
          </table:table-cell>
          <table:table-cell table:style-name="ce27" office:value-type="string" calcext:value-type="string">
            <text:p>2016-08</text:p>
          </table:table-cell>
          <table:table-cell table:number-columns-repeated="2" table:style-name="ce29" office:value-type="string" calcext:value-type="string">
            <text:p>2016-08</text:p>
          </table:table-cell>
          <table:table-cell table:style-name="ce29" office:value-type="string" calcext:value-type="string">
            <text:p>2016-07</text:p>
          </table:table-cell>
          <table:table-cell table:style-name="ce29" office:value-type="string" calcext:value-type="string">
            <text:p>2016-08</text:p>
          </table:table-cell>
          <table:table-cell table:style-name="ce31" table:number-columns-repeated="7"/>
          <table:table-cell table:style-name="ce31" office:value-type="string" calcext:value-type="string">
            <text:p>FYI only:</text:p>
          </table:table-cell>
          <table:table-cell table:number-columns-repeated="1001"/>
        </table:table-row>
        <table:table-row table:style-name="ro3">
          <table:table-cell table:style-name="ce2"/>
          <table:table-cell table:style-name="ce17" table:number-columns-repeated="14"/>
          <table:table-cell table:style-name="ce31" office:value-type="string" calcext:value-type="string">
            <text:p>FYI only:</text:p>
          </table:table-cell>
          <table:table-cell table:style-name="ce37" office:value-type="string" calcext:value-type="string">
            <text:p>RESULT:</text:p>
          </table:table-cell>
          <table:table-cell table:number-columns-repeated="5" table:style-name="ce31" office:value-type="string" calcext:value-type="string">
            <text:p>FYI only:</text:p>
          </table:table-cell>
          <table:table-cell table:style-name="ce31" office:value-type="string" calcext:value-type="string">
            <text:p>Deviation</text:p>
          </table:table-cell>
          <table:table-cell table:number-columns-repeated="1001"/>
        </table:table-row>
        <table:table-row table:style-name="ro2">
          <table:table-cell table:style-name="ce2" office:value-type="string" calcext:value-type="string">
            <text:p>Task category / Task</text:p>
          </table:table-cell>
          <table:table-cell table:number-columns-repeated="14" table:style-name="ce17" office:value-type="string" calcext:value-type="string">
            <text:p>Value</text:p>
          </table:table-cell>
          <table:table-cell table:style-name="ce32" office:value-type="string" calcext:value-type="string">
            <text:p>Mean</text:p>
          </table:table-cell>
          <table:table-cell table:style-name="ce37" office:value-type="string" calcext:value-type="string">
            <text:p>Mean</text:p>
          </table:table-cell>
          <table:table-cell table:style-name="ce31" office:value-type="string" calcext:value-type="string">
            <text:p>(Q)</text:p>
          </table:table-cell>
          <table:table-cell table:style-name="ce31" office:value-type="string" calcext:value-type="string">
            <text:p>Median</text:p>
          </table:table-cell>
          <table:table-cell table:style-name="ce31" office:value-type="string" calcext:value-type="string">
            <text:p>(S)</text:p>
          </table:table-cell>
          <table:table-cell table:number-columns-repeated="2" table:style-name="ce31" office:value-type="string" calcext:value-type="string">
            <text:p>StdDev</text:p>
          </table:table-cell>
          <table:table-cell table:style-name="ce31" office:value-type="string" calcext:value-type="string">
            <text:p>of result</text:p>
          </table:table-cell>
          <table:table-cell table:number-columns-repeated="1001"/>
        </table:table-row>
        <table:table-row table:style-name="ro2">
          <table:table-cell table:style-name="ce3" office:value-type="string" calcext:value-type="string">
            <text:p>Remaining</text:p>
          </table:table-cell>
          <table:table-cell table:style-name="ce18" table:formula="of:=1000-SUM([.B8];[.B9:.B13];[.B16:.B36];[.B39:.B40];[.B41];[.B44:.B49];[.B52:.B63];[.B64:.B69];[.B72:.B78];[.B79:.B84])" office:value-type="float" office:value="0" calcext:value-type="float">
            <text:p>0</text:p>
          </table:table-cell>
          <table:table-cell table:style-name="ce18" table:formula="of:=1000-SUM([.C8];[.C9:.C13];[.C16:.C36];[.C39:.C40];[.C41];[.C44:.C49];[.C52:.C63];[.C64:.C69];[.C72:.C78];[.C79:.C84])" office:value-type="float" office:value="0" calcext:value-type="float">
            <text:p>0</text:p>
          </table:table-cell>
          <table:table-cell table:style-name="ce18" table:formula="of:=1000-SUM([.D8];[.D9:.D13];[.D16:.D36];[.D39:.D40];[.D41];[.D44:.D49];[.D52:.D63];[.D64:.D69];[.D72:.D78];[.D79:.D84])" office:value-type="float" office:value="-0.174999999999955" calcext:value-type="float">
            <text:p>0</text:p>
          </table:table-cell>
          <table:table-cell table:style-name="ce18" table:formula="of:=1000-SUM([.E8];[.E9:.E13];[.E16:.E36];[.E39:.E40];[.E41];[.E44:.E49];[.E52:.E63];[.E64:.E69];[.E72:.E78];[.E79:.E86])" office:value-type="float" office:value="-1" calcext:value-type="float">
            <text:p>-1</text:p>
          </table:table-cell>
          <table:table-cell table:style-name="ce18" table:formula="of:=1000-SUM([.F8];[.F9:.F13];[.F16:.F36];[.F39:.F40];[.F41];[.F44:.F49];[.F52:.F63];[.F64:.F69];[.F72:.F78];[.F79:.F84])" office:value-type="float" office:value="0.174999999999955" calcext:value-type="float">
            <text:p>0</text:p>
          </table:table-cell>
          <table:table-cell table:style-name="ce18" table:formula="of:=1000-SUM([.G8];[.G9:.G13];[.G16:.G36];[.G39:.G40];[.G41];[.G44:.G49];[.G52:.G63];[.G64:.G69];[.G72:.G78];[.G79:.G84])" office:value-type="float" office:value="-1" calcext:value-type="float">
            <text:p>-1</text:p>
          </table:table-cell>
          <table:table-cell table:style-name="ce18" table:formula="of:=1000-SUM([.H8];[.H9:.H13];[.H16:.H36];[.H39:.H40];[.H41];[.H44:.H49];[.H52:.H63];[.H64:.H69];[.H72:.H78];[.H79:.H84])" office:value-type="float" office:value="200.15" calcext:value-type="float">
            <text:p>200</text:p>
          </table:table-cell>
          <table:table-cell table:style-name="ce18" table:formula="of:=1000-SUM([.I8];[.I9:.I13];[.I16:.I36];[.I39:.I40];[.I41];[.I44:.I49];[.I52:.I63];[.I64:.I69];[.I72:.I78];[.I79:.I84])" office:value-type="float" office:value="0" calcext:value-type="float">
            <text:p>0</text:p>
          </table:table-cell>
          <table:table-cell table:style-name="ce18" table:formula="of:=1000-SUM([.J8];[.J9:.J13];[.J16:.J36];[.J39:.J40];[.J41];[.J44:.J49];[.J52:.J63];[.J64:.J69];[.J72:.J78];[.J79:.J84])" office:value-type="float" office:value="0" calcext:value-type="float">
            <text:p>0</text:p>
          </table:table-cell>
          <table:table-cell table:style-name="ce28" table:formula="of:=1000-SUM([.K8];[.K9:.K13];[.K16:.K36];[.K39:.K40];[.K41];[.K44:.K49];[.K52:.K63];[.K64:.K69];[.K72:.K78];[.K79:.K84])" office:value-type="float" office:value="-1004" calcext:value-type="float">
            <text:p>-1004</text:p>
          </table:table-cell>
          <table:table-cell table:style-name="ce18" table:formula="of:=1000-SUM([.L8];[.L9:.L13];[.L16:.L36];[.L39:.L40];[.L41];[.L44:.L49];[.L52:.L63];[.L64:.L69];[.L72:.L78];[.L79:.L84])" office:value-type="float" office:value="0" calcext:value-type="float">
            <text:p>0</text:p>
          </table:table-cell>
          <table:table-cell table:style-name="ce18" table:formula="of:=1000-SUM([.M8];[.M9:.M13];[.M16:.M36];[.M39:.M40];[.M41];[.M44:.M49];[.M52:.M63];[.M64:.M69];[.M72:.M78];[.M79:.M84])" office:value-type="float" office:value="0" calcext:value-type="float">
            <text:p>0</text:p>
          </table:table-cell>
          <table:table-cell table:style-name="ce18" table:formula="of:=1000-SUM([.N8];[.N9:.N13];[.N16:.N36];[.N39:.N40];[.N41];[.N44:.N49];[.N52:.N63];[.N64:.N69];[.N72:.N78];[.N79:.N84])" office:value-type="float" office:value="-3" calcext:value-type="float">
            <text:p>-3</text:p>
          </table:table-cell>
          <table:table-cell table:style-name="ce18" table:formula="of:=1000-SUM([.O8];[.O9:.O13];[.O16:.O36];[.O39:.O40];[.O41];[.O44:.O49];[.O52:.O63];[.O64:.O69];[.O72:.O78];[.O79:.O84])" office:value-type="float" office:value="0" calcext:value-type="float">
            <text:p>0</text:p>
          </table:table-cell>
          <table:table-cell table:style-name="ce32"/>
          <table:table-cell table:style-name="ce38" office:value-type="string" calcext:value-type="string">
            <text:p>without</text:p>
          </table:table-cell>
          <table:table-cell table:style-name="ce32" office:value-type="string" calcext:value-type="string">
            <text:p>minus</text:p>
          </table:table-cell>
          <table:table-cell table:style-name="ce32" office:value-type="string" calcext:value-type="string">
            <text:p>without</text:p>
          </table:table-cell>
          <table:table-cell table:style-name="ce32" office:value-type="string" calcext:value-type="string">
            <text:p>minus</text:p>
          </table:table-cell>
          <table:table-cell table:style-name="ce32"/>
          <table:table-cell table:style-name="ce32" office:value-type="string" calcext:value-type="string">
            <text:p>without</text:p>
          </table:table-cell>
          <table:table-cell table:style-name="ce32" office:value-type="string" calcext:value-type="string">
            <text:p>against</text:p>
          </table:table-cell>
          <table:table-cell table:number-columns-repeated="1001"/>
        </table:table-row>
        <table:table-row table:style-name="ro3">
          <table:table-cell table:style-name="ce4" table:number-columns-spanned="2" table:number-rows-spanned="1"/>
          <table:covered-table-cell table:style-name="ce19"/>
          <table:table-cell table:style-name="ce19" table:number-columns-repeated="13"/>
          <table:table-cell table:style-name="ce33"/>
          <table:table-cell table:style-name="ce39" office:value-type="string" calcext:value-type="string">
            <text:p>red ones</text:p>
          </table:table-cell>
          <table:table-cell table:style-name="ce33" office:value-type="string" calcext:value-type="string">
            <text:p>(P)</text:p>
          </table:table-cell>
          <table:table-cell table:style-name="ce33" office:value-type="string" calcext:value-type="string">
            <text:p>red</text:p>
          </table:table-cell>
          <table:table-cell table:style-name="ce33" office:value-type="string" calcext:value-type="string">
            <text:p>(P)</text:p>
          </table:table-cell>
          <table:table-cell table:style-name="ce33"/>
          <table:table-cell table:style-name="ce33" office:value-type="string" calcext:value-type="string">
            <text:p>red ones</text:p>
          </table:table-cell>
          <table:table-cell table:style-name="ce33" office:value-type="string" calcext:value-type="string">
            <text:p>default</text:p>
          </table:table-cell>
          <table:table-cell table:number-columns-repeated="1001"/>
        </table:table-row>
        <table:table-row table:style-name="ro3">
          <table:table-cell table:style-name="ce5" office:value-type="string" calcext:value-type="string">
            <text:p>Speed - Improve performance of Freenet or Freenet applications</text:p>
          </table:table-cell>
          <table:table-cell table:style-name="ce20" table:number-columns-repeated="14"/>
          <table:table-cell table:style-name="ce33"/>
          <table:table-cell table:style-name="ce39"/>
          <table:table-cell table:style-name="ce33" table:number-columns-repeated="6"/>
          <table:table-cell table:number-columns-repeated="1001"/>
        </table:table-row>
        <table:table-row table:style-name="ro4">
          <table:table-cell table:style-name="ce6"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21" office:value-type="float" office:value="60" calcext:value-type="float">
            <text:p>60</text:p>
          </table:table-cell>
          <table:table-cell table:style-name="ce21" office:value-type="float" office:value="75" calcext:value-type="float">
            <text:p>75</text:p>
          </table:table-cell>
          <table:table-cell table:style-name="ce21" office:value-type="float" office:value="60" calcext:value-type="float">
            <text:p>60</text:p>
          </table:table-cell>
          <table:table-cell table:style-name="ce21" office:value-type="float" office:value="0" calcext:value-type="float">
            <text:p>0</text:p>
          </table:table-cell>
          <table:table-cell table:number-columns-repeated="2"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27" calcext:value-type="float">
            <text:p>27</text:p>
          </table:table-cell>
          <table:table-cell table:style-name="ce21" office:value-type="float" office:value="0" calcext:value-type="float">
            <text:p>0</text:p>
          </table:table-cell>
          <table:table-cell table:style-name="ce21" office:value-type="float" office:value="25" calcext:value-type="float">
            <text:p>25</text:p>
          </table:table-cell>
          <table:table-cell table:style-name="ce21" office:value-type="float" office:value="0" calcext:value-type="float">
            <text:p>0</text:p>
          </table:table-cell>
          <table:table-cell table:style-name="ce21" office:value-type="float" office:value="200" calcext:value-type="float">
            <text:p>200</text:p>
          </table:table-cell>
          <table:table-cell table:style-name="ce21" office:value-type="float" office:value="15" calcext:value-type="float">
            <text:p>15</text:p>
          </table:table-cell>
          <table:table-cell table:style-name="ce21" office:value-type="float" office:value="45" calcext:value-type="float">
            <text:p>45</text:p>
          </table:table-cell>
          <table:table-cell table:style-name="ce34" table:formula="of:=AVERAGE([.B8:.O8])" office:value-type="float" office:value="39.0714285714286" calcext:value-type="float">
            <text:p>39</text:p>
          </table:table-cell>
          <table:table-cell table:style-name="ce34" table:formula="of:=AVERAGE([.B8:.J8])" office:value-type="float" office:value="29.1111111111111" calcext:value-type="float">
            <text:p>29</text:p>
          </table:table-cell>
          <table:table-cell table:style-name="ce34" table:formula="of:=[.Q8]-[.P8]" office:value-type="float" office:value="-9.96031746031746" calcext:value-type="float">
            <text:p>-10</text:p>
          </table:table-cell>
          <table:table-cell table:style-name="ce34" table:formula="of:=MEDIAN([.B8:.J8])" office:value-type="float" office:value="20" calcext:value-type="float">
            <text:p>20</text:p>
          </table:table-cell>
          <table:table-cell table:style-name="ce34" table:formula="of:=[.S8]-[.P8]" office:value-type="float" office:value="-19.0714285714286" calcext:value-type="float">
            <text:p>-19</text:p>
          </table:table-cell>
          <table:table-cell table:style-name="ce34" table:formula="of:=STDEV([.B8:.O8])" office:value-type="float" office:value="52.5188087710039" calcext:value-type="float">
            <text:p>53</text:p>
          </table:table-cell>
          <table:table-cell table:style-name="ce34" table:formula="of:=STDEV([.B8:.J8])" office:value-type="float" office:value="28.9976052651096" calcext:value-type="float">
            <text:p>29</text:p>
          </table:table-cell>
          <table:table-cell table:style-name="ce40" table:formula="of:=ABS([.Q8]-14.925)/14.925" office:value-type="percentage" office:value="0.950493206774614" calcext:value-type="percentage">
            <text:p>95%</text:p>
          </table:table-cell>
          <table:table-cell table:style-name="ce44" table:number-columns-repeated="1000"/>
          <table:table-cell table:style-name="ce48"/>
        </table:table-row>
        <table:table-row table:style-name="ro4">
          <table:table-cell table:style-name="ce7"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9:.O9])" office:value-type="float" office:value="23.6375" calcext:value-type="float">
            <text:p>24</text:p>
          </table:table-cell>
          <table:table-cell table:style-name="ce35" table:formula="of:=AVERAGE([.B9:.J9])" office:value-type="float" office:value="22.325" calcext:value-type="float">
            <text:p>22</text:p>
          </table:table-cell>
          <table:table-cell table:style-name="ce35" table:formula="of:=[.Q9]-[.P9]" office:value-type="float" office:value="-1.3125" calcext:value-type="float">
            <text:p>-1</text:p>
          </table:table-cell>
          <table:table-cell table:style-name="ce35" table:formula="of:=MEDIAN([.B9:.J9])" office:value-type="float" office:value="15" calcext:value-type="float">
            <text:p>15</text:p>
          </table:table-cell>
          <table:table-cell table:style-name="ce35" table:formula="of:=[.S9]-[.P9]" office:value-type="float" office:value="-8.6375" calcext:value-type="float">
            <text:p>-9</text:p>
          </table:table-cell>
          <table:table-cell table:style-name="ce35" table:formula="of:=STDEV([.B9:.O9])" office:value-type="float" office:value="26.7128835777507" calcext:value-type="float">
            <text:p>27</text:p>
          </table:table-cell>
          <table:table-cell table:style-name="ce35" table:formula="of:=STDEV([.B9:.J9])" office:value-type="float" office:value="30.5432173321672" calcext:value-type="float">
            <text:p>31</text:p>
          </table:table-cell>
          <table:table-cell table:style-name="ce41" table:formula="of:=ABS([.Q9]-14.925)/14.925" office:value-type="percentage" office:value="0.495812395309883" calcext:value-type="percentage">
            <text:p>50%</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35" table:formula="of:=AVERAGE([.B10:.O10])" office:value-type="float" office:value="19.1321428571429" calcext:value-type="float">
            <text:p>19</text:p>
          </table:table-cell>
          <table:table-cell table:style-name="ce35" table:formula="of:=AVERAGE([.B10:.J10])" office:value-type="float" office:value="19.2055555555556" calcext:value-type="float">
            <text:p>19</text:p>
          </table:table-cell>
          <table:table-cell table:style-name="ce35" table:formula="of:=[.Q10]-[.P10]" office:value-type="float" office:value="0.0734126984126959" calcext:value-type="float">
            <text:p>0</text:p>
          </table:table-cell>
          <table:table-cell table:style-name="ce35" table:formula="of:=MEDIAN([.B10:.J10])" office:value-type="float" office:value="13" calcext:value-type="float">
            <text:p>13</text:p>
          </table:table-cell>
          <table:table-cell table:style-name="ce35" table:formula="of:=[.S10]-[.P10]" office:value-type="float" office:value="-6.13214285714286" calcext:value-type="float">
            <text:p>-6</text:p>
          </table:table-cell>
          <table:table-cell table:style-name="ce35" table:formula="of:=STDEV([.B10:.O10])" office:value-type="float" office:value="26.3336093902162" calcext:value-type="float">
            <text:p>26</text:p>
          </table:table-cell>
          <table:table-cell table:style-name="ce35" table:formula="of:=STDEV([.B10:.J10])" office:value-type="float" office:value="30.9128431485649" calcext:value-type="float">
            <text:p>31</text:p>
          </table:table-cell>
          <table:table-cell table:style-name="ce41" table:formula="of:=ABS([.Q10]-14.925)/14.925" office:value-type="percentage" office:value="0.28680439233203" calcext:value-type="percentage">
            <text:p>29%</text:p>
          </table:table-cell>
          <table:table-cell table:style-name="ce45" table:number-columns-repeated="1000"/>
          <table:table-cell/>
        </table:table-row>
        <table:table-row table:style-name="ro4">
          <table:table-cell table:style-name="ce7"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22" office:value-type="float" office:value="30" calcext:value-type="float">
            <text:p>30</text:p>
          </table:table-cell>
          <table:table-cell table:style-name="ce22" office:value-type="float" office:value="35" calcext:value-type="float">
            <text:p>3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1:.O11])" office:value-type="float" office:value="21.275" calcext:value-type="float">
            <text:p>21</text:p>
          </table:table-cell>
          <table:table-cell table:style-name="ce35" table:formula="of:=AVERAGE([.B11:.J11])" office:value-type="float" office:value="25.3166666666667" calcext:value-type="float">
            <text:p>25</text:p>
          </table:table-cell>
          <table:table-cell table:style-name="ce35" table:formula="of:=[.Q11]-[.P11]" office:value-type="float" office:value="4.04166666666666" calcext:value-type="float">
            <text:p>4</text:p>
          </table:table-cell>
          <table:table-cell table:style-name="ce35" table:formula="of:=MEDIAN([.B11:.J11])" office:value-type="float" office:value="14.925" calcext:value-type="float">
            <text:p>15</text:p>
          </table:table-cell>
          <table:table-cell table:style-name="ce35" table:formula="of:=[.S11]-[.P11]" office:value-type="float" office:value="-6.35" calcext:value-type="float">
            <text:p>-6</text:p>
          </table:table-cell>
          <table:table-cell table:style-name="ce35" table:formula="of:=STDEV([.B11:.O11])" office:value-type="float" office:value="25.1957757448469" calcext:value-type="float">
            <text:p>25</text:p>
          </table:table-cell>
          <table:table-cell table:style-name="ce35" table:formula="of:=STDEV([.B11:.J11])" office:value-type="float" office:value="30.3543834355106" calcext:value-type="float">
            <text:p>30</text:p>
          </table:table-cell>
          <table:table-cell table:style-name="ce41" table:formula="of:=ABS([.Q11]-14.925)/14.925" office:value-type="percentage" office:value="0.696259073143495" calcext:value-type="percentage">
            <text:p>70%</text:p>
          </table:table-cell>
          <table:table-cell table:style-name="ce45" table:number-columns-repeated="1000"/>
          <table:table-cell/>
        </table:table-row>
        <table:table-row table:style-name="ro5">
          <table:table-cell table:style-name="ce7"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2:.O12])" office:value-type="float" office:value="19.1321428571429" calcext:value-type="float">
            <text:p>19</text:p>
          </table:table-cell>
          <table:table-cell table:style-name="ce35" table:formula="of:=AVERAGE([.B12:.J12])" office:value-type="float" office:value="22.5388888888889" calcext:value-type="float">
            <text:p>23</text:p>
          </table:table-cell>
          <table:table-cell table:style-name="ce35" table:formula="of:=[.Q12]-[.P12]" office:value-type="float" office:value="3.40674603174603" calcext:value-type="float">
            <text:p>3</text:p>
          </table:table-cell>
          <table:table-cell table:style-name="ce35" table:formula="of:=MEDIAN([.B12:.J12])" office:value-type="float" office:value="14.925" calcext:value-type="float">
            <text:p>15</text:p>
          </table:table-cell>
          <table:table-cell table:style-name="ce35" table:formula="of:=[.S12]-[.P12]" office:value-type="float" office:value="-4.20714285714286" calcext:value-type="float">
            <text:p>-4</text:p>
          </table:table-cell>
          <table:table-cell table:style-name="ce35" table:formula="of:=STDEV([.B12:.O12])" office:value-type="float" office:value="25.1380293972702" calcext:value-type="float">
            <text:p>25</text:p>
          </table:table-cell>
          <table:table-cell table:style-name="ce35" table:formula="of:=STDEV([.B12:.J12])" office:value-type="float" office:value="30.3983914847663" calcext:value-type="float">
            <text:p>30</text:p>
          </table:table-cell>
          <table:table-cell table:style-name="ce41" table:formula="of:=ABS([.Q12]-14.925)/14.925" office:value-type="percentage" office:value="0.510143309138284" calcext:value-type="percentage">
            <text:p>51%</text:p>
          </table:table-cell>
          <table:table-cell table:style-name="ce45" table:number-columns-repeated="1000"/>
          <table:table-cell/>
        </table:table-row>
        <table:table-row table:style-name="ro5">
          <table:table-cell table:style-name="ce7" office:value-type="string" calcext:value-type="string">
            <text:p>Fred: does it provide sufficient benefits to re-add native acceleration for FEC, or crypto? Especially JVMs without gmp acceleration - Oracle on Windows.</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13:.O13])" office:value-type="float" office:value="12.7089285714286" calcext:value-type="float">
            <text:p>13</text:p>
          </table:table-cell>
          <table:table-cell table:style-name="ce35" table:formula="of:=AVERAGE([.B13:.J13])" office:value-type="float" office:value="10.8805555555556" calcext:value-type="float">
            <text:p>11</text:p>
          </table:table-cell>
          <table:table-cell table:style-name="ce35" table:formula="of:=[.Q13]-[.P13]" office:value-type="float" office:value="-1.82837301587302" calcext:value-type="float">
            <text:p>-2</text:p>
          </table:table-cell>
          <table:table-cell table:style-name="ce35" table:formula="of:=MEDIAN([.B13:.J13])" office:value-type="float" office:value="0" calcext:value-type="float">
            <text:p>0</text:p>
          </table:table-cell>
          <table:table-cell table:style-name="ce35" table:formula="of:=[.S13]-[.P13]" office:value-type="float" office:value="-12.7089285714286" calcext:value-type="float">
            <text:p>-13</text:p>
          </table:table-cell>
          <table:table-cell table:style-name="ce35" table:formula="of:=STDEV([.B13:.O13])" office:value-type="float" office:value="17.4983944514667" calcext:value-type="float">
            <text:p>17</text:p>
          </table:table-cell>
          <table:table-cell table:style-name="ce35" table:formula="of:=STDEV([.B13:.J13])" office:value-type="float" office:value="16.6818659860873" calcext:value-type="float">
            <text:p>17</text:p>
          </table:table-cell>
          <table:table-cell table:style-name="ce41" table:formula="of:=ABS([.Q13]-14.925)/14.925" office:value-type="percentage" office:value="0.270984552391588" calcext:value-type="percentage">
            <text:p>27%</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User Experience - make things easier and more enjoyable to use</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22" office:value-type="float" office:value="40" calcext:value-type="float">
            <text:p>40</text:p>
          </table:table-cell>
          <table:table-cell table:style-name="ce22" office:value-type="float" office:value="60" calcext:value-type="float">
            <text:p>6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16:.O16])" office:value-type="float" office:value="22.3517857142857" calcext:value-type="float">
            <text:p>22</text:p>
          </table:table-cell>
          <table:table-cell table:style-name="ce35" table:formula="of:=AVERAGE([.B16:.J16])" office:value-type="float" office:value="25.8805555555556" calcext:value-type="float">
            <text:p>26</text:p>
          </table:table-cell>
          <table:table-cell table:style-name="ce35" table:formula="of:=[.Q16]-[.P16]" office:value-type="float" office:value="3.52876984126984" calcext:value-type="float">
            <text:p>4</text:p>
          </table:table-cell>
          <table:table-cell table:style-name="ce35" table:formula="of:=MEDIAN([.B16:.J16])" office:value-type="float" office:value="20" calcext:value-type="float">
            <text:p>20</text:p>
          </table:table-cell>
          <table:table-cell table:style-name="ce35" table:formula="of:=[.S16]-[.P16]" office:value-type="float" office:value="-2.35178571428571" calcext:value-type="float">
            <text:p>-2</text:p>
          </table:table-cell>
          <table:table-cell table:style-name="ce35" table:formula="of:=STDEV([.B16:.O16])" office:value-type="float" office:value="17.915019655536" calcext:value-type="float">
            <text:p>18</text:p>
          </table:table-cell>
          <table:table-cell table:style-name="ce35" table:formula="of:=STDEV([.B16:.J16])" office:value-type="float" office:value="20.5807167702628" calcext:value-type="float">
            <text:p>21</text:p>
          </table:table-cell>
          <table:table-cell table:style-name="ce41" table:formula="of:=ABS([.Q16]-14.925)/14.925" office:value-type="percentage" office:value="0.734040573236553" calcext:value-type="percentage">
            <text:p>73%</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22" office:value-type="float" office:value="60" calcext:value-type="float">
            <text:p>60</text:p>
          </table:table-cell>
          <table:table-cell table:number-columns-repeated="2"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45" calcext:value-type="float">
            <text:p>4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45" calcext:value-type="float">
            <text:p>45</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17:.O17])" office:value-type="float" office:value="19.9285714285714" calcext:value-type="float">
            <text:p>20</text:p>
          </table:table-cell>
          <table:table-cell table:style-name="ce35" table:formula="of:=AVERAGE([.B17:.J17])" office:value-type="float" office:value="26" calcext:value-type="float">
            <text:p>26</text:p>
          </table:table-cell>
          <table:table-cell table:style-name="ce35" table:formula="of:=[.Q17]-[.P17]" office:value-type="float" office:value="6.07142857142857" calcext:value-type="float">
            <text:p>6</text:p>
          </table:table-cell>
          <table:table-cell table:style-name="ce35" table:formula="of:=MEDIAN([.B17:.J17])" office:value-type="float" office:value="30" calcext:value-type="float">
            <text:p>30</text:p>
          </table:table-cell>
          <table:table-cell table:style-name="ce35" table:formula="of:=[.S17]-[.P17]" office:value-type="float" office:value="10.0714285714286" calcext:value-type="float">
            <text:p>10</text:p>
          </table:table-cell>
          <table:table-cell table:style-name="ce35" table:formula="of:=STDEV([.B17:.O17])" office:value-type="float" office:value="21.8049545735836" calcext:value-type="float">
            <text:p>22</text:p>
          </table:table-cell>
          <table:table-cell table:style-name="ce35" table:formula="of:=STDEV([.B17:.J17])" office:value-type="float" office:value="24.9549594269356" calcext:value-type="float">
            <text:p>25</text:p>
          </table:table-cell>
          <table:table-cell table:style-name="ce41" table:formula="of:=ABS([.Q17]-14.925)/14.925" office:value-type="percentage" office:value="0.742043551088777" calcext:value-type="percentage">
            <text:p>74%</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22" office:value-type="float" office:value="5" calcext:value-type="float">
            <text:p>5</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18:.O18])" office:value-type="float" office:value="10.6428571428571" calcext:value-type="float">
            <text:p>11</text:p>
          </table:table-cell>
          <table:table-cell table:style-name="ce35" table:formula="of:=AVERAGE([.B18:.J18])" office:value-type="float" office:value="7.11111111111111" calcext:value-type="float">
            <text:p>7</text:p>
          </table:table-cell>
          <table:table-cell table:style-name="ce35" table:formula="of:=[.Q18]-[.P18]" office:value-type="float" office:value="-3.53174603174603" calcext:value-type="float">
            <text:p>-4</text:p>
          </table:table-cell>
          <table:table-cell table:style-name="ce35" table:formula="of:=MEDIAN([.B18:.J18])" office:value-type="float" office:value="5" calcext:value-type="float">
            <text:p>5</text:p>
          </table:table-cell>
          <table:table-cell table:style-name="ce35" table:formula="of:=[.S18]-[.P18]" office:value-type="float" office:value="-5.64285714285714" calcext:value-type="float">
            <text:p>-6</text:p>
          </table:table-cell>
          <table:table-cell table:style-name="ce35" table:formula="of:=STDEV([.B18:.O18])" office:value-type="float" office:value="14.156309508523" calcext:value-type="float">
            <text:p>14</text:p>
          </table:table-cell>
          <table:table-cell table:style-name="ce35" table:formula="of:=STDEV([.B18:.J18])" office:value-type="float" office:value="9.7524925588852" calcext:value-type="float">
            <text:p>10</text:p>
          </table:table-cell>
          <table:table-cell table:style-name="ce41" table:formula="of:=ABS([.Q18]-14.925)/14.925" office:value-type="percentage" office:value="0.523543644146659" calcext:value-type="percentage">
            <text:p>52%</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22" office:value-type="float" office:value="5" calcext:value-type="float">
            <text:p>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15" calcext:value-type="float">
            <text:p>15</text:p>
          </table:table-cell>
          <table:table-cell table:style-name="ce22" office:value-type="float" office:value="5" calcext:value-type="float">
            <text:p>5</text:p>
          </table:table-cell>
          <table:table-cell table:style-name="ce35" table:formula="of:=AVERAGE([.B19:.O19])" office:value-type="float" office:value="19.7142857142857" calcext:value-type="float">
            <text:p>20</text:p>
          </table:table-cell>
          <table:table-cell table:style-name="ce35" table:formula="of:=AVERAGE([.B19:.J19])" office:value-type="float" office:value="19.5555555555556" calcext:value-type="float">
            <text:p>20</text:p>
          </table:table-cell>
          <table:table-cell table:style-name="ce35" table:formula="of:=[.Q19]-[.P19]" office:value-type="float" office:value="-0.158730158730158" calcext:value-type="float">
            <text:p>0</text:p>
          </table:table-cell>
          <table:table-cell table:style-name="ce35" table:formula="of:=MEDIAN([.B19:.J19])" office:value-type="float" office:value="15" calcext:value-type="float">
            <text:p>15</text:p>
          </table:table-cell>
          <table:table-cell table:style-name="ce35" table:formula="of:=[.S19]-[.P19]" office:value-type="float" office:value="-4.71428571428572" calcext:value-type="float">
            <text:p>-5</text:p>
          </table:table-cell>
          <table:table-cell table:style-name="ce35" table:formula="of:=STDEV([.B19:.O19])" office:value-type="float" office:value="15.3794496822049" calcext:value-type="float">
            <text:p>15</text:p>
          </table:table-cell>
          <table:table-cell table:style-name="ce35" table:formula="of:=STDEV([.B19:.J19])" office:value-type="float" office:value="15.3061352985585" calcext:value-type="float">
            <text:p>15</text:p>
          </table:table-cell>
          <table:table-cell table:style-name="ce41" table:formula="of:=ABS([.Q19]-14.925)/14.925" office:value-type="percentage" office:value="0.310254978596687" calcext:value-type="percentage">
            <text:p>31%</text:p>
          </table:table-cell>
          <table:table-cell table:style-name="ce45" table:number-columns-repeated="1000"/>
          <table:table-cell/>
        </table:table-row>
        <table:table-row table:style-name="ro4">
          <table:table-cell table:style-name="ce7"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number-columns-repeated="3" table:style-name="ce22" office:value-type="float" office:value="15" calcext:value-type="float">
            <text:p>15</text:p>
          </table:table-cell>
          <table:table-cell table:style-name="ce35" table:formula="of:=AVERAGE([.B20:.O20])" office:value-type="float" office:value="13.2857142857143" calcext:value-type="float">
            <text:p>13</text:p>
          </table:table-cell>
          <table:table-cell table:style-name="ce35" table:formula="of:=AVERAGE([.B20:.J20])" office:value-type="float" office:value="14" calcext:value-type="float">
            <text:p>14</text:p>
          </table:table-cell>
          <table:table-cell table:style-name="ce35" table:formula="of:=[.Q20]-[.P20]" office:value-type="float" office:value="0.714285714285714" calcext:value-type="float">
            <text:p>1</text:p>
          </table:table-cell>
          <table:table-cell table:style-name="ce35" table:formula="of:=MEDIAN([.B20:.J20])" office:value-type="float" office:value="15" calcext:value-type="float">
            <text:p>15</text:p>
          </table:table-cell>
          <table:table-cell table:style-name="ce35" table:formula="of:=[.S20]-[.P20]" office:value-type="float" office:value="1.71428571428571" calcext:value-type="float">
            <text:p>2</text:p>
          </table:table-cell>
          <table:table-cell table:style-name="ce35" table:formula="of:=STDEV([.B20:.O20])" office:value-type="float" office:value="10.9011542891184" calcext:value-type="float">
            <text:p>11</text:p>
          </table:table-cell>
          <table:table-cell table:style-name="ce35" table:formula="of:=STDEV([.B20:.J20])" office:value-type="float" office:value="13" calcext:value-type="float">
            <text:p>13</text:p>
          </table:table-cell>
          <table:table-cell table:style-name="ce41" table:formula="of:=ABS([.Q20]-14.925)/14.925" office:value-type="percentage" office:value="0.0619765494137354" calcext:value-type="percentage">
            <text:p>6%</text:p>
          </table:table-cell>
          <table:table-cell table:style-name="ce45" table:number-columns-repeated="1000"/>
          <table:table-cell/>
        </table:table-row>
        <table:table-row table:style-name="ro5">
          <table:table-cell table:style-name="ce7"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1:.O21])" office:value-type="float" office:value="16.6428571428571" calcext:value-type="float">
            <text:p>17</text:p>
          </table:table-cell>
          <table:table-cell table:style-name="ce35" table:formula="of:=AVERAGE([.B21:.J21])" office:value-type="float" office:value="20.8888888888889" calcext:value-type="float">
            <text:p>21</text:p>
          </table:table-cell>
          <table:table-cell table:style-name="ce35" table:formula="of:=[.Q21]-[.P21]" office:value-type="float" office:value="4.24603174603175" calcext:value-type="float">
            <text:p>4</text:p>
          </table:table-cell>
          <table:table-cell table:style-name="ce35" table:formula="of:=MEDIAN([.B21:.J21])" office:value-type="float" office:value="15" calcext:value-type="float">
            <text:p>15</text:p>
          </table:table-cell>
          <table:table-cell table:style-name="ce35" table:formula="of:=[.S21]-[.P21]" office:value-type="float" office:value="-1.64285714285714" calcext:value-type="float">
            <text:p>-2</text:p>
          </table:table-cell>
          <table:table-cell table:style-name="ce35" table:formula="of:=STDEV([.B21:.O21])" office:value-type="float" office:value="16.5045781194522" calcext:value-type="float">
            <text:p>17</text:p>
          </table:table-cell>
          <table:table-cell table:style-name="ce35" table:formula="of:=STDEV([.B21:.J21])" office:value-type="float" office:value="18.7646239267168" calcext:value-type="float">
            <text:p>19</text:p>
          </table:table-cell>
          <table:table-cell table:style-name="ce41" table:formula="of:=ABS([.Q21]-14.925)/14.925" office:value-type="percentage" office:value="0.399590545319188" calcext:value-type="percentage">
            <text:p>40%</text:p>
          </table:table-cell>
          <table:table-cell table:style-name="ce45" table:number-columns-repeated="1000"/>
          <table:table-cell/>
        </table:table-row>
        <table:table-row table:style-name="ro4">
          <table:table-cell table:style-name="ce7"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3"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0" calcext:value-type="float">
            <text:p>20</text:p>
          </table:table-cell>
          <table:table-cell table:number-columns-repeated="2" table:style-name="ce22" office:value-type="float" office:value="15" calcext:value-type="float">
            <text:p>15</text:p>
          </table:table-cell>
          <table:table-cell table:style-name="ce35" table:formula="of:=AVERAGE([.B22:.O22])" office:value-type="float" office:value="19.7089285714286" calcext:value-type="float">
            <text:p>20</text:p>
          </table:table-cell>
          <table:table-cell table:style-name="ce35" table:formula="of:=AVERAGE([.B22:.J22])" office:value-type="float" office:value="23.4361111111111" calcext:value-type="float">
            <text:p>23</text:p>
          </table:table-cell>
          <table:table-cell table:style-name="ce35" table:formula="of:=[.Q22]-[.P22]" office:value-type="float" office:value="3.72718253968254" calcext:value-type="float">
            <text:p>4</text:p>
          </table:table-cell>
          <table:table-cell table:style-name="ce35" table:formula="of:=MEDIAN([.B22:.J22])" office:value-type="float" office:value="26" calcext:value-type="float">
            <text:p>26</text:p>
          </table:table-cell>
          <table:table-cell table:style-name="ce35" table:formula="of:=[.S22]-[.P22]" office:value-type="float" office:value="6.29107142857143" calcext:value-type="float">
            <text:p>6</text:p>
          </table:table-cell>
          <table:table-cell table:style-name="ce35" table:formula="of:=STDEV([.B22:.O22])" office:value-type="float" office:value="11.5544513863991" calcext:value-type="float">
            <text:p>12</text:p>
          </table:table-cell>
          <table:table-cell table:style-name="ce35" table:formula="of:=STDEV([.B22:.J22])" office:value-type="float" office:value="12.0181835612172" calcext:value-type="float">
            <text:p>12</text:p>
          </table:table-cell>
          <table:table-cell table:style-name="ce41" table:formula="of:=ABS([.Q22]-14.925)/14.925" office:value-type="percentage" office:value="0.570258700911967" calcext:value-type="percentage">
            <text:p>57%</text:p>
          </table:table-cell>
          <table:table-cell table:style-name="ce45" table:number-columns-repeated="1000"/>
          <table:table-cell/>
        </table:table-row>
        <table:table-row table:style-name="ro7">
          <table:table-cell table:style-name="ce7" office:value-type="string" calcext:value-type="string">
            <text:p>Maybe FLIRCP can add darknet N2NTMs as a backend?</text:p>
          </table:table-cell>
          <table:table-cell table:number-columns-repeated="4" table:style-name="ce22" office:value-type="float" office:value="0" calcext:value-type="float">
            <text:p>0</text:p>
          </table:table-cell>
          <table:table-cell table:style-name="ce22" office:value-type="float" office:value="30" calcext:value-type="float">
            <text:p>30</text:p>
          </table:table-cell>
          <table:table-cell table:number-columns-repeated="2"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23:.O23])" office:value-type="float" office:value="5.21428571428571" calcext:value-type="float">
            <text:p>5</text:p>
          </table:table-cell>
          <table:table-cell table:style-name="ce35" table:formula="of:=AVERAGE([.B23:.J23])" office:value-type="float" office:value="4.77777777777778" calcext:value-type="float">
            <text:p>5</text:p>
          </table:table-cell>
          <table:table-cell table:style-name="ce35" table:formula="of:=[.Q23]-[.P23]" office:value-type="float" office:value="-0.436507936507937" calcext:value-type="float">
            <text:p>0</text:p>
          </table:table-cell>
          <table:table-cell table:style-name="ce35" table:formula="of:=MEDIAN([.B23:.J23])" office:value-type="float" office:value="0" calcext:value-type="float">
            <text:p>0</text:p>
          </table:table-cell>
          <table:table-cell table:style-name="ce35" table:formula="of:=[.S23]-[.P23]" office:value-type="float" office:value="-5.21428571428571" calcext:value-type="float">
            <text:p>-5</text:p>
          </table:table-cell>
          <table:table-cell table:style-name="ce35" table:formula="of:=STDEV([.B23:.O23])" office:value-type="float" office:value="9.35766712733115" calcext:value-type="float">
            <text:p>9</text:p>
          </table:table-cell>
          <table:table-cell table:style-name="ce35" table:formula="of:=STDEV([.B23:.J23])" office:value-type="float" office:value="10.3896315836725" calcext:value-type="float">
            <text:p>10</text:p>
          </table:table-cell>
          <table:table-cell table:style-name="ce41" table:formula="of:=ABS([.Q23]-14.925)/14.925" office:value-type="percentage" office:value="0.679880885911037" calcext:value-type="percentage">
            <text:p>68%</text:p>
          </table:table-cell>
          <table:table-cell table:style-name="ce45" table:number-columns-repeated="1000"/>
          <table:table-cell/>
        </table:table-row>
        <table:table-row table:style-name="ro4">
          <table:table-cell table:style-name="ce7"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35" table:formula="of:=AVERAGE([.B24:.O24])" office:value-type="float" office:value="15.0714285714286" calcext:value-type="float">
            <text:p>15</text:p>
          </table:table-cell>
          <table:table-cell table:style-name="ce35" table:formula="of:=AVERAGE([.B24:.J24])" office:value-type="float" office:value="13.4444444444444" calcext:value-type="float">
            <text:p>13</text:p>
          </table:table-cell>
          <table:table-cell table:style-name="ce35" table:formula="of:=[.Q24]-[.P24]" office:value-type="float" office:value="-1.62698412698413" calcext:value-type="float">
            <text:p>-2</text:p>
          </table:table-cell>
          <table:table-cell table:style-name="ce35" table:formula="of:=MEDIAN([.B24:.J24])" office:value-type="float" office:value="10" calcext:value-type="float">
            <text:p>10</text:p>
          </table:table-cell>
          <table:table-cell table:style-name="ce35" table:formula="of:=[.S24]-[.P24]" office:value-type="float" office:value="-5.07142857142857" calcext:value-type="float">
            <text:p>-5</text:p>
          </table:table-cell>
          <table:table-cell table:style-name="ce35" table:formula="of:=STDEV([.B24:.O24])" office:value-type="float" office:value="16.8041399922496" calcext:value-type="float">
            <text:p>17</text:p>
          </table:table-cell>
          <table:table-cell table:style-name="ce35" table:formula="of:=STDEV([.B24:.J24])" office:value-type="float" office:value="16.485684025171" calcext:value-type="float">
            <text:p>16</text:p>
          </table:table-cell>
          <table:table-cell table:style-name="ce41" table:formula="of:=ABS([.Q24]-14.925)/14.925" office:value-type="percentage" office:value="0.0991997022147776" calcext:value-type="percentage">
            <text:p>10%</text:p>
          </table:table-cell>
          <table:table-cell table:style-name="ce45" table:number-columns-repeated="1000"/>
          <table:table-cell/>
        </table:table-row>
        <table:table-row table:style-name="ro4">
          <table:table-cell table:style-name="ce7"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25:.O25])" office:value-type="float" office:value="8.28035714285714" calcext:value-type="float">
            <text:p>8</text:p>
          </table:table-cell>
          <table:table-cell table:style-name="ce35" table:formula="of:=AVERAGE([.B25:.J25])" office:value-type="float" office:value="8.99166666666667" calcext:value-type="float">
            <text:p>9</text:p>
          </table:table-cell>
          <table:table-cell table:style-name="ce35" table:formula="of:=[.Q25]-[.P25]" office:value-type="float" office:value="0.711309523809524" calcext:value-type="float">
            <text:p>1</text:p>
          </table:table-cell>
          <table:table-cell table:style-name="ce35" table:formula="of:=MEDIAN([.B25:.J25])" office:value-type="float" office:value="1" calcext:value-type="float">
            <text:p>1</text:p>
          </table:table-cell>
          <table:table-cell table:style-name="ce35" table:formula="of:=[.S25]-[.P25]" office:value-type="float" office:value="-7.28035714285714" calcext:value-type="float">
            <text:p>-7</text:p>
          </table:table-cell>
          <table:table-cell table:style-name="ce35" table:formula="of:=STDEV([.B25:.O25])" office:value-type="float" office:value="13.4846215063801" calcext:value-type="float">
            <text:p>13</text:p>
          </table:table-cell>
          <table:table-cell table:style-name="ce35" table:formula="of:=STDEV([.B25:.J25])" office:value-type="float" office:value="16.2830625190718" calcext:value-type="float">
            <text:p>16</text:p>
          </table:table-cell>
          <table:table-cell table:style-name="ce41" table:formula="of:=ABS([.Q25]-14.925)/14.925" office:value-type="percentage" office:value="0.397543271915131" calcext:value-type="percentage">
            <text:p>40%</text:p>
          </table:table-cell>
          <table:table-cell table:style-name="ce45" table:number-columns-repeated="1000"/>
          <table:table-cell/>
        </table:table-row>
        <table:table-row table:style-name="ro4">
          <table:table-cell table:style-name="ce7"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35" table:formula="of:=AVERAGE([.B26:.O26])" office:value-type="float" office:value="31.5" calcext:value-type="float">
            <text:p>32</text:p>
          </table:table-cell>
          <table:table-cell table:style-name="ce35" table:formula="of:=AVERAGE([.B26:.J26])" office:value-type="float" office:value="15.1111111111111" calcext:value-type="float">
            <text:p>15</text:p>
          </table:table-cell>
          <table:table-cell table:style-name="ce35" table:formula="of:=[.Q26]-[.P26]" office:value-type="float" office:value="-16.3888888888889" calcext:value-type="float">
            <text:p>-16</text:p>
          </table:table-cell>
          <table:table-cell table:style-name="ce35" table:formula="of:=MEDIAN([.B26:.J26])" office:value-type="float" office:value="5" calcext:value-type="float">
            <text:p>5</text:p>
          </table:table-cell>
          <table:table-cell table:style-name="ce35" table:formula="of:=[.S26]-[.P26]" office:value-type="float" office:value="-26.5" calcext:value-type="float">
            <text:p>-27</text:p>
          </table:table-cell>
          <table:table-cell table:style-name="ce35" table:formula="of:=STDEV([.B26:.O26])" office:value-type="float" office:value="46.9529224125285" calcext:value-type="float">
            <text:p>47</text:p>
          </table:table-cell>
          <table:table-cell table:style-name="ce35" table:formula="of:=STDEV([.B26:.J26])" office:value-type="float" office:value="26.1507382517418" calcext:value-type="float">
            <text:p>26</text:p>
          </table:table-cell>
          <table:table-cell table:style-name="ce41" table:formula="of:=ABS([.Q26]-14.925)/14.925" office:value-type="percentage" office:value="0.0124697561883491" calcext:value-type="percentage">
            <text:p>1%</text:p>
          </table:table-cell>
          <table:table-cell table:style-name="ce45" table:number-columns-repeated="1000"/>
          <table:table-cell/>
        </table:table-row>
        <table:table-row table:style-name="ro7">
          <table:table-cell table:style-name="ce7" office:value-type="string" calcext:value-type="string">
            <text:p>Add ability to comment on Freesites (fulfilled by babcom (is opt-in) / Freetalk / Son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7:.O27])" office:value-type="float" office:value="8.28035714285714" calcext:value-type="float">
            <text:p>8</text:p>
          </table:table-cell>
          <table:table-cell table:style-name="ce35" table:formula="of:=AVERAGE([.B27:.J27])" office:value-type="float" office:value="3.99166666666667" calcext:value-type="float">
            <text:p>4</text:p>
          </table:table-cell>
          <table:table-cell table:style-name="ce35" table:formula="of:=[.Q27]-[.P27]" office:value-type="float" office:value="-4.28869047619048" calcext:value-type="float">
            <text:p>-4</text:p>
          </table:table-cell>
          <table:table-cell table:style-name="ce35" table:formula="of:=MEDIAN([.B27:.J27])" office:value-type="float" office:value="0" calcext:value-type="float">
            <text:p>0</text:p>
          </table:table-cell>
          <table:table-cell table:style-name="ce35" table:formula="of:=[.S27]-[.P27]" office:value-type="float" office:value="-8.28035714285714" calcext:value-type="float">
            <text:p>-8</text:p>
          </table:table-cell>
          <table:table-cell table:style-name="ce35" table:formula="of:=STDEV([.B27:.O27])" office:value-type="float" office:value="13.766892345865" calcext:value-type="float">
            <text:p>14</text:p>
          </table:table-cell>
          <table:table-cell table:style-name="ce35" table:formula="of:=STDEV([.B27:.J27])" office:value-type="float" office:value="6.42606994982159" calcext:value-type="float">
            <text:p>6</text:p>
          </table:table-cell>
          <table:table-cell table:style-name="ce41" table:formula="of:=ABS([.Q27]-14.925)/14.925" office:value-type="percentage" office:value="0.732551647124511" calcext:value-type="percentage">
            <text:p>73%</text:p>
          </table:table-cell>
          <table:table-cell table:style-name="ce45" table:number-columns-repeated="1000"/>
          <table:table-cell/>
        </table:table-row>
        <table:table-row table:style-name="ro4">
          <table:table-cell table:style-name="ce7"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410" calcext:value-type="float">
            <text:p>410</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8:.O28])" office:value-type="float" office:value="34.4285714285714" calcext:value-type="float">
            <text:p>34</text:p>
          </table:table-cell>
          <table:table-cell table:style-name="ce35" table:formula="of:=AVERAGE([.B28:.J28])" office:value-type="float" office:value="4.66666666666667" calcext:value-type="float">
            <text:p>5</text:p>
          </table:table-cell>
          <table:table-cell table:style-name="ce35" table:formula="of:=[.Q28]-[.P28]" office:value-type="float" office:value="-29.7619047619048" calcext:value-type="float">
            <text:p>-30</text:p>
          </table:table-cell>
          <table:table-cell table:style-name="ce35" table:formula="of:=MEDIAN([.B28:.J28])" office:value-type="float" office:value="0" calcext:value-type="float">
            <text:p>0</text:p>
          </table:table-cell>
          <table:table-cell table:style-name="ce35" table:formula="of:=[.S28]-[.P28]" office:value-type="float" office:value="-34.4285714285714" calcext:value-type="float">
            <text:p>-34</text:p>
          </table:table-cell>
          <table:table-cell table:style-name="ce35" table:formula="of:=STDEV([.B28:.O28])" office:value-type="float" office:value="108.315574763114" calcext:value-type="float">
            <text:p>108</text:p>
          </table:table-cell>
          <table:table-cell table:style-name="ce35" table:formula="of:=STDEV([.B28:.J28])" office:value-type="float" office:value="6.78232998312527" calcext:value-type="float">
            <text:p>7</text:p>
          </table:table-cell>
          <table:table-cell table:style-name="ce41" table:formula="of:=ABS([.Q28]-14.925)/14.925" office:value-type="percentage" office:value="0.687325516471245" calcext:value-type="percentage">
            <text:p>69%</text:p>
          </table:table-cell>
          <table:table-cell table:style-name="ce45" table:number-columns-repeated="1000"/>
          <table:table-cell/>
        </table:table-row>
        <table:table-row table:style-name="ro5">
          <table:table-cell table:style-name="ce7" office:value-type="string" calcext:value-type="string">
            <text:p>Improve the vulnerability and functionality of Flip [One anonymous user commented that you may as well re-invent FLIP]</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29:.O29])" office:value-type="float" office:value="6.85714285714286" calcext:value-type="float">
            <text:p>7</text:p>
          </table:table-cell>
          <table:table-cell table:style-name="ce35" table:formula="of:=AVERAGE([.B29:.J29])" office:value-type="float" office:value="5.66666666666667" calcext:value-type="float">
            <text:p>6</text:p>
          </table:table-cell>
          <table:table-cell table:style-name="ce35" table:formula="of:=[.Q29]-[.P29]" office:value-type="float" office:value="-1.19047619047619" calcext:value-type="float">
            <text:p>-1</text:p>
          </table:table-cell>
          <table:table-cell table:style-name="ce35" table:formula="of:=MEDIAN([.B29:.J29])" office:value-type="float" office:value="0" calcext:value-type="float">
            <text:p>0</text:p>
          </table:table-cell>
          <table:table-cell table:style-name="ce35" table:formula="of:=[.S29]-[.P29]" office:value-type="float" office:value="-6.85714285714286" calcext:value-type="float">
            <text:p>-7</text:p>
          </table:table-cell>
          <table:table-cell table:style-name="ce35" table:formula="of:=STDEV([.B29:.O29])" office:value-type="float" office:value="8.62783637069923" calcext:value-type="float">
            <text:p>9</text:p>
          </table:table-cell>
          <table:table-cell table:style-name="ce35" table:formula="of:=STDEV([.B29:.J29])" office:value-type="float" office:value="9.09670269933013" calcext:value-type="float">
            <text:p>9</text:p>
          </table:table-cell>
          <table:table-cell table:style-name="ce41" table:formula="of:=ABS([.Q29]-14.925)/14.925" office:value-type="percentage" office:value="0.620323841429369" calcext:value-type="percentage">
            <text:p>62%</text:p>
          </table:table-cell>
          <table:table-cell table:style-name="ce45" table:number-columns-repeated="1000"/>
          <table:table-cell/>
        </table:table-row>
        <table:table-row table:style-name="ro7">
          <table:table-cell table:style-name="ce7" office:value-type="string" calcext:value-type="string">
            <text:p>Improve FProxy CSS3 support to allow better Freesite UI</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60" calcext:value-type="float">
            <text:p>60</text:p>
          </table:table-cell>
          <table:table-cell table:style-name="ce22" office:value-type="float" office:value="0" calcext:value-type="float">
            <text:p>0</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8" calcext:value-type="float">
            <text:p>8</text:p>
          </table:table-cell>
          <table:table-cell table:style-name="ce22" office:value-type="float" office:value="50" calcext:value-type="float">
            <text:p>50</text:p>
          </table:table-cell>
          <table:table-cell table:style-name="ce22" office:value-type="float" office:value="100" calcext:value-type="float">
            <text:p>100</text:p>
          </table:table-cell>
          <table:table-cell table:style-name="ce22" office:value-type="float" office:value="50" calcext:value-type="float">
            <text:p>50</text:p>
          </table:table-cell>
          <table:table-cell table:style-name="ce22" office:value-type="float" office:value="25" calcext:value-type="float">
            <text:p>25</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35" table:formula="of:=AVERAGE([.B30:.O30])" office:value-type="float" office:value="28.0714285714286" calcext:value-type="float">
            <text:p>28</text:p>
          </table:table-cell>
          <table:table-cell table:style-name="ce35" table:formula="of:=AVERAGE([.B30:.J30])" office:value-type="float" office:value="19.2222222222222" calcext:value-type="float">
            <text:p>19</text:p>
          </table:table-cell>
          <table:table-cell table:style-name="ce35" table:formula="of:=[.Q30]-[.P30]" office:value-type="float" office:value="-8.84920634920635" calcext:value-type="float">
            <text:p>-9</text:p>
          </table:table-cell>
          <table:table-cell table:style-name="ce35" table:formula="of:=MEDIAN([.B30:.J30])" office:value-type="float" office:value="15" calcext:value-type="float">
            <text:p>15</text:p>
          </table:table-cell>
          <table:table-cell table:style-name="ce35" table:formula="of:=[.S30]-[.P30]" office:value-type="float" office:value="-13.0714285714286" calcext:value-type="float">
            <text:p>-13</text:p>
          </table:table-cell>
          <table:table-cell table:style-name="ce35" table:formula="of:=STDEV([.B30:.O30])" office:value-type="float" office:value="28.2936912938727" calcext:value-type="float">
            <text:p>28</text:p>
          </table:table-cell>
          <table:table-cell table:style-name="ce35" table:formula="of:=STDEV([.B30:.J30])" office:value-type="float" office:value="21.9759970068355" calcext:value-type="float">
            <text:p>22</text:p>
          </table:table-cell>
          <table:table-cell table:style-name="ce41" table:formula="of:=ABS([.Q30]-14.925)/14.925" office:value-type="percentage" office:value="0.287921086916062" calcext:value-type="percentage">
            <text:p>29%</text:p>
          </table:table-cell>
          <table:table-cell table:style-name="ce45" table:number-columns-repeated="1000"/>
          <table:table-cell/>
        </table:table-row>
        <table:table-row table:style-name="ro7">
          <table:table-cell table:style-name="ce7" office:value-type="string" calcext:value-type="string">
            <text:p>Document the content filt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30" calcext:value-type="float">
            <text:p>30</text:p>
          </table:table-cell>
          <table:table-cell table:style-name="ce22" office:value-type="float" office:value="5" calcext:value-type="float">
            <text:p>5</text:p>
          </table:table-cell>
          <table:table-cell table:style-name="ce35" table:formula="of:=AVERAGE([.B31:.O31])" office:value-type="float" office:value="15.2142857142857" calcext:value-type="float">
            <text:p>15</text:p>
          </table:table-cell>
          <table:table-cell table:style-name="ce35" table:formula="of:=AVERAGE([.B31:.J31])" office:value-type="float" office:value="10.3333333333333" calcext:value-type="float">
            <text:p>10</text:p>
          </table:table-cell>
          <table:table-cell table:style-name="ce35" table:formula="of:=[.Q31]-[.P31]" office:value-type="float" office:value="-4.88095238095238" calcext:value-type="float">
            <text:p>-5</text:p>
          </table:table-cell>
          <table:table-cell table:style-name="ce35" table:formula="of:=MEDIAN([.B31:.J31])" office:value-type="float" office:value="5" calcext:value-type="float">
            <text:p>5</text:p>
          </table:table-cell>
          <table:table-cell table:style-name="ce35" table:formula="of:=[.S31]-[.P31]" office:value-type="float" office:value="-10.2142857142857" calcext:value-type="float">
            <text:p>-10</text:p>
          </table:table-cell>
          <table:table-cell table:style-name="ce35" table:formula="of:=STDEV([.B31:.O31])" office:value-type="float" office:value="17.3833632730067" calcext:value-type="float">
            <text:p>17</text:p>
          </table:table-cell>
          <table:table-cell table:style-name="ce35" table:formula="of:=STDEV([.B31:.J31])" office:value-type="float" office:value="16.4240677056568" calcext:value-type="float">
            <text:p>16</text:p>
          </table:table-cell>
          <table:table-cell table:style-name="ce41" table:formula="of:=ABS([.Q31]-14.925)/14.925" office:value-type="percentage" office:value="0.307649357900614" calcext:value-type="percentage">
            <text:p>31%</text:p>
          </table:table-cell>
          <table:table-cell table:style-name="ce45" table:number-columns-repeated="1000"/>
          <table:table-cell/>
        </table:table-row>
        <table:table-row table:style-name="ro7">
          <table:table-cell table:style-name="ce7" office:value-type="string" calcext:value-type="string">
            <text:p>Improve Shoeshop/blob handling [how?]</text:p>
          </table:table-cell>
          <table:table-cell table:number-columns-repeated="2"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number-columns-repeated="2" table:style-name="ce22" office:value-type="float" office:value="15" calcext:value-type="float">
            <text:p>15</text:p>
          </table:table-cell>
          <table:table-cell table:style-name="ce35" table:formula="of:=AVERAGE([.B32:.O32])" office:value-type="float" office:value="7.70892857142857" calcext:value-type="float">
            <text:p>8</text:p>
          </table:table-cell>
          <table:table-cell table:style-name="ce35" table:formula="of:=AVERAGE([.B32:.J32])" office:value-type="float" office:value="6.99166666666667" calcext:value-type="float">
            <text:p>7</text:p>
          </table:table-cell>
          <table:table-cell table:style-name="ce35" table:formula="of:=[.Q32]-[.P32]" office:value-type="float" office:value="-0.717261904761905" calcext:value-type="float">
            <text:p>-1</text:p>
          </table:table-cell>
          <table:table-cell table:style-name="ce35" table:formula="of:=MEDIAN([.B32:.J32])" office:value-type="float" office:value="5" calcext:value-type="float">
            <text:p>5</text:p>
          </table:table-cell>
          <table:table-cell table:style-name="ce35" table:formula="of:=[.S32]-[.P32]" office:value-type="float" office:value="-2.70892857142857" calcext:value-type="float">
            <text:p>-3</text:p>
          </table:table-cell>
          <table:table-cell table:style-name="ce35" table:formula="of:=STDEV([.B32:.O32])" office:value-type="float" office:value="7.38902256952616" calcext:value-type="float">
            <text:p>7</text:p>
          </table:table-cell>
          <table:table-cell table:style-name="ce35" table:formula="of:=STDEV([.B32:.J32])" office:value-type="float" office:value="7.30415121694506" calcext:value-type="float">
            <text:p>7</text:p>
          </table:table-cell>
          <table:table-cell table:style-name="ce41" table:formula="of:=ABS([.Q32]-14.925)/14.925" office:value-type="percentage" office:value="0.531546621998883" calcext:value-type="percentage">
            <text:p>53%</text:p>
          </table:table-cell>
          <table:table-cell table:style-name="ce45" table:number-columns-repeated="1000"/>
          <table:table-cell/>
        </table:table-row>
        <table:table-row table:style-name="ro5">
          <table:table-cell table:style-name="ce7" office:value-type="string" calcext:value-type="string">
            <text:p>p2p file exchange by time-set expiring keys [Imprecise task? Also violates main goal of Freenet of preventing censorship!?]</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33:.O33])" office:value-type="float" office:value="2.21428571428571" calcext:value-type="float">
            <text:p>2</text:p>
          </table:table-cell>
          <table:table-cell table:style-name="ce35" table:formula="of:=AVERAGE([.B33:.J33])" office:value-type="float" office:value="0.111111111111111" calcext:value-type="float">
            <text:p>0</text:p>
          </table:table-cell>
          <table:table-cell table:style-name="ce35" table:formula="of:=[.Q33]-[.P33]" office:value-type="float" office:value="-2.1031746031746" calcext:value-type="float">
            <text:p>-2</text:p>
          </table:table-cell>
          <table:table-cell table:style-name="ce35" table:formula="of:=MEDIAN([.B33:.J33])" office:value-type="float" office:value="0" calcext:value-type="float">
            <text:p>0</text:p>
          </table:table-cell>
          <table:table-cell table:style-name="ce35" table:formula="of:=[.S33]-[.P33]" office:value-type="float" office:value="-2.21428571428571" calcext:value-type="float">
            <text:p>-2</text:p>
          </table:table-cell>
          <table:table-cell table:style-name="ce35" table:formula="of:=STDEV([.B33:.O33])" office:value-type="float" office:value="5.42329124352435" calcext:value-type="float">
            <text:p>5</text:p>
          </table:table-cell>
          <table:table-cell table:style-name="ce35" table:formula="of:=STDEV([.B33:.J33])" office:value-type="float" office:value="0.333333333333333" calcext:value-type="float">
            <text:p>0</text:p>
          </table:table-cell>
          <table:table-cell table:style-name="ce41" table:formula="of:=ABS([.Q33]-14.925)/14.925" office:value-type="percentage" office:value="0.992555369439792" calcext:value-type="percentage">
            <text:p>99%</text:p>
          </table:table-cell>
          <table:table-cell table:style-name="ce45" table:number-columns-repeated="1000"/>
          <table:table-cell/>
        </table:table-row>
        <table:table-row table:style-name="ro5">
          <table:table-cell table:style-name="ce7" office:value-type="string" calcext:value-type="string">
            <text:p>Freenet key links directed to a dedicated Freenet browser, opennet [= non-Freenet Internet?] links to the system default like in the AutoHotKey script "Freenet Browser Directo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34:.O34])" office:value-type="float" office:value="5.20892857142857" calcext:value-type="float">
            <text:p>5</text:p>
          </table:table-cell>
          <table:table-cell table:style-name="ce35" table:formula="of:=AVERAGE([.B34:.J34])" office:value-type="float" office:value="4.21388888888889" calcext:value-type="float">
            <text:p>4</text:p>
          </table:table-cell>
          <table:table-cell table:style-name="ce35" table:formula="of:=[.Q34]-[.P34]" office:value-type="float" office:value="-0.995039682539683" calcext:value-type="float">
            <text:p>-1</text:p>
          </table:table-cell>
          <table:table-cell table:style-name="ce35" table:formula="of:=MEDIAN([.B34:.J34])" office:value-type="float" office:value="0" calcext:value-type="float">
            <text:p>0</text:p>
          </table:table-cell>
          <table:table-cell table:style-name="ce35" table:formula="of:=[.S34]-[.P34]" office:value-type="float" office:value="-5.20892857142857" calcext:value-type="float">
            <text:p>-5</text:p>
          </table:table-cell>
          <table:table-cell table:style-name="ce35" table:formula="of:=STDEV([.B34:.O34])" office:value-type="float" office:value="6.42647474202537" calcext:value-type="float">
            <text:p>6</text:p>
          </table:table-cell>
          <table:table-cell table:style-name="ce35" table:formula="of:=STDEV([.B34:.J34])" office:value-type="float" office:value="5.93658033813332" calcext:value-type="float">
            <text:p>6</text:p>
          </table:table-cell>
          <table:table-cell table:style-name="ce41" table:formula="of:=ABS([.Q34]-14.925)/14.925" office:value-type="percentage" office:value="0.717662386004095" calcext:value-type="percentage">
            <text:p>72%</text:p>
          </table:table-cell>
          <table:table-cell table:style-name="ce45" table:number-columns-repeated="1000"/>
          <table:table-cell/>
        </table:table-row>
        <table:table-row table:style-name="ro7">
          <table:table-cell table:style-name="ce7" office:value-type="string" calcext:value-type="string">
            <text:p>Warn users not to use Chrome, but instead an open source/free software browser</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35:.O35])" office:value-type="float" office:value="4" calcext:value-type="float">
            <text:p>4</text:p>
          </table:table-cell>
          <table:table-cell table:style-name="ce35" table:formula="of:=AVERAGE([.B35:.J35])" office:value-type="float" office:value="4" calcext:value-type="float">
            <text:p>4</text:p>
          </table:table-cell>
          <table:table-cell table:style-name="ce35" table:formula="of:=[.Q35]-[.P35]" office:value-type="float" office:value="0" calcext:value-type="float">
            <text:p>0</text:p>
          </table:table-cell>
          <table:table-cell table:style-name="ce35" table:formula="of:=MEDIAN([.B35:.J35])" office:value-type="float" office:value="0" calcext:value-type="float">
            <text:p>0</text:p>
          </table:table-cell>
          <table:table-cell table:style-name="ce35" table:formula="of:=[.S35]-[.P35]" office:value-type="float" office:value="-4" calcext:value-type="float">
            <text:p>-4</text:p>
          </table:table-cell>
          <table:table-cell table:style-name="ce35" table:formula="of:=STDEV([.B35:.O35])" office:value-type="float" office:value="7.60566590418971" calcext:value-type="float">
            <text:p>8</text:p>
          </table:table-cell>
          <table:table-cell table:style-name="ce35" table:formula="of:=STDEV([.B35:.J35])" office:value-type="float" office:value="8.52936105461599" calcext:value-type="float">
            <text:p>9</text:p>
          </table:table-cell>
          <table:table-cell table:style-name="ce41" table:formula="of:=ABS([.Q35]-14.925)/14.925" office:value-type="percentage" office:value="0.731993299832496" calcext:value-type="percentage">
            <text:p>73%</text:p>
          </table:table-cell>
          <table:table-cell table:style-name="ce45" table:number-columns-repeated="1000"/>
          <table:table-cell/>
        </table:table-row>
        <table:table-row table:style-name="ro4">
          <table:table-cell table:style-name="ce7"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36:.O36])" office:value-type="float" office:value="16.1375" calcext:value-type="float">
            <text:p>16</text:p>
          </table:table-cell>
          <table:table-cell table:style-name="ce35" table:formula="of:=AVERAGE([.B36:.J36])" office:value-type="float" office:value="17.325" calcext:value-type="float">
            <text:p>17</text:p>
          </table:table-cell>
          <table:table-cell table:style-name="ce35" table:formula="of:=[.Q36]-[.P36]" office:value-type="float" office:value="1.1875" calcext:value-type="float">
            <text:p>1</text:p>
          </table:table-cell>
          <table:table-cell table:style-name="ce35" table:formula="of:=MEDIAN([.B36:.J36])" office:value-type="float" office:value="14.925" calcext:value-type="float">
            <text:p>15</text:p>
          </table:table-cell>
          <table:table-cell table:style-name="ce35" table:formula="of:=[.S36]-[.P36]" office:value-type="float" office:value="-1.2125" calcext:value-type="float">
            <text:p>-1</text:p>
          </table:table-cell>
          <table:table-cell table:style-name="ce35" table:formula="of:=STDEV([.B36:.O36])" office:value-type="float" office:value="14.2177866326222" calcext:value-type="float">
            <text:p>14</text:p>
          </table:table-cell>
          <table:table-cell table:style-name="ce35" table:formula="of:=STDEV([.B36:.J36])" office:value-type="float" office:value="16.2878597427655" calcext:value-type="float">
            <text:p>16</text:p>
          </table:table-cell>
          <table:table-cell table:style-name="ce41" table:formula="of:=ABS([.Q36]-14.925)/14.925" office:value-type="percentage" office:value="0.160804020100503" calcext:value-type="percentage">
            <text:p>16%</text:p>
          </table:table-cell>
          <table:table-cell table:style-name="ce45"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Security - Make Freenet more secure against attack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7"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39:.O39])" office:value-type="float" office:value="7.21428571428571" calcext:value-type="float">
            <text:p>7</text:p>
          </table:table-cell>
          <table:table-cell table:style-name="ce35" table:formula="of:=AVERAGE([.B39:.J39])" office:value-type="float" office:value="7.33333333333333" calcext:value-type="float">
            <text:p>7</text:p>
          </table:table-cell>
          <table:table-cell table:style-name="ce35" table:formula="of:=[.Q39]-[.P39]" office:value-type="float" office:value="0.119047619047619" calcext:value-type="float">
            <text:p>0</text:p>
          </table:table-cell>
          <table:table-cell table:style-name="ce35" table:formula="of:=MEDIAN([.B39:.J39])" office:value-type="float" office:value="5" calcext:value-type="float">
            <text:p>5</text:p>
          </table:table-cell>
          <table:table-cell table:style-name="ce35" table:formula="of:=[.S39]-[.P39]" office:value-type="float" office:value="-2.21428571428571" calcext:value-type="float">
            <text:p>-2</text:p>
          </table:table-cell>
          <table:table-cell table:style-name="ce35" table:formula="of:=STDEV([.B39:.O39])" office:value-type="float" office:value="8.42321491181066" calcext:value-type="float">
            <text:p>8</text:p>
          </table:table-cell>
          <table:table-cell table:style-name="ce35" table:formula="of:=STDEV([.B39:.J39])" office:value-type="float" office:value="9.30053761886914" calcext:value-type="float">
            <text:p>9</text:p>
          </table:table-cell>
          <table:table-cell table:style-name="ce41" table:formula="of:=ABS([.Q39]-14.925)/14.925" office:value-type="percentage" office:value="0.508654383026242" calcext:value-type="percentage">
            <text:p>51%</text:p>
          </table:table-cell>
          <table:table-cell table:style-name="ce46" table:number-columns-repeated="1000"/>
          <table:table-cell/>
        </table:table-row>
        <table:table-row table:style-name="ro4">
          <table:table-cell table:style-name="ce7"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35" table:formula="of:=AVERAGE([.B40:.O40])" office:value-type="float" office:value="10.7857142857143" calcext:value-type="float">
            <text:p>11</text:p>
          </table:table-cell>
          <table:table-cell table:style-name="ce35" table:formula="of:=AVERAGE([.B40:.J40])" office:value-type="float" office:value="7.88888888888889" calcext:value-type="float">
            <text:p>8</text:p>
          </table:table-cell>
          <table:table-cell table:style-name="ce35" table:formula="of:=[.Q40]-[.P40]" office:value-type="float" office:value="-2.8968253968254" calcext:value-type="float">
            <text:p>-3</text:p>
          </table:table-cell>
          <table:table-cell table:style-name="ce35" table:formula="of:=MEDIAN([.B40:.J40])" office:value-type="float" office:value="5" calcext:value-type="float">
            <text:p>5</text:p>
          </table:table-cell>
          <table:table-cell table:style-name="ce35" table:formula="of:=[.S40]-[.P40]" office:value-type="float" office:value="-5.78571428571429" calcext:value-type="float">
            <text:p>-6</text:p>
          </table:table-cell>
          <table:table-cell table:style-name="ce35" table:formula="of:=STDEV([.B40:.O40])" office:value-type="float" office:value="14.0667560714483" calcext:value-type="float">
            <text:p>14</text:p>
          </table:table-cell>
          <table:table-cell table:style-name="ce35" table:formula="of:=STDEV([.B40:.J40])" office:value-type="float" office:value="9.29306790630043" calcext:value-type="float">
            <text:p>9</text:p>
          </table:table-cell>
          <table:table-cell table:style-name="ce41" table:formula="of:=ABS([.Q40]-14.925)/14.925" office:value-type="percentage" office:value="0.4714312302252" calcext:value-type="percentage">
            <text:p>47%</text:p>
          </table:table-cell>
          <table:table-cell table:style-name="ce46" table:number-columns-repeated="1000"/>
          <table:table-cell/>
        </table:table-row>
        <table:table-row table:style-name="ro8">
          <table:table-cell table:style-name="ce7"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22" office:value-type="float" office:value="15" calcext:value-type="float">
            <text:p>15</text:p>
          </table:table-cell>
          <table:table-cell table:style-name="ce22" office:value-type="float" office:value="180" calcext:value-type="float">
            <text:p>18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5" calcext:value-type="float">
            <text:p>2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354" calcext:value-type="float">
            <text:p>354</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35" table:formula="of:=AVERAGE([.B41:.O41])" office:value-type="float" office:value="59.2857142857143" calcext:value-type="float">
            <text:p>59</text:p>
          </table:table-cell>
          <table:table-cell table:style-name="ce35" table:formula="of:=AVERAGE([.B41:.J41])" office:value-type="float" office:value="37.8888888888889" calcext:value-type="float">
            <text:p>38</text:p>
          </table:table-cell>
          <table:table-cell table:style-name="ce35" table:formula="of:=[.Q41]-[.P41]" office:value-type="float" office:value="-21.3968253968254" calcext:value-type="float">
            <text:p>-21</text:p>
          </table:table-cell>
          <table:table-cell table:style-name="ce35" table:formula="of:=MEDIAN([.B41:.J41])" office:value-type="float" office:value="25" calcext:value-type="float">
            <text:p>25</text:p>
          </table:table-cell>
          <table:table-cell table:style-name="ce35" table:formula="of:=[.S41]-[.P41]" office:value-type="float" office:value="-34.2857142857143" calcext:value-type="float">
            <text:p>-34</text:p>
          </table:table-cell>
          <table:table-cell table:style-name="ce35" table:formula="of:=STDEV([.B41:.O41])" office:value-type="float" office:value="95.6696467991877" calcext:value-type="float">
            <text:p>96</text:p>
          </table:table-cell>
          <table:table-cell table:style-name="ce35" table:formula="of:=STDEV([.B41:.J41])" office:value-type="float" office:value="55.1485367993668" calcext:value-type="float">
            <text:p>55</text:p>
          </table:table-cell>
          <table:table-cell table:style-name="ce41" table:formula="of:=ABS([.Q41]-14.925)/14.925" office:value-type="percentage" office:value="1.53861902103108" calcext:value-type="percentage">
            <text:p>154%</text:p>
          </table:table-cell>
          <table:table-cell table:style-name="ce46" table:number-columns-repeated="1000"/>
          <table:table-cell/>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Technical debt - Stuff that will make future development faster</text:p>
          </table:table-cell>
          <table:covered-table-cell/>
          <table:table-cell table:number-columns-repeated="13"/>
          <table:table-cell table:style-name="ce35" table:number-columns-repeated="7"/>
          <table:table-cell table:style-name="ce41"/>
          <table:table-cell table:number-columns-repeated="1001"/>
        </table:table-row>
        <table:table-row table:style-name="ro4">
          <table:table-cell table:style-name="ce7"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4" calcext:value-type="float">
            <text:p>24</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0" calcext:value-type="float">
            <text:p>0</text:p>
          </table:table-cell>
          <table:table-cell table:style-name="ce22" office:value-type="float" office:value="128" calcext:value-type="float">
            <text:p>128</text:p>
          </table:table-cell>
          <table:table-cell table:style-name="ce22" office:value-type="float" office:value="15" calcext:value-type="float">
            <text:p>15</text:p>
          </table:table-cell>
          <table:table-cell table:style-name="ce35" table:formula="of:=AVERAGE([.B44:.O44])" office:value-type="float" office:value="25.6375" calcext:value-type="float">
            <text:p>26</text:p>
          </table:table-cell>
          <table:table-cell table:style-name="ce35" table:formula="of:=AVERAGE([.B44:.J44])" office:value-type="float" office:value="11.2138888888889" calcext:value-type="float">
            <text:p>11</text:p>
          </table:table-cell>
          <table:table-cell table:style-name="ce35" table:formula="of:=[.Q44]-[.P44]" office:value-type="float" office:value="-14.4236111111111" calcext:value-type="float">
            <text:p>-14</text:p>
          </table:table-cell>
          <table:table-cell table:style-name="ce35" table:formula="of:=MEDIAN([.B44:.J44])" office:value-type="float" office:value="14.925" calcext:value-type="float">
            <text:p>15</text:p>
          </table:table-cell>
          <table:table-cell table:style-name="ce35" table:formula="of:=[.S44]-[.P44]" office:value-type="float" office:value="-10.7125" calcext:value-type="float">
            <text:p>-11</text:p>
          </table:table-cell>
          <table:table-cell table:style-name="ce35" table:formula="of:=STDEV([.B44:.O44])" office:value-type="float" office:value="38.9603505922268" calcext:value-type="float">
            <text:p>39</text:p>
          </table:table-cell>
          <table:table-cell table:style-name="ce35" table:formula="of:=STDEV([.B44:.J44])" office:value-type="float" office:value="11.0056456471718" calcext:value-type="float">
            <text:p>11</text:p>
          </table:table-cell>
          <table:table-cell table:style-name="ce41" table:formula="of:=ABS([.Q44]-14.925)/14.925" office:value-type="percentage" office:value="0.248650660710962" calcext:value-type="percentage">
            <text:p>25%</text:p>
          </table:table-cell>
          <table:table-cell table:style-name="ce45" table:number-columns-repeated="1000"/>
          <table:table-cell/>
        </table:table-row>
        <table:table-row table:style-name="ro4">
          <table:table-cell table:style-name="ce7"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5" calcext:value-type="float">
            <text:p>2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5" calcext:value-type="float">
            <text:p>5</text:p>
          </table:table-cell>
          <table:table-cell table:style-name="ce35" table:formula="of:=AVERAGE([.B45:.O45])" office:value-type="float" office:value="13.7089285714286" calcext:value-type="float">
            <text:p>14</text:p>
          </table:table-cell>
          <table:table-cell table:style-name="ce35" table:formula="of:=AVERAGE([.B45:.J45])" office:value-type="float" office:value="7.99166666666667" calcext:value-type="float">
            <text:p>8</text:p>
          </table:table-cell>
          <table:table-cell table:style-name="ce35" table:formula="of:=[.Q45]-[.P45]" office:value-type="float" office:value="-5.71726190476191" calcext:value-type="float">
            <text:p>-6</text:p>
          </table:table-cell>
          <table:table-cell table:style-name="ce35" table:formula="of:=MEDIAN([.B45:.J45])" office:value-type="float" office:value="1" calcext:value-type="float">
            <text:p>1</text:p>
          </table:table-cell>
          <table:table-cell table:style-name="ce35" table:formula="of:=[.S45]-[.P45]" office:value-type="float" office:value="-12.7089285714286" calcext:value-type="float">
            <text:p>-13</text:p>
          </table:table-cell>
          <table:table-cell table:style-name="ce35" table:formula="of:=STDEV([.B45:.O45])" office:value-type="float" office:value="17.9071741294431" calcext:value-type="float">
            <text:p>18</text:p>
          </table:table-cell>
          <table:table-cell table:style-name="ce35" table:formula="of:=STDEV([.B45:.J45])" office:value-type="float" office:value="11.0394463176375" calcext:value-type="float">
            <text:p>11</text:p>
          </table:table-cell>
          <table:table-cell table:style-name="ce41" table:formula="of:=ABS([.Q45]-14.925)/14.925" office:value-type="percentage" office:value="0.464544946957007" calcext:value-type="percentage">
            <text:p>46%</text:p>
          </table:table-cell>
          <table:table-cell table:style-name="ce45" table:number-columns-repeated="1000"/>
          <table:table-cell/>
        </table:table-row>
        <table:table-row table:style-name="ro8">
          <table:table-cell table:style-name="ce7"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46:.O46])" office:value-type="float" office:value="6.57142857142857" calcext:value-type="float">
            <text:p>7</text:p>
          </table:table-cell>
          <table:table-cell table:style-name="ce35" table:formula="of:=AVERAGE([.B46:.J46])" office:value-type="float" office:value="8" calcext:value-type="float">
            <text:p>8</text:p>
          </table:table-cell>
          <table:table-cell table:style-name="ce35" table:formula="of:=[.Q46]-[.P46]" office:value-type="float" office:value="1.42857142857143" calcext:value-type="float">
            <text:p>1</text:p>
          </table:table-cell>
          <table:table-cell table:style-name="ce35" table:formula="of:=MEDIAN([.B46:.J46])" office:value-type="float" office:value="1" calcext:value-type="float">
            <text:p>1</text:p>
          </table:table-cell>
          <table:table-cell table:style-name="ce35" table:formula="of:=[.S46]-[.P46]" office:value-type="float" office:value="-5.57142857142857" calcext:value-type="float">
            <text:p>-6</text:p>
          </table:table-cell>
          <table:table-cell table:style-name="ce35" table:formula="of:=STDEV([.B46:.O46])" office:value-type="float" office:value="10.1807834496345" calcext:value-type="float">
            <text:p>10</text:p>
          </table:table-cell>
          <table:table-cell table:style-name="ce35" table:formula="of:=STDEV([.B46:.J46])" office:value-type="float" office:value="11.8638105177047" calcext:value-type="float">
            <text:p>12</text:p>
          </table:table-cell>
          <table:table-cell table:style-name="ce41" table:formula="of:=ABS([.Q46]-14.925)/14.925" office:value-type="percentage" office:value="0.463986599664992" calcext:value-type="percentage">
            <text:p>46%</text:p>
          </table:table-cell>
          <table:table-cell table:style-name="ce45" table:number-columns-repeated="1000"/>
          <table:table-cell/>
        </table:table-row>
        <table:table-row table:style-name="ro4">
          <table:table-cell table:style-name="ce7"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22" office:value-type="float" office:value="0" calcext:value-type="float">
            <text:p>0</text:p>
          </table:table-cell>
          <table:table-cell table:style-name="ce22" office:value-type="float" office:value="150" calcext:value-type="float">
            <text:p>15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0" calcext:value-type="float">
            <text:p>2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47:.O47])" office:value-type="float" office:value="39.7803571428571" calcext:value-type="float">
            <text:p>40</text:p>
          </table:table-cell>
          <table:table-cell table:style-name="ce35" table:formula="of:=AVERAGE([.B47:.J47])" office:value-type="float" office:value="30.7694444444444" calcext:value-type="float">
            <text:p>31</text:p>
          </table:table-cell>
          <table:table-cell table:style-name="ce35" table:formula="of:=[.Q47]-[.P47]" office:value-type="float" office:value="-9.0109126984127" calcext:value-type="float">
            <text:p>-9</text:p>
          </table:table-cell>
          <table:table-cell table:style-name="ce35" table:formula="of:=MEDIAN([.B47:.J47])" office:value-type="float" office:value="1" calcext:value-type="float">
            <text:p>1</text:p>
          </table:table-cell>
          <table:table-cell table:style-name="ce35" table:formula="of:=[.S47]-[.P47]" office:value-type="float" office:value="-38.7803571428571" calcext:value-type="float">
            <text:p>-39</text:p>
          </table:table-cell>
          <table:table-cell table:style-name="ce35" table:formula="of:=STDEV([.B47:.O47])" office:value-type="float" office:value="64.2232166403386" calcext:value-type="float">
            <text:p>64</text:p>
          </table:table-cell>
          <table:table-cell table:style-name="ce35" table:formula="of:=STDEV([.B47:.J47])" office:value-type="float" office:value="55.1179725931368" calcext:value-type="float">
            <text:p>55</text:p>
          </table:table-cell>
          <table:table-cell table:style-name="ce41" table:formula="of:=ABS([.Q47]-14.925)/14.925" office:value-type="percentage" office:value="1.06160431788572" calcext:value-type="percentage">
            <text:p>106%</text:p>
          </table:table-cell>
          <table:table-cell table:style-name="ce45" table:number-columns-repeated="1000"/>
          <table:table-cell/>
        </table:table-row>
        <table:table-row table:style-name="ro4">
          <table:table-cell table:style-name="ce7"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2" table:style-name="ce22" office:value-type="float" office:value="0" calcext:value-type="float">
            <text:p>0</text:p>
          </table:table-cell>
          <table:table-cell table:style-name="ce22" office:value-type="float" office:value="1" calcext:value-type="float">
            <text:p>1</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3" table:style-name="ce22" office:value-type="float" office:value="0" calcext:value-type="float">
            <text:p>0</text:p>
          </table:table-cell>
          <table:table-cell table:style-name="ce35" table:formula="of:=AVERAGE([.B48:.O48])" office:value-type="float" office:value="11.9285714285714" calcext:value-type="float">
            <text:p>12</text:p>
          </table:table-cell>
          <table:table-cell table:style-name="ce35" table:formula="of:=AVERAGE([.B48:.J48])" office:value-type="float" office:value="11.3333333333333" calcext:value-type="float">
            <text:p>11</text:p>
          </table:table-cell>
          <table:table-cell table:style-name="ce35" table:formula="of:=[.Q48]-[.P48]" office:value-type="float" office:value="-0.595238095238095" calcext:value-type="float">
            <text:p>-1</text:p>
          </table:table-cell>
          <table:table-cell table:style-name="ce35" table:formula="of:=MEDIAN([.B48:.J48])" office:value-type="float" office:value="0" calcext:value-type="float">
            <text:p>0</text:p>
          </table:table-cell>
          <table:table-cell table:style-name="ce35" table:formula="of:=[.S48]-[.P48]" office:value-type="float" office:value="-11.9285714285714" calcext:value-type="float">
            <text:p>-12</text:p>
          </table:table-cell>
          <table:table-cell table:style-name="ce35" table:formula="of:=STDEV([.B48:.O48])" office:value-type="float" office:value="28.7361050990515" calcext:value-type="float">
            <text:p>29</text:p>
          </table:table-cell>
          <table:table-cell table:style-name="ce35" table:formula="of:=STDEV([.B48:.J48])" office:value-type="float" office:value="33.2528194293356" calcext:value-type="float">
            <text:p>33</text:p>
          </table:table-cell>
          <table:table-cell table:style-name="ce41" table:formula="of:=ABS([.Q48]-14.925)/14.925" office:value-type="percentage" office:value="0.240647682858738" calcext:value-type="percentage">
            <text:p>24%</text:p>
          </table:table-cell>
          <table:table-cell table:style-name="ce45" table:number-columns-repeated="1000"/>
          <table:table-cell/>
        </table:table-row>
        <table:table-row table:style-name="ro4">
          <table:table-cell table:style-name="ce6"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21" office:value-type="float" office:value="5" calcext:value-type="float">
            <text:p>5</text:p>
          </table:table-cell>
          <table:table-cell table:style-name="ce21" office:value-type="float" office:value="10" calcext:value-type="float">
            <text:p>10</text:p>
          </table:table-cell>
          <table:table-cell table:style-name="ce21" office:value-type="float" office:value="14.925" calcext:value-type="float">
            <text:p>15</text:p>
          </table:table-cell>
          <table:table-cell table:style-name="ce21" office:value-type="float" office:value="15" calcext:value-type="float">
            <text:p>15</text:p>
          </table:table-cell>
          <table:table-cell table:style-name="ce21" office:value-type="float" office:value="20" calcext:value-type="float">
            <text:p>2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2"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25" calcext:value-type="float">
            <text:p>25</text:p>
          </table:table-cell>
          <table:table-cell table:style-name="ce34" table:formula="of:=AVERAGE([.B49:.O49])" office:value-type="float" office:value="9.85178571428571" calcext:value-type="float">
            <text:p>10</text:p>
          </table:table-cell>
          <table:table-cell table:style-name="ce34" table:formula="of:=AVERAGE([.B49:.J49])" office:value-type="float" office:value="9.21388888888889" calcext:value-type="float">
            <text:p>9</text:p>
          </table:table-cell>
          <table:table-cell table:style-name="ce34" table:formula="of:=[.Q49]-[.P49]" office:value-type="float" office:value="-0.637896825396826" calcext:value-type="float">
            <text:p>-1</text:p>
          </table:table-cell>
          <table:table-cell table:style-name="ce34" table:formula="of:=MEDIAN([.B49:.J49])" office:value-type="float" office:value="10" calcext:value-type="float">
            <text:p>10</text:p>
          </table:table-cell>
          <table:table-cell table:style-name="ce34" table:formula="of:=[.S49]-[.P49]" office:value-type="float" office:value="0.148214285714285" calcext:value-type="float">
            <text:p>0</text:p>
          </table:table-cell>
          <table:table-cell table:style-name="ce34" table:formula="of:=STDEV([.B49:.O49])" office:value-type="float" office:value="8.24130348333294" calcext:value-type="float">
            <text:p>8</text:p>
          </table:table-cell>
          <table:table-cell table:style-name="ce34" table:formula="of:=STDEV([.B49:.J49])" office:value-type="float" office:value="7.09483869521437" calcext:value-type="float">
            <text:p>7</text:p>
          </table:table-cell>
          <table:table-cell table:style-name="ce40" table:formula="of:=ABS([.Q49]-14.925)/14.925" office:value-type="percentage" office:value="0.382654010794714" calcext:value-type="percentage">
            <text:p>38%</text:p>
          </table:table-cell>
          <table:table-cell table:style-name="ce44" table:number-columns-repeated="1000"/>
          <table:table-cell table:style-name="ce48"/>
        </table:table-row>
        <table:table-row table:style-name="ro6">
          <table:table-cell table:style-name="ce8"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Outreach - Stuff that will help attract users, developers, and donors to Freenet</text:p>
          </table:table-cell>
          <table:covered-table-cell/>
          <table:table-cell table:number-columns-repeated="13"/>
          <table:table-cell table:style-name="ce35" table:number-columns-repeated="7"/>
          <table:table-cell table:style-name="ce41"/>
          <table:table-cell table:number-columns-repeated="1001"/>
        </table:table-row>
        <table:table-row table:style-name="ro7">
          <table:table-cell table:style-name="ce10" office:value-type="string" calcext:value-type="string">
            <text:p>Language: Lower threshold of entry by working on <text:a xlink:href="https://freenetproject.org/download.html#download" xlink:type="simple">how to install Freenet</text:a></text:p>
          </table:table-cell>
          <table:table-cell table:style-name="ce22" office:value-type="float" office:value="30" calcext:value-type="float">
            <text:p>30</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2:.O52])" office:value-type="float" office:value="8.99464285714286" calcext:value-type="float">
            <text:p>9</text:p>
          </table:table-cell>
          <table:table-cell table:style-name="ce35" table:formula="of:=AVERAGE([.B52:.J52])" office:value-type="float" office:value="10.1027777777778" calcext:value-type="float">
            <text:p>10</text:p>
          </table:table-cell>
          <table:table-cell table:style-name="ce35" table:formula="of:=[.Q52]-[.P52]" office:value-type="float" office:value="1.10813492063492" calcext:value-type="float">
            <text:p>1</text:p>
          </table:table-cell>
          <table:table-cell table:style-name="ce35" table:formula="of:=MEDIAN([.B52:.J52])" office:value-type="float" office:value="10" calcext:value-type="float">
            <text:p>10</text:p>
          </table:table-cell>
          <table:table-cell table:style-name="ce35" table:formula="of:=[.S52]-[.P52]" office:value-type="float" office:value="1.00535714285714" calcext:value-type="float">
            <text:p>1</text:p>
          </table:table-cell>
          <table:table-cell table:style-name="ce35" table:formula="of:=STDEV([.B52:.O52])" office:value-type="float" office:value="10.1568666549902" calcext:value-type="float">
            <text:p>10</text:p>
          </table:table-cell>
          <table:table-cell table:style-name="ce35" table:formula="of:=STDEV([.B52:.J52])" office:value-type="float" office:value="11.6198136579054" calcext:value-type="float">
            <text:p>12</text:p>
          </table:table-cell>
          <table:table-cell table:style-name="ce41" table:formula="of:=ABS([.Q52]-14.925)/14.925" office:value-type="percentage" office:value="0.323096966313047" calcext:value-type="percentage">
            <text:p>32%</text:p>
          </table:table-cell>
          <table:table-cell table:style-name="ce45" table:number-columns-repeated="1000"/>
          <table:table-cell/>
        </table:table-row>
        <table:table-row table:style-name="ro7">
          <table:table-cell table:style-name="ce10"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5" calcext:value-type="float">
            <text:p>5</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3:.O53])" office:value-type="float" office:value="6.6375" calcext:value-type="float">
            <text:p>7</text:p>
          </table:table-cell>
          <table:table-cell table:style-name="ce35" table:formula="of:=AVERAGE([.B53:.J53])" office:value-type="float" office:value="5.88055555555556" calcext:value-type="float">
            <text:p>6</text:p>
          </table:table-cell>
          <table:table-cell table:style-name="ce35" table:formula="of:=[.Q53]-[.P53]" office:value-type="float" office:value="-0.756944444444445" calcext:value-type="float">
            <text:p>-1</text:p>
          </table:table-cell>
          <table:table-cell table:style-name="ce35" table:formula="of:=MEDIAN([.B53:.J53])" office:value-type="float" office:value="5" calcext:value-type="float">
            <text:p>5</text:p>
          </table:table-cell>
          <table:table-cell table:style-name="ce35" table:formula="of:=[.S53]-[.P53]" office:value-type="float" office:value="-1.6375" calcext:value-type="float">
            <text:p>-2</text:p>
          </table:table-cell>
          <table:table-cell table:style-name="ce35" table:formula="of:=STDEV([.B53:.O53])" office:value-type="float" office:value="5.88326137640314" calcext:value-type="float">
            <text:p>6</text:p>
          </table:table-cell>
          <table:table-cell table:style-name="ce35" table:formula="of:=STDEV([.B53:.J53])" office:value-type="float" office:value="5.65162832976283" calcext:value-type="float">
            <text:p>6</text:p>
          </table:table-cell>
          <table:table-cell table:style-name="ce41" table:formula="of:=ABS([.Q53]-14.925)/14.925" office:value-type="percentage" office:value="0.605992927600968" calcext:value-type="percentage">
            <text:p>61%</text:p>
          </table:table-cell>
          <table:table-cell table:style-name="ce45" table:number-columns-repeated="1000"/>
          <table:table-cell/>
        </table:table-row>
        <table:table-row table:style-name="ro7">
          <table:table-cell table:style-name="ce10"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4:.O54])" office:value-type="float" office:value="7.70892857142857" calcext:value-type="float">
            <text:p>8</text:p>
          </table:table-cell>
          <table:table-cell table:style-name="ce35" table:formula="of:=AVERAGE([.B54:.J54])" office:value-type="float" office:value="7.54722222222222" calcext:value-type="float">
            <text:p>8</text:p>
          </table:table-cell>
          <table:table-cell table:style-name="ce35" table:formula="of:=[.Q54]-[.P54]" office:value-type="float" office:value="-0.16170634920635" calcext:value-type="float">
            <text:p>0</text:p>
          </table:table-cell>
          <table:table-cell table:style-name="ce35" table:formula="of:=MEDIAN([.B54:.J54])" office:value-type="float" office:value="10" calcext:value-type="float">
            <text:p>10</text:p>
          </table:table-cell>
          <table:table-cell table:style-name="ce35" table:formula="of:=[.S54]-[.P54]" office:value-type="float" office:value="2.29107142857143" calcext:value-type="float">
            <text:p>2</text:p>
          </table:table-cell>
          <table:table-cell table:style-name="ce35" table:formula="of:=STDEV([.B54:.O54])" office:value-type="float" office:value="6.56195039561452" calcext:value-type="float">
            <text:p>7</text:p>
          </table:table-cell>
          <table:table-cell table:style-name="ce35" table:formula="of:=STDEV([.B54:.J54])" office:value-type="float" office:value="6.41395505475712" calcext:value-type="float">
            <text:p>6</text:p>
          </table:table-cell>
          <table:table-cell table:style-name="ce41" table:formula="of:=ABS([.Q54]-14.925)/14.925" office:value-type="percentage" office:value="0.494323469197841" calcext:value-type="percentage">
            <text:p>49%</text:p>
          </table:table-cell>
          <table:table-cell table:style-name="ce45" table:number-columns-repeated="1000"/>
          <table:table-cell/>
        </table:table-row>
        <table:table-row table:style-name="ro7">
          <table:table-cell table:style-name="ce10" office:value-type="string" calcext:value-type="string">
            <text:p>Language: Fix current low-hanging problems with UI language, as per issues on transifex.</text:p>
          </table:table-cell>
          <table:table-cell table:style-name="ce22" office:value-type="float" office:value="5" calcext:value-type="float">
            <text:p>5</text:p>
          </table:table-cell>
          <table:table-cell table:style-name="ce22" office:value-type="float" office:value="10" calcext:value-type="float">
            <text:p>10</text:p>
          </table:table-cell>
          <table:table-cell table:number-columns-repeated="2"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5:.O55])" office:value-type="float" office:value="6.6375" calcext:value-type="float">
            <text:p>7</text:p>
          </table:table-cell>
          <table:table-cell table:style-name="ce35" table:formula="of:=AVERAGE([.B55:.J55])" office:value-type="float" office:value="6.43611111111111" calcext:value-type="float">
            <text:p>6</text:p>
          </table:table-cell>
          <table:table-cell table:style-name="ce35" table:formula="of:=[.Q55]-[.P55]" office:value-type="float" office:value="-0.201388888888889" calcext:value-type="float">
            <text:p>0</text:p>
          </table:table-cell>
          <table:table-cell table:style-name="ce35" table:formula="of:=MEDIAN([.B55:.J55])" office:value-type="float" office:value="5" calcext:value-type="float">
            <text:p>5</text:p>
          </table:table-cell>
          <table:table-cell table:style-name="ce35" table:formula="of:=[.S55]-[.P55]" office:value-type="float" office:value="-1.6375" calcext:value-type="float">
            <text:p>-2</text:p>
          </table:table-cell>
          <table:table-cell table:style-name="ce35" table:formula="of:=STDEV([.B55:.O55])" office:value-type="float" office:value="6.79346936119819" calcext:value-type="float">
            <text:p>7</text:p>
          </table:table-cell>
          <table:table-cell table:style-name="ce35" table:formula="of:=STDEV([.B55:.J55])" office:value-type="float" office:value="6.79102246433563" calcext:value-type="float">
            <text:p>7</text:p>
          </table:table-cell>
          <table:table-cell table:style-name="ce41" table:formula="of:=ABS([.Q55]-14.925)/14.925" office:value-type="percentage" office:value="0.568769774799926" calcext:value-type="percentage">
            <text:p>57%</text:p>
          </table:table-cell>
          <table:table-cell table:style-name="ce45" table:number-columns-repeated="1000"/>
          <table:table-cell/>
        </table:table-row>
        <table:table-row table:style-name="ro7">
          <table:table-cell table:style-name="ce10" office:value-type="string" calcext:value-type="string">
            <text:p>Language: Add Transifex issues to main bugtracker</text:p>
          </table:table-cell>
          <table:table-cell table:number-columns-repeated="4" table:style-name="ce22" office:value-type="float" office:value="0" calcext:value-type="float">
            <text:p>0</text:p>
          </table:table-cell>
          <table:table-cell table:number-columns-repeated="2"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35" table:formula="of:=AVERAGE([.B56:.O56])" office:value-type="float" office:value="3.78571428571429" calcext:value-type="float">
            <text:p>4</text:p>
          </table:table-cell>
          <table:table-cell table:style-name="ce35" table:formula="of:=AVERAGE([.B56:.J56])" office:value-type="float" office:value="2.55555555555556" calcext:value-type="float">
            <text:p>3</text:p>
          </table:table-cell>
          <table:table-cell table:style-name="ce35" table:formula="of:=[.Q56]-[.P56]" office:value-type="float" office:value="-1.23015873015873" calcext:value-type="float">
            <text:p>-1</text:p>
          </table:table-cell>
          <table:table-cell table:style-name="ce35" table:formula="of:=MEDIAN([.B56:.J56])" office:value-type="float" office:value="0" calcext:value-type="float">
            <text:p>0</text:p>
          </table:table-cell>
          <table:table-cell table:style-name="ce35" table:formula="of:=[.S56]-[.P56]" office:value-type="float" office:value="-3.78571428571429" calcext:value-type="float">
            <text:p>-4</text:p>
          </table:table-cell>
          <table:table-cell table:style-name="ce35" table:formula="of:=STDEV([.B56:.O56])" office:value-type="float" office:value="6.00228894068526" calcext:value-type="float">
            <text:p>6</text:p>
          </table:table-cell>
          <table:table-cell table:style-name="ce35" table:formula="of:=STDEV([.B56:.J56])" office:value-type="float" office:value="4.47524052736585" calcext:value-type="float">
            <text:p>4</text:p>
          </table:table-cell>
          <table:table-cell table:style-name="ce41" table:formula="of:=ABS([.Q56]-14.925)/14.925" office:value-type="percentage" office:value="0.828773497115206" calcext:value-type="percentage">
            <text:p>83%</text:p>
          </table:table-cell>
          <table:table-cell table:style-name="ce45" table:number-columns-repeated="1000"/>
          <table:table-cell/>
        </table:table-row>
        <table:table-row table:style-name="ro7">
          <table:table-cell table:style-name="ce10" office:value-type="string" calcext:value-type="string">
            <text:p>Language: Establish overview of, and do away with needlessly difficult words</text:p>
          </table:table-cell>
          <table:table-cell table:style-name="ce22" office:value-type="float" office:value="5" calcext:value-type="float">
            <text:p>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7:.O57])" office:value-type="float" office:value="7.35178571428571" calcext:value-type="float">
            <text:p>7</text:p>
          </table:table-cell>
          <table:table-cell table:style-name="ce35" table:formula="of:=AVERAGE([.B57:.J57])" office:value-type="float" office:value="7.54722222222222" calcext:value-type="float">
            <text:p>8</text:p>
          </table:table-cell>
          <table:table-cell table:style-name="ce35" table:formula="of:=[.Q57]-[.P57]" office:value-type="float" office:value="0.195436507936508" calcext:value-type="float">
            <text:p>0</text:p>
          </table:table-cell>
          <table:table-cell table:style-name="ce35" table:formula="of:=MEDIAN([.B57:.J57])" office:value-type="float" office:value="10" calcext:value-type="float">
            <text:p>10</text:p>
          </table:table-cell>
          <table:table-cell table:style-name="ce35" table:formula="of:=[.S57]-[.P57]" office:value-type="float" office:value="2.64821428571429" calcext:value-type="float">
            <text:p>3</text:p>
          </table:table-cell>
          <table:table-cell table:style-name="ce35" table:formula="of:=STDEV([.B57:.O57])" office:value-type="float" office:value="6.56372947666623" calcext:value-type="float">
            <text:p>7</text:p>
          </table:table-cell>
          <table:table-cell table:style-name="ce35" table:formula="of:=STDEV([.B57:.J57])" office:value-type="float" office:value="6.41395505475712" calcext:value-type="float">
            <text:p>6</text:p>
          </table:table-cell>
          <table:table-cell table:style-name="ce41" table:formula="of:=ABS([.Q57]-14.925)/14.925" office:value-type="percentage" office:value="0.494323469197841" calcext:value-type="percentage">
            <text:p>49%</text:p>
          </table:table-cell>
          <table:table-cell table:style-name="ce45" table:number-columns-repeated="1000"/>
          <table:table-cell/>
        </table:table-row>
        <table:table-row table:style-name="ro5">
          <table:table-cell table:style-name="ce10" office:value-type="string" calcext:value-type="string">
            <text:p>Language: Document how Freenet works, with a infographic, on the Wiki, detailing the remainder of speciality words.</text:p>
          </table:table-cell>
          <table:table-cell table:style-name="ce22" office:value-type="float" office:value="15" calcext:value-type="float">
            <text:p>15</text:p>
          </table:table-cell>
          <table:table-cell table:style-name="ce22" office:value-type="float" office:value="25" calcext:value-type="float">
            <text:p>25</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58:.O58])" office:value-type="float" office:value="18.0660714285714" calcext:value-type="float">
            <text:p>18</text:p>
          </table:table-cell>
          <table:table-cell table:style-name="ce35" table:formula="of:=AVERAGE([.B58:.J58])" office:value-type="float" office:value="16.4361111111111" calcext:value-type="float">
            <text:p>16</text:p>
          </table:table-cell>
          <table:table-cell table:style-name="ce35" table:formula="of:=[.Q58]-[.P58]" office:value-type="float" office:value="-1.62996031746032" calcext:value-type="float">
            <text:p>-2</text:p>
          </table:table-cell>
          <table:table-cell table:style-name="ce35" table:formula="of:=MEDIAN([.B58:.J58])" office:value-type="float" office:value="15" calcext:value-type="float">
            <text:p>15</text:p>
          </table:table-cell>
          <table:table-cell table:style-name="ce35" table:formula="of:=[.S58]-[.P58]" office:value-type="float" office:value="-3.06607142857143" calcext:value-type="float">
            <text:p>-3</text:p>
          </table:table-cell>
          <table:table-cell table:style-name="ce35" table:formula="of:=STDEV([.B58:.O58])" office:value-type="float" office:value="15.1844923648807" calcext:value-type="float">
            <text:p>15</text:p>
          </table:table-cell>
          <table:table-cell table:style-name="ce35" table:formula="of:=STDEV([.B58:.J58])" office:value-type="float" office:value="14.8342672926947" calcext:value-type="float">
            <text:p>15</text:p>
          </table:table-cell>
          <table:table-cell table:style-name="ce41" table:formula="of:=ABS([.Q58]-14.925)/14.925" office:value-type="percentage" office:value="0.101246975618835" calcext:value-type="percentage">
            <text:p>10%</text:p>
          </table:table-cell>
          <table:table-cell table:style-name="ce45" table:number-columns-repeated="1000"/>
          <table:table-cell/>
        </table:table-row>
        <table:table-row table:style-name="ro7">
          <table:table-cell table:style-name="ce10" office:value-type="string" calcext:value-type="string">
            <text:p>Website redesign</text:p>
          </table:table-cell>
          <table:table-cell table:style-name="ce22" office:value-type="float" office:value="15" calcext:value-type="float">
            <text:p>15</text:p>
          </table:table-cell>
          <table:table-cell table:style-name="ce22" office:value-type="float" office:value="20" calcext:value-type="float">
            <text:p>20</text:p>
          </table:table-cell>
          <table:table-cell table:style-name="ce22" office:value-type="float" office:value="80" calcext:value-type="float">
            <text:p>8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5" calcext:value-type="float">
            <text:p>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59:.O59])" office:value-type="float" office:value="12.3517857142857" calcext:value-type="float">
            <text:p>12</text:p>
          </table:table-cell>
          <table:table-cell table:style-name="ce35" table:formula="of:=AVERAGE([.B59:.J59])" office:value-type="float" office:value="18.1027777777778" calcext:value-type="float">
            <text:p>18</text:p>
          </table:table-cell>
          <table:table-cell table:style-name="ce35" table:formula="of:=[.Q59]-[.P59]" office:value-type="float" office:value="5.75099206349206" calcext:value-type="float">
            <text:p>6</text:p>
          </table:table-cell>
          <table:table-cell table:style-name="ce35" table:formula="of:=MEDIAN([.B59:.J59])" office:value-type="float" office:value="14.925" calcext:value-type="float">
            <text:p>15</text:p>
          </table:table-cell>
          <table:table-cell table:style-name="ce35" table:formula="of:=[.S59]-[.P59]" office:value-type="float" office:value="2.57321428571429" calcext:value-type="float">
            <text:p>3</text:p>
          </table:table-cell>
          <table:table-cell table:style-name="ce35" table:formula="of:=STDEV([.B59:.O59])" office:value-type="float" office:value="20.7194131940168" calcext:value-type="float">
            <text:p>21</text:p>
          </table:table-cell>
          <table:table-cell table:style-name="ce35" table:formula="of:=STDEV([.B59:.J59])" office:value-type="float" office:value="24.2831231402479" calcext:value-type="float">
            <text:p>24</text:p>
          </table:table-cell>
          <table:table-cell table:style-name="ce41" table:formula="of:=ABS([.Q59]-14.925)/14.925" office:value-type="percentage" office:value="0.212916434021962" calcext:value-type="percentage">
            <text:p>21%</text:p>
          </table:table-cell>
          <table:table-cell table:style-name="ce45" table:number-columns-repeated="1000"/>
          <table:table-cell/>
        </table:table-row>
        <table:table-row table:style-name="ro7">
          <table:table-cell table:style-name="ce11" office:value-type="string" calcext:value-type="string">
            <text:p>Website redesign: Migration to static Github Pages</text:p>
          </table:table-cell>
          <table:table-cell table:style-name="ce21" office:value-type="float" office:value="0" calcext:value-type="float">
            <text:p>0</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4" table:style-name="ce21" office:value-type="float" office:value="0" calcext:value-type="float">
            <text:p>0</text:p>
          </table:table-cell>
          <table:table-cell table:style-name="ce34" table:formula="of:=AVERAGE([.B60:.O60])" office:value-type="float" office:value="4.85178571428571" calcext:value-type="float">
            <text:p>5</text:p>
          </table:table-cell>
          <table:table-cell table:style-name="ce34" table:formula="of:=AVERAGE([.B60:.J60])" office:value-type="float" office:value="5.88055555555556" calcext:value-type="float">
            <text:p>6</text:p>
          </table:table-cell>
          <table:table-cell table:style-name="ce34" table:formula="of:=[.Q60]-[.P60]" office:value-type="float" office:value="1.02876984126984" calcext:value-type="float">
            <text:p>1</text:p>
          </table:table-cell>
          <table:table-cell table:style-name="ce34" table:formula="of:=MEDIAN([.B60:.J60])" office:value-type="float" office:value="5" calcext:value-type="float">
            <text:p>5</text:p>
          </table:table-cell>
          <table:table-cell table:style-name="ce34" table:formula="of:=[.S60]-[.P60]" office:value-type="float" office:value="0.148214285714286" calcext:value-type="float">
            <text:p>0</text:p>
          </table:table-cell>
          <table:table-cell table:style-name="ce34" table:formula="of:=STDEV([.B60:.O60])" office:value-type="float" office:value="6.57616956756125" calcext:value-type="float">
            <text:p>7</text:p>
          </table:table-cell>
          <table:table-cell table:style-name="ce34" table:formula="of:=STDEV([.B60:.J60])" office:value-type="float" office:value="6.66640103637471" calcext:value-type="float">
            <text:p>7</text:p>
          </table:table-cell>
          <table:table-cell table:style-name="ce40" table:formula="of:=ABS([.Q60]-14.925)/14.925" office:value-type="percentage" office:value="0.605992927600968" calcext:value-type="percentage">
            <text:p>61%</text:p>
          </table:table-cell>
          <table:table-cell table:style-name="ce44" table:number-columns-repeated="1000"/>
          <table:table-cell table:style-name="ce48"/>
        </table:table-row>
        <table:table-row table:style-name="ro7">
          <table:table-cell table:style-name="ce11" office:value-type="string" calcext:value-type="string">
            <text:p>Website redesign: New CSS redesign</text:p>
          </table:table-cell>
          <table:table-cell table:style-name="ce21" office:value-type="float" office:value="30" calcext:value-type="float">
            <text:p>30</text:p>
          </table:table-cell>
          <table:table-cell table:style-name="ce21" office:value-type="float" office:value="20" calcext:value-type="float">
            <text:p>20</text:p>
          </table:table-cell>
          <table:table-cell table:style-name="ce21" office:value-type="float" office:value="0" calcext:value-type="float">
            <text:p>0</text:p>
          </table:table-cell>
          <table:table-cell table:style-name="ce21" office:value-type="float" office:value="15" calcext:value-type="float">
            <text:p>15</text:p>
          </table:table-cell>
          <table:table-cell table:style-name="ce21" office:value-type="float" office:value="14.925" calcext:value-type="float">
            <text:p>15</text:p>
          </table:table-cell>
          <table:table-cell table:style-name="ce21" office:value-type="float" office:value="5" calcext:value-type="float">
            <text:p>5</text:p>
          </table:table-cell>
          <table:table-cell table:style-name="ce21" office:value-type="float" office:value="0" calcext:value-type="float">
            <text:p>0</text:p>
          </table:table-cell>
          <table:table-cell table:style-name="ce21" office:value-type="float" office:value="13" calcext:value-type="float">
            <text:p>13</text:p>
          </table:table-cell>
          <table:table-cell table:style-name="ce21" office:value-type="float" office:value="0" calcext:value-type="float">
            <text:p>0</text:p>
          </table:table-cell>
          <table:table-cell table:style-name="ce21" office:value-type="float" office:value="15" calcext:value-type="float">
            <text:p>15</text:p>
          </table:table-cell>
          <table:table-cell table:number-columns-repeated="3" table:style-name="ce21" office:value-type="float" office:value="0" calcext:value-type="float">
            <text:p>0</text:p>
          </table:table-cell>
          <table:table-cell table:style-name="ce21" office:value-type="float" office:value="30" calcext:value-type="float">
            <text:p>30</text:p>
          </table:table-cell>
          <table:table-cell table:style-name="ce34" table:formula="of:=AVERAGE([.B61:.O61])" office:value-type="float" office:value="10.2089285714286" calcext:value-type="float">
            <text:p>10</text:p>
          </table:table-cell>
          <table:table-cell table:style-name="ce34" table:formula="of:=AVERAGE([.B61:.J61])" office:value-type="float" office:value="10.8805555555556" calcext:value-type="float">
            <text:p>11</text:p>
          </table:table-cell>
          <table:table-cell table:style-name="ce34" table:formula="of:=[.Q61]-[.P61]" office:value-type="float" office:value="0.671626984126982" calcext:value-type="float">
            <text:p>1</text:p>
          </table:table-cell>
          <table:table-cell table:style-name="ce34" table:formula="of:=MEDIAN([.B61:.J61])" office:value-type="float" office:value="13" calcext:value-type="float">
            <text:p>13</text:p>
          </table:table-cell>
          <table:table-cell table:style-name="ce34" table:formula="of:=[.S61]-[.P61]" office:value-type="float" office:value="2.79107142857143" calcext:value-type="float">
            <text:p>3</text:p>
          </table:table-cell>
          <table:table-cell table:style-name="ce34" table:formula="of:=STDEV([.B61:.O61])" office:value-type="float" office:value="11.12047491006" calcext:value-type="float">
            <text:p>11</text:p>
          </table:table-cell>
          <table:table-cell table:style-name="ce34" table:formula="of:=STDEV([.B61:.J61])" office:value-type="float" office:value="10.4658804110203" calcext:value-type="float">
            <text:p>10</text:p>
          </table:table-cell>
          <table:table-cell table:style-name="ce40" table:formula="of:=ABS([.Q61]-14.925)/14.925" office:value-type="percentage" office:value="0.270984552391588" calcext:value-type="percentage">
            <text:p>27%</text:p>
          </table:table-cell>
          <table:table-cell table:style-name="ce44" table:number-columns-repeated="1000"/>
          <table:table-cell table:style-name="ce48"/>
        </table:table-row>
        <table:table-row table:style-name="ro4">
          <table:table-cell table:style-name="ce12"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2:.O62])" office:value-type="float" office:value="5.20892857142857" calcext:value-type="float">
            <text:p>5</text:p>
          </table:table-cell>
          <table:table-cell table:style-name="ce35" table:formula="of:=AVERAGE([.B62:.J62])" office:value-type="float" office:value="6.43611111111111" calcext:value-type="float">
            <text:p>6</text:p>
          </table:table-cell>
          <table:table-cell table:style-name="ce35" table:formula="of:=[.Q62]-[.P62]" office:value-type="float" office:value="1.22718253968254" calcext:value-type="float">
            <text:p>1</text:p>
          </table:table-cell>
          <table:table-cell table:style-name="ce35" table:formula="of:=MEDIAN([.B62:.J62])" office:value-type="float" office:value="5" calcext:value-type="float">
            <text:p>5</text:p>
          </table:table-cell>
          <table:table-cell table:style-name="ce35" table:formula="of:=[.S62]-[.P62]" office:value-type="float" office:value="-0.208928571428571" calcext:value-type="float">
            <text:p>0</text:p>
          </table:table-cell>
          <table:table-cell table:style-name="ce35" table:formula="of:=STDEV([.B62:.O62])" office:value-type="float" office:value="6.71905733388576" calcext:value-type="float">
            <text:p>7</text:p>
          </table:table-cell>
          <table:table-cell table:style-name="ce35" table:formula="of:=STDEV([.B62:.J62])" office:value-type="float" office:value="6.79102246433563" calcext:value-type="float">
            <text:p>7</text:p>
          </table:table-cell>
          <table:table-cell table:style-name="ce41" table:formula="of:=ABS([.Q62]-14.925)/14.925" office:value-type="percentage" office:value="0.568769774799926" calcext:value-type="percentage">
            <text:p>57%</text:p>
          </table:table-cell>
          <table:table-cell table:style-name="ce45" table:number-columns-repeated="1000"/>
          <table:table-cell/>
        </table:table-row>
        <table:table-row table:style-name="ro4">
          <table:table-cell table:style-name="ce10"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5" calcext:value-type="float">
            <text:p>5</text:p>
          </table:table-cell>
          <table:table-cell table:style-name="ce35" table:formula="of:=AVERAGE([.B63:.O63])" office:value-type="float" office:value="14.3571428571429" calcext:value-type="float">
            <text:p>14</text:p>
          </table:table-cell>
          <table:table-cell table:style-name="ce35" table:formula="of:=AVERAGE([.B63:.J63])" office:value-type="float" office:value="20.1111111111111" calcext:value-type="float">
            <text:p>20</text:p>
          </table:table-cell>
          <table:table-cell table:style-name="ce35" table:formula="of:=[.Q63]-[.P63]" office:value-type="float" office:value="5.75396825396825" calcext:value-type="float">
            <text:p>6</text:p>
          </table:table-cell>
          <table:table-cell table:style-name="ce35" table:formula="of:=MEDIAN([.B63:.J63])" office:value-type="float" office:value="15" calcext:value-type="float">
            <text:p>15</text:p>
          </table:table-cell>
          <table:table-cell table:style-name="ce35" table:formula="of:=[.S63]-[.P63]" office:value-type="float" office:value="0.642857142857142" calcext:value-type="float">
            <text:p>1</text:p>
          </table:table-cell>
          <table:table-cell table:style-name="ce35" table:formula="of:=STDEV([.B63:.O63])" office:value-type="float" office:value="26.1875106546177" calcext:value-type="float">
            <text:p>26</text:p>
          </table:table-cell>
          <table:table-cell table:style-name="ce35" table:formula="of:=STDEV([.B63:.J63])" office:value-type="float" office:value="31.446162104637" calcext:value-type="float">
            <text:p>31</text:p>
          </table:table-cell>
          <table:table-cell table:style-name="ce41" table:formula="of:=ABS([.Q63]-14.925)/14.925" office:value-type="percentage" office:value="0.347478131397729" calcext:value-type="percentage">
            <text:p>35%</text:p>
          </table:table-cell>
          <table:table-cell table:style-name="ce45" table:number-columns-repeated="1000"/>
          <table:table-cell/>
        </table:table-row>
        <table:table-row table:style-name="ro5">
          <table:table-cell table:style-name="ce10" office:value-type="string" calcext:value-type="string">
            <text:p>Update FSNG: Show web interface usage rather than Thunderbird to match modern user expectations</text:p>
          </table:table-cell>
          <table:table-cell table:number-columns-repeated="4"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4:.O64])" office:value-type="float" office:value="4.5" calcext:value-type="float">
            <text:p>5</text:p>
          </table:table-cell>
          <table:table-cell table:style-name="ce35" table:formula="of:=AVERAGE([.B64:.J64])" office:value-type="float" office:value="5.33333333333333" calcext:value-type="float">
            <text:p>5</text:p>
          </table:table-cell>
          <table:table-cell table:style-name="ce35" table:formula="of:=[.Q64]-[.P64]" office:value-type="float" office:value="0.833333333333333" calcext:value-type="float">
            <text:p>1</text:p>
          </table:table-cell>
          <table:table-cell table:style-name="ce35" table:formula="of:=MEDIAN([.B64:.J64])" office:value-type="float" office:value="0" calcext:value-type="float">
            <text:p>0</text:p>
          </table:table-cell>
          <table:table-cell table:style-name="ce35" table:formula="of:=[.S64]-[.P64]" office:value-type="float" office:value="-4.5" calcext:value-type="float">
            <text:p>-5</text:p>
          </table:table-cell>
          <table:table-cell table:style-name="ce35" table:formula="of:=STDEV([.B64:.O64])" office:value-type="float" office:value="7.52176329572548" calcext:value-type="float">
            <text:p>8</text:p>
          </table:table-cell>
          <table:table-cell table:style-name="ce35" table:formula="of:=STDEV([.B64:.J64])" office:value-type="float" office:value="8.20060973342836" calcext:value-type="float">
            <text:p>8</text:p>
          </table:table-cell>
          <table:table-cell table:style-name="ce41" table:formula="of:=ABS([.Q64]-14.925)/14.925" office:value-type="percentage" office:value="0.642657733109995" calcext:value-type="percentage">
            <text:p>64%</text:p>
          </table:table-cell>
          <table:table-cell table:style-name="ce45" table:number-columns-repeated="1000"/>
          <table:table-cell/>
        </table:table-row>
        <table:table-row table:style-name="ro7">
          <table:table-cell table:style-name="ce10" office:value-type="string" calcext:value-type="string">
            <text:p>Update FSNG: Use a modern Windows installation with the default theme for screenshots</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65:.O65])" office:value-type="float" office:value="4.85714285714286" calcext:value-type="float">
            <text:p>5</text:p>
          </table:table-cell>
          <table:table-cell table:style-name="ce35" table:formula="of:=AVERAGE([.B65:.J65])" office:value-type="float" office:value="5.88888888888889" calcext:value-type="float">
            <text:p>6</text:p>
          </table:table-cell>
          <table:table-cell table:style-name="ce35" table:formula="of:=[.Q65]-[.P65]" office:value-type="float" office:value="1.03174603174603" calcext:value-type="float">
            <text:p>1</text:p>
          </table:table-cell>
          <table:table-cell table:style-name="ce35" table:formula="of:=MEDIAN([.B65:.J65])" office:value-type="float" office:value="0" calcext:value-type="float">
            <text:p>0</text:p>
          </table:table-cell>
          <table:table-cell table:style-name="ce35" table:formula="of:=[.S65]-[.P65]" office:value-type="float" office:value="-4.85714285714286" calcext:value-type="float">
            <text:p>-5</text:p>
          </table:table-cell>
          <table:table-cell table:style-name="ce35" table:formula="of:=STDEV([.B65:.O65])" office:value-type="float" office:value="6.87086539009397" calcext:value-type="float">
            <text:p>7</text:p>
          </table:table-cell>
          <table:table-cell table:style-name="ce35" table:formula="of:=STDEV([.B65:.J65])" office:value-type="float" office:value="7.13169763177822" calcext:value-type="float">
            <text:p>7</text:p>
          </table:table-cell>
          <table:table-cell table:style-name="ce41" table:formula="of:=ABS([.Q65]-14.925)/14.925" office:value-type="percentage" office:value="0.605434580308952" calcext:value-type="percentage">
            <text:p>61%</text:p>
          </table:table-cell>
          <table:table-cell table:style-name="ce45" table:number-columns-repeated="1000"/>
          <table:table-cell/>
        </table:table-row>
        <table:table-row table:style-name="ro4">
          <table:table-cell table:style-name="ce10"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22" office:value-type="float" office:value="15" calcext:value-type="float">
            <text:p>15</text:p>
          </table:table-cell>
          <table:table-cell table:style-name="ce22" office:value-type="float" office:value="10" calcext:value-type="float">
            <text:p>10</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6:.O66])" office:value-type="float" office:value="14.3571428571429" calcext:value-type="float">
            <text:p>14</text:p>
          </table:table-cell>
          <table:table-cell table:style-name="ce35" table:formula="of:=AVERAGE([.B66:.J66])" office:value-type="float" office:value="14.5555555555556" calcext:value-type="float">
            <text:p>15</text:p>
          </table:table-cell>
          <table:table-cell table:style-name="ce35" table:formula="of:=[.Q66]-[.P66]" office:value-type="float" office:value="0.198412698412698" calcext:value-type="float">
            <text:p>0</text:p>
          </table:table-cell>
          <table:table-cell table:style-name="ce35" table:formula="of:=MEDIAN([.B66:.J66])" office:value-type="float" office:value="10" calcext:value-type="float">
            <text:p>10</text:p>
          </table:table-cell>
          <table:table-cell table:style-name="ce35" table:formula="of:=[.S66]-[.P66]" office:value-type="float" office:value="-4.35714285714286" calcext:value-type="float">
            <text:p>-4</text:p>
          </table:table-cell>
          <table:table-cell table:style-name="ce35" table:formula="of:=STDEV([.B66:.O66])" office:value-type="float" office:value="19.245807307076" calcext:value-type="float">
            <text:p>19</text:p>
          </table:table-cell>
          <table:table-cell table:style-name="ce35" table:formula="of:=STDEV([.B66:.J66])" office:value-type="float" office:value="19.5071212068254" calcext:value-type="float">
            <text:p>20</text:p>
          </table:table-cell>
          <table:table-cell table:style-name="ce41" table:formula="of:=ABS([.Q66]-14.925)/14.925" office:value-type="percentage" office:value="0.0247533966126932" calcext:value-type="percentage">
            <text:p>2%</text:p>
          </table:table-cell>
          <table:table-cell table:style-name="ce45" table:number-columns-repeated="1000"/>
          <table:table-cell/>
        </table:table-row>
        <table:table-row table:style-name="ro4">
          <table:table-cell table:style-name="ce10"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number-columns-repeated="2" table:style-name="ce22" office:value-type="float" office:value="0" calcext:value-type="float">
            <text:p>0</text:p>
          </table:table-cell>
          <table:table-cell table:style-name="ce22" office:value-type="float" office:value="5" calcext:value-type="float">
            <text:p>5</text:p>
          </table:table-cell>
          <table:table-cell table:style-name="ce35" table:formula="of:=AVERAGE([.B67:.O67])" office:value-type="float" office:value="9.70892857142857" calcext:value-type="float">
            <text:p>10</text:p>
          </table:table-cell>
          <table:table-cell table:style-name="ce35" table:formula="of:=AVERAGE([.B67:.J67])" office:value-type="float" office:value="7.325" calcext:value-type="float">
            <text:p>7</text:p>
          </table:table-cell>
          <table:table-cell table:style-name="ce35" table:formula="of:=[.Q67]-[.P67]" office:value-type="float" office:value="-2.38392857142857" calcext:value-type="float">
            <text:p>-2</text:p>
          </table:table-cell>
          <table:table-cell table:style-name="ce35" table:formula="of:=MEDIAN([.B67:.J67])" office:value-type="float" office:value="0" calcext:value-type="float">
            <text:p>0</text:p>
          </table:table-cell>
          <table:table-cell table:style-name="ce35" table:formula="of:=[.S67]-[.P67]" office:value-type="float" office:value="-9.70892857142857" calcext:value-type="float">
            <text:p>-10</text:p>
          </table:table-cell>
          <table:table-cell table:style-name="ce35" table:formula="of:=STDEV([.B67:.O67])" office:value-type="float" office:value="14.2884286397947" calcext:value-type="float">
            <text:p>14</text:p>
          </table:table-cell>
          <table:table-cell table:style-name="ce35" table:formula="of:=STDEV([.B67:.J67])" office:value-type="float" office:value="9.62324659353588" calcext:value-type="float">
            <text:p>10</text:p>
          </table:table-cell>
          <table:table-cell table:style-name="ce41" table:formula="of:=ABS([.Q67]-14.925)/14.925" office:value-type="percentage" office:value="0.509212730318258" calcext:value-type="percentage">
            <text:p>51%</text:p>
          </table:table-cell>
          <table:table-cell table:style-name="ce45" table:number-columns-repeated="1000"/>
          <table:table-cell/>
        </table:table-row>
        <table:table-row table:style-name="ro4">
          <table:table-cell table:style-name="ce10"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4.925" calcext:value-type="float">
            <text:p>15</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5" calcext:value-type="float">
            <text:p>5</text:p>
          </table:table-cell>
          <table:table-cell table:style-name="ce35" table:formula="of:=AVERAGE([.B68:.O68])" office:value-type="float" office:value="6.92321428571429" calcext:value-type="float">
            <text:p>7</text:p>
          </table:table-cell>
          <table:table-cell table:style-name="ce35" table:formula="of:=AVERAGE([.B68:.J68])" office:value-type="float" office:value="6.88055555555556" calcext:value-type="float">
            <text:p>7</text:p>
          </table:table-cell>
          <table:table-cell table:style-name="ce35" table:formula="of:=[.Q68]-[.P68]" office:value-type="float" office:value="-0.0426587301587302" calcext:value-type="float">
            <text:p>0</text:p>
          </table:table-cell>
          <table:table-cell table:style-name="ce35" table:formula="of:=MEDIAN([.B68:.J68])" office:value-type="float" office:value="1" calcext:value-type="float">
            <text:p>1</text:p>
          </table:table-cell>
          <table:table-cell table:style-name="ce35" table:formula="of:=[.S68]-[.P68]" office:value-type="float" office:value="-5.92321428571429" calcext:value-type="float">
            <text:p>-6</text:p>
          </table:table-cell>
          <table:table-cell table:style-name="ce35" table:formula="of:=STDEV([.B68:.O68])" office:value-type="float" office:value="8.56523869332469" calcext:value-type="float">
            <text:p>9</text:p>
          </table:table-cell>
          <table:table-cell table:style-name="ce35" table:formula="of:=STDEV([.B68:.J68])" office:value-type="float" office:value="9.51102795589298" calcext:value-type="float">
            <text:p>10</text:p>
          </table:table-cell>
          <table:table-cell table:style-name="ce41" table:formula="of:=ABS([.Q68]-14.925)/14.925" office:value-type="percentage" office:value="0.538991252559092" calcext:value-type="percentage">
            <text:p>54%</text:p>
          </table:table-cell>
          <table:table-cell table:style-name="ce45" table:number-columns-repeated="1000"/>
          <table:table-cell/>
        </table:table-row>
        <table:table-row table:style-name="ro4">
          <table:table-cell table:style-name="ce10"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22" office:value-type="float" office:value="30" calcext:value-type="float">
            <text:p>30</text:p>
          </table:table-cell>
          <table:table-cell table:style-name="ce22" office:value-type="float" office:value="25" calcext:value-type="float">
            <text:p>25</text:p>
          </table:table-cell>
          <table:table-cell table:style-name="ce22" office:value-type="float" office:value="1" calcext:value-type="float">
            <text:p>1</text:p>
          </table:table-cell>
          <table:table-cell table:style-name="ce22" office:value-type="float" office:value="300" calcext:value-type="float">
            <text:p>300</text:p>
          </table:table-cell>
          <table:table-cell table:style-name="ce22" office:value-type="float" office:value="14.925" calcext:value-type="float">
            <text:p>15</text:p>
          </table:table-cell>
          <table:table-cell table:style-name="ce22" office:value-type="float" office:value="200" calcext:value-type="float">
            <text:p>200</text:p>
          </table:table-cell>
          <table:table-cell table:style-name="ce22" office:value-type="float" office:value="29.85" calcext:value-type="float">
            <text:p>3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35" calcext:value-type="float">
            <text:p>3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69:.O69])" office:value-type="float" office:value="57.7696428571429" calcext:value-type="float">
            <text:p>58</text:p>
          </table:table-cell>
          <table:table-cell table:style-name="ce35" table:formula="of:=AVERAGE([.B69:.J69])" office:value-type="float" office:value="79.3083333333333" calcext:value-type="float">
            <text:p>79</text:p>
          </table:table-cell>
          <table:table-cell table:style-name="ce35" table:formula="of:=[.Q69]-[.P69]" office:value-type="float" office:value="21.5386904761905" calcext:value-type="float">
            <text:p>22</text:p>
          </table:table-cell>
          <table:table-cell table:style-name="ce35" table:formula="of:=MEDIAN([.B69:.J69])" office:value-type="float" office:value="29.85" calcext:value-type="float">
            <text:p>30</text:p>
          </table:table-cell>
          <table:table-cell table:style-name="ce35" table:formula="of:=[.S69]-[.P69]" office:value-type="float" office:value="-27.9196428571429" calcext:value-type="float">
            <text:p>-28</text:p>
          </table:table-cell>
          <table:table-cell table:style-name="ce35" table:formula="of:=STDEV([.B69:.O69])" office:value-type="float" office:value="87.1166923964254" calcext:value-type="float">
            <text:p>87</text:p>
          </table:table-cell>
          <table:table-cell table:style-name="ce35" table:formula="of:=STDEV([.B69:.J69])" office:value-type="float" office:value="103.802981953796" calcext:value-type="float">
            <text:p>104</text:p>
          </table:table-cell>
          <table:table-cell table:style-name="ce41" table:formula="of:=ABS([.Q69]-14.925)/14.925" office:value-type="percentage" office:value="4.31379117811279" calcext:value-type="percentage">
            <text:p>431%</text:p>
          </table:table-cell>
          <table:table-cell table:style-name="ce45" table:number-columns-repeated="1000"/>
          <table:table-cell/>
        </table:table-row>
        <table:table-row table:style-name="ro6">
          <table:table-cell table:style-name="ce13" table:number-columns-spanned="2" table:number-rows-spanned="1"/>
          <table:covered-table-cell/>
          <table:table-cell table:number-columns-repeated="13"/>
          <table:table-cell table:style-name="ce35" table:number-columns-repeated="7"/>
          <table:table-cell table:style-name="ce41"/>
          <table:table-cell table:number-columns-repeated="1001"/>
        </table:table-row>
        <table:table-row table:style-name="ro2">
          <table:table-cell table:style-name="ce9" office:value-type="string" calcext:value-type="string" table:number-columns-spanned="2" table:number-rows-spanned="1">
            <text:p>New core features - Enable using Freenet for new kinds of tasks/usecases</text:p>
          </table:table-cell>
          <table:covered-table-cell/>
          <table:table-cell table:number-columns-repeated="13"/>
          <table:table-cell table:style-name="ce35" table:number-columns-repeated="7"/>
          <table:table-cell table:style-name="ce41"/>
          <table:table-cell table:number-columns-repeated="1001"/>
        </table:table-row>
        <table:table-row table:style-name="ro5">
          <table:table-cell table:style-name="ce10" office:value-type="string" calcext:value-type="string">
            <text:p>Filesharing (#1 request on <text:a xlink:href="https://freenet.uservoice.com/" xlink:type="simple">uservoice</text:a> with 700 votes, not yet implemented but could easily be built upon Freetalk)</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22" calcext:value-type="float">
            <text:p>22</text:p>
          </table:table-cell>
          <table:table-cell table:style-name="ce22" office:value-type="float" office:value="30" calcext:value-type="float">
            <text:p>30</text:p>
          </table:table-cell>
          <table:table-cell table:style-name="ce22" office:value-type="float" office:value="100" calcext:value-type="float">
            <text:p>10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2:.O72])" office:value-type="float" office:value="19.8571428571429" calcext:value-type="float">
            <text:p>20</text:p>
          </table:table-cell>
          <table:table-cell table:style-name="ce35" table:formula="of:=AVERAGE([.B72:.J72])" office:value-type="float" office:value="18.6666666666667" calcext:value-type="float">
            <text:p>19</text:p>
          </table:table-cell>
          <table:table-cell table:style-name="ce35" table:formula="of:=[.Q72]-[.P72]" office:value-type="float" office:value="-1.19047619047619" calcext:value-type="float">
            <text:p>-1</text:p>
          </table:table-cell>
          <table:table-cell table:style-name="ce35" table:formula="of:=MEDIAN([.B72:.J72])" office:value-type="float" office:value="1" calcext:value-type="float">
            <text:p>1</text:p>
          </table:table-cell>
          <table:table-cell table:style-name="ce35" table:formula="of:=[.S72]-[.P72]" office:value-type="float" office:value="-18.8571428571429" calcext:value-type="float">
            <text:p>-19</text:p>
          </table:table-cell>
          <table:table-cell table:style-name="ce35" table:formula="of:=STDEV([.B72:.O72])" office:value-type="float" office:value="27.6512821871501" calcext:value-type="float">
            <text:p>28</text:p>
          </table:table-cell>
          <table:table-cell table:style-name="ce35" table:formula="of:=STDEV([.B72:.J72])" office:value-type="float" office:value="32.5461211206497" calcext:value-type="float">
            <text:p>33</text:p>
          </table:table-cell>
          <table:table-cell table:style-name="ce41" table:formula="of:=ABS([.Q72]-14.925)/14.925" office:value-type="percentage" office:value="0.25069793411502" calcext:value-type="percentage">
            <text:p>25%</text:p>
          </table:table-cell>
          <table:table-cell table:style-name="ce45" table:number-columns-repeated="1000"/>
          <table:table-cell/>
        </table:table-row>
        <table:table-row table:style-name="ro5">
          <table:table-cell table:style-name="ce10" office:value-type="string" calcext:value-type="string">
            <text:p>Keepalive: This is very popular on uservoice. It could be improved significantly with some integration into the web interface and minor backend changes.</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number-columns-repeated="2"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45" calcext:value-type="float">
            <text:p>45</text:p>
          </table:table-cell>
          <table:table-cell table:style-name="ce35" table:formula="of:=AVERAGE([.B73:.O73])" office:value-type="float" office:value="17.9232142857143" calcext:value-type="float">
            <text:p>18</text:p>
          </table:table-cell>
          <table:table-cell table:style-name="ce35" table:formula="of:=AVERAGE([.B73:.J73])" office:value-type="float" office:value="12.8805555555556" calcext:value-type="float">
            <text:p>13</text:p>
          </table:table-cell>
          <table:table-cell table:style-name="ce35" table:formula="of:=[.Q73]-[.P73]" office:value-type="float" office:value="-5.04265873015873" calcext:value-type="float">
            <text:p>-5</text:p>
          </table:table-cell>
          <table:table-cell table:style-name="ce35" table:formula="of:=MEDIAN([.B73:.J73])" office:value-type="float" office:value="14.925" calcext:value-type="float">
            <text:p>15</text:p>
          </table:table-cell>
          <table:table-cell table:style-name="ce35" table:formula="of:=[.S73]-[.P73]" office:value-type="float" office:value="-2.99821428571429" calcext:value-type="float">
            <text:p>-3</text:p>
          </table:table-cell>
          <table:table-cell table:style-name="ce35" table:formula="of:=STDEV([.B73:.O73])" office:value-type="float" office:value="17.7620448414745" calcext:value-type="float">
            <text:p>18</text:p>
          </table:table-cell>
          <table:table-cell table:style-name="ce35" table:formula="of:=STDEV([.B73:.J73])" office:value-type="float" office:value="14.9188522607397" calcext:value-type="float">
            <text:p>15</text:p>
          </table:table-cell>
          <table:table-cell table:style-name="ce41" table:formula="of:=ABS([.Q73]-14.925)/14.925" office:value-type="percentage" office:value="0.136981202307836" calcext:value-type="percentage">
            <text:p>14%</text:p>
          </table:table-cell>
          <table:table-cell table:style-name="ce45" table:number-columns-repeated="1000"/>
          <table:table-cell/>
        </table:table-row>
        <table:table-row table:style-name="ro5">
          <table:table-cell table:style-name="ce10" office:value-type="string" calcext:value-type="string">
            <text:p>Social networking (Sone, not enabled by default due to WoT performance issues and issues of its own)</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80" calcext:value-type="float">
            <text:p>8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17" calcext:value-type="float">
            <text:p>17</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4:.O74])" office:value-type="float" office:value="24.0660714285714" calcext:value-type="float">
            <text:p>24</text:p>
          </table:table-cell>
          <table:table-cell table:style-name="ce35" table:formula="of:=AVERAGE([.B74:.J74])" office:value-type="float" office:value="19.1027777777778" calcext:value-type="float">
            <text:p>19</text:p>
          </table:table-cell>
          <table:table-cell table:style-name="ce35" table:formula="of:=[.Q74]-[.P74]" office:value-type="float" office:value="-4.96329365079365" calcext:value-type="float">
            <text:p>-5</text:p>
          </table:table-cell>
          <table:table-cell table:style-name="ce35" table:formula="of:=MEDIAN([.B74:.J74])" office:value-type="float" office:value="14.925" calcext:value-type="float">
            <text:p>15</text:p>
          </table:table-cell>
          <table:table-cell table:style-name="ce35" table:formula="of:=[.S74]-[.P74]" office:value-type="float" office:value="-9.14107142857143" calcext:value-type="float">
            <text:p>-9</text:p>
          </table:table-cell>
          <table:table-cell table:style-name="ce35" table:formula="of:=STDEV([.B74:.O74])" office:value-type="float" office:value="30.3546910693814" calcext:value-type="float">
            <text:p>30</text:p>
          </table:table-cell>
          <table:table-cell table:style-name="ce35" table:formula="of:=STDEV([.B74:.J74])" office:value-type="float" office:value="26.046858149198" calcext:value-type="float">
            <text:p>26</text:p>
          </table:table-cell>
          <table:table-cell table:style-name="ce41" table:formula="of:=ABS([.Q74]-14.925)/14.925" office:value-type="percentage" office:value="0.279918109063838" calcext:value-type="percentage">
            <text:p>28%</text:p>
          </table:table-cell>
          <table:table-cell table:style-name="ce45" table:number-columns-repeated="1000"/>
          <table:table-cell/>
        </table:table-row>
        <table:table-row table:style-name="ro7">
          <table:table-cell table:style-name="ce10" office:value-type="string" calcext:value-type="string">
            <text:p>Blogging (FlogHelper, not enabled by default due to WoT performance issues)</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20" calcext:value-type="float">
            <text:p>20</text:p>
          </table:table-cell>
          <table:table-cell table:style-name="ce22" office:value-type="float" office:value="0" calcext:value-type="float">
            <text:p>0</text:p>
          </table:table-cell>
          <table:table-cell table:style-name="ce22" office:value-type="float" office:value="21" calcext:value-type="float">
            <text:p>21</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5:.O75])" office:value-type="float" office:value="13.2803571428571" calcext:value-type="float">
            <text:p>13</text:p>
          </table:table-cell>
          <table:table-cell table:style-name="ce35" table:formula="of:=AVERAGE([.B75:.J75])" office:value-type="float" office:value="13.4361111111111" calcext:value-type="float">
            <text:p>13</text:p>
          </table:table-cell>
          <table:table-cell table:style-name="ce35" table:formula="of:=[.Q75]-[.P75]" office:value-type="float" office:value="0.155753968253967" calcext:value-type="float">
            <text:p>0</text:p>
          </table:table-cell>
          <table:table-cell table:style-name="ce35" table:formula="of:=MEDIAN([.B75:.J75])" office:value-type="float" office:value="14.925" calcext:value-type="float">
            <text:p>15</text:p>
          </table:table-cell>
          <table:table-cell table:style-name="ce35" table:formula="of:=[.S75]-[.P75]" office:value-type="float" office:value="1.64464285714286" calcext:value-type="float">
            <text:p>2</text:p>
          </table:table-cell>
          <table:table-cell table:style-name="ce35" table:formula="of:=STDEV([.B75:.O75])" office:value-type="float" office:value="14.3971290493153" calcext:value-type="float">
            <text:p>14</text:p>
          </table:table-cell>
          <table:table-cell table:style-name="ce35" table:formula="of:=STDEV([.B75:.J75])" office:value-type="float" office:value="16.4468609804762" calcext:value-type="float">
            <text:p>16</text:p>
          </table:table-cell>
          <table:table-cell table:style-name="ce41" table:formula="of:=ABS([.Q75]-14.925)/14.925" office:value-type="percentage" office:value="0.0997580495067933" calcext:value-type="percentage">
            <text:p>10%</text:p>
          </table:table-cell>
          <table:table-cell table:style-name="ce45" table:number-columns-repeated="1000"/>
          <table:table-cell/>
        </table:table-row>
        <table:table-row table:style-name="ro4">
          <table:table-cell table:style-name="ce10"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100" calcext:value-type="float">
            <text:p>100</text:p>
          </table:table-cell>
          <table:table-cell table:style-name="ce22" office:value-type="float" office:value="27" calcext:value-type="float">
            <text:p>27</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0" calcext:value-type="float">
            <text:p>50</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35" table:formula="of:=AVERAGE([.B76:.O76])" office:value-type="float" office:value="26.2089285714286" calcext:value-type="float">
            <text:p>26</text:p>
          </table:table-cell>
          <table:table-cell table:style-name="ce35" table:formula="of:=AVERAGE([.B76:.J76])" office:value-type="float" office:value="30.2138888888889" calcext:value-type="float">
            <text:p>30</text:p>
          </table:table-cell>
          <table:table-cell table:style-name="ce35" table:formula="of:=[.Q76]-[.P76]" office:value-type="float" office:value="4.00496031746032" calcext:value-type="float">
            <text:p>4</text:p>
          </table:table-cell>
          <table:table-cell table:style-name="ce35" table:formula="of:=MEDIAN([.B76:.J76])" office:value-type="float" office:value="15" calcext:value-type="float">
            <text:p>15</text:p>
          </table:table-cell>
          <table:table-cell table:style-name="ce35" table:formula="of:=[.S76]-[.P76]" office:value-type="float" office:value="-11.2089285714286" calcext:value-type="float">
            <text:p>-11</text:p>
          </table:table-cell>
          <table:table-cell table:style-name="ce35" table:formula="of:=STDEV([.B76:.O76])" office:value-type="float" office:value="34.4294646944786" calcext:value-type="float">
            <text:p>34</text:p>
          </table:table-cell>
          <table:table-cell table:style-name="ce35" table:formula="of:=STDEV([.B76:.J76])" office:value-type="float" office:value="40.5984049700368" calcext:value-type="float">
            <text:p>41</text:p>
          </table:table-cell>
          <table:table-cell table:style-name="ce41" table:formula="of:=ABS([.Q76]-14.925)/14.925" office:value-type="percentage" office:value="1.02438116508468" calcext:value-type="percentage">
            <text:p>102%</text:p>
          </table:table-cell>
          <table:table-cell table:style-name="ce45" table:number-columns-repeated="1000"/>
          <table:table-cell/>
        </table:table-row>
        <table:table-row table:style-name="ro7">
          <table:table-cell table:style-name="ce10" office:value-type="string" calcext:value-type="string">
            <text:p>Mail (Freemail, not enabled by default due to WoT performance issue)</text:p>
          </table:table-cell>
          <table:table-cell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4" calcext:value-type="float">
            <text:p>4</text:p>
          </table:table-cell>
          <table:table-cell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5" calcext:value-type="float">
            <text:p>5</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7:.O77])" office:value-type="float" office:value="8.1375" calcext:value-type="float">
            <text:p>8</text:p>
          </table:table-cell>
          <table:table-cell table:style-name="ce35" table:formula="of:=AVERAGE([.B77:.J77])" office:value-type="float" office:value="5.43611111111111" calcext:value-type="float">
            <text:p>5</text:p>
          </table:table-cell>
          <table:table-cell table:style-name="ce35" table:formula="of:=[.Q77]-[.P77]" office:value-type="float" office:value="-2.70138888888889" calcext:value-type="float">
            <text:p>-3</text:p>
          </table:table-cell>
          <table:table-cell table:style-name="ce35" table:formula="of:=MEDIAN([.B77:.J77])" office:value-type="float" office:value="0" calcext:value-type="float">
            <text:p>0</text:p>
          </table:table-cell>
          <table:table-cell table:style-name="ce35" table:formula="of:=[.S77]-[.P77]" office:value-type="float" office:value="-8.1375" calcext:value-type="float">
            <text:p>-8</text:p>
          </table:table-cell>
          <table:table-cell table:style-name="ce35" table:formula="of:=STDEV([.B77:.O77])" office:value-type="float" office:value="9.35081624368038" calcext:value-type="float">
            <text:p>9</text:p>
          </table:table-cell>
          <table:table-cell table:style-name="ce35" table:formula="of:=STDEV([.B77:.J77])" office:value-type="float" office:value="7.26974800877658" calcext:value-type="float">
            <text:p>7</text:p>
          </table:table-cell>
          <table:table-cell table:style-name="ce41" table:formula="of:=ABS([.Q77]-14.925)/14.925" office:value-type="percentage" office:value="0.635771449841802" calcext:value-type="percentage">
            <text:p>64%</text:p>
          </table:table-cell>
          <table:table-cell table:style-name="ce45" table:number-columns-repeated="1000"/>
          <table:table-cell/>
        </table:table-row>
        <table:table-row table:style-name="ro5">
          <table:table-cell table:style-name="ce10" office:value-type="string" calcext:value-type="string">
            <text:p>Distributed version control (various tools for Git / Mercurial over Freenet, not finished yet and lack code review)</text:p>
          </table:table-cell>
          <table:table-cell table:style-name="ce22" office:value-type="float" office:value="30" calcext:value-type="float">
            <text:p>30</text:p>
          </table:table-cell>
          <table:table-cell table:number-columns-repeated="3"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78:.O78])" office:value-type="float" office:value="21.6375" calcext:value-type="float">
            <text:p>22</text:p>
          </table:table-cell>
          <table:table-cell table:style-name="ce35" table:formula="of:=AVERAGE([.B78:.J78])" office:value-type="float" office:value="19.2138888888889" calcext:value-type="float">
            <text:p>19</text:p>
          </table:table-cell>
          <table:table-cell table:style-name="ce35" table:formula="of:=[.Q78]-[.P78]" office:value-type="float" office:value="-2.42361111111111" calcext:value-type="float">
            <text:p>-2</text:p>
          </table:table-cell>
          <table:table-cell table:style-name="ce35" table:formula="of:=MEDIAN([.B78:.J78])" office:value-type="float" office:value="13" calcext:value-type="float">
            <text:p>13</text:p>
          </table:table-cell>
          <table:table-cell table:style-name="ce35" table:formula="of:=[.S78]-[.P78]" office:value-type="float" office:value="-8.6375" calcext:value-type="float">
            <text:p>-9</text:p>
          </table:table-cell>
          <table:table-cell table:style-name="ce35" table:formula="of:=STDEV([.B78:.O78])" office:value-type="float" office:value="26.6201426591276" calcext:value-type="float">
            <text:p>27</text:p>
          </table:table-cell>
          <table:table-cell table:style-name="ce35" table:formula="of:=STDEV([.B78:.J78])" office:value-type="float" office:value="32.0042846523885" calcext:value-type="float">
            <text:p>32</text:p>
          </table:table-cell>
          <table:table-cell table:style-name="ce41" table:formula="of:=ABS([.Q78]-14.925)/14.925" office:value-type="percentage" office:value="0.287362739624046" calcext:value-type="percentage">
            <text:p>29%</text:p>
          </table:table-cell>
          <table:table-cell table:style-name="ce45" table:number-columns-repeated="1000"/>
          <table:table-cell/>
        </table:table-row>
        <table:table-row table:style-name="ro4">
          <table:table-cell table:style-name="ce10"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22" office:value-type="float" office:value="45" calcext:value-type="float">
            <text:p>45</text:p>
          </table:table-cell>
          <table:table-cell table:style-name="ce22" office:value-type="float" office:value="0" calcext:value-type="float">
            <text:p>0</text:p>
          </table:table-cell>
          <table:table-cell table:style-name="ce22" office:value-type="float" office:value="30" calcext:value-type="float">
            <text:p>30</text:p>
          </table:table-cell>
          <table:table-cell table:style-name="ce22" office:value-type="float" office:value="0" calcext:value-type="float">
            <text:p>0</text:p>
          </table:table-cell>
          <table:table-cell table:style-name="ce22" office:value-type="float" office:value="20" calcext:value-type="float">
            <text:p>2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26" calcext:value-type="float">
            <text:p>26</text:p>
          </table:table-cell>
          <table:table-cell table:style-name="ce22" office:value-type="float" office:value="45" calcext:value-type="float">
            <text:p>45</text:p>
          </table:table-cell>
          <table:table-cell table:style-name="ce22" office:value-type="float" office:value="15" calcext:value-type="float">
            <text:p>15</text:p>
          </table:table-cell>
          <table:table-cell table:style-name="ce22" office:value-type="float" office:value="50" calcext:value-type="float">
            <text:p>50</text:p>
          </table:table-cell>
          <table:table-cell table:style-name="ce22" office:value-type="float" office:value="10" calcext:value-type="float">
            <text:p>10</text:p>
          </table:table-cell>
          <table:table-cell table:style-name="ce22" office:value-type="float" office:value="15" calcext:value-type="float">
            <text:p>15</text:p>
          </table:table-cell>
          <table:table-cell table:style-name="ce22" office:value-type="float" office:value="45" calcext:value-type="float">
            <text:p>45</text:p>
          </table:table-cell>
          <table:table-cell table:style-name="ce35" table:formula="of:=AVERAGE([.B79:.O79])" office:value-type="float" office:value="22.5714285714286" calcext:value-type="float">
            <text:p>23</text:p>
          </table:table-cell>
          <table:table-cell table:style-name="ce35" table:formula="of:=AVERAGE([.B79:.J79])" office:value-type="float" office:value="20.1111111111111" calcext:value-type="float">
            <text:p>20</text:p>
          </table:table-cell>
          <table:table-cell table:style-name="ce35" table:formula="of:=[.Q79]-[.P79]" office:value-type="float" office:value="-2.46031746031746" calcext:value-type="float">
            <text:p>-2</text:p>
          </table:table-cell>
          <table:table-cell table:style-name="ce35" table:formula="of:=MEDIAN([.B79:.J79])" office:value-type="float" office:value="20" calcext:value-type="float">
            <text:p>20</text:p>
          </table:table-cell>
          <table:table-cell table:style-name="ce35" table:formula="of:=[.S79]-[.P79]" office:value-type="float" office:value="-2.57142857142857" calcext:value-type="float">
            <text:p>-3</text:p>
          </table:table-cell>
          <table:table-cell table:style-name="ce35" table:formula="of:=STDEV([.B79:.O79])" office:value-type="float" office:value="17.9602736218419" calcext:value-type="float">
            <text:p>18</text:p>
          </table:table-cell>
          <table:table-cell table:style-name="ce35" table:formula="of:=STDEV([.B79:.J79])" office:value-type="float" office:value="18.065467364868" calcext:value-type="float">
            <text:p>18</text:p>
          </table:table-cell>
          <table:table-cell table:style-name="ce41" table:formula="of:=ABS([.Q79]-14.925)/14.925" office:value-type="percentage" office:value="0.347478131397729" calcext:value-type="percentage">
            <text:p>35%</text:p>
          </table:table-cell>
          <table:table-cell table:style-name="ce45" table:number-columns-repeated="1000"/>
          <table:table-cell/>
        </table:table-row>
        <table:table-row table:style-name="ro4">
          <table:table-cell table:style-name="ce10"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number-columns-repeated="7"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35" table:formula="of:=AVERAGE([.B80:.O80])" office:value-type="float" office:value="1.14285714285714" calcext:value-type="float">
            <text:p>1</text:p>
          </table:table-cell>
          <table:table-cell table:style-name="ce35" table:formula="of:=AVERAGE([.B80:.J80])" office:value-type="float" office:value="0.111111111111111" calcext:value-type="float">
            <text:p>0</text:p>
          </table:table-cell>
          <table:table-cell table:style-name="ce35" table:formula="of:=[.Q80]-[.P80]" office:value-type="float" office:value="-1.03174603174603" calcext:value-type="float">
            <text:p>-1</text:p>
          </table:table-cell>
          <table:table-cell table:style-name="ce35" table:formula="of:=MEDIAN([.B80:.J80])" office:value-type="float" office:value="0" calcext:value-type="float">
            <text:p>0</text:p>
          </table:table-cell>
          <table:table-cell table:style-name="ce35" table:formula="of:=[.S80]-[.P80]" office:value-type="float" office:value="-1.14285714285714" calcext:value-type="float">
            <text:p>-1</text:p>
          </table:table-cell>
          <table:table-cell table:style-name="ce35" table:formula="of:=STDEV([.B80:.O80])" office:value-type="float" office:value="3.99725180317953" calcext:value-type="float">
            <text:p>4</text:p>
          </table:table-cell>
          <table:table-cell table:style-name="ce35" table:formula="of:=STDEV([.B80:.J80])" office:value-type="float" office:value="0.333333333333333" calcext:value-type="float">
            <text:p>0</text:p>
          </table:table-cell>
          <table:table-cell table:style-name="ce41" table:formula="of:=ABS([.Q80]-14.925)/14.925" office:value-type="percentage" office:value="0.992555369439792" calcext:value-type="percentage">
            <text:p>99%</text:p>
          </table:table-cell>
          <table:table-cell table:style-name="ce45" table:number-columns-repeated="1000"/>
          <table:table-cell/>
        </table:table-row>
        <table:table-row table:style-name="ro7">
          <table:table-cell table:style-name="ce10" office:value-type="string" calcext:value-type="string">
            <text:p>Add FCP calls to Freemail to setup a user and to change user passwords</text:p>
          </table:table-cell>
          <table:table-cell table:style-name="ce22" office:value-type="float" office:value="15" calcext:value-type="float">
            <text:p>15</text:p>
          </table:table-cell>
          <table:table-cell table:number-columns-repeated="4" table:style-name="ce22" office:value-type="float" office:value="0" calcext:value-type="float">
            <text:p>0</text:p>
          </table:table-cell>
          <table:table-cell table:style-name="ce22" office:value-type="float" office:value="1" calcext:value-type="float">
            <text:p>1</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15" calcext:value-type="float">
            <text:p>15</text:p>
          </table:table-cell>
          <table:table-cell table:style-name="ce35" table:formula="of:=AVERAGE([.B81:.O81])" office:value-type="float" office:value="5.28571428571429" calcext:value-type="float">
            <text:p>5</text:p>
          </table:table-cell>
          <table:table-cell table:style-name="ce35" table:formula="of:=AVERAGE([.B81:.J81])" office:value-type="float" office:value="4.88888888888889" calcext:value-type="float">
            <text:p>5</text:p>
          </table:table-cell>
          <table:table-cell table:style-name="ce35" table:formula="of:=[.Q81]-[.P81]" office:value-type="float" office:value="-0.396825396825396" calcext:value-type="float">
            <text:p>0</text:p>
          </table:table-cell>
          <table:table-cell table:style-name="ce35" table:formula="of:=MEDIAN([.B81:.J81])" office:value-type="float" office:value="0" calcext:value-type="float">
            <text:p>0</text:p>
          </table:table-cell>
          <table:table-cell table:style-name="ce35" table:formula="of:=[.S81]-[.P81]" office:value-type="float" office:value="-5.28571428571429" calcext:value-type="float">
            <text:p>-5</text:p>
          </table:table-cell>
          <table:table-cell table:style-name="ce35" table:formula="of:=STDEV([.B81:.O81])" office:value-type="float" office:value="7.22632549915794" calcext:value-type="float">
            <text:p>7</text:p>
          </table:table-cell>
          <table:table-cell table:style-name="ce35" table:formula="of:=STDEV([.B81:.J81])" office:value-type="float" office:value="7.11414865680435" calcext:value-type="float">
            <text:p>7</text:p>
          </table:table-cell>
          <table:table-cell table:style-name="ce41" table:formula="of:=ABS([.Q81]-14.925)/14.925" office:value-type="percentage" office:value="0.672436255350828" calcext:value-type="percentage">
            <text:p>67%</text:p>
          </table:table-cell>
          <table:table-cell table:style-name="ce45" table:number-columns-repeated="1000"/>
          <table:table-cell/>
        </table:table-row>
        <table:table-row table:style-name="ro5">
          <table:table-cell table:style-name="ce10" office:value-type="string" calcext:value-type="string">
            <text:p>Do not reject Freemail messages when an ID is not known, queue them for a period and attempt to find the identity</text:p>
          </table:table-cell>
          <table:table-cell table:style-name="ce22" office:value-type="float" office:value="15" calcext:value-type="float">
            <text:p>15</text:p>
          </table:table-cell>
          <table:table-cell table:style-name="ce22" office:value-type="float" office:value="5" calcext:value-type="float">
            <text:p>5</text:p>
          </table:table-cell>
          <table:table-cell table:number-columns-repeated="2" table:style-name="ce22" office:value-type="float" office:value="0" calcext:value-type="float">
            <text:p>0</text:p>
          </table:table-cell>
          <table:table-cell table:style-name="ce22" office:value-type="float" office:value="10" calcext:value-type="float">
            <text:p>10</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3" calcext:value-type="float">
            <text:p>13</text:p>
          </table:table-cell>
          <table:table-cell table:number-columns-repeated="2" table:style-name="ce22" office:value-type="float" office:value="15" calcext:value-type="float">
            <text:p>15</text:p>
          </table:table-cell>
          <table:table-cell table:number-columns-repeated="3" table:style-name="ce22" office:value-type="float" office:value="0" calcext:value-type="float">
            <text:p>0</text:p>
          </table:table-cell>
          <table:table-cell table:style-name="ce22" office:value-type="float" office:value="30" calcext:value-type="float">
            <text:p>30</text:p>
          </table:table-cell>
          <table:table-cell table:style-name="ce35" table:formula="of:=AVERAGE([.B82:.O82])" office:value-type="float" office:value="7.71428571428571" calcext:value-type="float">
            <text:p>8</text:p>
          </table:table-cell>
          <table:table-cell table:style-name="ce35" table:formula="of:=AVERAGE([.B82:.J82])" office:value-type="float" office:value="7" calcext:value-type="float">
            <text:p>7</text:p>
          </table:table-cell>
          <table:table-cell table:style-name="ce35" table:formula="of:=[.Q82]-[.P82]" office:value-type="float" office:value="-0.714285714285714" calcext:value-type="float">
            <text:p>-1</text:p>
          </table:table-cell>
          <table:table-cell table:style-name="ce35" table:formula="of:=MEDIAN([.B82:.J82])" office:value-type="float" office:value="5" calcext:value-type="float">
            <text:p>5</text:p>
          </table:table-cell>
          <table:table-cell table:style-name="ce35" table:formula="of:=[.S82]-[.P82]" office:value-type="float" office:value="-2.71428571428571" calcext:value-type="float">
            <text:p>-3</text:p>
          </table:table-cell>
          <table:table-cell table:style-name="ce35" table:formula="of:=STDEV([.B82:.O82])" office:value-type="float" office:value="9.03351513002528" calcext:value-type="float">
            <text:p>9</text:p>
          </table:table-cell>
          <table:table-cell table:style-name="ce35" table:formula="of:=STDEV([.B82:.J82])" office:value-type="float" office:value="6.40312423743285" calcext:value-type="float">
            <text:p>6</text:p>
          </table:table-cell>
          <table:table-cell table:style-name="ce41" table:formula="of:=ABS([.Q82]-14.925)/14.925" office:value-type="percentage" office:value="0.530988274706868" calcext:value-type="percentage">
            <text:p>53%</text:p>
          </table:table-cell>
          <table:table-cell table:style-name="ce45" table:number-columns-repeated="1000"/>
          <table:table-cell/>
        </table:table-row>
        <table:table-row table:style-name="ro7">
          <table:table-cell table:style-name="ce10" office:value-type="string" calcext:value-type="string">
            <text:p>New keytype: PSK (programmable subkeys - shared ownership)</text:p>
          </table:table-cell>
          <table:table-cell table:style-name="ce22" office:value-type="float" office:value="5" calcext:value-type="float">
            <text:p>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100" calcext:value-type="float">
            <text:p>10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3:.O83])" office:value-type="float" office:value="20.5660714285714" calcext:value-type="float">
            <text:p>21</text:p>
          </table:table-cell>
          <table:table-cell table:style-name="ce35" table:formula="of:=AVERAGE([.B83:.J83])" office:value-type="float" office:value="25.325" calcext:value-type="float">
            <text:p>25</text:p>
          </table:table-cell>
          <table:table-cell table:style-name="ce35" table:formula="of:=[.Q83]-[.P83]" office:value-type="float" office:value="4.75892857142857" calcext:value-type="float">
            <text:p>5</text:p>
          </table:table-cell>
          <table:table-cell table:style-name="ce35" table:formula="of:=MEDIAN([.B83:.J83])" office:value-type="float" office:value="14.925" calcext:value-type="float">
            <text:p>15</text:p>
          </table:table-cell>
          <table:table-cell table:style-name="ce35" table:formula="of:=[.S83]-[.P83]" office:value-type="float" office:value="-5.64107142857143" calcext:value-type="float">
            <text:p>-6</text:p>
          </table:table-cell>
          <table:table-cell table:style-name="ce35" table:formula="of:=STDEV([.B83:.O83])" office:value-type="float" office:value="26.9904107030179" calcext:value-type="float">
            <text:p>27</text:p>
          </table:table-cell>
          <table:table-cell table:style-name="ce35" table:formula="of:=STDEV([.B83:.J83])" office:value-type="float" office:value="32.1511177877224" calcext:value-type="float">
            <text:p>32</text:p>
          </table:table-cell>
          <table:table-cell table:style-name="ce41" table:formula="of:=ABS([.Q83]-14.925)/14.925" office:value-type="percentage" office:value="0.696817420435511" calcext:value-type="percentage">
            <text:p>70%</text:p>
          </table:table-cell>
          <table:table-cell table:style-name="ce45" table:number-columns-repeated="1000"/>
          <table:table-cell/>
        </table:table-row>
        <table:table-row table:style-name="ro7">
          <table:table-cell table:style-name="ce10" office:value-type="string" calcext:value-type="string">
            <text:p>New keytype: RSK (revocable)</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4.925" calcext:value-type="float">
            <text:p>15</text:p>
          </table:table-cell>
          <table:table-cell table:style-name="ce22" office:value-type="float" office:value="50" calcext:value-type="float">
            <text:p>50</text:p>
          </table:table-cell>
          <table:table-cell table:style-name="ce22" office:value-type="float" office:value="30" calcext:value-type="float">
            <text:p>30</text:p>
          </table:table-cell>
          <table:table-cell table:style-name="ce22" office:value-type="float" office:value="15" calcext:value-type="float">
            <text:p>15</text:p>
          </table:table-cell>
          <table:table-cell table:style-name="ce22" office:value-type="float" office:value="0" calcext:value-type="float">
            <text:p>0</text:p>
          </table:table-cell>
          <table:table-cell table:style-name="ce22" office:value-type="float" office:value="13" calcext:value-type="float">
            <text:p>13</text:p>
          </table:table-cell>
          <table:table-cell table:style-name="ce22" office:value-type="float" office:value="0" calcext:value-type="float">
            <text:p>0</text:p>
          </table:table-cell>
          <table:table-cell table:style-name="ce22" office:value-type="float" office:value="15" calcext:value-type="float">
            <text:p>15</text:p>
          </table:table-cell>
          <table:table-cell table:number-columns-repeated="2" table:style-name="ce22" office:value-type="float" office:value="0" calcext:value-type="float">
            <text:p>0</text:p>
          </table:table-cell>
          <table:table-cell table:style-name="ce22" office:value-type="float" office:value="15" calcext:value-type="float">
            <text:p>15</text:p>
          </table:table-cell>
          <table:table-cell table:style-name="ce22" office:value-type="float" office:value="30" calcext:value-type="float">
            <text:p>30</text:p>
          </table:table-cell>
          <table:table-cell table:style-name="ce35" table:formula="of:=AVERAGE([.B84:.O84])" office:value-type="float" office:value="14.1375" calcext:value-type="float">
            <text:p>14</text:p>
          </table:table-cell>
          <table:table-cell table:style-name="ce35" table:formula="of:=AVERAGE([.B84:.J84])" office:value-type="float" office:value="15.325" calcext:value-type="float">
            <text:p>15</text:p>
          </table:table-cell>
          <table:table-cell table:style-name="ce35" table:formula="of:=[.Q84]-[.P84]" office:value-type="float" office:value="1.1875" calcext:value-type="float">
            <text:p>1</text:p>
          </table:table-cell>
          <table:table-cell table:style-name="ce35" table:formula="of:=MEDIAN([.B84:.J84])" office:value-type="float" office:value="14.925" calcext:value-type="float">
            <text:p>15</text:p>
          </table:table-cell>
          <table:table-cell table:style-name="ce35" table:formula="of:=[.S84]-[.P84]" office:value-type="float" office:value="0.7875" calcext:value-type="float">
            <text:p>1</text:p>
          </table:table-cell>
          <table:table-cell table:style-name="ce35" table:formula="of:=STDEV([.B84:.O84])" office:value-type="float" office:value="14.6591817840193" calcext:value-type="float">
            <text:p>15</text:p>
          </table:table-cell>
          <table:table-cell table:style-name="ce35" table:formula="of:=STDEV([.B84:.J84])" office:value-type="float" office:value="16.3097171955862" calcext:value-type="float">
            <text:p>16</text:p>
          </table:table-cell>
          <table:table-cell table:style-name="ce41" table:formula="of:=ABS([.Q84]-14.925)/14.925" office:value-type="percentage" office:value="0.0268006700167504" calcext:value-type="percentage">
            <text:p>3%</text:p>
          </table:table-cell>
          <table:table-cell table:style-name="ce45" table:number-columns-repeated="1000"/>
          <table:table-cell/>
        </table:table-row>
        <table:table-row table:style-name="ro3">
          <table:table-cell table:number-columns-repeated="1024"/>
        </table:table-row>
        <table:table-row table:style-name="ro2">
          <table:table-cell table:style-name="ce15" office:value-type="string" calcext:value-type="string">
            <text:p>Fix the installers (windows first, then packages for linux)</text:p>
          </table:table-cell>
          <table:table-cell table:number-columns-repeated="3"/>
          <table:table-cell table:style-name="ce25" office:value-type="float" office:value="291" calcext:value-type="float">
            <text:p>291</text:p>
          </table:table-cell>
          <table:table-cell table:number-columns-repeated="1019"/>
        </table:table-row>
        <table:table-row table:style-name="ro3" table:number-rows-repeated="1048489">
          <table:table-cell table:number-columns-repeated="1024"/>
        </table:table-row>
        <table:table-row table:style-name="ro3">
          <table:table-cell table:number-columns-repeated="1024"/>
        </table:table-row>
      </table:table>
      <table:table table:name="Stage4" table:style-name="ta1">
        <table:table-column table:style-name="co1" table:default-cell-style-name="ce89"/>
        <table:table-column table:style-name="co8" table:number-columns-repeated="8" table:default-cell-style-name="ce98"/>
        <table:table-column table:style-name="co9" table:default-cell-style-name="ce98"/>
        <table:table-column table:style-name="co3" table:number-columns-repeated="1014" table:default-cell-style-name="ce118"/>
        <table:table-row table:style-name="ro2">
          <table:table-cell table:style-name="ce76" office:value-type="string" calcext:value-type="string">
            <text:p>Contributor nickname → </text:p>
          </table:table-cell>
          <table:table-cell table:style-name="ce92" office:value-type="string" calcext:value-type="string">
            <text:p>ArneBab</text:p>
          </table:table-cell>
          <table:table-cell table:style-name="ce92" office:value-type="string" calcext:value-type="string">
            <text:p>bertm</text:p>
          </table:table-cell>
          <table:table-cell table:style-name="ce92" office:value-type="string" calcext:value-type="string">
            <text:p>nextgens</text:p>
          </table:table-cell>
          <table:table-cell table:style-name="ce92" office:value-type="string" calcext:value-type="string">
            <text:p>toad_</text:p>
          </table:table-cell>
          <table:table-cell table:style-name="ce92" office:value-type="string" calcext:value-type="string">
            <text:p>xor</text:p>
          </table:table-cell>
          <table:table-cell table:style-name="ce92" table:number-columns-repeated="4"/>
          <table:table-cell table:number-columns-repeated="1014"/>
        </table:table-row>
        <table:table-row table:style-name="ro3">
          <table:table-cell table:style-name="ce77"/>
          <table:table-cell table:style-name="ce92" table:number-columns-repeated="6"/>
          <table:table-cell table:style-name="ce133" office:value-type="string" calcext:value-type="string">
            <text:p>RESULT:</text:p>
          </table:table-cell>
          <table:table-cell table:style-name="ce92" office:value-type="string" calcext:value-type="string">
            <text:p>(H) – (G)</text:p>
          </table:table-cell>
          <table:table-cell table:style-name="ce92"/>
          <table:table-cell table:number-columns-repeated="1014"/>
        </table:table-row>
        <table:table-row table:style-name="ro2">
          <table:table-cell table:style-name="ce77" office:value-type="string" calcext:value-type="string">
            <text:p>Task category / Task</text:p>
          </table:table-cell>
          <table:table-cell table:number-columns-repeated="5" table:style-name="ce92" office:value-type="string" calcext:value-type="string">
            <text:p>Estimate</text:p>
          </table:table-cell>
          <table:table-cell table:style-name="ce132" office:value-type="string" calcext:value-type="string">
            <text:p>Mean</text:p>
          </table:table-cell>
          <table:table-cell table:style-name="ce133" office:value-type="string" calcext:value-type="string">
            <text:p>Mean</text:p>
          </table:table-cell>
          <table:table-cell table:style-name="ce132" table:formula="of:=T(&quot;= weeks&quot;)" office:value-type="string" office:string-value="= weeks" calcext:value-type="string">
            <text:p>= weeks</text:p>
          </table:table-cell>
          <table:table-cell table:style-name="ce92" office:value-type="string" calcext:value-type="string">
            <text:p>Comment</text:p>
          </table:table-cell>
          <table:table-cell table:number-columns-repeated="1014"/>
        </table:table-row>
        <table:table-row table:style-name="ro3">
          <table:table-cell table:style-name="ce78"/>
          <table:table-cell table:number-columns-repeated="5" table:style-name="ce93" office:value-type="string" calcext:value-type="string">
            <text:p>weeks</text:p>
          </table:table-cell>
          <table:table-cell table:style-name="ce93"/>
          <table:table-cell table:style-name="ce134" office:value-type="string" calcext:value-type="string">
            <text:p>without</text:p>
          </table:table-cell>
          <table:table-cell table:style-name="ce93" office:value-type="string" calcext:value-type="string">
            <text:p>added by</text:p>
          </table:table-cell>
          <table:table-cell table:style-name="ce93"/>
          <table:table-cell table:number-columns-repeated="1014"/>
        </table:table-row>
        <table:table-row table:style-name="ro3">
          <table:table-cell table:style-name="ce79"/>
          <table:table-cell table:style-name="ce94" table:number-columns-repeated="6"/>
          <table:table-cell table:style-name="ce135" office:value-type="string" calcext:value-type="string">
            <text:p>red ones</text:p>
          </table:table-cell>
          <table:table-cell table:style-name="ce94" office:value-type="string" calcext:value-type="string">
            <text:p>using (H)</text:p>
          </table:table-cell>
          <table:table-cell table:style-name="ce94"/>
          <table:table-cell table:number-columns-repeated="1014"/>
        </table:table-row>
        <table:table-row table:style-name="ro3">
          <table:table-cell table:style-name="ce80" office:value-type="string" calcext:value-type="string">
            <text:p>Speed - Improve performance of Freenet or Freenet applications</text:p>
          </table:table-cell>
          <table:table-cell table:style-name="ce95" table:number-columns-repeated="9"/>
          <table:table-cell table:number-columns-repeated="1014"/>
        </table:table-row>
        <table:table-row table:style-name="ro4">
          <table:table-cell table:style-name="ce81" office:value-type="string" calcext:value-type="string">
            <text:p>Web of Trust: Finish first iteration of most critical speed fixes (<text:a xlink:href="https://bugs.freenetproject.org/view.php?id=3816" xlink:type="simple">1 bugtracker entry</text:a>). Was subject of previous 2 years of paid work. Ensures this work is not left unfinished. Needed for Sone / Freetalk / filesharing / … (see all other sections except Technical Debt)</text:p>
          </table:table-cell>
          <table:table-cell table:style-name="ce125" table:content-validation-name="val1" office:value-type="float" office:value="6" calcext:value-type="float">
            <text:p>6</text:p>
          </table:table-cell>
          <table:table-cell table:style-name="ce125" table:content-validation-name="val1" office:value-type="float" office:value="4" calcext:value-type="float">
            <text:p>4</text:p>
          </table:table-cell>
          <table:table-cell table:style-name="ce130" table:content-validation-name="val1" office:value-type="float" office:value="0.5" calcext:value-type="float">
            <text:p>0.5</text:p>
          </table:table-cell>
          <table:table-cell table:style-name="ce125" table:content-validation-name="val1" office:value-type="float" office:value="2" calcext:value-type="float">
            <text:p>2</text:p>
          </table:table-cell>
          <table:table-cell table:style-name="ce125" table:content-validation-name="val1" office:value-type="float" office:value="8" calcext:value-type="float">
            <text:p>8</text:p>
          </table:table-cell>
          <table:table-cell table:style-name="ce96" table:content-validation-name="val2" table:formula="of:=AVERAGE([.$B7:.$F7])" office:value-type="float" office:value="4.1" calcext:value-type="float">
            <text:p>4</text:p>
          </table:table-cell>
          <table:table-cell table:style-name="ce96" table:content-validation-name="val2" table:formula="of:=AVERAGE([.$B7];[.$C7]; [.$E7]; [.$F7])" office:value-type="float" office:value="5" calcext:value-type="float">
            <text:p>5</text:p>
          </table:table-cell>
          <table:table-cell table:style-name="ce96" table:content-validation-name="val2" table:formula="of:=[.$H7]-[.$G7]" office:value-type="float" office:value="0.9" calcext:value-type="float">
            <text:p>1</text:p>
          </table:table-cell>
          <table:table-cell table:style-name="ce136" table:content-validation-name="val2" office:value-type="string" calcext:value-type="string">
            <text:p>0.5 differs by 1600% with highest estimate.</text:p>
          </table:table-cell>
          <table:table-cell table:style-name="ce119" table:number-columns-repeated="1014"/>
        </table:table-row>
        <table:table-row table:style-name="ro4">
          <table:table-cell table:style-name="ce82" office:value-type="string" calcext:value-type="string">
            <text:p>Freetalk: <text:a xlink:href="https://bugs.freenetproject.org/view.php?id=6106" xlink:type="simple">Make Freetalk usable again</text:a> by using the new WoT <text:a xlink:href="https://github.com/freenet/plugin-WebOfTrust/releases/tag/build0014" xlink:type="simple">event-notifications API</text:a> to fix its most severe performance issues. The API had been implemented as previous paid work to specifically allow repairing Freetalk. Thus we'd reap what we sowed there.</text:p>
          </table:table-cell>
          <table:table-cell table:style-name="ce126" table:content-validation-name="val1" office:value-type="float" office:value="12" calcext:value-type="float">
            <text:p>12</text:p>
          </table:table-cell>
          <table:table-cell table:style-name="ce127" table:content-validation-name="val1" office:value-type="float" office:value="2" calcext:value-type="float">
            <text:p>2</text:p>
          </table:table-cell>
          <table:table-cell table:style-name="ce126" table:content-validation-name="val1" office:value-type="float" office:value="12" calcext:value-type="float">
            <text:p>12</text:p>
          </table:table-cell>
          <table:table-cell table:style-name="ce126" table:content-validation-name="val1" office:value-type="float" office:value="8" calcext:value-type="float">
            <text:p>8</text:p>
          </table:table-cell>
          <table:table-cell table:style-name="ce126" table:content-validation-name="val1" office:value-type="float" office:value="16" calcext:value-type="float">
            <text:p>16</text:p>
          </table:table-cell>
          <table:table-cell table:style-name="ce97" table:content-validation-name="val2" table:formula="of:=AVERAGE([.$B8:.$F8])" office:value-type="float" office:value="10" calcext:value-type="float">
            <text:p>10</text:p>
          </table:table-cell>
          <table:table-cell table:style-name="ce97" table:content-validation-name="val2" table:formula="of:=AVERAGE([.$B8];[.$D8];[.$E8];[.$F8])" office:value-type="float" office:value="12" calcext:value-type="float">
            <text:p>12</text:p>
          </table:table-cell>
          <table:table-cell table:style-name="ce97" table:content-validation-name="val2" table:formula="of:=[.$H8]-[.$G8]" office:value-type="float" office:value="2" calcext:value-type="float">
            <text:p>2</text:p>
          </table:table-cell>
          <table:table-cell table:style-name="ce137" table:content-validation-name="val2" office:value-type="string" calcext:value-type="string">
            <text:p>2 differs by 800% with highest estimate.</text:p>
          </table:table-cell>
          <table:table-cell table:style-name="ce120" table:number-columns-repeated="1014"/>
        </table:table-row>
        <table:table-row table:style-name="ro4">
          <table:table-cell table:style-name="ce82" office:value-type="string" calcext:value-type="string">
            <text:p>WoT: Second iteration of less critical performance fixes: <text:a xlink:href="https://bugs.freenetproject.org/view.php?id=6848" xlink:type="simple">Reduce transaction size from O(512) to O(1)</text:a>: Split up "import trustlist" transaction into 1 transaction for each trust.</text:p>
          </table:table-cell>
          <table:table-cell table:style-name="ce126" table:content-validation-name="val1" office:value-type="float" office:value="4" calcext:value-type="float">
            <text:p>4</text:p>
          </table:table-cell>
          <table:table-cell table:style-name="ce129" table:content-validation-name="val1" office:value-type="float" office:value="1" calcext:value-type="float">
            <text:p>1</text:p>
          </table:table-cell>
          <table:table-cell table:style-name="ce127" table:content-validation-name="val1" office:value-type="float" office:value="96" calcext:value-type="float">
            <text:p>96</text:p>
          </table:table-cell>
          <table:table-cell table:style-name="ce129" table:content-validation-name="val1" office:value-type="float" office:value="1" calcext:value-type="float">
            <text:p>1</text:p>
          </table:table-cell>
          <table:table-cell table:style-name="ce126" table:content-validation-name="val1" office:value-type="float" office:value="12" calcext:value-type="float">
            <text:p>12</text:p>
          </table:table-cell>
          <table:table-cell table:style-name="ce97" table:content-validation-name="val2" table:formula="of:=AVERAGE([.$B9:.$F9])" office:value-type="float" office:value="22.8" calcext:value-type="float">
            <text:p>23</text:p>
          </table:table-cell>
          <table:table-cell table:style-name="ce97" table:content-validation-name="val2" table:formula="of:=AVERAGE([.$B9]; [.$C9]; [.$E9]; [.$F9])" office:value-type="float" office:value="4.5" calcext:value-type="float">
            <text:p>5</text:p>
          </table:table-cell>
          <table:table-cell table:style-name="ce97" table:content-validation-name="val2" table:formula="of:=[.$H9]-[.$G9]" office:value-type="float" office:value="-18.3" calcext:value-type="float">
            <text:p>-18</text:p>
          </table:table-cell>
          <table:table-cell table:style-name="ce137" table:content-validation-name="val2" office:value-type="string" calcext:value-type="string">
            <text:p>96 differs by 9600% with lowest estimate</text:p>
            <text:p>(1 week is possible if we go for the ugly hack instead of using event-notifications API)</text:p>
          </table:table-cell>
          <table:table-cell table:style-name="ce120" table:number-columns-repeated="1014"/>
        </table:table-row>
        <table:table-row table:style-name="ro14">
          <table:table-cell table:style-name="ce82" office:value-type="string" calcext:value-type="string">
            <text:p>WoT: Second iteration of less critical performance fixes: <text:a xlink:href="https://bugs.freenetproject.org/view.php?id=2509" xlink:type="simple">Identity garbage collection</text:a>: Stats show that less than 1000 of the 14000 WoT identities are still active (thanks to ArneBab). Thus, we need to GC abandoned identities.</text:p>
          </table:table-cell>
          <table:table-cell table:style-name="ce126" table:content-validation-name="val1" office:value-type="float" office:value="4" calcext:value-type="float">
            <text:p>4</text:p>
          </table:table-cell>
          <table:table-cell table:style-name="ce127" table:content-validation-name="val1" office:value-type="float" office:value="0.5" calcext:value-type="float">
            <text:p>0.5</text:p>
          </table:table-cell>
          <table:table-cell table:style-name="ce127" table:content-validation-name="val1" office:value-type="float" office:value="96" calcext:value-type="float">
            <text:p>96</text:p>
          </table:table-cell>
          <table:table-cell table:style-name="ce127" table:content-validation-name="val1" office:value-type="float" office:value="1" calcext:value-type="float">
            <text:p>1</text:p>
          </table:table-cell>
          <table:table-cell table:style-name="ce126" table:content-validation-name="val1" office:value-type="float" office:value="12" calcext:value-type="float">
            <text:p>12</text:p>
          </table:table-cell>
          <table:table-cell table:style-name="ce97" table:content-validation-name="val2" table:formula="of:=AVERAGE([.$B10:.$F10])" office:value-type="float" office:value="22.7" calcext:value-type="float">
            <text:p>23</text:p>
          </table:table-cell>
          <table:table-cell table:style-name="ce97" table:content-validation-name="val2" table:formula="of:=AVERAGE([.$B10]; [.$F10])" office:value-type="float" office:value="8" calcext:value-type="float">
            <text:p>8</text:p>
          </table:table-cell>
          <table:table-cell table:style-name="ce97" table:content-validation-name="val2" table:formula="of:=[.$H10]-[.$G10]" office:value-type="float" office:value="-14.7" calcext:value-type="float">
            <text:p>-15</text:p>
          </table:table-cell>
          <table:table-cell table:style-name="ce137" table:content-validation-name="val2" office:value-type="string" calcext:value-type="string">
            <text:p>0.5 differs by 2400% with maintainers estimate, 1 by 1200%, 96 by 800%. Estimators of 0.5/1 likely forgot that this won't work with also implementing GC for Trusts; which is difficult because design issues can wrongly censor identities.</text:p>
          </table:table-cell>
          <table:table-cell table:style-name="ce120" table:number-columns-repeated="1014"/>
        </table:table-row>
        <table:table-row table:style-name="ro5">
          <table:table-cell table:style-name="ce82" office:value-type="string" calcext:value-type="string">
            <text:p>WoT: Second iteration of less critical performance fixes: Process <text:a xlink:href="https://emu.freenetproject.org/pipermail/devl/2016-April/038917.html" xlink:type="simple">results of peer review</text:a> of xor’s  Web of Trust <text:a xlink:href="https://emu.freenetproject.org/pipermail/devl/2016-April/038916.html" xlink:type="simple">bachelor’s thesis</text:a> (which was about last year’s performance improvements).</text:p>
          </table:table-cell>
          <table:table-cell table:style-name="ce126" table:content-validation-name="val1"/>
          <table:table-cell table:style-name="ce127" table:content-validation-name="val1" office:value-type="float" office:value="0.5" calcext:value-type="float">
            <text:p>0.5</text:p>
          </table:table-cell>
          <table:table-cell table:style-name="ce127" table:content-validation-name="val1" office:value-type="float" office:value="96" calcext:value-type="float">
            <text:p>96</text:p>
          </table:table-cell>
          <table:table-cell table:style-name="ce126" table:content-validation-name="val1"/>
          <table:table-cell table:style-name="ce126" table:content-validation-name="val1" office:value-type="float" office:value="8" calcext:value-type="float">
            <text:p>8</text:p>
          </table:table-cell>
          <table:table-cell table:style-name="ce97" table:content-validation-name="val2" table:formula="of:=AVERAGE([.$B11:.$F11])" office:value-type="float" office:value="34.8333333333333" calcext:value-type="float">
            <text:p>35</text:p>
          </table:table-cell>
          <table:table-cell table:style-name="ce97" table:content-validation-name="val2" table:formula="of:=AVERAGE([.$F11])" office:value-type="float" office:value="8" calcext:value-type="float">
            <text:p>8</text:p>
          </table:table-cell>
          <table:table-cell table:style-name="ce97" table:content-validation-name="val2" table:formula="of:=[.$H11]-[.$G11]" office:value-type="float" office:value="-26.8333333333333" calcext:value-type="float">
            <text:p>-27</text:p>
          </table:table-cell>
          <table:table-cell table:style-name="ce137" table:content-validation-name="val2" office:value-type="string" calcext:value-type="string">
            <text:p>0.5 differs by 1600% with maintainer's estimate, 96 by 1200%</text:p>
          </table:table-cell>
          <table:table-cell table:style-name="ce120" table:number-columns-repeated="1014"/>
        </table:table-row>
        <table:table-row table:style-name="ro5">
          <table:table-cell table:style-name="ce82" office:value-type="string" calcext:value-type="string">
            <text:p>Fred: does it provide sufficient benefits to re-add native acceleration for FEC, or crypto? Especially JVMs without gmp acceleration - Oracle on Windows.</text:p>
          </table:table-cell>
          <table:table-cell table:style-name="ce126" table:content-validation-name="val1"/>
          <table:table-cell table:style-name="ce126" table:content-validation-name="val1" office:value-type="float" office:value="1" calcext:value-type="float">
            <text:p>1</text:p>
          </table:table-cell>
          <table:table-cell table:style-name="ce126" table:content-validation-name="val1" office:value-type="float" office:value="0.5" calcext:value-type="float">
            <text:p>0.5</text:p>
          </table:table-cell>
          <table:table-cell table:style-name="ce126" table:content-validation-name="val1" office:value-type="float" office:value="2" calcext:value-type="float">
            <text:p>2</text:p>
          </table:table-cell>
          <table:table-cell table:style-name="ce126" table:content-validation-name="val1"/>
          <table:table-cell table:style-name="ce97" table:content-validation-name="val2" table:formula="of:=AVERAGE([.$B12:.$F12])" office:value-type="float" office:value="1.16666666666667" calcext:value-type="float">
            <text:p>1</text:p>
          </table:table-cell>
          <table:table-cell table:style-name="ce97" table:content-validation-name="val2" table:formula="of:=AVERAGE([.$B12:.$F12])" office:value-type="float" office:value="1.16666666666667" calcext:value-type="float">
            <text:p>1</text:p>
          </table:table-cell>
          <table:table-cell table:style-name="ce97" table:content-validation-name="val2" table:formula="of:=[.$H12]-[.$G12]" office:value-type="float" office:value="0" calcext:value-type="float">
            <text:p>0</text:p>
          </table:table-cell>
          <table:table-cell table:style-name="ce137" table:content-validation-name="val2"/>
          <table:table-cell table:style-name="ce120" table:number-columns-repeated="1014"/>
        </table:table-row>
        <table:table-row table:style-name="ro6">
          <table:table-cell table:style-name="ce83" table:number-columns-spanned="2" table:number-rows-spanned="1"/>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2">
          <table:table-cell table:style-name="ce84" office:value-type="string" calcext:value-type="string" table:number-columns-spanned="2" table:number-rows-spanned="1">
            <text:p>User Experience - make things easier and more enjoyable to use</text:p>
          </table:table-cell>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4">
          <table:table-cell table:style-name="ce82" office:value-type="string" calcext:value-type="string">
            <text:p><text:a xlink:href="https://bugs.freenetproject.org/view.php?id=1343" xlink:type="simple">Single use node references with authentication token</text:a>: Currently, two users need to add the node reference of each other to create a connection. With this, only one of the two would have to add the other. Might benefit from FOAF (see 3 tasks below) for connectivity if Opennet is off.</text:p>
          </table:table-cell>
          <table:table-cell table:style-name="ce126" table:content-validation-name="val1" office:value-type="float" office:value="2" calcext:value-type="float">
            <text:p>2</text:p>
          </table:table-cell>
          <table:table-cell table:style-name="ce126" table:content-validation-name="val1" office:value-type="float" office:value="4" calcext:value-type="float">
            <text:p>4</text:p>
          </table:table-cell>
          <table:table-cell table:number-columns-repeated="2" table:style-name="ce126" table:content-validation-name="val1" office:value-type="float" office:value="1" calcext:value-type="float">
            <text:p>1</text:p>
          </table:table-cell>
          <table:table-cell table:style-name="ce126" table:content-validation-name="val1" office:value-type="float" office:value="4" calcext:value-type="float">
            <text:p>4</text:p>
          </table:table-cell>
          <table:table-cell table:style-name="ce97" table:content-validation-name="val2" table:formula="of:=AVERAGE([.$B15:.$F15])" office:value-type="float" office:value="2.4" calcext:value-type="float">
            <text:p>2</text:p>
          </table:table-cell>
          <table:table-cell table:style-name="ce97" table:content-validation-name="val2" table:formula="of:=AVERAGE([.$B15:.$F15])" office:value-type="float" office:value="2.4" calcext:value-type="float">
            <text:p>2</text:p>
          </table:table-cell>
          <table:table-cell table:style-name="ce97" table:content-validation-name="val2" table:formula="of:=[.$H15]-[.$G15]"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2" office:value-type="string" calcext:value-type="string">
            <text:p><text:a xlink:href="https://bugs.freenetproject.org/view.php?id=1342" xlink:type="simple">Darknet invitation bundles</text:a>: Feature for adding a single use node reference to an installer executable. People could hand out the installer executable to their friends to allow them to connect by Darknet instantly.</text:p>
          </table:table-cell>
          <table:table-cell table:style-name="ce126" table:content-validation-name="val1"/>
          <table:table-cell table:style-name="ce126" table:content-validation-name="val1" office:value-type="float" office:value="1" calcext:value-type="float">
            <text:p>1</text:p>
          </table:table-cell>
          <table:table-cell table:style-name="ce126" table:content-validation-name="val1" office:value-type="float" office:value="0.5" calcext:value-type="float">
            <text:p>0.5</text:p>
          </table:table-cell>
          <table:table-cell table:style-name="ce126" table:content-validation-name="val1" office:value-type="float" office:value="1" calcext:value-type="float">
            <text:p>1</text:p>
          </table:table-cell>
          <table:table-cell table:style-name="ce126" table:content-validation-name="val1" office:value-type="float" office:value="2" calcext:value-type="float">
            <text:p>2</text:p>
          </table:table-cell>
          <table:table-cell table:style-name="ce97" table:content-validation-name="val2" table:formula="of:=AVERAGE([.$B16:.$F16])" office:value-type="float" office:value="1.125" calcext:value-type="float">
            <text:p>1</text:p>
          </table:table-cell>
          <table:table-cell table:style-name="ce97" table:content-validation-name="val2" table:formula="of:=AVERAGE([.$B16:.$F16])" office:value-type="float" office:value="1.125" calcext:value-type="float">
            <text:p>1</text:p>
          </table:table-cell>
          <table:table-cell table:style-name="ce97" table:content-validation-name="val2" table:formula="of:=[.$H16]-[.$G16]"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2" office:value-type="string" calcext:value-type="string">
            <text:p><text:a xlink:href="https://bugs.freenetproject.org/view.php?id=1872" xlink:type="simple">Short node references</text:a>: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26" table:content-validation-name="val1" office:value-type="float" office:value="0.5" calcext:value-type="float">
            <text:p>0.5</text:p>
          </table:table-cell>
          <table:table-cell table:number-columns-repeated="2" table:style-name="ce126" table:content-validation-name="val1" office:value-type="float" office:value="1" calcext:value-type="float">
            <text:p>1</text:p>
          </table:table-cell>
          <table:table-cell table:style-name="ce126" table:content-validation-name="val1" office:value-type="float" office:value="0.5" calcext:value-type="float">
            <text:p>0.5</text:p>
          </table:table-cell>
          <table:table-cell table:style-name="ce126" table:content-validation-name="val1" office:value-type="float" office:value="1" calcext:value-type="float">
            <text:p>1</text:p>
          </table:table-cell>
          <table:table-cell table:style-name="ce97" table:content-validation-name="val2" table:formula="of:=AVERAGE([.$B17:.$F17])" office:value-type="float" office:value="0.8" calcext:value-type="float">
            <text:p>1</text:p>
          </table:table-cell>
          <table:table-cell table:style-name="ce97" table:content-validation-name="val2" table:formula="of:=AVERAGE([.$B17:.$F17])" office:value-type="float" office:value="0.8" calcext:value-type="float">
            <text:p>1</text:p>
          </table:table-cell>
          <table:table-cell table:style-name="ce97" table:content-validation-name="val2" table:formula="of:=[.$H17]-[.$G17]"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2" office:value-type="string" calcext:value-type="string">
            <text:p><text:a xlink:href="https://bugs.freenetproject.org/view.php?id=4629" xlink:type="simple">Friend-of-a-friend connection suggestions ("FOAF")</text:a>: Like the Facebook friend finder, Freenet could be improved to tell you about Darknet peers of your peers. You could then chose to add them as your peers. Part of the code exists.</text:p>
          </table:table-cell>
          <table:table-cell table:style-name="ce126" table:content-validation-name="val1"/>
          <table:table-cell table:style-name="ce126" table:content-validation-name="val1" office:value-type="float" office:value="4" calcext:value-type="float">
            <text:p>4</text:p>
          </table:table-cell>
          <table:table-cell table:style-name="ce126" table:content-validation-name="val1" office:value-type="float" office:value="1" calcext:value-type="float">
            <text:p>1</text:p>
          </table:table-cell>
          <table:table-cell table:number-columns-repeated="2" table:style-name="ce126" table:content-validation-name="val1" office:value-type="float" office:value="2" calcext:value-type="float">
            <text:p>2</text:p>
          </table:table-cell>
          <table:table-cell table:style-name="ce97" table:content-validation-name="val2" table:formula="of:=AVERAGE([.$B18:.$F18])" office:value-type="float" office:value="2.25" calcext:value-type="float">
            <text:p>2</text:p>
          </table:table-cell>
          <table:table-cell table:style-name="ce97" table:content-validation-name="val2" table:formula="of:=AVERAGE([.$B18:.$F18])" office:value-type="float" office:value="2.25" calcext:value-type="float">
            <text:p>2</text:p>
          </table:table-cell>
          <table:table-cell table:style-name="ce97" table:content-validation-name="val2" table:formula="of:=[.$H18]-[.$G18]"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2" office:value-type="string"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26" table:content-validation-name="val1"/>
          <table:table-cell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6" table:content-validation-name="val1" office:value-type="float" office:value="0.5" calcext:value-type="float">
            <text:p>0.5</text:p>
          </table:table-cell>
          <table:table-cell table:style-name="ce126" table:content-validation-name="val1" office:value-type="float" office:value="2" calcext:value-type="float">
            <text:p>2</text:p>
          </table:table-cell>
          <table:table-cell table:style-name="ce97" table:content-validation-name="val2" table:formula="of:=AVERAGE([.$B19:.$F19])" office:value-type="float" office:value="1.375" calcext:value-type="float">
            <text:p>1</text:p>
          </table:table-cell>
          <table:table-cell table:style-name="ce97" table:content-validation-name="val2" table:formula="of:=AVERAGE([.$B19:.$F19])" office:value-type="float" office:value="1.375" calcext:value-type="float">
            <text:p>1</text:p>
          </table:table-cell>
          <table:table-cell table:style-name="ce97" table:content-validation-name="val2" table:formula="of:=[.$H19]-[.$G19]" office:value-type="float" office:value="0" calcext:value-type="float">
            <text:p>0</text:p>
          </table:table-cell>
          <table:table-cell table:style-name="ce137" table:content-validation-name="val2"/>
          <table:table-cell table:style-name="ce120" table:number-columns-repeated="1014"/>
        </table:table-row>
        <table:table-row table:style-name="ro5">
          <table:table-cell table:style-name="ce82" office:value-type="string" calcext:value-type="string">
            <text:p>Something like <text:a xlink:href="https://github.com/louboco/Icicle" xlink:type="simple">Icicle</text:a> to ease setting up Darknet connections - perhaps add support for connecting nodes over text message or Signal?</text:p>
          </table:table-cell>
          <table:table-cell table:style-name="ce126" table:content-validation-name="val1" office:value-type="float" office:value="1" calcext:value-type="float">
            <text:p>1</text:p>
          </table:table-cell>
          <table:table-cell table:style-name="ce126" table:content-validation-name="val1" office:value-type="float" office:value="2" calcext:value-type="float">
            <text:p>2</text:p>
          </table:table-cell>
          <table:table-cell table:style-name="ce126" table:content-validation-name="val1"/>
          <table:table-cell table:style-name="ce126" table:content-validation-name="val1" office:value-type="float" office:value="4" calcext:value-type="float">
            <text:p>4</text:p>
          </table:table-cell>
          <table:table-cell table:style-name="ce126" table:content-validation-name="val1"/>
          <table:table-cell table:style-name="ce97" table:content-validation-name="val2" table:formula="of:=AVERAGE([.$B20:.$F20])" office:value-type="float" office:value="2.33333333333333" calcext:value-type="float">
            <text:p>2</text:p>
          </table:table-cell>
          <table:table-cell table:style-name="ce97" table:content-validation-name="val2" table:formula="of:=AVERAGE([.$B20:.$F20])" office:value-type="float" office:value="2.33333333333333" calcext:value-type="float">
            <text:p>2</text:p>
          </table:table-cell>
          <table:table-cell table:style-name="ce97" table:content-validation-name="val2" table:formula="of:=[.$H20]-[.$G20]"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2" office:value-type="string" calcext:value-type="string">
            <text:p><text:a xlink:href="https://bugs.freenetproject.org/view.php?id=4637" xlink:type="simple">Darknet chat improvements</text:a>: Freenet allows sending messages to Darknet peers. The UI for that is very primitive. It could be improved, for example to be similar to Facebook chat. Needs fixes for high <text:a xlink:href="https://bugs.freenetproject.org/view.php?id=1461" xlink:type="simple">message loss</text:a> probability. </text:p>
          </table:table-cell>
          <table:table-cell table:number-columns-repeated="2"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6" table:content-validation-name="val1" office:value-type="float" office:value="2" calcext:value-type="float">
            <text:p>2</text:p>
          </table:table-cell>
          <table:table-cell table:style-name="ce126" table:content-validation-name="val1" office:value-type="float" office:value="4" calcext:value-type="float">
            <text:p>4</text:p>
          </table:table-cell>
          <table:table-cell table:style-name="ce97" table:content-validation-name="val2" table:formula="of:=AVERAGE([.$B21:.$F21])" office:value-type="float" office:value="2.2" calcext:value-type="float">
            <text:p>2</text:p>
          </table:table-cell>
          <table:table-cell table:style-name="ce97" table:content-validation-name="val2" table:formula="of:=AVERAGE([.$B21:.$F21])" office:value-type="float" office:value="2.2" calcext:value-type="float">
            <text:p>2</text:p>
          </table:table-cell>
          <table:table-cell table:style-name="ce97" table:content-validation-name="val2" table:formula="of:=[.$H21]-[.$G21]" office:value-type="float" office:value="0" calcext:value-type="float">
            <text:p>0</text:p>
          </table:table-cell>
          <table:table-cell table:style-name="ce137" table:content-validation-name="val2"/>
          <table:table-cell table:style-name="ce120" table:number-columns-repeated="1014"/>
        </table:table-row>
        <table:table-row table:style-name="ro7">
          <table:table-cell table:style-name="ce82" office:value-type="string" calcext:value-type="string">
            <text:p>Maybe FLIRCP can add darknet N2NTMs as a backend?</text:p>
          </table:table-cell>
          <table:table-cell table:style-name="ce126" table:content-validation-name="val1" office:value-type="float" office:value="4" calcext:value-type="float">
            <text:p>4</text:p>
          </table:table-cell>
          <table:table-cell table:number-columns-repeated="2"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7" table:content-validation-name="val1" office:value-type="float" office:value="48" calcext:value-type="float">
            <text:p>48</text:p>
          </table:table-cell>
          <table:table-cell table:style-name="ce97" table:content-validation-name="val2" table:formula="of:=AVERAGE([.$B22:.$F22])" office:value-type="float" office:value="11.4" calcext:value-type="float">
            <text:p>11</text:p>
          </table:table-cell>
          <table:table-cell table:style-name="ce97" table:content-validation-name="val2" table:formula="of:=AVERAGE([.$B8:.$E8])" office:value-type="float" office:value="8.5" calcext:value-type="float">
            <text:p>9</text:p>
          </table:table-cell>
          <table:table-cell table:style-name="ce97" table:content-validation-name="val2" table:formula="of:=[.$H22]-[.$G22]" office:value-type="float" office:value="-2.9" calcext:value-type="float">
            <text:p>-3</text:p>
          </table:table-cell>
          <table:table-cell table:style-name="ce137" table:content-validation-name="val2" office:value-type="string" calcext:value-type="string">
            <text:p>48 differs by 1200% with highest other estimate</text:p>
          </table:table-cell>
          <table:table-cell table:style-name="ce120" table:number-columns-repeated="1014"/>
        </table:table-row>
        <table:table-row table:style-name="ro4">
          <table:table-cell table:style-name="ce82" office:value-type="string" calcext:value-type="string">
            <text:p>FlogHelper (WoT-based blogging app): <text:a xlink:href="https://bugs.freenetproject.org/view.php?id=6006" xlink:type="simple">Accumulate flogs of other users</text:a>. List them nicely. Add a search function. Use that to replace or amend the current concept of FProxy's default bookmarks as entry point for Freenet. Hundreds of blogs instead of ~10 bookmarks.</text:p>
          </table:table-cell>
          <table:table-cell table:style-name="ce126" table:content-validation-name="val1" office:value-type="float" office:value="8" calcext:value-type="float">
            <text:p>8</text:p>
          </table:table-cell>
          <table:table-cell table:style-name="ce129" table:content-validation-name="val1" office:value-type="float" office:value="1" calcext:value-type="float">
            <text:p>1</text:p>
          </table:table-cell>
          <table:table-cell table:style-name="ce126" table:content-validation-name="val1" office:value-type="float" office:value="4" calcext:value-type="float">
            <text:p>4</text:p>
          </table:table-cell>
          <table:table-cell table:style-name="ce126" table:content-validation-name="val1" office:value-type="float" office:value="8" calcext:value-type="float">
            <text:p>8</text:p>
          </table:table-cell>
          <table:table-cell table:style-name="ce126" table:content-validation-name="val1" office:value-type="float" office:value="2" calcext:value-type="float">
            <text:p>2</text:p>
          </table:table-cell>
          <table:table-cell table:style-name="ce97" table:content-validation-name="val2" table:formula="of:=AVERAGE([.$B23:.$F23])" office:value-type="float" office:value="4.6" calcext:value-type="float">
            <text:p>5</text:p>
          </table:table-cell>
          <table:table-cell table:style-name="ce97" table:content-validation-name="val2" table:formula="of:=AVERAGE([.$B23:.$F23])" office:value-type="float" office:value="4.6" calcext:value-type="float">
            <text:p>5</text:p>
          </table:table-cell>
          <table:table-cell table:style-name="ce97" table:content-validation-name="val2" table:formula="of:=[.$H23]-[.$G23]" office:value-type="float" office:value="0" calcext:value-type="float">
            <text:p>0</text:p>
          </table:table-cell>
          <table:table-cell table:style-name="ce137" table:content-validation-name="val2" office:value-type="string" calcext:value-type="string">
            <text:p>(Nobody is maintainer so excluding nothing even though there is an 800% difference between min/max)</text:p>
          </table:table-cell>
          <table:table-cell table:style-name="ce120" table:number-columns-repeated="1014"/>
        </table:table-row>
        <table:table-row table:style-name="ro4">
          <table:table-cell table:style-name="ce82" office:value-type="str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26" table:content-validation-name="val1"/>
          <table:table-cell table:style-name="ce126" table:content-validation-name="val1" office:value-type="float" office:value="1" calcext:value-type="float">
            <text:p>1</text:p>
          </table:table-cell>
          <table:table-cell table:style-name="ce126" table:content-validation-name="val1" office:value-type="float" office:value="0.5" calcext:value-type="float">
            <text:p>0.5</text:p>
          </table:table-cell>
          <table:table-cell table:style-name="ce126" table:content-validation-name="val1" office:value-type="float" office:value="1" calcext:value-type="float">
            <text:p>1</text:p>
          </table:table-cell>
          <table:table-cell table:style-name="ce126" table:content-validation-name="val1" office:value-type="float" office:value="4" calcext:value-type="float">
            <text:p>4</text:p>
          </table:table-cell>
          <table:table-cell table:style-name="ce97" table:content-validation-name="val2" table:formula="of:=AVERAGE([.$B24:.$F24])" office:value-type="float" office:value="1.625" calcext:value-type="float">
            <text:p>2</text:p>
          </table:table-cell>
          <table:table-cell table:style-name="ce97" table:content-validation-name="val2" table:formula="of:=AVERAGE([.$B24:.$F24])" office:value-type="float" office:value="1.625" calcext:value-type="float">
            <text:p>2</text:p>
          </table:table-cell>
          <table:table-cell table:style-name="ce97" table:content-validation-name="val2" table:formula="of:=[.$H24]-[.$G24]" office:value-type="float" office:value="0" calcext:value-type="float">
            <text:p>0</text:p>
          </table:table-cell>
          <table:table-cell table:style-name="ce137" table:content-validation-name="val2" office:value-type="string" calcext:value-type="string">
            <text:p>(Not excluding one of min/max even though there is a 800% difference because they only differ by 200% and 400% with toad_'s)</text:p>
          </table:table-cell>
          <table:table-cell table:style-name="ce120" table:number-columns-repeated="1014"/>
        </table:table-row>
        <table:table-row table:style-name="ro4">
          <table:table-cell table:style-name="ce82" office:value-type="st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26" table:content-validation-name="val1" office:value-type="float" office:value="8" calcext:value-type="float">
            <text:p>8</text:p>
          </table:table-cell>
          <table:table-cell table:style-name="ce126" table:content-validation-name="val1" office:value-type="float" office:value="16" calcext:value-type="float">
            <text:p>16</text:p>
          </table:table-cell>
          <table:table-cell table:style-name="ce126" table:content-validation-name="val1" office:value-type="float" office:value="96" calcext:value-type="float">
            <text:p>96</text:p>
          </table:table-cell>
          <table:table-cell table:style-name="ce126" table:content-validation-name="val1" office:value-type="float" office:value="12" calcext:value-type="float">
            <text:p>12</text:p>
          </table:table-cell>
          <table:table-cell table:style-name="ce126" table:content-validation-name="val1" office:value-type="float" office:value="48" calcext:value-type="float">
            <text:p>48</text:p>
          </table:table-cell>
          <table:table-cell table:style-name="ce97" table:content-validation-name="val2" table:formula="of:=AVERAGE([.$B25:.$F25])" office:value-type="float" office:value="36" calcext:value-type="float">
            <text:p>36</text:p>
          </table:table-cell>
          <table:table-cell table:style-name="ce97" table:content-validation-name="val2" table:formula="of:=AVERAGE([.$B25:.$F25])" office:value-type="float" office:value="36" calcext:value-type="float">
            <text:p>36</text:p>
          </table:table-cell>
          <table:table-cell table:style-name="ce97" table:content-validation-name="val2" table:formula="of:=[.$H25]-[.$G25]" office:value-type="float" office:value="0" calcext:value-type="float">
            <text:p>0</text:p>
          </table:table-cell>
          <table:table-cell table:style-name="ce137" table:content-validation-name="val2" office:value-type="string" calcext:value-type="string">
            <text:p>(Nothing excluded because distributed search is an open research topic, there's no solution yet)</text:p>
          </table:table-cell>
          <table:table-cell table:style-name="ce120" table:number-columns-repeated="1014"/>
        </table:table-row>
        <table:table-row table:style-name="ro7">
          <table:table-cell table:style-name="ce82" office:value-type="string" calcext:value-type="string">
            <text:p>Add ability to comment on Freesites (fulfilled by babcom (is opt-in) / Freetalk / Sone?)</text:p>
          </table:table-cell>
          <table:table-cell table:style-name="ce126" table:content-validation-name="val1" office:value-type="float" office:value="4" calcext:value-type="float">
            <text:p>4</text:p>
          </table:table-cell>
          <table:table-cell table:style-name="ce126" table:content-validation-name="val1" office:value-type="float" office:value="8" calcext:value-type="float">
            <text:p>8</text:p>
          </table:table-cell>
          <table:table-cell table:style-name="ce127" table:content-validation-name="val1" office:value-type="float" office:value="96" calcext:value-type="float">
            <text:p>96</text:p>
          </table:table-cell>
          <table:table-cell table:style-name="ce126" table:content-validation-name="val1" office:value-type="float" office:value="1" calcext:value-type="float">
            <text:p>1</text:p>
          </table:table-cell>
          <table:table-cell table:style-name="ce126" table:content-validation-name="val1" office:value-type="float" office:value="4" calcext:value-type="float">
            <text:p>4</text:p>
          </table:table-cell>
          <table:table-cell table:style-name="ce97" table:content-validation-name="val2" table:formula="of:=AVERAGE([.$B26:.$F26])" office:value-type="float" office:value="22.6" calcext:value-type="float">
            <text:p>23</text:p>
          </table:table-cell>
          <table:table-cell table:style-name="ce97" table:content-validation-name="val2" table:formula="of:=AVERAGE([.$B26]; [.$C26]; [.$E26]; [.$F26])" office:value-type="float" office:value="4.25" calcext:value-type="float">
            <text:p>4</text:p>
          </table:table-cell>
          <table:table-cell table:style-name="ce97" table:content-validation-name="val2" table:formula="of:=[.$H26]-[.$G26]" office:value-type="float" office:value="-18.35" calcext:value-type="float">
            <text:p>-18</text:p>
          </table:table-cell>
          <table:table-cell table:style-name="ce137" table:content-validation-name="val2" office:value-type="string" calcext:value-type="string">
            <text:p>96 differs by 9600% with lowest other estimate</text:p>
          </table:table-cell>
          <table:table-cell table:style-name="ce120" table:number-columns-repeated="1014"/>
        </table:table-row>
        <table:table-row table:style-name="ro4">
          <table:table-cell table:style-name="ce82" office:value-type="string"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26" table:content-validation-name="val1" office:value-type="float" office:value="16" calcext:value-type="float">
            <text:p>16</text:p>
          </table:table-cell>
          <table:table-cell table:style-name="ce126" table:content-validation-name="val1" office:value-type="float" office:value="20" calcext:value-type="float">
            <text:p>20</text:p>
          </table:table-cell>
          <table:table-cell table:style-name="ce126" table:content-validation-name="val1" office:value-type="float" office:value="96" calcext:value-type="float">
            <text:p>96</text:p>
          </table:table-cell>
          <table:table-cell table:style-name="ce126" table:content-validation-name="val1" office:value-type="float" office:value="16" calcext:value-type="float">
            <text:p>16</text:p>
          </table:table-cell>
          <table:table-cell table:style-name="ce126" table:content-validation-name="val1" office:value-type="float" office:value="48" calcext:value-type="float">
            <text:p>48</text:p>
          </table:table-cell>
          <table:table-cell table:style-name="ce97" table:content-validation-name="val2" table:formula="of:=AVERAGE([.$B27:.$F27])" office:value-type="float" office:value="39.2" calcext:value-type="float">
            <text:p>39</text:p>
          </table:table-cell>
          <table:table-cell table:style-name="ce97" table:content-validation-name="val2" table:formula="of:=AVERAGE([.$B27:.$F27])" office:value-type="float" office:value="39.2" calcext:value-type="float">
            <text:p>39</text:p>
          </table:table-cell>
          <table:table-cell table:style-name="ce97" table:content-validation-name="val2" table:formula="of:=[.$H27]-[.$G27]" office:value-type="float" office:value="0" calcext:value-type="float">
            <text:p>0</text:p>
          </table:table-cell>
          <table:table-cell table:style-name="ce137" table:content-validation-name="val2"/>
          <table:table-cell table:style-name="ce120" table:number-columns-repeated="1014"/>
        </table:table-row>
        <table:table-row table:style-name="ro5">
          <table:table-cell table:style-name="ce82" office:value-type="string" calcext:value-type="string">
            <text:p>Improve the vulnerability and functionality of Flip [One anonymous user commented that you may as well re-invent FLIP]</text:p>
          </table:table-cell>
          <table:table-cell table:style-name="ce127" table:content-validation-name="val1" office:value-type="float" office:value="2" calcext:value-type="float">
            <text:p>2</text:p>
          </table:table-cell>
          <table:table-cell table:style-name="ce127" table:content-validation-name="val1" office:value-type="float" office:value="8" calcext:value-type="float">
            <text:p>8</text:p>
          </table:table-cell>
          <table:table-cell table:style-name="ce126" table:content-validation-name="val1" office:value-type="float" office:value="96" calcext:value-type="float">
            <text:p>96</text:p>
          </table:table-cell>
          <table:table-cell table:style-name="ce127" table:content-validation-name="val1" office:value-type="float" office:value="4" calcext:value-type="float">
            <text:p>4</text:p>
          </table:table-cell>
          <table:table-cell table:style-name="ce126" table:content-validation-name="val1" office:value-type="float" office:value="48" calcext:value-type="float">
            <text:p>48</text:p>
          </table:table-cell>
          <table:table-cell table:style-name="ce97" table:content-validation-name="val2" table:formula="of:=AVERAGE([.$B28:.$F28])" office:value-type="float" office:value="31.6" calcext:value-type="float">
            <text:p>32</text:p>
          </table:table-cell>
          <table:table-cell table:style-name="ce97" table:content-validation-name="val2" table:formula="of:=AVERAGE([.$D28]; [.$F28])" office:value-type="float" office:value="72" calcext:value-type="float">
            <text:p>72</text:p>
          </table:table-cell>
          <table:table-cell table:style-name="ce97" table:content-validation-name="val2" table:formula="of:=[.$H28]-[.$G28]" office:value-type="float" office:value="40.4" calcext:value-type="float">
            <text:p>40</text:p>
          </table:table-cell>
          <table:table-cell table:style-name="ce137" table:content-validation-name="val2" office:value-type="string" calcext:value-type="string">
            <text:p>Whole architecture of FLIP is likely broken: Based on KSKs and thus DoS-able. May be a full rewrite.</text:p>
          </table:table-cell>
          <table:table-cell table:style-name="ce120" table:number-columns-repeated="1014"/>
        </table:table-row>
        <table:table-row table:style-name="ro7">
          <table:table-cell table:style-name="ce82" office:value-type="string" calcext:value-type="string">
            <text:p>Improve FProxy CSS3 support to allow better Freesite UI</text:p>
          </table:table-cell>
          <table:table-cell table:number-columns-repeated="2"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6" table:content-validation-name="val1" office:value-type="float" office:value="2" calcext:value-type="float">
            <text:p>2</text:p>
          </table:table-cell>
          <table:table-cell table:style-name="ce126" table:content-validation-name="val1"/>
          <table:table-cell table:style-name="ce97" table:content-validation-name="val2" table:formula="of:=AVERAGE([.$B29:.$F29])" office:value-type="float" office:value="1.75" calcext:value-type="float">
            <text:p>2</text:p>
          </table:table-cell>
          <table:table-cell table:style-name="ce97" table:content-validation-name="val2" table:formula="of:=AVERAGE([.$B29:.$F29])" office:value-type="float" office:value="1.75" calcext:value-type="float">
            <text:p>2</text:p>
          </table:table-cell>
          <table:table-cell table:style-name="ce97" table:content-validation-name="val2" table:formula="of:=[.$H29]-[.$G29]" office:value-type="float" office:value="0" calcext:value-type="float">
            <text:p>0</text:p>
          </table:table-cell>
          <table:table-cell table:style-name="ce137" table:content-validation-name="val2"/>
          <table:table-cell table:style-name="ce120" table:number-columns-repeated="1014"/>
        </table:table-row>
        <table:table-row table:style-name="ro8">
          <table:table-cell table:style-name="ce82" office:value-type="string" calcext:value-type="string">
            <text:p>Document the content filter</text:p>
          </table:table-cell>
          <table:table-cell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7" table:content-validation-name="val1" office:value-type="float" office:value="96" calcext:value-type="float">
            <text:p>96</text:p>
          </table:table-cell>
          <table:table-cell table:style-name="ce126" table:content-validation-name="val1" office:value-type="float" office:value="0.5" calcext:value-type="float">
            <text:p>0.5</text:p>
          </table:table-cell>
          <table:table-cell table:style-name="ce126" table:content-validation-name="val1"/>
          <table:table-cell table:style-name="ce97" table:content-validation-name="val2" table:formula="of:=AVERAGE([.$B30:.$F30])" office:value-type="float" office:value="24.875" calcext:value-type="float">
            <text:p>25</text:p>
          </table:table-cell>
          <table:table-cell table:style-name="ce97" table:content-validation-name="val2" table:formula="of:=AVERAGE([.$B30]; [.$C30]; [.$E30]; [.$F30])" office:value-type="float" office:value="1.16666666666667" calcext:value-type="float">
            <text:p>1</text:p>
          </table:table-cell>
          <table:table-cell table:style-name="ce97" table:content-validation-name="val2" table:formula="of:=[.$H30]-[.$G30]" office:value-type="float" office:value="-23.7083333333333" calcext:value-type="float">
            <text:p>-24</text:p>
          </table:table-cell>
          <table:table-cell table:style-name="ce137" table:content-validation-name="val2" office:value-type="string" calcext:value-type="string">
            <text:p>96 differs by 4800% from highest other estimate. (Yes, the task is underspecified, but if we in doubt added JavaDoc to the whole code that still certainly wouldn't take 96 weeks)</text:p>
          </table:table-cell>
          <table:table-cell table:style-name="ce120" table:number-columns-repeated="1014"/>
        </table:table-row>
        <table:table-row table:style-name="ro5">
          <table:table-cell table:style-name="ce82" office:value-type="string" calcext:value-type="string">
            <text:p>Improve Shoeshop/blob handling [how?]</text:p>
          </table:table-cell>
          <table:table-cell table:style-name="ce126" table:content-validation-name="val1" office:value-type="float" office:value="1" calcext:value-type="float">
            <text:p>1</text:p>
          </table:table-cell>
          <table:table-cell table:style-name="ce126" table:content-validation-name="val1" office:value-type="float" office:value="4" calcext:value-type="float">
            <text:p>4</text:p>
          </table:table-cell>
          <table:table-cell table:style-name="ce126" table:content-validation-name="val1" office:value-type="float" office:value="96" calcext:value-type="float">
            <text:p>96</text:p>
          </table:table-cell>
          <table:table-cell table:style-name="ce126" table:content-validation-name="val1" office:value-type="float" office:value="1" calcext:value-type="float">
            <text:p>1</text:p>
          </table:table-cell>
          <table:table-cell table:style-name="ce126" table:content-validation-name="val1"/>
          <table:table-cell table:style-name="ce97" table:content-validation-name="val2" table:formula="of:=AVERAGE([.$B31:.$F31])" office:value-type="float" office:value="25.5" calcext:value-type="float">
            <text:p>26</text:p>
          </table:table-cell>
          <table:table-cell table:style-name="ce97" table:content-validation-name="val2" table:formula="of:=AVERAGE([.$B31:.$F31])" office:value-type="float" office:value="25.5" calcext:value-type="float">
            <text:p>26</text:p>
          </table:table-cell>
          <table:table-cell table:style-name="ce97" table:content-validation-name="val2" table:formula="of:=[.$H31]-[.$G31]" office:value-type="float" office:value="0" calcext:value-type="float">
            <text:p>0</text:p>
          </table:table-cell>
          <table:table-cell table:style-name="ce137" table:content-validation-name="val2" office:value-type="string" calcext:value-type="string">
            <text:p>(Not bothering to exclude anything: Task is underspecified)</text:p>
          </table:table-cell>
          <table:table-cell table:style-name="ce120" table:number-columns-repeated="1014"/>
        </table:table-row>
        <table:table-row table:style-name="ro5">
          <table:table-cell table:style-name="ce82" office:value-type="string" calcext:value-type="string">
            <text:p>p2p file exchange by time-set expiring keys [Imprecise task? Also violates main goal of Freenet of preventing censorship!?]</text:p>
          </table:table-cell>
          <table:table-cell table:style-name="ce126" table:content-validation-name="val1" office:value-type="float" office:value="8" calcext:value-type="float">
            <text:p>8</text:p>
          </table:table-cell>
          <table:table-cell table:style-name="ce126" table:content-validation-name="val1" office:value-type="float" office:value="12" calcext:value-type="float">
            <text:p>12</text:p>
          </table:table-cell>
          <table:table-cell table:style-name="ce126" table:content-validation-name="val1" office:value-type="float" office:value="96" calcext:value-type="float">
            <text:p>96</text:p>
          </table:table-cell>
          <table:table-cell table:style-name="ce126" table:content-validation-name="val1" office:value-type="float" office:value="4" calcext:value-type="float">
            <text:p>4</text:p>
          </table:table-cell>
          <table:table-cell table:style-name="ce126" table:content-validation-name="val1"/>
          <table:table-cell table:style-name="ce97" table:content-validation-name="val2" table:formula="of:=AVERAGE([.$B32:.$F32])" office:value-type="float" office:value="30" calcext:value-type="float">
            <text:p>30</text:p>
          </table:table-cell>
          <table:table-cell table:style-name="ce97" table:content-validation-name="val2" table:formula="of:=AVERAGE([.$B32:.$F32])" office:value-type="float" office:value="30" calcext:value-type="float">
            <text:p>30</text:p>
          </table:table-cell>
          <table:table-cell table:style-name="ce97" table:content-validation-name="val2" table:formula="of:=[.$H32]-[.$G32]" office:value-type="float" office:value="0" calcext:value-type="float">
            <text:p>0</text:p>
          </table:table-cell>
          <table:table-cell table:style-name="ce137" table:content-validation-name="val2"/>
          <table:table-cell table:style-name="ce120" table:number-columns-repeated="1014"/>
        </table:table-row>
        <table:table-row table:style-name="ro5">
          <table:table-cell table:style-name="ce82" office:value-type="string" calcext:value-type="string">
            <text:p>Freenet key links directed to a dedicated Freenet browser, opennet [= non-Freenet Internet?] links to the system default like in the AutoHotKey script "Freenet Browser Director”</text:p>
          </table:table-cell>
          <table:table-cell table:style-name="ce126" table:content-validation-name="val1" office:value-type="float" office:value="12" calcext:value-type="float">
            <text:p>12</text:p>
          </table:table-cell>
          <table:table-cell table:style-name="ce127" table:content-validation-name="val1" office:value-type="float" office:value="1" calcext:value-type="float">
            <text:p>1</text:p>
          </table:table-cell>
          <table:table-cell table:style-name="ce126" table:content-validation-name="val1" office:value-type="float" office:value="8" calcext:value-type="float">
            <text:p>8</text:p>
          </table:table-cell>
          <table:table-cell table:number-columns-repeated="2" table:style-name="ce126" table:content-validation-name="val1" office:value-type="float" office:value="12" calcext:value-type="float">
            <text:p>12</text:p>
          </table:table-cell>
          <table:table-cell table:style-name="ce97" table:content-validation-name="val2" table:formula="of:=AVERAGE([.$B33:.$F33])" office:value-type="float" office:value="9" calcext:value-type="float">
            <text:p>9</text:p>
          </table:table-cell>
          <table:table-cell table:style-name="ce97" table:content-validation-name="val2" table:formula="of:=AVERAGE([.$B33]; [.$D33]; [.$E33]; [.$F33])" office:value-type="float" office:value="11" calcext:value-type="float">
            <text:p>11</text:p>
          </table:table-cell>
          <table:table-cell table:style-name="ce97" table:content-validation-name="val2" table:formula="of:=[.$H33]-[.$G33]" office:value-type="float" office:value="2" calcext:value-type="float">
            <text:p>2</text:p>
          </table:table-cell>
          <table:table-cell table:style-name="ce137" table:content-validation-name="val2" office:value-type="string" calcext:value-type="string">
            <text:p>1 differs by 1200% from most other estimates.</text:p>
          </table:table-cell>
          <table:table-cell table:style-name="ce120" table:number-columns-repeated="1014"/>
        </table:table-row>
        <table:table-row table:style-name="ro7">
          <table:table-cell table:style-name="ce82" office:value-type="string" calcext:value-type="string">
            <text:p>Warn users not to use Chrome, but instead an open source/free software browser</text:p>
          </table:table-cell>
          <table:table-cell table:number-columns-repeated="5" table:style-name="ce126" table:content-validation-name="val1" office:value-type="float" office:value="0.5" calcext:value-type="float">
            <text:p>0.5</text:p>
          </table:table-cell>
          <table:table-cell table:style-name="ce97" table:content-validation-name="val2" table:formula="of:=AVERAGE([.$B34:.$F34])" office:value-type="float" office:value="0.5" calcext:value-type="float">
            <text:p>1</text:p>
          </table:table-cell>
          <table:table-cell table:style-name="ce97" table:content-validation-name="val2" table:formula="of:=AVERAGE([.$B34:.$F34])" office:value-type="float" office:value="0.5" calcext:value-type="float">
            <text:p>1</text:p>
          </table:table-cell>
          <table:table-cell table:style-name="ce97" table:content-validation-name="val2" table:formula="of:=[.$H34]-[.$G34]"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2" office:value-type="string"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27" table:content-validation-name="val1" office:value-type="float" office:value="2" calcext:value-type="float">
            <text:p>2</text:p>
          </table:table-cell>
          <table:table-cell table:style-name="ce127" table:content-validation-name="val1" office:value-type="float" office:value="4" calcext:value-type="float">
            <text:p>4</text:p>
          </table:table-cell>
          <table:table-cell table:style-name="ce127" table:content-validation-name="val1" office:value-type="float" office:value="0.5" calcext:value-type="float">
            <text:p>0.5</text:p>
          </table:table-cell>
          <table:table-cell table:style-name="ce127" table:content-validation-name="val1" office:value-type="float" office:value="8" calcext:value-type="float">
            <text:p>8</text:p>
          </table:table-cell>
          <table:table-cell table:style-name="ce126" table:content-validation-name="val1" office:value-type="float" office:value="48" calcext:value-type="float">
            <text:p>48</text:p>
          </table:table-cell>
          <table:table-cell table:style-name="ce97" table:content-validation-name="val2" table:formula="of:=AVERAGE([.$B35:.$F35])" office:value-type="float" office:value="12.5" calcext:value-type="float">
            <text:p>13</text:p>
          </table:table-cell>
          <table:table-cell table:style-name="ce97" table:content-validation-name="val2" table:formula="of:=AVERAGE([.$F35])" office:value-type="float" office:value="48" calcext:value-type="float">
            <text:p>48</text:p>
          </table:table-cell>
          <table:table-cell table:style-name="ce97" table:content-validation-name="val2" table:formula="of:=[.$H35]-[.$G35]" office:value-type="float" office:value="35.5" calcext:value-type="float">
            <text:p>36</text:p>
          </table:table-cell>
          <table:table-cell table:style-name="ce137" table:content-validation-name="val2" office:value-type="string" calcext:value-type="string">
            <text:p>Whole architecture of FLIP and FLIRCP is likely broken: Based on KSKs and thus DoS-able. May be a full rewrite.</text:p>
          </table:table-cell>
          <table:table-cell table:style-name="ce120" table:number-columns-repeated="1014"/>
        </table:table-row>
        <table:table-row table:style-name="ro6">
          <table:table-cell table:style-name="ce83" table:number-columns-spanned="2" table:number-rows-spanned="1"/>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2">
          <table:table-cell table:style-name="ce84" office:value-type="string" calcext:value-type="string" table:number-columns-spanned="2" table:number-rows-spanned="1">
            <text:p>Security - Make Freenet more secure against attacks</text:p>
          </table:table-cell>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5">
          <table:table-cell table:style-name="ce82" office:value-type="string" calcext:value-type="string">
            <text:p>Fix <text:a xlink:href="https://bugs.freenetproject.org/view.php?id=6558" xlink:type="simple">plugin data leak</text:a>: None of our official plugins deletes its database when the user uninstalls it. They also do not <text:a xlink:href="https://bugs.freenetproject.org/view.php?id=3846" xlink:type="simple">obey the "PANIC" button</text:a> of Freenet which should delete all client data.</text:p>
          </table:table-cell>
          <table:table-cell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number-columns-repeated="2" table:style-name="ce126" table:content-validation-name="val1" office:value-type="float" office:value="0.5" calcext:value-type="float">
            <text:p>0.5</text:p>
          </table:table-cell>
          <table:table-cell table:style-name="ce126" table:content-validation-name="val1" office:value-type="float" office:value="2" calcext:value-type="float">
            <text:p>2</text:p>
          </table:table-cell>
          <table:table-cell table:style-name="ce97" table:content-validation-name="val2" table:formula="of:=AVERAGE([.$B38:.$F38])" office:value-type="float" office:value="1.2" calcext:value-type="float">
            <text:p>1</text:p>
          </table:table-cell>
          <table:table-cell table:style-name="ce97" table:content-validation-name="val2" table:formula="of:=AVERAGE([.$B38:.$F38])" office:value-type="float" office:value="1.2" calcext:value-type="float">
            <text:p>1</text:p>
          </table:table-cell>
          <table:table-cell table:style-name="ce97" table:content-validation-name="val2" table:formula="of:=[.$H38]-[.$G38]" office:value-type="float" office:value="0" calcext:value-type="float">
            <text:p>0</text:p>
          </table:table-cell>
          <table:table-cell table:style-name="ce137" table:content-validation-name="val2"/>
          <table:table-cell table:style-name="ce121" table:number-columns-repeated="1014"/>
        </table:table-row>
        <table:table-row table:style-name="ro8">
          <table:table-cell table:style-name="ce82" office:value-type="string" calcext:value-type="string">
            <text:p>Fix lack of <text:a xlink:href="https://bugs.freenetproject.org/view.php?id=3460" xlink:type="simple">plugin data encryption</text:a>: WoT, Freetalk, and potentially other plugins do not encrypt their databases when the user has configured Freenet to encrypt user data. Should be changed to obtain an encryption key from Freenet to encrypt their stuff.</text:p>
          </table:table-cell>
          <table:table-cell table:number-columns-repeated="2" table:style-name="ce126" table:content-validation-name="val1" office:value-type="float" office:value="2" calcext:value-type="float">
            <text:p>2</text:p>
          </table:table-cell>
          <table:table-cell table:number-columns-repeated="2" table:style-name="ce126" table:content-validation-name="val1" office:value-type="float" office:value="0.5" calcext:value-type="float">
            <text:p>0.5</text:p>
          </table:table-cell>
          <table:table-cell table:style-name="ce126" table:content-validation-name="val1" office:value-type="float" office:value="4" calcext:value-type="float">
            <text:p>4</text:p>
          </table:table-cell>
          <table:table-cell table:style-name="ce97" table:content-validation-name="val2" table:formula="of:=AVERAGE([.$B39:.$F39])" office:value-type="float" office:value="1.8" calcext:value-type="float">
            <text:p>2</text:p>
          </table:table-cell>
          <table:table-cell table:style-name="ce97" table:content-validation-name="val2" table:formula="of:=AVERAGE([.$B39:.$F39])" office:value-type="float" office:value="1.8" calcext:value-type="float">
            <text:p>2</text:p>
          </table:table-cell>
          <table:table-cell table:style-name="ce97" table:content-validation-name="val2" table:formula="of:=[.$H39]-[.$G39]" office:value-type="float" office:value="0" calcext:value-type="float">
            <text:p>0</text:p>
          </table:table-cell>
          <table:table-cell table:style-name="ce137" table:content-validation-name="val2" office:value-type="string" calcext:value-type="string">
            <text:p>(Not excluding anything even though there's an 800% difference: We have many plugins, difficult to be familiar with every codebase, so estimating is difficult)</text:p>
          </table:table-cell>
          <table:table-cell table:style-name="ce121" table:number-columns-repeated="1014"/>
        </table:table-row>
        <table:table-row table:style-name="ro8">
          <table:table-cell table:style-name="ce82" office:value-type="string"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26" table:content-validation-name="val1"/>
          <table:table-cell table:style-name="ce126" table:content-validation-name="val1" office:value-type="float" office:value="16" calcext:value-type="float">
            <text:p>16</text:p>
          </table:table-cell>
          <table:table-cell table:number-columns-repeated="2" table:style-name="ce126" table:content-validation-name="val1" office:value-type="float" office:value="12" calcext:value-type="float">
            <text:p>12</text:p>
          </table:table-cell>
          <table:table-cell table:style-name="ce126" table:content-validation-name="val1" office:value-type="float" office:value="48" calcext:value-type="float">
            <text:p>48</text:p>
          </table:table-cell>
          <table:table-cell table:style-name="ce97" table:content-validation-name="val2" table:formula="of:=AVERAGE([.$B40:.$F40])" office:value-type="float" office:value="22" calcext:value-type="float">
            <text:p>22</text:p>
          </table:table-cell>
          <table:table-cell table:style-name="ce97" table:content-validation-name="val2" table:formula="of:=AVERAGE([.$B40:.$F40])" office:value-type="float" office:value="22" calcext:value-type="float">
            <text:p>22</text:p>
          </table:table-cell>
          <table:table-cell table:style-name="ce97" table:content-validation-name="val2" table:formula="of:=[.$H40]-[.$G40]" office:value-type="float" office:value="0" calcext:value-type="float">
            <text:p>0</text:p>
          </table:table-cell>
          <table:table-cell table:style-name="ce137" table:content-validation-name="val2"/>
          <table:table-cell table:style-name="ce121" table:number-columns-repeated="1014"/>
        </table:table-row>
        <table:table-row table:style-name="ro6">
          <table:table-cell table:style-name="ce83" table:number-columns-spanned="2" table:number-rows-spanned="1"/>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2">
          <table:table-cell table:style-name="ce84" office:value-type="string" calcext:value-type="string" table:number-columns-spanned="2" table:number-rows-spanned="1">
            <text:p>Technical debt - Stuff that will make future development faster</text:p>
          </table:table-cell>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4">
          <table:table-cell table:style-name="ce82" office:value-type="string"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26" table:content-validation-name="val1"/>
          <table:table-cell table:style-name="ce126" table:content-validation-name="val1" office:value-type="float" office:value="24" calcext:value-type="float">
            <text:p>24</text:p>
          </table:table-cell>
          <table:table-cell table:style-name="ce127" table:content-validation-name="val1" office:value-type="float" office:value="96" calcext:value-type="float">
            <text:p>96</text:p>
          </table:table-cell>
          <table:table-cell table:style-name="ce126" table:content-validation-name="val1" office:value-type="float" office:value="4" calcext:value-type="float">
            <text:p>4</text:p>
          </table:table-cell>
          <table:table-cell table:style-name="ce126" table:content-validation-name="val1" office:value-type="float" office:value="12" calcext:value-type="float">
            <text:p>12</text:p>
          </table:table-cell>
          <table:table-cell table:style-name="ce97" table:content-validation-name="val2" table:formula="of:=AVERAGE([.$B43:.$F43])" office:value-type="float" office:value="34" calcext:value-type="float">
            <text:p>34</text:p>
          </table:table-cell>
          <table:table-cell table:style-name="ce97" table:content-validation-name="val2" table:formula="of:=AVERAGE([.$B43]; [.$C43]; [.$E43]; [.$F43])" office:value-type="float" office:value="13.3333333333333" calcext:value-type="float">
            <text:p>13</text:p>
          </table:table-cell>
          <table:table-cell table:style-name="ce97" table:content-validation-name="val2" table:formula="of:=[.$H43]-[.$G43]" office:value-type="float" office:value="-20.6666666666667" calcext:value-type="float">
            <text:p>-21</text:p>
          </table:table-cell>
          <table:table-cell table:style-name="ce137" table:content-validation-name="val2" office:value-type="string" calcext:value-type="string">
            <text:p>96 differs by 2400% from lowest estimate</text:p>
          </table:table-cell>
          <table:table-cell table:style-name="ce120" table:number-columns-repeated="1014"/>
        </table:table-row>
        <table:table-row table:style-name="ro4">
          <table:table-cell table:style-name="ce82" office:value-type="string" calcext:value-type="string">
            <text:p><text:a xlink:href="http://i.imgur.com/DR9nn4c.png" xlink:type="simple">fred unit test coverage is 20%</text:a>. Improve it. Would help people other than Matthew to understand the code. Good to do this now while Matthew is still available as a volunteer and we can thus maybe ask him questions.</text:p>
          </table:table-cell>
          <table:table-cell table:style-name="ce126" table:content-validation-name="val1"/>
          <table:table-cell table:style-name="ce126" table:content-validation-name="val1" office:value-type="float" office:value="16" calcext:value-type="float">
            <text:p>16</text:p>
          </table:table-cell>
          <table:table-cell table:style-name="ce127" table:content-validation-name="val1" office:value-type="float" office:value="96" calcext:value-type="float">
            <text:p>96</text:p>
          </table:table-cell>
          <table:table-cell table:style-name="ce126" table:content-validation-name="val1" office:value-type="float" office:value="4" calcext:value-type="float">
            <text:p>4</text:p>
          </table:table-cell>
          <table:table-cell table:style-name="ce126" table:content-validation-name="val1" office:value-type="float" office:value="12" calcext:value-type="float">
            <text:p>12</text:p>
          </table:table-cell>
          <table:table-cell table:style-name="ce97" table:content-validation-name="val2" table:formula="of:=AVERAGE([.$B44:.$F44])" office:value-type="float" office:value="32" calcext:value-type="float">
            <text:p>32</text:p>
          </table:table-cell>
          <table:table-cell table:style-name="ce97" table:content-validation-name="val2" table:formula="of:=AVERAGE([.$B44]; [.$C44]; [.$E44]; [.$F44])" office:value-type="float" office:value="10.6666666666667" calcext:value-type="float">
            <text:p>11</text:p>
          </table:table-cell>
          <table:table-cell table:style-name="ce97" table:content-validation-name="val2" table:formula="of:=[.$H44]-[.$G44]" office:value-type="float" office:value="-21.3333333333333" calcext:value-type="float">
            <text:p>-21</text:p>
          </table:table-cell>
          <table:table-cell table:style-name="ce137" table:content-validation-name="val2" office:value-type="string" calcext:value-type="string">
            <text:p>96 differs by 2400% from lowest estimate</text:p>
          </table:table-cell>
          <table:table-cell table:style-name="ce120" table:number-columns-repeated="1014"/>
        </table:table-row>
        <table:table-row table:style-name="ro8">
          <table:table-cell table:style-name="ce82" office:value-type="string" calcext:value-type="string">
            <text:p><text:a xlink:href="http://i.imgur.com/uqqstTG.png" xlink:type="simple">WoT unit test coverage is 45%</text:a>. Given the lower total line count, it would be possible to complete it to 100%. That would be a preparation of the major “refactoring” of <text:a xlink:href="https://bugs.freenetproject.org/view.php?id=6329" xlink:type="simple">replacing db4o with a different database</text:a>. May become necessary: db4o’s vendor has abandoned it.</text:p>
          </table:table-cell>
          <table:table-cell table:style-name="ce126" table:content-validation-name="val1" office:value-type="float" office:value="8" calcext:value-type="float">
            <text:p>8</text:p>
          </table:table-cell>
          <table:table-cell table:style-name="ce126" table:content-validation-name="val1" office:value-type="float" office:value="12" calcext:value-type="float">
            <text:p>12</text:p>
          </table:table-cell>
          <table:table-cell table:style-name="ce127" table:content-validation-name="val1" office:value-type="float" office:value="96" calcext:value-type="float">
            <text:p>96</text:p>
          </table:table-cell>
          <table:table-cell table:style-name="ce126" table:content-validation-name="val1" office:value-type="float" office:value="2" calcext:value-type="float">
            <text:p>2</text:p>
          </table:table-cell>
          <table:table-cell table:style-name="ce126" table:content-validation-name="val1" office:value-type="float" office:value="12" calcext:value-type="float">
            <text:p>12</text:p>
          </table:table-cell>
          <table:table-cell table:style-name="ce97" table:content-validation-name="val2" table:formula="of:=AVERAGE([.$B45:.$F45])" office:value-type="float" office:value="26" calcext:value-type="float">
            <text:p>26</text:p>
          </table:table-cell>
          <table:table-cell table:style-name="ce97" table:content-validation-name="val2" table:formula="of:=AVERAGE([.$B45]; [.$C45]; [.$E45]; [.$F45])" office:value-type="float" office:value="8.5" calcext:value-type="float">
            <text:p>9</text:p>
          </table:table-cell>
          <table:table-cell table:style-name="ce97" table:content-validation-name="val2" table:formula="of:=[.$H45]-[.$G45]" office:value-type="float" office:value="-17.5" calcext:value-type="float">
            <text:p>-18</text:p>
          </table:table-cell>
          <table:table-cell table:style-name="ce137" table:content-validation-name="val2" office:value-type="string" calcext:value-type="string">
            <text:p>96 differs by 4800% from lowest estimate</text:p>
          </table:table-cell>
          <table:table-cell table:style-name="ce120" table:number-columns-repeated="1014"/>
        </table:table-row>
        <table:table-row table:style-name="ro4">
          <table:table-cell table:style-name="ce82" office:value-type="string"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number-columns-repeated="8" table:style-name="ce128" table:content-validation-name="val2" office:value-type="string" calcext:value-type="string">
            <text:p>(constant cost per week)</text:p>
          </table:table-cell>
          <table:table-cell table:style-name="ce128" table:content-validation-name="val2"/>
          <table:table-cell table:style-name="ce120" table:number-columns-repeated="1014"/>
        </table:table-row>
        <table:table-row table:style-name="ro4">
          <table:table-cell table:style-name="ce82" office:value-type="string"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number-columns-repeated="8" table:style-name="ce128" table:content-validation-name="val2" office:value-type="string" calcext:value-type="string">
            <text:p>(constant cost per week)</text:p>
          </table:table-cell>
          <table:table-cell table:style-name="ce128" table:content-validation-name="val2"/>
          <table:table-cell table:style-name="ce120" table:number-columns-repeated="1014"/>
        </table:table-row>
        <table:table-row table:style-name="ro4">
          <table:table-cell table:style-name="ce81" office:value-type="string" calcext:value-type="string">
            <text:p>Fred: Migrate to the Gradle build tool - Gradle can provide dependency fetching <text:a xlink:href="https://github.com/WhisperSystems/gradle-witness" xlink:type="simple">and verification</text:a> support and then defer to the existing ant build. (Or we can move the project to fit standard directory structure and then the Gradle build becomes a lot easier to write.)</text:p>
          </table:table-cell>
          <table:table-cell table:style-name="ce125" table:content-validation-name="val1"/>
          <table:table-cell table:style-name="ce125" table:content-validation-name="val1" office:value-type="float" office:value="1" calcext:value-type="float">
            <text:p>1</text:p>
          </table:table-cell>
          <table:table-cell table:style-name="ce125" table:content-validation-name="val1" office:value-type="float" office:value="0.5" calcext:value-type="float">
            <text:p>0.5</text:p>
          </table:table-cell>
          <table:table-cell table:style-name="ce125" table:content-validation-name="val1"/>
          <table:table-cell table:style-name="ce125" table:content-validation-name="val1" office:value-type="float" office:value="2" calcext:value-type="float">
            <text:p>2</text:p>
          </table:table-cell>
          <table:table-cell table:style-name="ce96" table:content-validation-name="val2" table:formula="of:=AVERAGE([.$B48:.$F48])" office:value-type="float" office:value="1.16666666666667" calcext:value-type="float">
            <text:p>1</text:p>
          </table:table-cell>
          <table:table-cell table:style-name="ce96" table:content-validation-name="val2" table:formula="of:=AVERAGE([.$B48:.$F48])" office:value-type="float" office:value="1.16666666666667" calcext:value-type="float">
            <text:p>1</text:p>
          </table:table-cell>
          <table:table-cell table:style-name="ce96" table:content-validation-name="val2" table:formula="of:=[.$H48]-[.$G48]" office:value-type="float" office:value="0" calcext:value-type="float">
            <text:p>0</text:p>
          </table:table-cell>
          <table:table-cell table:style-name="ce136" table:content-validation-name="val2"/>
          <table:table-cell table:style-name="ce119" table:number-columns-repeated="1014"/>
        </table:table-row>
        <table:table-row table:style-name="ro6">
          <table:table-cell table:style-name="ce83" table:number-columns-spanned="2" table:number-rows-spanned="1"/>
          <table:covered-table-cell/>
          <table:table-cell table:number-columns-repeated="4"/>
          <table:table-cell table:style-name="ce97" table:content-validation-name="val2" table:number-columns-repeated="2"/>
          <table:table-cell table:style-name="ce97" table:content-validation-name="val2" table:formula="of:=[.$H49]-[.$G49]" office:value-type="float" office:value="0" calcext:value-type="float">
            <text:p>0</text:p>
          </table:table-cell>
          <table:table-cell table:style-name="ce138" table:content-validation-name="val2"/>
          <table:table-cell table:number-columns-repeated="1014"/>
        </table:table-row>
        <table:table-row table:style-name="ro2">
          <table:table-cell table:style-name="ce84" office:value-type="string" calcext:value-type="string" table:number-columns-spanned="2" table:number-rows-spanned="1">
            <text:p>Outreach - Stuff that will help attract users, developers, and donors to Freenet</text:p>
          </table:table-cell>
          <table:covered-table-cell/>
          <table:table-cell table:number-columns-repeated="4"/>
          <table:table-cell table:style-name="ce97" table:content-validation-name="val2" table:number-columns-repeated="2"/>
          <table:table-cell table:style-name="ce97" table:content-validation-name="val2" table:formula="of:=[.$H50]-[.$G50]" office:value-type="float" office:value="0" calcext:value-type="float">
            <text:p>0</text:p>
          </table:table-cell>
          <table:table-cell table:style-name="ce138" table:content-validation-name="val2"/>
          <table:table-cell table:number-columns-repeated="1014"/>
        </table:table-row>
        <table:table-row table:style-name="ro7">
          <table:table-cell table:style-name="ce85" office:value-type="string" calcext:value-type="string">
            <text:p>Language: Lower threshold of entry by working on <text:a xlink:href="https://freenetproject.org/download.html#download" xlink:type="simple">how to install Freenet</text:a></text:p>
          </table:table-cell>
          <table:table-cell table:number-columns-repeated="2" table:style-name="ce126" table:content-validation-name="val1" office:value-type="float" office:value="1" calcext:value-type="float">
            <text:p>1</text:p>
          </table:table-cell>
          <table:table-cell table:style-name="ce126" table:content-validation-name="val1" office:value-type="float" office:value="0.5" calcext:value-type="float">
            <text:p>0.5</text:p>
          </table:table-cell>
          <table:table-cell table:number-columns-repeated="2" table:style-name="ce126" table:content-validation-name="val1" office:value-type="float" office:value="1" calcext:value-type="float">
            <text:p>1</text:p>
          </table:table-cell>
          <table:table-cell table:style-name="ce97" table:content-validation-name="val2" table:formula="of:=AVERAGE([.$B51:.$F51])" office:value-type="float" office:value="0.9" calcext:value-type="float">
            <text:p>1</text:p>
          </table:table-cell>
          <table:table-cell table:style-name="ce97" table:content-validation-name="val2" table:formula="of:=AVERAGE([.$B51:.$F51])" office:value-type="float" office:value="0.9" calcext:value-type="float">
            <text:p>1</text:p>
          </table:table-cell>
          <table:table-cell table:style-name="ce97" table:content-validation-name="val2" table:formula="of:=[.$H51]-[.$G51]" office:value-type="float" office:value="0" calcext:value-type="float">
            <text:p>0</text:p>
          </table:table-cell>
          <table:table-cell table:style-name="ce137" table:content-validation-name="val2"/>
          <table:table-cell table:style-name="ce120" table:number-columns-repeated="1014"/>
        </table:table-row>
        <table:table-row table:style-name="ro7">
          <table:table-cell table:style-name="ce85" office:value-type="string" calcext:value-type="string">
            <text:p>Language: Add <text:a xlink:href="https://github.com/freenet/java_installer" xlink:type="simple">these strings</text:a> for install to translation resource. Bonus for looking at <text:a xlink:href="https://github.com/freenet/java_installer/pulls" xlink:type="simple">this</text:a>. </text:p>
          </table:table-cell>
          <table:table-cell table:style-name="ce126" table:content-validation-name="val1" office:value-type="float" office:value="1" calcext:value-type="float">
            <text:p>1</text:p>
          </table:table-cell>
          <table:table-cell table:number-columns-repeated="2" table:style-name="ce126" table:content-validation-name="val1" office:value-type="float" office:value="0.5" calcext:value-type="float">
            <text:p>0.5</text:p>
          </table:table-cell>
          <table:table-cell table:style-name="ce126" table:content-validation-name="val1" office:value-type="float" office:value="1" calcext:value-type="float">
            <text:p>1</text:p>
          </table:table-cell>
          <table:table-cell table:style-name="ce131" table:content-validation-name="val1" office:value-type="float" office:value="4" calcext:value-type="float">
            <text:p>4</text:p>
          </table:table-cell>
          <table:table-cell table:style-name="ce97" table:content-validation-name="val2" table:formula="of:=AVERAGE([.$B52:.$F52])" office:value-type="float" office:value="1.4" calcext:value-type="float">
            <text:p>1</text:p>
          </table:table-cell>
          <table:table-cell table:style-name="ce97" table:content-validation-name="val2" table:formula="of:=AVERAGE([.$B52:.$E52])" office:value-type="float" office:value="0.75" calcext:value-type="float">
            <text:p>1</text:p>
          </table:table-cell>
          <table:table-cell table:style-name="ce97" table:content-validation-name="val2" table:formula="of:=[.$H52]-[.$G52]" office:value-type="float" office:value="-0.65" calcext:value-type="float">
            <text:p>-1</text:p>
          </table:table-cell>
          <table:table-cell table:style-name="ce137" table:content-validation-name="val2" office:value-type="string" calcext:value-type="string">
            <text:p>4 differs by 800% from lowest estimate</text:p>
          </table:table-cell>
          <table:table-cell table:style-name="ce120" table:number-columns-repeated="1014"/>
        </table:table-row>
        <table:table-row table:style-name="ro7">
          <table:table-cell table:style-name="ce85" office:value-type="string" calcext:value-type="string">
            <text:p>Language: Simplify website language. Boil <text:a xlink:href="https://freenetproject.org/about.html" xlink:type="simple">this</text:a> into <text:a xlink:href="http://1.209.122.97:6543/mgoblin_media/media_entries/43/Aboutfreenet.png" xlink:type="simple">this</text:a> for all pages.</text:p>
          </table:table-cell>
          <table:table-cell table:style-name="ce126" table:content-validation-name="val1" office:value-type="float" office:value="1" calcext:value-type="float">
            <text:p>1</text:p>
          </table:table-cell>
          <table:table-cell table:style-name="ce126" table:content-validation-name="val1" office:value-type="float" office:value="2" calcext:value-type="float">
            <text:p>2</text:p>
          </table:table-cell>
          <table:table-cell table:style-name="ce126" table:content-validation-name="val1" office:value-type="float" office:value="0.5" calcext:value-type="float">
            <text:p>0.5</text:p>
          </table:table-cell>
          <table:table-cell table:style-name="ce126" table:content-validation-name="val1" office:value-type="float" office:value="1" calcext:value-type="float">
            <text:p>1</text:p>
          </table:table-cell>
          <table:table-cell table:style-name="ce131" table:content-validation-name="val1" office:value-type="float" office:value="4" calcext:value-type="float">
            <text:p>4</text:p>
          </table:table-cell>
          <table:table-cell table:style-name="ce97" table:content-validation-name="val2" table:formula="of:=AVERAGE([.$B53:.$F53])" office:value-type="float" office:value="1.7" calcext:value-type="float">
            <text:p>2</text:p>
          </table:table-cell>
          <table:table-cell table:style-name="ce97" table:content-validation-name="val2" table:formula="of:=AVERAGE([.$B53:.$E53])" office:value-type="float" office:value="1.125" calcext:value-type="float">
            <text:p>1</text:p>
          </table:table-cell>
          <table:table-cell table:style-name="ce97" table:content-validation-name="val2" table:formula="of:=[.$H53]-[.$G53]" office:value-type="float" office:value="-0.575" calcext:value-type="float">
            <text:p>-1</text:p>
          </table:table-cell>
          <table:table-cell table:style-name="ce137" table:content-validation-name="val2" office:value-type="string" calcext:value-type="string">
            <text:p>4 differs by 800% from lowest estimate</text:p>
          </table:table-cell>
          <table:table-cell table:style-name="ce120" table:number-columns-repeated="1014"/>
        </table:table-row>
        <table:table-row table:style-name="ro8">
          <table:table-cell table:style-name="ce85" office:value-type="string" calcext:value-type="string">
            <text:p>Language: Fix current low-hanging problems with UI language, as per issues on transifex.</text:p>
          </table:table-cell>
          <table:table-cell table:number-columns-repeated="2" table:style-name="ce127" table:content-validation-name="val1" office:value-type="float" office:value="1" calcext:value-type="float">
            <text:p>1</text:p>
          </table:table-cell>
          <table:table-cell table:style-name="ce127" table:content-validation-name="val1" office:value-type="float" office:value="0.5" calcext:value-type="float">
            <text:p>0.5</text:p>
          </table:table-cell>
          <table:table-cell table:style-name="ce127" table:content-validation-name="val1" office:value-type="float" office:value="1" calcext:value-type="float">
            <text:p>1</text:p>
          </table:table-cell>
          <table:table-cell table:style-name="ce126" table:content-validation-name="val1" office:value-type="float" office:value="8" calcext:value-type="float">
            <text:p>8</text:p>
          </table:table-cell>
          <table:table-cell table:style-name="ce97" table:content-validation-name="val2" table:formula="of:=AVERAGE([.$B54:.$F54])" office:value-type="float" office:value="2.3" calcext:value-type="float">
            <text:p>2</text:p>
          </table:table-cell>
          <table:table-cell table:style-name="ce97" table:content-validation-name="val2" table:formula="of:=AVERAGE([.$F54])" office:value-type="float" office:value="8" calcext:value-type="float">
            <text:p>8</text:p>
          </table:table-cell>
          <table:table-cell table:style-name="ce97" table:content-validation-name="val2" table:formula="of:=[.$H54]-[.$G54]" office:value-type="float" office:value="5.7" calcext:value-type="float">
            <text:p>6</text:p>
          </table:table-cell>
          <table:table-cell table:style-name="ce137" table:content-validation-name="val2" office:value-type="string" calcext:value-type="string">
            <text:p>There are 377 issues on Transifex. If each of them takes 20 minutes to resolve that would still be 3.6 weeks – and they're usually rather imprecise so the average may be above 20 minutes.</text:p>
          </table:table-cell>
          <table:table-cell table:style-name="ce120" table:number-columns-repeated="1014"/>
        </table:table-row>
        <table:table-row table:style-name="ro7">
          <table:table-cell table:style-name="ce85" office:value-type="string" calcext:value-type="string">
            <text:p>Language: Add Transifex issues to main bugtracker</text:p>
          </table:table-cell>
          <table:table-cell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7" table:content-validation-name="val1" office:value-type="float" office:value="96" calcext:value-type="float">
            <text:p>96</text:p>
          </table:table-cell>
          <table:table-cell table:style-name="ce129" table:content-validation-name="val1" office:value-type="float" office:value="0.5" calcext:value-type="float">
            <text:p>0.5</text:p>
          </table:table-cell>
          <table:table-cell table:style-name="ce126" table:content-validation-name="val1" office:value-type="float" office:value="2" calcext:value-type="float">
            <text:p>2</text:p>
          </table:table-cell>
          <table:table-cell table:style-name="ce97" table:content-validation-name="val2" table:formula="of:=AVERAGE([.$B55:.$F55])" office:value-type="float" office:value="20.3" calcext:value-type="float">
            <text:p>20</text:p>
          </table:table-cell>
          <table:table-cell table:style-name="ce97" table:content-validation-name="val2" table:formula="of:=AVERAGE([.$B55]; [.$C55]; [.$E55]; [.$F55])" office:value-type="float" office:value="1.375" calcext:value-type="float">
            <text:p>1</text:p>
          </table:table-cell>
          <table:table-cell table:style-name="ce97" table:content-validation-name="val2" table:formula="of:=[.$H55]-[.$G55]" office:value-type="float" office:value="-18.925" calcext:value-type="float">
            <text:p>-19</text:p>
          </table:table-cell>
          <table:table-cell table:style-name="ce137" table:content-validation-name="val2" office:value-type="string" calcext:value-type="string">
            <text:p>96 differs by 19200% from lowest estimate.</text:p>
          </table:table-cell>
          <table:table-cell table:style-name="ce120" table:number-columns-repeated="1014"/>
        </table:table-row>
        <table:table-row table:style-name="ro14">
          <table:table-cell table:style-name="ce85" office:value-type="string" calcext:value-type="string">
            <text:p>Language: Establish overview of, and do away with needlessly difficult words</text:p>
          </table:table-cell>
          <table:table-cell table:number-columns-repeated="2" table:style-name="ce126" table:content-validation-name="val1" office:value-type="float" office:value="2" calcext:value-type="float">
            <text:p>2</text:p>
          </table:table-cell>
          <table:table-cell table:style-name="ce127" table:content-validation-name="val1" office:value-type="float" office:value="0.5" calcext:value-type="float">
            <text:p>0.5</text:p>
          </table:table-cell>
          <table:table-cell table:style-name="ce126" table:content-validation-name="val1" office:value-type="float" office:value="2" calcext:value-type="float">
            <text:p>2</text:p>
          </table:table-cell>
          <table:table-cell table:style-name="ce129" table:content-validation-name="val1" office:value-type="float" office:value="4" calcext:value-type="float">
            <text:p>4</text:p>
          </table:table-cell>
          <table:table-cell table:style-name="ce97" table:content-validation-name="val2" table:formula="of:=AVERAGE([.$B56:.$F56])" office:value-type="float" office:value="2.1" calcext:value-type="float">
            <text:p>2</text:p>
          </table:table-cell>
          <table:table-cell table:style-name="ce97" table:content-validation-name="val2" table:formula="of:=AVERAGE([.$B56]; [.$C56]; [.$E56]; [.$F56])" office:value-type="float" office:value="2.5" calcext:value-type="float">
            <text:p>3</text:p>
          </table:table-cell>
          <table:table-cell table:style-name="ce97" table:content-validation-name="val2" table:formula="of:=[.$H56]-[.$G56]" office:value-type="float" office:value="0.4" calcext:value-type="float">
            <text:p>0</text:p>
          </table:table-cell>
          <table:table-cell table:style-name="ce137" table:content-validation-name="val2" office:value-type="string" calcext:value-type="string">
            <text:p>0.5 differs by 800% from highest estimate. And: Only the fred l10n contains 4236 unique words, if each takes 1 minute to process that's still 2 weeks of work and then we still haven't dealt with plugins or the website yet.</text:p>
          </table:table-cell>
          <table:table-cell table:style-name="ce120" table:number-columns-repeated="1014"/>
        </table:table-row>
        <table:table-row table:style-name="ro5">
          <table:table-cell table:style-name="ce85" office:value-type="string" calcext:value-type="string">
            <text:p>Language: Document how Freenet works, with a infographic, on the Wiki, detailing the remainder of speciality words.</text:p>
          </table:table-cell>
          <table:table-cell table:number-columns-repeated="2" table:style-name="ce126" table:content-validation-name="val1" office:value-type="float" office:value="2" calcext:value-type="float">
            <text:p>2</text:p>
          </table:table-cell>
          <table:table-cell table:style-name="ce126" table:content-validation-name="val1" office:value-type="float" office:value="0.5" calcext:value-type="float">
            <text:p>0.5</text:p>
          </table:table-cell>
          <table:table-cell table:style-name="ce126" table:content-validation-name="val1" office:value-type="float" office:value="2" calcext:value-type="float">
            <text:p>2</text:p>
          </table:table-cell>
          <table:table-cell table:style-name="ce126" table:content-validation-name="val1"/>
          <table:table-cell table:style-name="ce97" table:content-validation-name="val2" table:formula="of:=AVERAGE([.$B57:.$F57])" office:value-type="float" office:value="1.625" calcext:value-type="float">
            <text:p>2</text:p>
          </table:table-cell>
          <table:table-cell table:style-name="ce97" table:content-validation-name="val2" table:formula="of:=AVERAGE([.$B57:.$F57])" office:value-type="float" office:value="1.625" calcext:value-type="float">
            <text:p>2</text:p>
          </table:table-cell>
          <table:table-cell table:style-name="ce97" table:content-validation-name="val2" table:formula="of:=[.$H57]-[.$G57]" office:value-type="float" office:value="0" calcext:value-type="float">
            <text:p>0</text:p>
          </table:table-cell>
          <table:table-cell table:style-name="ce137" table:content-validation-name="val2"/>
          <table:table-cell table:style-name="ce120" table:number-columns-repeated="1014"/>
        </table:table-row>
        <table:table-row table:style-name="ro7">
          <table:table-cell table:style-name="ce85" office:value-type="string" calcext:value-type="string">
            <text:p>Website redesign</text:p>
          </table:table-cell>
          <table:table-cell table:number-columns-repeated="2" table:style-name="ce126" table:content-validation-name="val1" office:value-type="float" office:value="8" calcext:value-type="float">
            <text:p>8</text:p>
          </table:table-cell>
          <table:table-cell table:style-name="ce126" table:content-validation-name="val1" office:value-type="float" office:value="2" calcext:value-type="float">
            <text:p>2</text:p>
          </table:table-cell>
          <table:table-cell table:style-name="ce126" table:content-validation-name="val1" office:value-type="float" office:value="8" calcext:value-type="float">
            <text:p>8</text:p>
          </table:table-cell>
          <table:table-cell table:style-name="ce126" table:content-validation-name="val1" office:value-type="float" office:value="4" calcext:value-type="float">
            <text:p>4</text:p>
          </table:table-cell>
          <table:table-cell table:style-name="ce97" table:content-validation-name="val2" table:formula="of:=AVERAGE([.$B58:.$F58])" office:value-type="float" office:value="6" calcext:value-type="float">
            <text:p>6</text:p>
          </table:table-cell>
          <table:table-cell table:style-name="ce97" table:content-validation-name="val2" table:formula="of:=AVERAGE([.$B58:.$F58])" office:value-type="float" office:value="6" calcext:value-type="float">
            <text:p>6</text:p>
          </table:table-cell>
          <table:table-cell table:style-name="ce97" table:content-validation-name="val2" table:formula="of:=[.$H58]-[.$G58]" office:value-type="float" office:value="0" calcext:value-type="float">
            <text:p>0</text:p>
          </table:table-cell>
          <table:table-cell table:style-name="ce137" table:content-validation-name="val2"/>
          <table:table-cell table:style-name="ce120" table:number-columns-repeated="1014"/>
        </table:table-row>
        <table:table-row table:style-name="ro7">
          <table:table-cell table:style-name="ce86" office:value-type="string" calcext:value-type="string">
            <text:p>Website redesign: Migration to static Github Pages</text:p>
          </table:table-cell>
          <table:table-cell table:number-columns-repeated="2" table:style-name="ce125" table:content-validation-name="val1" office:value-type="float" office:value="2" calcext:value-type="float">
            <text:p>2</text:p>
          </table:table-cell>
          <table:table-cell table:style-name="ce125" table:content-validation-name="val1" office:value-type="float" office:value="0.5" calcext:value-type="float">
            <text:p>0.5</text:p>
          </table:table-cell>
          <table:table-cell table:style-name="ce125" table:content-validation-name="val1" office:value-type="float" office:value="1" calcext:value-type="float">
            <text:p>1</text:p>
          </table:table-cell>
          <table:table-cell table:style-name="ce125" table:content-validation-name="val1"/>
          <table:table-cell table:style-name="ce96" table:content-validation-name="val2" table:formula="of:=AVERAGE([.$B59:.$F59])" office:value-type="float" office:value="1.375" calcext:value-type="float">
            <text:p>1</text:p>
          </table:table-cell>
          <table:table-cell table:style-name="ce96" table:content-validation-name="val2" table:formula="of:=AVERAGE([.$B59:.$F59])" office:value-type="float" office:value="1.375" calcext:value-type="float">
            <text:p>1</text:p>
          </table:table-cell>
          <table:table-cell table:style-name="ce96" table:content-validation-name="val2" table:formula="of:=[.$H59]-[.$G59]" office:value-type="float" office:value="0" calcext:value-type="float">
            <text:p>0</text:p>
          </table:table-cell>
          <table:table-cell table:style-name="ce136" table:content-validation-name="val2"/>
          <table:table-cell table:style-name="ce119" table:number-columns-repeated="1014"/>
        </table:table-row>
        <table:table-row table:style-name="ro7">
          <table:table-cell table:style-name="ce86" office:value-type="string" calcext:value-type="string">
            <text:p>Website redesign: New CSS redesign</text:p>
          </table:table-cell>
          <table:table-cell table:style-name="ce125" table:content-validation-name="val1" office:value-type="float" office:value="1" calcext:value-type="float">
            <text:p>1</text:p>
          </table:table-cell>
          <table:table-cell table:number-columns-repeated="2" table:style-name="ce125" table:content-validation-name="val1" office:value-type="float" office:value="2" calcext:value-type="float">
            <text:p>2</text:p>
          </table:table-cell>
          <table:table-cell table:style-name="ce125" table:content-validation-name="val1" table:number-columns-repeated="2"/>
          <table:table-cell table:style-name="ce96" table:content-validation-name="val2" table:formula="of:=AVERAGE([.$B60:.$F60])" office:value-type="float" office:value="1.66666666666667" calcext:value-type="float">
            <text:p>2</text:p>
          </table:table-cell>
          <table:table-cell table:style-name="ce96" table:content-validation-name="val2" table:formula="of:=AVERAGE([.$B60:.$F60])" office:value-type="float" office:value="1.66666666666667" calcext:value-type="float">
            <text:p>2</text:p>
          </table:table-cell>
          <table:table-cell table:style-name="ce96" table:content-validation-name="val2" table:formula="of:=[.$H60]-[.$G60]" office:value-type="float" office:value="0" calcext:value-type="float">
            <text:p>0</text:p>
          </table:table-cell>
          <table:table-cell table:style-name="ce136" table:content-validation-name="val2"/>
          <table:table-cell table:style-name="ce119" table:number-columns-repeated="1014"/>
        </table:table-row>
        <table:table-row table:style-name="ro4">
          <table:table-cell table:style-name="ce87" office:value-type="string"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number-columns-repeated="3" table:style-name="ce126" table:content-validation-name="val1" office:value-type="float" office:value="4" calcext:value-type="float">
            <text:p>4</text:p>
          </table:table-cell>
          <table:table-cell table:style-name="ce126" table:content-validation-name="val1" office:value-type="float" office:value="1" calcext:value-type="float">
            <text:p>1</text:p>
          </table:table-cell>
          <table:table-cell table:style-name="ce126" table:content-validation-name="val1"/>
          <table:table-cell table:style-name="ce97" table:content-validation-name="val2" table:formula="of:=AVERAGE([.$B61:.$F61])" office:value-type="float" office:value="3.25" calcext:value-type="float">
            <text:p>3</text:p>
          </table:table-cell>
          <table:table-cell table:style-name="ce97" table:content-validation-name="val2" table:formula="of:=AVERAGE([.$B61:.$F61])" office:value-type="float" office:value="3.25" calcext:value-type="float">
            <text:p>3</text:p>
          </table:table-cell>
          <table:table-cell table:style-name="ce97" table:content-validation-name="val2" table:formula="of:=[.$H61]-[.$G61]"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5" office:value-type="string" calcext:value-type="string">
            <text:p>‘How to’ YouTube video series: A couple of (maximal)-5-minute videos, each explaining one important practical aspect of using Freenet. Do this because currently we demand users to read far too much (FAQ, wiki, etc.). <text:a xlink:href="https://www.youtube.com/playlist?list=PLgFqcJDOq2q5orC1U4IvDBMpjezKt-X4E" xlink:type="simple">Example of ZeroNet</text:a>.</text:p>
          </table:table-cell>
          <table:table-cell table:style-name="ce126" table:content-validation-name="val1" office:value-type="float" office:value="2" calcext:value-type="float">
            <text:p>2</text:p>
          </table:table-cell>
          <table:table-cell table:style-name="ce126" table:content-validation-name="val1" office:value-type="float" office:value="4" calcext:value-type="float">
            <text:p>4</text:p>
          </table:table-cell>
          <table:table-cell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6" table:content-validation-name="val1" office:value-type="float" office:value="4" calcext:value-type="float">
            <text:p>4</text:p>
          </table:table-cell>
          <table:table-cell table:style-name="ce97" table:content-validation-name="val2" table:formula="of:=AVERAGE([.$B62:.$F62])" office:value-type="float" office:value="2.6" calcext:value-type="float">
            <text:p>3</text:p>
          </table:table-cell>
          <table:table-cell table:style-name="ce97" table:content-validation-name="val2" table:formula="of:=AVERAGE([.$B62:.$F62])" office:value-type="float" office:value="2.6" calcext:value-type="float">
            <text:p>3</text:p>
          </table:table-cell>
          <table:table-cell table:style-name="ce97" table:content-validation-name="val2" table:formula="of:=[.$H62]-[.$G62]" office:value-type="float" office:value="0" calcext:value-type="float">
            <text:p>0</text:p>
          </table:table-cell>
          <table:table-cell table:style-name="ce137" table:content-validation-name="val2"/>
          <table:table-cell table:style-name="ce120" table:number-columns-repeated="1014"/>
        </table:table-row>
        <table:table-row table:style-name="ro5">
          <table:table-cell table:style-name="ce85" office:value-type="string" calcext:value-type="string">
            <text:p>Update FSNG: Show web interface usage rather than Thunderbird to match modern user expectations</text:p>
          </table:table-cell>
          <table:table-cell table:style-name="ce126" table:content-validation-name="val1" office:value-type="float" office:value="1" calcext:value-type="float">
            <text:p>1</text:p>
          </table:table-cell>
          <table:table-cell table:style-name="ce126" table:content-validation-name="val1" office:value-type="float" office:value="0.5" calcext:value-type="float">
            <text:p>0.5</text:p>
          </table:table-cell>
          <table:table-cell table:style-name="ce126" table:content-validation-name="val1"/>
          <table:table-cell table:style-name="ce126" table:content-validation-name="val1" office:value-type="float" office:value="0.5" calcext:value-type="float">
            <text:p>0.5</text:p>
          </table:table-cell>
          <table:table-cell table:style-name="ce126" table:content-validation-name="val1"/>
          <table:table-cell table:style-name="ce97" table:content-validation-name="val2" table:formula="of:=AVERAGE([.$B63:.$F63])" office:value-type="float" office:value="0.666666666666667" calcext:value-type="float">
            <text:p>1</text:p>
          </table:table-cell>
          <table:table-cell table:style-name="ce97" table:content-validation-name="val2" table:formula="of:=AVERAGE([.$B63:.$F63])" office:value-type="float" office:value="0.666666666666667" calcext:value-type="float">
            <text:p>1</text:p>
          </table:table-cell>
          <table:table-cell table:style-name="ce97" table:content-validation-name="val2" table:formula="of:=[.$H63]-[.$G63]" office:value-type="float" office:value="0" calcext:value-type="float">
            <text:p>0</text:p>
          </table:table-cell>
          <table:table-cell table:style-name="ce137" table:content-validation-name="val2"/>
          <table:table-cell table:style-name="ce120" table:number-columns-repeated="1014"/>
        </table:table-row>
        <table:table-row table:style-name="ro7">
          <table:table-cell table:style-name="ce85" office:value-type="string" calcext:value-type="string">
            <text:p>Update FSNG: Use a modern Windows installation with the default theme for screenshots</text:p>
          </table:table-cell>
          <table:table-cell table:number-columns-repeated="2" table:style-name="ce126" table:content-validation-name="val1" office:value-type="float" office:value="0.5" calcext:value-type="float">
            <text:p>0.5</text:p>
          </table:table-cell>
          <table:table-cell table:style-name="ce126" table:content-validation-name="val1"/>
          <table:table-cell table:number-columns-repeated="2" table:style-name="ce126" table:content-validation-name="val1" office:value-type="float" office:value="0.5" calcext:value-type="float">
            <text:p>0.5</text:p>
          </table:table-cell>
          <table:table-cell table:style-name="ce97" table:content-validation-name="val2" table:formula="of:=AVERAGE([.$B64:.$F64])" office:value-type="float" office:value="0.5" calcext:value-type="float">
            <text:p>1</text:p>
          </table:table-cell>
          <table:table-cell table:style-name="ce97" table:content-validation-name="val2" table:formula="of:=AVERAGE([.$B64:.$F64])" office:value-type="float" office:value="0.5" calcext:value-type="float">
            <text:p>1</text:p>
          </table:table-cell>
          <table:table-cell table:style-name="ce97" table:content-validation-name="val2" table:formula="of:=[.$H64]-[.$G64]"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5" office:value-type="string" calcext:value-type="string">
            <text:p>Legal docs: Have resources akin to the <text:a xlink:href="https://www.torproject.org/eff/tor-legal-faq.html.en" xlink:type="simple">Tor legal FAQ</text:a> for exit node operators, created by a legal expert on the official project page, that can be shown to LEA or users. Explain what it is used for, how to use it safely, best practices, plausible deniability, legal status, etc.</text:p>
          </table:table-cell>
          <table:table-cell table:style-name="ce126" table:content-validation-name="val1"/>
          <table:table-cell table:style-name="ce129" table:content-validation-name="val1" office:value-type="float" office:value="2" calcext:value-type="float">
            <text:p>2</text:p>
          </table:table-cell>
          <table:table-cell table:style-name="ce126" table:content-validation-name="val1" office:value-type="float" office:value="4" calcext:value-type="float">
            <text:p>4</text:p>
          </table:table-cell>
          <table:table-cell table:style-name="ce126" table:content-validation-name="val1" office:value-type="float" office:value="12" calcext:value-type="float">
            <text:p>12</text:p>
          </table:table-cell>
          <table:table-cell table:style-name="ce126" table:content-validation-name="val1" office:value-type="float" office:value="24" calcext:value-type="float">
            <text:p>24</text:p>
          </table:table-cell>
          <table:table-cell table:style-name="ce97" table:content-validation-name="val2" table:formula="of:=AVERAGE([.$B65:.$F65])" office:value-type="float" office:value="10.5" calcext:value-type="float">
            <text:p>11</text:p>
          </table:table-cell>
          <table:table-cell table:style-name="ce97" table:content-validation-name="val2" table:formula="of:=AVERAGE([.$B65:.$F65])" office:value-type="float" office:value="10.5" calcext:value-type="float">
            <text:p>11</text:p>
          </table:table-cell>
          <table:table-cell table:style-name="ce97" table:content-validation-name="val2" table:formula="of:=[.$H65]-[.$G65]" office:value-type="float" office:value="0" calcext:value-type="float">
            <text:p>0</text:p>
          </table:table-cell>
          <table:table-cell table:style-name="ce137" table:content-validation-name="val2" office:value-type="string" calcext:value-type="string">
            <text:p>(Not bothering to exclude anything: None of us is a lawyer so this is difficult to judge, high differences in estimates are likely)</text:p>
          </table:table-cell>
          <table:table-cell table:style-name="ce120" table:number-columns-repeated="1014"/>
        </table:table-row>
        <table:table-row table:style-name="ro4">
          <table:table-cell table:style-name="ce85" office:value-type="string"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26" table:content-validation-name="val1"/>
          <table:table-cell table:style-name="ce129" table:content-validation-name="val1" office:value-type="float" office:value="2" calcext:value-type="float">
            <text:p>2</text:p>
          </table:table-cell>
          <table:table-cell table:style-name="ce129" table:content-validation-name="val1" office:value-type="float" office:value="0.5" calcext:value-type="float">
            <text:p>0.5</text:p>
          </table:table-cell>
          <table:table-cell table:style-name="ce126" table:content-validation-name="val1" office:value-type="float" office:value="4" calcext:value-type="float">
            <text:p>4</text:p>
          </table:table-cell>
          <table:table-cell table:style-name="ce129" table:content-validation-name="val1" office:value-type="float" office:value="24" calcext:value-type="float">
            <text:p>24</text:p>
          </table:table-cell>
          <table:table-cell table:style-name="ce97" table:content-validation-name="val2" table:formula="of:=AVERAGE([.$B66:.$F66])" office:value-type="float" office:value="7.625" calcext:value-type="float">
            <text:p>8</text:p>
          </table:table-cell>
          <table:table-cell table:style-name="ce97" table:content-validation-name="val2" table:formula="of:=AVERAGE([.$B66:.$F66])" office:value-type="float" office:value="7.625" calcext:value-type="float">
            <text:p>8</text:p>
          </table:table-cell>
          <table:table-cell table:style-name="ce97" table:content-validation-name="val2" table:formula="of:=[.$H66]-[.$G66]" office:value-type="float" office:value="0" calcext:value-type="float">
            <text:p>0</text:p>
          </table:table-cell>
          <table:table-cell table:style-name="ce137" table:content-validation-name="val2" office:value-type="string" calcext:value-type="string">
            <text:p>(Not bothering to exclude anything: None of us is a lawyer so this is difficult to judge, high differences in estimates are likely)</text:p>
          </table:table-cell>
          <table:table-cell table:style-name="ce120" table:number-columns-repeated="1014"/>
        </table:table-row>
        <table:table-row table:style-name="ro4">
          <table:table-cell table:style-name="ce85" office:value-type="string"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number-columns-repeated="2" table:style-name="ce126" table:content-validation-name="val1" office:value-type="float" office:value="0.5" calcext:value-type="float">
            <text:p>0.5</text:p>
          </table:table-cell>
          <table:table-cell table:style-name="ce126" table:content-validation-name="val1"/>
          <table:table-cell table:number-columns-repeated="2" table:style-name="ce126" table:content-validation-name="val1" office:value-type="float" office:value="0.5" calcext:value-type="float">
            <text:p>0.5</text:p>
          </table:table-cell>
          <table:table-cell table:style-name="ce97" table:content-validation-name="val2" table:formula="of:=AVERAGE([.$B67:.$F67])" office:value-type="float" office:value="0.5" calcext:value-type="float">
            <text:p>1</text:p>
          </table:table-cell>
          <table:table-cell table:style-name="ce97" table:content-validation-name="val2" table:formula="of:=AVERAGE([.$B67:.$F67])" office:value-type="float" office:value="0.5" calcext:value-type="float">
            <text:p>1</text:p>
          </table:table-cell>
          <table:table-cell table:style-name="ce97" table:content-validation-name="val2" table:formula="of:=[.$H67]-[.$G67]"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5" office:value-type="string" calcext:value-type="string">
            <text:p>Fundraising: While volunteers did help with fundraising, they don't seem to enjoy it very much – we've contacted much fewer entities than those <text:a xlink:href="https://wiki.freenetproject.org/Fundraising" xlink:type="simple">listed in the Wiki</text:a>. So also have Freenet's employee do it. Important as Matthew will require much higher level of funding to come back.</text:p>
          </table:table-cell>
          <table:table-cell table:style-name="ce126" table:content-validation-name="val1" office:value-type="float" office:value="8" calcext:value-type="float">
            <text:p>8</text:p>
          </table:table-cell>
          <table:table-cell table:style-name="ce126" table:content-validation-name="val1" office:value-type="float" office:value="4" calcext:value-type="float">
            <text:p>4</text:p>
          </table:table-cell>
          <table:table-cell table:style-name="ce126" table:content-validation-name="val1" office:value-type="float" office:value="12" calcext:value-type="float">
            <text:p>12</text:p>
          </table:table-cell>
          <table:table-cell table:style-name="ce126" table:content-validation-name="val1" office:value-type="float" office:value="4" calcext:value-type="float">
            <text:p>4</text:p>
          </table:table-cell>
          <table:table-cell table:style-name="ce126" table:content-validation-name="val1" office:value-type="float" office:value="8" calcext:value-type="float">
            <text:p>8</text:p>
          </table:table-cell>
          <table:table-cell table:style-name="ce97" table:content-validation-name="val2" table:formula="of:=AVERAGE([.$B68:.$F68])" office:value-type="float" office:value="7.2" calcext:value-type="float">
            <text:p>7</text:p>
          </table:table-cell>
          <table:table-cell table:style-name="ce97" table:content-validation-name="val2" table:formula="of:=AVERAGE([.$B68:.$F68])" office:value-type="float" office:value="7.2" calcext:value-type="float">
            <text:p>7</text:p>
          </table:table-cell>
          <table:table-cell table:style-name="ce97" table:content-validation-name="val2" table:formula="of:=[.$H68]-[.$G68]" office:value-type="float" office:value="0" calcext:value-type="float">
            <text:p>0</text:p>
          </table:table-cell>
          <table:table-cell table:style-name="ce137" table:content-validation-name="val2"/>
          <table:table-cell table:style-name="ce120" table:number-columns-repeated="1014"/>
        </table:table-row>
        <table:table-row table:style-name="ro6">
          <table:table-cell table:style-name="ce88" table:number-columns-spanned="2" table:number-rows-spanned="1"/>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2">
          <table:table-cell table:style-name="ce84" office:value-type="string" calcext:value-type="string" table:number-columns-spanned="2" table:number-rows-spanned="1">
            <text:p>New core features - Enable using Freenet for new kinds of tasks/usecases</text:p>
          </table:table-cell>
          <table:covered-table-cell/>
          <table:table-cell table:number-columns-repeated="4"/>
          <table:table-cell table:style-name="ce97" table:content-validation-name="val2" table:number-columns-repeated="3"/>
          <table:table-cell table:style-name="ce138" table:content-validation-name="val2"/>
          <table:table-cell table:number-columns-repeated="1014"/>
        </table:table-row>
        <table:table-row table:style-name="ro5">
          <table:table-cell table:style-name="ce85" office:value-type="string" calcext:value-type="string">
            <text:p>Filesharing (#1 request on <text:a xlink:href="https://freenet.uservoice.com/" xlink:type="simple">uservoice</text:a> with 700 votes, not yet implemented but could easily be built upon Freetalk)</text:p>
          </table:table-cell>
          <table:table-cell table:style-name="ce126" table:content-validation-name="val1" office:value-type="float" office:value="16" calcext:value-type="float">
            <text:p>16</text:p>
          </table:table-cell>
          <table:table-cell table:style-name="ce126" table:content-validation-name="val1" office:value-type="float" office:value="8" calcext:value-type="float">
            <text:p>8</text:p>
          </table:table-cell>
          <table:table-cell table:style-name="ce126" table:content-validation-name="val1" office:value-type="float" office:value="12" calcext:value-type="float">
            <text:p>12</text:p>
          </table:table-cell>
          <table:table-cell table:style-name="ce126" table:content-validation-name="val1" office:value-type="float" office:value="8" calcext:value-type="float">
            <text:p>8</text:p>
          </table:table-cell>
          <table:table-cell table:style-name="ce126" table:content-validation-name="val1" office:value-type="float" office:value="12" calcext:value-type="float">
            <text:p>12</text:p>
          </table:table-cell>
          <table:table-cell table:style-name="ce97" table:content-validation-name="val2" table:formula="of:=AVERAGE([.$B71:.$F71])" office:value-type="float" office:value="11.2" calcext:value-type="float">
            <text:p>11</text:p>
          </table:table-cell>
          <table:table-cell table:style-name="ce97" table:content-validation-name="val2" table:formula="of:=AVERAGE([.$B71:.$F71])" office:value-type="float" office:value="11.2" calcext:value-type="float">
            <text:p>11</text:p>
          </table:table-cell>
          <table:table-cell table:style-name="ce97" table:content-validation-name="val2" table:formula="of:=[.$H71]-[.$G71]" office:value-type="float" office:value="0" calcext:value-type="float">
            <text:p>0</text:p>
          </table:table-cell>
          <table:table-cell table:style-name="ce137" table:content-validation-name="val2"/>
          <table:table-cell table:style-name="ce120" table:number-columns-repeated="1014"/>
        </table:table-row>
        <table:table-row table:style-name="ro5">
          <table:table-cell table:style-name="ce85" office:value-type="string" calcext:value-type="string">
            <text:p>Keepalive: This is very popular on uservoice. It could be improved significantly with some integration into the web interface and minor backend changes.</text:p>
          </table:table-cell>
          <table:table-cell table:style-name="ce126" table:content-validation-name="val1" office:value-type="float" office:value="1" calcext:value-type="float">
            <text:p>1</text:p>
          </table:table-cell>
          <table:table-cell table:number-columns-repeated="3" table:style-name="ce126" table:content-validation-name="val1" office:value-type="float" office:value="2" calcext:value-type="float">
            <text:p>2</text:p>
          </table:table-cell>
          <table:table-cell table:style-name="ce126" table:content-validation-name="val1"/>
          <table:table-cell table:style-name="ce97" table:content-validation-name="val2" table:formula="of:=AVERAGE([.$B72:.$F72])" office:value-type="float" office:value="1.75" calcext:value-type="float">
            <text:p>2</text:p>
          </table:table-cell>
          <table:table-cell table:style-name="ce97" table:content-validation-name="val2" table:formula="of:=AVERAGE([.$B72:.$F72])" office:value-type="float" office:value="1.75" calcext:value-type="float">
            <text:p>2</text:p>
          </table:table-cell>
          <table:table-cell table:style-name="ce97" table:content-validation-name="val2" table:formula="of:=[.$H72]-[.$G72]" office:value-type="float" office:value="0" calcext:value-type="float">
            <text:p>0</text:p>
          </table:table-cell>
          <table:table-cell table:style-name="ce137" table:content-validation-name="val2"/>
          <table:table-cell table:style-name="ce120" table:number-columns-repeated="1014"/>
        </table:table-row>
        <table:table-row table:style-name="ro15">
          <table:table-cell table:style-name="ce85" office:value-type="string" calcext:value-type="string">
            <text:p>Social networking (Sone, not enabled by default due to WoT performance issues and issues of its own)</text:p>
          </table:table-cell>
          <table:table-cell table:style-name="ce126" table:content-validation-name="val1" office:value-type="float" office:value="8" calcext:value-type="float">
            <text:p>8</text:p>
          </table:table-cell>
          <table:table-cell table:style-name="ce126" table:content-validation-name="val1" office:value-type="float" office:value="20" calcext:value-type="float">
            <text:p>20</text:p>
          </table:table-cell>
          <table:table-cell table:style-name="ce127" table:content-validation-name="val1" office:value-type="float" office:value="2" calcext:value-type="float">
            <text:p>2</text:p>
          </table:table-cell>
          <table:table-cell table:style-name="ce126" table:content-validation-name="val1" office:value-type="float" office:value="8" calcext:value-type="float">
            <text:p>8</text:p>
          </table:table-cell>
          <table:table-cell table:style-name="ce126" table:content-validation-name="val1" office:value-type="float" office:value="36" calcext:value-type="float">
            <text:p>36</text:p>
          </table:table-cell>
          <table:table-cell table:style-name="ce97" table:content-validation-name="val2" table:formula="of:=AVERAGE([.$B73:.$F73])" office:value-type="float" office:value="14.8" calcext:value-type="float">
            <text:p>15</text:p>
          </table:table-cell>
          <table:table-cell table:style-name="ce97" table:content-validation-name="val2" table:formula="of:=AVERAGE([.$B73]; [.$C73]; [.$E73]; [.$F73])" office:value-type="float" office:value="18" calcext:value-type="float">
            <text:p>18</text:p>
          </table:table-cell>
          <table:table-cell table:style-name="ce97" table:content-validation-name="val2" table:formula="of:=[.$H73]-[.$G73]" office:value-type="float" office:value="3.2" calcext:value-type="float">
            <text:p>3</text:p>
          </table:table-cell>
          <table:table-cell table:style-name="ce137" table:content-validation-name="val2" office:value-type="string" calcext:value-type="string">
            <text:p>Sone has severe issues in architecture which would DoS the network and likely require very much refactoring: It keeps all data in RAM and re-downloads everything upon restart. Also, every identity downloads data from every other identity, so it creates an O(N^2) load on Freenet.</text:p>
          </table:table-cell>
          <table:table-cell table:style-name="ce120" table:number-columns-repeated="1014"/>
        </table:table-row>
        <table:table-row table:style-name="ro7">
          <table:table-cell table:style-name="ce85" office:value-type="string" calcext:value-type="string">
            <text:p>Blogging (FlogHelper, not enabled by default due to WoT performance issues)</text:p>
          </table:table-cell>
          <table:table-cell table:style-name="ce126" table:content-validation-name="val1" office:value-type="float" office:value="2" calcext:value-type="float">
            <text:p>2</text:p>
          </table:table-cell>
          <table:table-cell table:style-name="ce126" table:content-validation-name="val1" office:value-type="float" office:value="4" calcext:value-type="float">
            <text:p>4</text:p>
          </table:table-cell>
          <table:table-cell table:number-columns-repeated="2" table:style-name="ce126" table:content-validation-name="val1" office:value-type="float" office:value="1" calcext:value-type="float">
            <text:p>1</text:p>
          </table:table-cell>
          <table:table-cell table:style-name="ce127" table:content-validation-name="val1" office:value-type="float" office:value="0.5" calcext:value-type="float">
            <text:p>0.5</text:p>
          </table:table-cell>
          <table:table-cell table:style-name="ce97" table:content-validation-name="val2" table:formula="of:=AVERAGE([.$B74:.$F74])" office:value-type="float" office:value="1.7" calcext:value-type="float">
            <text:p>2</text:p>
          </table:table-cell>
          <table:table-cell table:style-name="ce97" table:content-validation-name="val2" table:formula="of:=AVERAGE([.$B74:.$E74])" office:value-type="float" office:value="2" calcext:value-type="float">
            <text:p>2</text:p>
          </table:table-cell>
          <table:table-cell table:style-name="ce97" table:content-validation-name="val2" table:formula="of:=[.$H74]-[.$G74]" office:value-type="float" office:value="0.3" calcext:value-type="float">
            <text:p>0</text:p>
          </table:table-cell>
          <table:table-cell table:style-name="ce137" table:content-validation-name="val2" office:value-type="string" calcext:value-type="string">
            <text:p>0.5 differs by 800% from highest estimate. </text:p>
          </table:table-cell>
          <table:table-cell table:style-name="ce120" table:number-columns-repeated="1014"/>
        </table:table-row>
        <table:table-row table:style-name="ro4">
          <table:table-cell table:style-name="ce85" office:value-type="string"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26" table:content-validation-name="val1" office:value-type="float" office:value="16" calcext:value-type="float">
            <text:p>16</text:p>
          </table:table-cell>
          <table:table-cell table:style-name="ce126" table:content-validation-name="val1" office:value-type="float" office:value="12" calcext:value-type="float">
            <text:p>12</text:p>
          </table:table-cell>
          <table:table-cell table:style-name="ce126" table:content-validation-name="val1" office:value-type="float" office:value="20" calcext:value-type="float">
            <text:p>20</text:p>
          </table:table-cell>
          <table:table-cell table:style-name="ce126" table:content-validation-name="val1" office:value-type="float" office:value="4" calcext:value-type="float">
            <text:p>4</text:p>
          </table:table-cell>
          <table:table-cell table:style-name="ce126" table:content-validation-name="val1" office:value-type="float" office:value="16" calcext:value-type="float">
            <text:p>16</text:p>
          </table:table-cell>
          <table:table-cell table:style-name="ce97" table:content-validation-name="val2" table:formula="of:=AVERAGE([.$B75:.$F75])" office:value-type="float" office:value="13.6" calcext:value-type="float">
            <text:p>14</text:p>
          </table:table-cell>
          <table:table-cell table:style-name="ce97" table:content-validation-name="val2" table:formula="of:=AVERAGE([.$B75:.$F75])" office:value-type="float" office:value="13.6" calcext:value-type="float">
            <text:p>14</text:p>
          </table:table-cell>
          <table:table-cell table:style-name="ce97" table:content-validation-name="val2" table:formula="of:=[.$H75]-[.$G75]" office:value-type="float" office:value="0" calcext:value-type="float">
            <text:p>0</text:p>
          </table:table-cell>
          <table:table-cell table:style-name="ce137" table:content-validation-name="val2"/>
          <table:table-cell table:style-name="ce120" table:number-columns-repeated="1014"/>
        </table:table-row>
        <table:table-row table:style-name="ro8">
          <table:table-cell table:style-name="ce85" office:value-type="string" calcext:value-type="string">
            <text:p>Mail (Freemail, not enabled by default due to WoT performance issue)</text:p>
          </table:table-cell>
          <table:table-cell table:style-name="ce126" table:content-validation-name="val1" office:value-type="float" office:value="4" calcext:value-type="float">
            <text:p>4</text:p>
          </table:table-cell>
          <table:table-cell table:style-name="ce126" table:content-validation-name="val1" office:value-type="float" office:value="8" calcext:value-type="float">
            <text:p>8</text:p>
          </table:table-cell>
          <table:table-cell table:style-name="ce126" table:content-validation-name="val1" office:value-type="float" office:value="2" calcext:value-type="float">
            <text:p>2</text:p>
          </table:table-cell>
          <table:table-cell table:style-name="ce127" table:content-validation-name="val1" office:value-type="float" office:value="1" calcext:value-type="float">
            <text:p>1</text:p>
          </table:table-cell>
          <table:table-cell table:style-name="ce126" table:content-validation-name="val1" office:value-type="float" office:value="12" calcext:value-type="float">
            <text:p>12</text:p>
          </table:table-cell>
          <table:table-cell table:style-name="ce97" table:content-validation-name="val2" table:formula="of:=AVERAGE([.$B76:.$F76])" office:value-type="float" office:value="5.4" calcext:value-type="float">
            <text:p>5</text:p>
          </table:table-cell>
          <table:table-cell table:style-name="ce97" table:content-validation-name="val2" table:formula="of:=AVERAGE([.$B76]; [.$C76]; [.$D76]; [.$F76])" office:value-type="float" office:value="6.5" calcext:value-type="float">
            <text:p>7</text:p>
          </table:table-cell>
          <table:table-cell table:style-name="ce97" table:content-validation-name="val2" table:formula="of:=[.$H76]-[.$G76]" office:value-type="float" office:value="1.1" calcext:value-type="float">
            <text:p>1</text:p>
          </table:table-cell>
          <table:table-cell table:style-name="ce137" table:content-validation-name="val2" office:value-type="string" calcext:value-type="string">
            <text:p>1 differs by 1200% from highest estimate. People are likely forgetting that Freemail currently uses KSKs and thus is DoS-able. It will need significant work to make it use captchas.</text:p>
          </table:table-cell>
          <table:table-cell table:style-name="ce120" table:number-columns-repeated="1014"/>
        </table:table-row>
        <table:table-row table:style-name="ro5">
          <table:table-cell table:style-name="ce85" office:value-type="string" calcext:value-type="string">
            <text:p>Distributed version control (various tools for Git / Mercurial over Freenet, not finished yet and lack code review)</text:p>
          </table:table-cell>
          <table:table-cell table:style-name="ce126" table:content-validation-name="val1" office:value-type="float" office:value="2" calcext:value-type="float">
            <text:p>2</text:p>
          </table:table-cell>
          <table:table-cell table:style-name="ce126" table:content-validation-name="val1" office:value-type="float" office:value="8" calcext:value-type="float">
            <text:p>8</text:p>
          </table:table-cell>
          <table:table-cell table:style-name="ce126" table:content-validation-name="val1" office:value-type="float" office:value="1" calcext:value-type="float">
            <text:p>1</text:p>
          </table:table-cell>
          <table:table-cell table:style-name="ce126" table:content-validation-name="val1" office:value-type="float" office:value="2" calcext:value-type="float">
            <text:p>2</text:p>
          </table:table-cell>
          <table:table-cell table:style-name="ce127" table:content-validation-name="val1" office:value-type="float" office:value="48" calcext:value-type="float">
            <text:p>48</text:p>
          </table:table-cell>
          <table:table-cell table:style-name="ce97" table:content-validation-name="val2" table:formula="of:=AVERAGE([.$B77:.$F77])" office:value-type="float" office:value="12.2" calcext:value-type="float">
            <text:p>12</text:p>
          </table:table-cell>
          <table:table-cell table:style-name="ce97" table:content-validation-name="val2" table:formula="of:=AVERAGE([.$B77:.$E77])" office:value-type="float" office:value="3.25" calcext:value-type="float">
            <text:p>3</text:p>
          </table:table-cell>
          <table:table-cell table:style-name="ce97" table:content-validation-name="val2" table:formula="of:=[.$H77]-[.$G77]" office:value-type="float" office:value="-8.95" calcext:value-type="float">
            <text:p>-9</text:p>
          </table:table-cell>
          <table:table-cell table:style-name="ce137" table:content-validation-name="val2" office:value-type="string" calcext:value-type="string">
            <text:p>48 differs by 4800% from lowest estimate.</text:p>
          </table:table-cell>
          <table:table-cell table:style-name="ce120" table:number-columns-repeated="1014"/>
        </table:table-row>
        <table:table-row table:style-name="ro4">
          <table:table-cell table:style-name="ce85" office:value-type="string" calcext:value-type="string">
            <text:p><text:a xlink:href="https://bugs.freenetproject.org/view.php?id=2124" xlink:type="simple">Transport plugins</text:a>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number-columns-repeated="2" table:style-name="ce126" table:content-validation-name="val1" office:value-type="float" office:value="16" calcext:value-type="float">
            <text:p>16</text:p>
          </table:table-cell>
          <table:table-cell table:style-name="ce126" table:content-validation-name="val1" office:value-type="float" office:value="24" calcext:value-type="float">
            <text:p>24</text:p>
          </table:table-cell>
          <table:table-cell table:style-name="ce126" table:content-validation-name="val1" office:value-type="float" office:value="16" calcext:value-type="float">
            <text:p>16</text:p>
          </table:table-cell>
          <table:table-cell table:style-name="ce126" table:content-validation-name="val1" office:value-type="float" office:value="72" calcext:value-type="float">
            <text:p>72</text:p>
          </table:table-cell>
          <table:table-cell table:style-name="ce97" table:content-validation-name="val2" table:formula="of:=AVERAGE([.$B78:.$F78])" office:value-type="float" office:value="28.8" calcext:value-type="float">
            <text:p>29</text:p>
          </table:table-cell>
          <table:table-cell table:style-name="ce97" table:content-validation-name="val2" table:formula="of:=AVERAGE([.$B78:.$F78])" office:value-type="float" office:value="28.8" calcext:value-type="float">
            <text:p>29</text:p>
          </table:table-cell>
          <table:table-cell table:style-name="ce97" table:content-validation-name="val2" table:formula="of:=[.$H78]-[.$G78]" office:value-type="float" office:value="0" calcext:value-type="float">
            <text:p>0</text:p>
          </table:table-cell>
          <table:table-cell table:style-name="ce137" table:content-validation-name="val2"/>
          <table:table-cell table:style-name="ce120" table:number-columns-repeated="1014"/>
        </table:table-row>
        <table:table-row table:style-name="ro4">
          <table:table-cell table:style-name="ce85" office:value-type="string"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26" table:content-validation-name="val1" office:value-type="float" office:value="36" calcext:value-type="float">
            <text:p>36</text:p>
          </table:table-cell>
          <table:table-cell table:style-name="ce126" table:content-validation-name="val1" office:value-type="float" office:value="16" calcext:value-type="float">
            <text:p>16</text:p>
          </table:table-cell>
          <table:table-cell table:style-name="ce126" table:content-validation-name="val1" office:value-type="float" office:value="72" calcext:value-type="float">
            <text:p>72</text:p>
          </table:table-cell>
          <table:table-cell table:style-name="ce126" table:content-validation-name="val1" office:value-type="float" office:value="36" calcext:value-type="float">
            <text:p>36</text:p>
          </table:table-cell>
          <table:table-cell table:style-name="ce126" table:content-validation-name="val1" office:value-type="float" office:value="96" calcext:value-type="float">
            <text:p>96</text:p>
          </table:table-cell>
          <table:table-cell table:style-name="ce97" table:content-validation-name="val2" table:formula="of:=AVERAGE([.$B79:.$F79])" office:value-type="float" office:value="51.2" calcext:value-type="float">
            <text:p>51</text:p>
          </table:table-cell>
          <table:table-cell table:style-name="ce97" table:content-validation-name="val2" table:formula="of:=AVERAGE([.$B79:.$F79])" office:value-type="float" office:value="51.2" calcext:value-type="float">
            <text:p>51</text:p>
          </table:table-cell>
          <table:table-cell table:style-name="ce97" table:content-validation-name="val2" table:formula="of:=[.$H79]-[.$G79]" office:value-type="float" office:value="0" calcext:value-type="float">
            <text:p>0</text:p>
          </table:table-cell>
          <table:table-cell table:style-name="ce137" table:content-validation-name="val2"/>
          <table:table-cell table:style-name="ce120" table:number-columns-repeated="1014"/>
        </table:table-row>
        <table:table-row table:style-name="ro7">
          <table:table-cell table:style-name="ce85" office:value-type="string" calcext:value-type="string">
            <text:p>Add FCP calls to Freemail to setup a user and to change user passwords</text:p>
          </table:table-cell>
          <table:table-cell table:style-name="ce126" table:content-validation-name="val1" office:value-type="float" office:value="0.5" calcext:value-type="float">
            <text:p>0.5</text:p>
          </table:table-cell>
          <table:table-cell table:style-name="ce126" table:content-validation-name="val1" office:value-type="float" office:value="1" calcext:value-type="float">
            <text:p>1</text:p>
          </table:table-cell>
          <table:table-cell table:number-columns-repeated="3" table:style-name="ce126" table:content-validation-name="val1" office:value-type="float" office:value="0.5" calcext:value-type="float">
            <text:p>0.5</text:p>
          </table:table-cell>
          <table:table-cell table:style-name="ce97" table:content-validation-name="val2" table:formula="of:=AVERAGE([.$B80:.$F80])" office:value-type="float" office:value="0.6" calcext:value-type="float">
            <text:p>1</text:p>
          </table:table-cell>
          <table:table-cell table:style-name="ce97" table:content-validation-name="val2" table:formula="of:=AVERAGE([.$B80:.$F80])" office:value-type="float" office:value="0.6" calcext:value-type="float">
            <text:p>1</text:p>
          </table:table-cell>
          <table:table-cell table:style-name="ce97" table:content-validation-name="val2" table:formula="of:=[.$H80]-[.$G80]" office:value-type="float" office:value="0" calcext:value-type="float">
            <text:p>0</text:p>
          </table:table-cell>
          <table:table-cell table:style-name="ce137" table:content-validation-name="val2"/>
          <table:table-cell table:style-name="ce120" table:number-columns-repeated="1014"/>
        </table:table-row>
        <table:table-row table:style-name="ro5">
          <table:table-cell table:style-name="ce85" office:value-type="string" calcext:value-type="string">
            <text:p>Do not reject Freemail messages when an ID is not known, queue them for a period and attempt to find the identity</text:p>
          </table:table-cell>
          <table:table-cell table:style-name="ce126" table:content-validation-name="val1" office:value-type="float" office:value="1" calcext:value-type="float">
            <text:p>1</text:p>
          </table:table-cell>
          <table:table-cell table:number-columns-repeated="2" table:style-name="ce126" table:content-validation-name="val1" office:value-type="float" office:value="0.5" calcext:value-type="float">
            <text:p>0.5</text:p>
          </table:table-cell>
          <table:table-cell table:style-name="ce126" table:content-validation-name="val1" office:value-type="float" office:value="1" calcext:value-type="float">
            <text:p>1</text:p>
          </table:table-cell>
          <table:table-cell table:style-name="ce126" table:content-validation-name="val1" office:value-type="float" office:value="2" calcext:value-type="float">
            <text:p>2</text:p>
          </table:table-cell>
          <table:table-cell table:style-name="ce97" table:content-validation-name="val2" table:formula="of:=AVERAGE([.$B81:.$F81])" office:value-type="float" office:value="1" calcext:value-type="float">
            <text:p>1</text:p>
          </table:table-cell>
          <table:table-cell table:style-name="ce97" table:content-validation-name="val2" table:formula="of:=AVERAGE([.$B81:.$F81])" office:value-type="float" office:value="1" calcext:value-type="float">
            <text:p>1</text:p>
          </table:table-cell>
          <table:table-cell table:style-name="ce97" table:content-validation-name="val2" table:formula="of:=[.$H81]-[.$G81]" office:value-type="float" office:value="0" calcext:value-type="float">
            <text:p>0</text:p>
          </table:table-cell>
          <table:table-cell table:style-name="ce137" table:content-validation-name="val2"/>
          <table:table-cell table:style-name="ce120" table:number-columns-repeated="1014"/>
        </table:table-row>
        <table:table-row table:style-name="ro7">
          <table:table-cell table:style-name="ce85" office:value-type="string" calcext:value-type="string">
            <text:p>New keytype: PSK (programmable subkeys - shared ownership)</text:p>
          </table:table-cell>
          <table:table-cell table:number-columns-repeated="2" table:style-name="ce126" table:content-validation-name="val1" office:value-type="float" office:value="16" calcext:value-type="float">
            <text:p>16</text:p>
          </table:table-cell>
          <table:table-cell table:number-columns-repeated="2" table:style-name="ce126" table:content-validation-name="val1" office:value-type="float" office:value="8" calcext:value-type="float">
            <text:p>8</text:p>
          </table:table-cell>
          <table:table-cell table:style-name="ce127" table:content-validation-name="val1" office:value-type="float" office:value="96" calcext:value-type="float">
            <text:p>96</text:p>
          </table:table-cell>
          <table:table-cell table:style-name="ce97" table:content-validation-name="val2" table:formula="of:=AVERAGE([.$B82:.$F82])" office:value-type="float" office:value="28.8" calcext:value-type="float">
            <text:p>29</text:p>
          </table:table-cell>
          <table:table-cell table:style-name="ce97" table:content-validation-name="val2" table:formula="of:=AVERAGE([.$B82:.$E82])" office:value-type="float" office:value="12" calcext:value-type="float">
            <text:p>12</text:p>
          </table:table-cell>
          <table:table-cell table:style-name="ce97" table:content-validation-name="val2" table:formula="of:=[.$H82]-[.$G82]" office:value-type="float" office:value="-16.8" calcext:value-type="float">
            <text:p>-17</text:p>
          </table:table-cell>
          <table:table-cell table:style-name="ce137" table:content-validation-name="val2" office:value-type="string" calcext:value-type="string">
            <text:p>96 differs by 1200% from lowest estimate.</text:p>
          </table:table-cell>
          <table:table-cell table:style-name="ce120" table:number-columns-repeated="1014"/>
        </table:table-row>
        <table:table-row table:style-name="ro7">
          <table:table-cell table:style-name="ce85" office:value-type="string" calcext:value-type="string">
            <text:p>New keytype: RSK (revocable)</text:p>
          </table:table-cell>
          <table:table-cell table:style-name="ce126" table:content-validation-name="val1" office:value-type="float" office:value="1" calcext:value-type="float">
            <text:p>1</text:p>
          </table:table-cell>
          <table:table-cell table:style-name="ce126" table:content-validation-name="val1" office:value-type="float" office:value="12" calcext:value-type="float">
            <text:p>12</text:p>
          </table:table-cell>
          <table:table-cell table:style-name="ce126" table:content-validation-name="val1" office:value-type="float" office:value="2" calcext:value-type="float">
            <text:p>2</text:p>
          </table:table-cell>
          <table:table-cell table:style-name="ce126" table:content-validation-name="val1" office:value-type="float" office:value="1" calcext:value-type="float">
            <text:p>1</text:p>
          </table:table-cell>
          <table:table-cell table:style-name="ce127" table:content-validation-name="val1" office:value-type="float" office:value="24" calcext:value-type="float">
            <text:p>24</text:p>
          </table:table-cell>
          <table:table-cell table:style-name="ce97" table:content-validation-name="val2" table:formula="of:=AVERAGE([.$B83:.$F83])" office:value-type="float" office:value="8" calcext:value-type="float">
            <text:p>8</text:p>
          </table:table-cell>
          <table:table-cell table:style-name="ce97" table:content-validation-name="val2" table:formula="of:=AVERAGE([.$B83:.$E83])" office:value-type="float" office:value="4" calcext:value-type="float">
            <text:p>4</text:p>
          </table:table-cell>
          <table:table-cell table:style-name="ce97" table:content-validation-name="val2" table:formula="of:=[.$H83]-[.$G83]" office:value-type="float" office:value="-4" calcext:value-type="float">
            <text:p>-4</text:p>
          </table:table-cell>
          <table:table-cell table:style-name="ce137" table:content-validation-name="val2" office:value-type="string" calcext:value-type="string">
            <text:p>24 differs by 2400% from lowest estimate</text:p>
          </table:table-cell>
          <table:table-cell table:style-name="ce120" table:number-columns-repeated="1014"/>
        </table:table-row>
        <table:table-row table:style-name="ro3">
          <table:table-cell table:number-columns-repeated="1024"/>
        </table:table-row>
        <table:table-row table:style-name="ro2">
          <table:table-cell table:style-name="ce124" office:value-type="string" calcext:value-type="string">
            <text:p>Fix the installers (windows first then packages for linux)</text:p>
          </table:table-cell>
          <table:table-cell office:value-type="float" office:value="2" calcext:value-type="float">
            <text:p>2</text:p>
          </table:table-cell>
          <table:table-cell table:number-columns-repeated="1022"/>
        </table:table-row>
        <table:table-row table:style-name="ro3" table:number-rows-repeated="1048490">
          <table:table-cell table:number-columns-repeated="1024"/>
        </table:table-row>
        <table:table-row table:style-name="ro3">
          <table:table-cell table:number-columns-repeated="1024"/>
        </table:table-row>
      </table:table>
      <table:table table:name="Combined" table:style-name="ta1">
        <office:forms form:automatic-focus="false" form:apply-design-mode="false"/>
        <table:table-column table:style-name="co6" table:default-cell-style-name="ce65"/>
        <table:table-column table:style-name="co7" table:number-columns-repeated="3" table:default-cell-style-name="ce25"/>
        <table:table-column table:style-name="co6" table:default-cell-style-name="Default"/>
        <table:table-column table:style-name="co7" table:number-columns-repeated="1019" table:default-cell-style-name="Default"/>
        <table:table-row table:style-name="ro11">
          <table:table-cell table:style-name="ce64" office:value-type="string" calcext:value-type="string">
            <text:p>Task</text:p>
          </table:table-cell>
          <table:table-cell table:style-name="ce68" office:value-type="string" calcext:value-type="string">
            <text:p>Stage 3</text:p>
          </table:table-cell>
          <table:table-cell table:style-name="ce68" office:value-type="string" calcext:value-type="string">
            <text:p>Stage 4</text:p>
          </table:table-cell>
          <table:table-cell table:style-name="ce68" office:value-type="string" calcext:value-type="string">
            <text:p>Overall</text:p>
          </table:table-cell>
          <table:table-cell table:style-name="ce65" table:number-columns-repeated="1020"/>
        </table:table-row>
        <table:table-row table:style-name="ro11">
          <table:table-cell/>
          <table:table-cell table:number-columns-repeated="3" table:style-name="ce68" office:value-type="string" calcext:value-type="string">
            <text:p>result:</text:p>
          </table:table-cell>
          <table:table-cell table:style-name="ce65" table:number-columns-repeated="1020"/>
        </table:table-row>
        <table:table-row table:style-name="ro12">
          <table:table-cell/>
          <table:table-cell table:style-name="ce69" office:value-type="string" calcext:value-type="string">
            <text:p>Votes</text:p>
          </table:table-cell>
          <table:table-cell table:style-name="ce69" office:value-type="string" calcext:value-type="string">
            <text:p>Cost in weeks</text:p>
          </table:table-cell>
          <table:table-cell table:style-name="ce69" office:value-type="string" calcext:value-type="string">
            <text:p>Votes divided by cost</text:p>
          </table:table-cell>
          <table:table-cell table:style-name="ce69" office:value-type="string" calcext:value-type="string">
            <text:p>Comment</text:p>
          </table:table-cell>
          <table:table-cell table:style-name="ce65" table:number-columns-repeated="1019"/>
        </table:table-row>
        <table:table-row table:style-name="ro7">
          <table:table-cell table:style-name="ce66" table:formula="of:=[$Stage3.$A7]" office:value-type="string" office:string-value="Speed - Improve performance of Freenet or Freenet applications" calcext:value-type="string">
            <text:p>Speed - Improve performance of Freenet or Freenet applications</text:p>
          </table:table-cell>
          <table:table-cell table:style-name="ce70" table:number-columns-repeated="4"/>
          <table:table-cell table:style-name="ce65" table:number-columns-repeated="1019"/>
        </table:table-row>
        <table:table-row table:style-name="ro1">
          <table:table-cell table:style-name="ce67"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71" table:formula="of:=[$Stage3.$Q8]" office:value-type="float" office:value="29.1111111111111" calcext:value-type="float">
            <text:p>29</text:p>
          </table:table-cell>
          <table:table-cell table:style-name="ce71" table:formula="of:=[$Stage4.$H7]" office:value-type="float" office:value="5" calcext:value-type="float">
            <text:p>5</text:p>
          </table:table-cell>
          <table:table-cell table:style-name="ce73" table:formula="of:=[.$B5]/[.$C5]" office:value-type="float" office:value="5.82222222222222" calcext:value-type="float">
            <text:p>5.82</text:p>
          </table:table-cell>
          <table:table-cell table:style-name="ce48" table:number-columns-repeated="1020"/>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72" table:formula="of:=[$Stage3.$Q9]" office:value-type="float" office:value="22.325" calcext:value-type="float">
            <text:p>22</text:p>
          </table:table-cell>
          <table:table-cell table:style-name="ce72" table:formula="of:=[$Stage4.$H8]" office:value-type="float" office:value="12" calcext:value-type="float">
            <text:p>12</text:p>
          </table:table-cell>
          <table:table-cell table:style-name="ce74" table:formula="of:=[.$B6]/[.$C6]" office:value-type="float" office:value="1.86041666666667" calcext:value-type="float">
            <text:p>1.86</text:p>
          </table:table-cell>
          <table:table-cell table:number-columns-repeated="1020"/>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72" table:formula="of:=[$Stage3.$Q10]" office:value-type="float" office:value="19.2055555555556" calcext:value-type="float">
            <text:p>19</text:p>
          </table:table-cell>
          <table:table-cell table:style-name="ce72" table:formula="of:=[$Stage4.$H9]" office:value-type="float" office:value="4.5" calcext:value-type="float">
            <text:p>5</text:p>
          </table:table-cell>
          <table:table-cell table:style-name="ce74" table:formula="of:=[.$B7]/[.$C7]" office:value-type="float" office:value="4.2679012345679" calcext:value-type="float">
            <text:p>4.27</text:p>
          </table:table-cell>
          <table:table-cell table:number-columns-repeated="1020"/>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72" table:formula="of:=[$Stage3.$Q11]" office:value-type="float" office:value="25.3166666666667" calcext:value-type="float">
            <text:p>25</text:p>
          </table:table-cell>
          <table:table-cell table:style-name="ce72" table:formula="of:=[$Stage4.$H10]" office:value-type="float" office:value="8" calcext:value-type="float">
            <text:p>8</text:p>
          </table:table-cell>
          <table:table-cell table:style-name="ce74" table:formula="of:=[.$B8]/[.$C8]" office:value-type="float" office:value="3.16458333333333" calcext:value-type="float">
            <text:p>3.16</text:p>
          </table:table-cell>
          <table:table-cell table:number-columns-repeated="1020"/>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72" table:formula="of:=[$Stage3.$Q12]" office:value-type="float" office:value="22.5388888888889" calcext:value-type="float">
            <text:p>23</text:p>
          </table:table-cell>
          <table:table-cell table:style-name="ce72" table:formula="of:=[$Stage4.$H11]" office:value-type="float" office:value="8" calcext:value-type="float">
            <text:p>8</text:p>
          </table:table-cell>
          <table:table-cell table:style-name="ce74" table:formula="of:=[.$B9]/[.$C9]" office:value-type="float" office:value="2.81736111111111" calcext:value-type="float">
            <text:p>2.82</text:p>
          </table:table-cell>
          <table:table-cell table:number-columns-repeated="1020"/>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72" table:formula="of:=[$Stage3.$Q13]" office:value-type="float" office:value="10.8805555555556" calcext:value-type="float">
            <text:p>11</text:p>
          </table:table-cell>
          <table:table-cell table:style-name="ce72" table:formula="of:=[$Stage4.$H12]" office:value-type="float" office:value="1.16666666666667" calcext:value-type="float">
            <text:p>1</text:p>
          </table:table-cell>
          <table:table-cell table:style-name="ce74" table:formula="of:=[.$B10]/[.$C10]" office:value-type="float" office:value="9.32619047619047" calcext:value-type="float">
            <text:p>9.33</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15]" office:value-type="string" office:string-value="User Experience - make things easier and more enjoyable to use" calcext:value-type="string">
            <text:p>User Experience - make things easier and more enjoyable to use</text:p>
          </table:table-cell>
          <table:table-cell table:style-name="ce70" table:number-columns-repeated="2"/>
          <table:table-cell table:style-name="ce75"/>
          <table:table-cell table:style-name="ce70"/>
          <table:table-cell table:style-name="ce65"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72" table:formula="of:=[$Stage3.$Q16]" office:value-type="float" office:value="25.8805555555556" calcext:value-type="float">
            <text:p>26</text:p>
          </table:table-cell>
          <table:table-cell table:style-name="ce72" table:formula="of:=[$Stage4.$H15]" office:value-type="float" office:value="2.4" calcext:value-type="float">
            <text:p>2</text:p>
          </table:table-cell>
          <table:table-cell table:style-name="ce74" table:formula="of:=[.$B13]/[.$C13]" office:value-type="float" office:value="10.7835648148148" calcext:value-type="float">
            <text:p>10.78</text:p>
          </table:table-cell>
          <table:table-cell table:number-columns-repeated="1020"/>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72" table:formula="of:=[$Stage3.$Q17]" office:value-type="float" office:value="26" calcext:value-type="float">
            <text:p>26</text:p>
          </table:table-cell>
          <table:table-cell table:style-name="ce72" table:formula="of:=[$Stage4.$H16]" office:value-type="float" office:value="1.125" calcext:value-type="float">
            <text:p>1</text:p>
          </table:table-cell>
          <table:table-cell table:style-name="ce74" table:formula="of:=[.$B14]/[.$C14]" office:value-type="float" office:value="23.1111111111111" calcext:value-type="float">
            <text:p>23.11</text:p>
          </table:table-cell>
          <table:table-cell table:number-columns-repeated="1020"/>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72" table:formula="of:=[$Stage3.$Q18]" office:value-type="float" office:value="7.11111111111111" calcext:value-type="float">
            <text:p>7</text:p>
          </table:table-cell>
          <table:table-cell table:style-name="ce72" table:formula="of:=[$Stage4.$H17]" office:value-type="float" office:value="0.8" calcext:value-type="float">
            <text:p>1</text:p>
          </table:table-cell>
          <table:table-cell table:style-name="ce74" table:formula="of:=[.$B15]/[.$C15]" office:value-type="float" office:value="8.88888888888889" calcext:value-type="float">
            <text:p>8.89</text:p>
          </table:table-cell>
          <table:table-cell table:number-columns-repeated="1020"/>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72" table:formula="of:=[$Stage3.$Q19]" office:value-type="float" office:value="19.5555555555556" calcext:value-type="float">
            <text:p>20</text:p>
          </table:table-cell>
          <table:table-cell table:style-name="ce72" table:formula="of:=[$Stage4.$H18]" office:value-type="float" office:value="2.25" calcext:value-type="float">
            <text:p>2</text:p>
          </table:table-cell>
          <table:table-cell table:style-name="ce74" table:formula="of:=[.$B16]/[.$C16]" office:value-type="float" office:value="8.69135802469136" calcext:value-type="float">
            <text:p>8.69</text:p>
          </table:table-cell>
          <table:table-cell table:number-columns-repeated="1020"/>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72" table:formula="of:=[$Stage3.$Q20]" office:value-type="float" office:value="14" calcext:value-type="float">
            <text:p>14</text:p>
          </table:table-cell>
          <table:table-cell table:style-name="ce72" table:formula="of:=[$Stage4.$H19]" office:value-type="float" office:value="1.375" calcext:value-type="float">
            <text:p>1</text:p>
          </table:table-cell>
          <table:table-cell table:style-name="ce74" table:formula="of:=[.$B17]/[.$C17]" office:value-type="float" office:value="10.1818181818182" calcext:value-type="float">
            <text:p>10.18</text:p>
          </table:table-cell>
          <table:table-cell table:number-columns-repeated="1020"/>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72" table:formula="of:=[$Stage3.$Q21]" office:value-type="float" office:value="20.8888888888889" calcext:value-type="float">
            <text:p>21</text:p>
          </table:table-cell>
          <table:table-cell table:style-name="ce72" table:formula="of:=[$Stage4.$H20]" office:value-type="float" office:value="2.33333333333333" calcext:value-type="float">
            <text:p>2</text:p>
          </table:table-cell>
          <table:table-cell table:style-name="ce74" table:formula="of:=[.$B18]/[.$C18]" office:value-type="float" office:value="8.95238095238095" calcext:value-type="float">
            <text:p>8.95</text:p>
          </table:table-cell>
          <table:table-cell table:number-columns-repeated="1020"/>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72" table:formula="of:=[$Stage3.$Q22]" office:value-type="float" office:value="23.4361111111111" calcext:value-type="float">
            <text:p>23</text:p>
          </table:table-cell>
          <table:table-cell table:style-name="ce72" table:formula="of:=[$Stage4.$H21]" office:value-type="float" office:value="2.2" calcext:value-type="float">
            <text:p>2</text:p>
          </table:table-cell>
          <table:table-cell table:style-name="ce74" table:formula="of:=[.$B19]/[.$C19]" office:value-type="float" office:value="10.6527777777778" calcext:value-type="float">
            <text:p>10.65</text:p>
          </table:table-cell>
          <table:table-cell table:number-columns-repeated="1020"/>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72" table:formula="of:=[$Stage3.$Q23]" office:value-type="float" office:value="4.77777777777778" calcext:value-type="float">
            <text:p>5</text:p>
          </table:table-cell>
          <table:table-cell table:style-name="ce72" table:formula="of:=[$Stage4.$H22]" office:value-type="float" office:value="8.5" calcext:value-type="float">
            <text:p>9</text:p>
          </table:table-cell>
          <table:table-cell table:style-name="ce74" table:formula="of:=[.$B20]/[.$C20]" office:value-type="float" office:value="0.562091503267974" calcext:value-type="float">
            <text:p>0.56</text:p>
          </table:table-cell>
          <table:table-cell table:number-columns-repeated="1020"/>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72" table:formula="of:=[$Stage3.$Q24]" office:value-type="float" office:value="13.4444444444444" calcext:value-type="float">
            <text:p>13</text:p>
          </table:table-cell>
          <table:table-cell table:style-name="ce72" table:formula="of:=[$Stage4.$H23]" office:value-type="float" office:value="4.6" calcext:value-type="float">
            <text:p>5</text:p>
          </table:table-cell>
          <table:table-cell table:style-name="ce74" table:formula="of:=[.$B21]/[.$C21]" office:value-type="float" office:value="2.92270531400966" calcext:value-type="float">
            <text:p>2.92</text:p>
          </table:table-cell>
          <table:table-cell table:number-columns-repeated="1020"/>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72" table:formula="of:=[$Stage3.$Q25]" office:value-type="float" office:value="8.99166666666667" calcext:value-type="float">
            <text:p>9</text:p>
          </table:table-cell>
          <table:table-cell table:style-name="ce72" table:formula="of:=[$Stage4.$H24]" office:value-type="float" office:value="1.625" calcext:value-type="float">
            <text:p>2</text:p>
          </table:table-cell>
          <table:table-cell table:style-name="ce74" table:formula="of:=[.$B22]/[.$C22]" office:value-type="float" office:value="5.53333333333333" calcext:value-type="float">
            <text:p>5.53</text:p>
          </table:table-cell>
          <table:table-cell table:number-columns-repeated="1020"/>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72" table:formula="of:=[$Stage3.$Q26]" office:value-type="float" office:value="15.1111111111111" calcext:value-type="float">
            <text:p>15</text:p>
          </table:table-cell>
          <table:table-cell table:style-name="ce72" table:formula="of:=[$Stage4.$H25]" office:value-type="float" office:value="36" calcext:value-type="float">
            <text:p>36</text:p>
          </table:table-cell>
          <table:table-cell table:style-name="ce74" table:formula="of:=[.$B23]/[.$C23]" office:value-type="float" office:value="0.419753086419753" calcext:value-type="float">
            <text:p>0.42</text:p>
          </table:table-cell>
          <table:table-cell table:number-columns-repeated="1020"/>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72" table:formula="of:=[$Stage3.$Q27]" office:value-type="float" office:value="3.99166666666667" calcext:value-type="float">
            <text:p>4</text:p>
          </table:table-cell>
          <table:table-cell table:style-name="ce72" table:formula="of:=[$Stage4.$H26]" office:value-type="float" office:value="4.25" calcext:value-type="float">
            <text:p>4</text:p>
          </table:table-cell>
          <table:table-cell table:style-name="ce74" table:formula="of:=[.$B24]/[.$C24]" office:value-type="float" office:value="0.93921568627451" calcext:value-type="float">
            <text:p>0.94</text:p>
          </table:table-cell>
          <table:table-cell table:number-columns-repeated="1020"/>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72" table:formula="of:=[$Stage3.$Q28]" office:value-type="float" office:value="4.66666666666667" calcext:value-type="float">
            <text:p>5</text:p>
          </table:table-cell>
          <table:table-cell table:style-name="ce72" table:formula="of:=[$Stage4.$H27]" office:value-type="float" office:value="39.2" calcext:value-type="float">
            <text:p>39</text:p>
          </table:table-cell>
          <table:table-cell table:style-name="ce74" table:formula="of:=[.$B25]/[.$C25]" office:value-type="float" office:value="0.119047619047619" calcext:value-type="float">
            <text:p>0.12</text:p>
          </table:table-cell>
          <table:table-cell table:number-columns-repeated="1020"/>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72" table:formula="of:=[$Stage3.$Q29]" office:value-type="float" office:value="5.66666666666667" calcext:value-type="float">
            <text:p>6</text:p>
          </table:table-cell>
          <table:table-cell table:style-name="ce72" table:formula="of:=[$Stage4.$H28]" office:value-type="float" office:value="72" calcext:value-type="float">
            <text:p>72</text:p>
          </table:table-cell>
          <table:table-cell table:style-name="ce74" table:formula="of:=[.$B26]/[.$C26]" office:value-type="float" office:value="0.0787037037037037" calcext:value-type="float">
            <text:p>0.08</text:p>
          </table:table-cell>
          <table:table-cell table:number-columns-repeated="1020"/>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72" table:formula="of:=[$Stage3.$Q30]" office:value-type="float" office:value="19.2222222222222" calcext:value-type="float">
            <text:p>19</text:p>
          </table:table-cell>
          <table:table-cell table:style-name="ce72" table:formula="of:=[$Stage4.$H29]" office:value-type="float" office:value="1.75" calcext:value-type="float">
            <text:p>2</text:p>
          </table:table-cell>
          <table:table-cell table:style-name="ce74" table:formula="of:=[.$B27]/[.$C27]" office:value-type="float" office:value="10.984126984127" calcext:value-type="float">
            <text:p>10.98</text:p>
          </table:table-cell>
          <table:table-cell table:number-columns-repeated="1020"/>
        </table:table-row>
        <table:table-row table:style-name="ro11">
          <table:table-cell table:formula="of:=[$Stage3.$A31]" office:value-type="string" office:string-value="Document the content filter" calcext:value-type="string">
            <text:p>Document the content filter</text:p>
          </table:table-cell>
          <table:table-cell table:style-name="ce72" table:formula="of:=[$Stage3.$Q31]" office:value-type="float" office:value="10.3333333333333" calcext:value-type="float">
            <text:p>10</text:p>
          </table:table-cell>
          <table:table-cell table:style-name="ce72" table:formula="of:=[$Stage4.$H30]" office:value-type="float" office:value="1.16666666666667" calcext:value-type="float">
            <text:p>1</text:p>
          </table:table-cell>
          <table:table-cell table:style-name="ce74" table:formula="of:=[.$B28]/[.$C28]" office:value-type="float" office:value="8.85714285714286" calcext:value-type="float">
            <text:p>8.86</text:p>
          </table:table-cell>
          <table:table-cell table:number-columns-repeated="1020"/>
        </table:table-row>
        <table:table-row table:style-name="ro11">
          <table:table-cell table:formula="of:=[$Stage3.$A32]" office:value-type="string" office:string-value="Improve Shoeshop/blob handling [how?]" calcext:value-type="string">
            <text:p>Improve Shoeshop/blob handling [how?]</text:p>
          </table:table-cell>
          <table:table-cell table:style-name="ce72" table:formula="of:=[$Stage3.$Q32]" office:value-type="float" office:value="6.99166666666667" calcext:value-type="float">
            <text:p>7</text:p>
          </table:table-cell>
          <table:table-cell table:style-name="ce72" table:formula="of:=[$Stage4.$H31]" office:value-type="float" office:value="25.5" calcext:value-type="float">
            <text:p>26</text:p>
          </table:table-cell>
          <table:table-cell table:style-name="ce74" table:formula="of:=[.$B29]/[.$C29]" office:value-type="float" office:value="0.274183006535948" calcext:value-type="float">
            <text:p>0.27</text:p>
          </table:table-cell>
          <table:table-cell table:number-columns-repeated="1020"/>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72" table:formula="of:=[$Stage3.$Q33]" office:value-type="float" office:value="0.111111111111111" calcext:value-type="float">
            <text:p>0</text:p>
          </table:table-cell>
          <table:table-cell table:style-name="ce72" table:formula="of:=[$Stage4.$H32]" office:value-type="float" office:value="30" calcext:value-type="float">
            <text:p>30</text:p>
          </table:table-cell>
          <table:table-cell table:style-name="ce74" table:formula="of:=[.$B30]/[.$C30]" office:value-type="float" office:value="0.0037037037037037" calcext:value-type="float">
            <text:p>0.00</text:p>
          </table:table-cell>
          <table:table-cell table:number-columns-repeated="1020"/>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72" table:formula="of:=[$Stage3.$Q34]" office:value-type="float" office:value="4.21388888888889" calcext:value-type="float">
            <text:p>4</text:p>
          </table:table-cell>
          <table:table-cell table:style-name="ce72" table:formula="of:=[$Stage4.$H33]" office:value-type="float" office:value="11" calcext:value-type="float">
            <text:p>11</text:p>
          </table:table-cell>
          <table:table-cell table:style-name="ce74" table:formula="of:=[.$B31]/[.$C31]" office:value-type="float" office:value="0.383080808080808" calcext:value-type="float">
            <text:p>0.38</text:p>
          </table:table-cell>
          <table:table-cell table:number-columns-repeated="1020"/>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72" table:formula="of:=[$Stage3.$Q35]" office:value-type="float" office:value="4" calcext:value-type="float">
            <text:p>4</text:p>
          </table:table-cell>
          <table:table-cell table:style-name="ce72" table:formula="of:=[$Stage4.$H34]" office:value-type="float" office:value="0.5" calcext:value-type="float">
            <text:p>1</text:p>
          </table:table-cell>
          <table:table-cell table:style-name="ce74" table:formula="of:=[.$B32]/[.$C32]" office:value-type="float" office:value="8" calcext:value-type="float">
            <text:p>8.00</text:p>
          </table:table-cell>
          <table:table-cell table:number-columns-repeated="1020"/>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72" table:formula="of:=[$Stage3.$Q36]" office:value-type="float" office:value="17.325" calcext:value-type="float">
            <text:p>17</text:p>
          </table:table-cell>
          <table:table-cell table:style-name="ce72" table:formula="of:=[$Stage4.$H35]" office:value-type="float" office:value="48" calcext:value-type="float">
            <text:p>48</text:p>
          </table:table-cell>
          <table:table-cell table:style-name="ce74" table:formula="of:=[.$B33]/[.$C33]" office:value-type="float" office:value="0.3609375" calcext:value-type="float">
            <text:p>0.36</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38]" office:value-type="string" office:string-value="Security - Make Freenet more secure against attacks" calcext:value-type="string">
            <text:p>Security - Make Freenet more secure against attacks</text:p>
          </table:table-cell>
          <table:table-cell table:style-name="ce70" table:number-columns-repeated="2"/>
          <table:table-cell table:style-name="ce75"/>
          <table:table-cell table:style-name="ce70"/>
          <table:table-cell table:style-name="ce65" table:number-columns-repeated="1019"/>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72" table:formula="of:=[$Stage3.$Q39]" office:value-type="float" office:value="7.33333333333333" calcext:value-type="float">
            <text:p>7</text:p>
          </table:table-cell>
          <table:table-cell table:style-name="ce72" table:formula="of:=[$Stage4.$H38]" office:value-type="float" office:value="1.2" calcext:value-type="float">
            <text:p>1</text:p>
          </table:table-cell>
          <table:table-cell table:style-name="ce74" table:formula="of:=[.$B36]/[.$C36]" office:value-type="float" office:value="6.11111111111111" calcext:value-type="float">
            <text:p>6.11</text:p>
          </table:table-cell>
          <table:table-cell table:number-columns-repeated="1020"/>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72" table:formula="of:=[$Stage3.$Q40]" office:value-type="float" office:value="7.88888888888889" calcext:value-type="float">
            <text:p>8</text:p>
          </table:table-cell>
          <table:table-cell table:style-name="ce72" table:formula="of:=[$Stage4.$H39]" office:value-type="float" office:value="1.8" calcext:value-type="float">
            <text:p>2</text:p>
          </table:table-cell>
          <table:table-cell table:style-name="ce74" table:formula="of:=[.$B37]/[.$C37]" office:value-type="float" office:value="4.38271604938272" calcext:value-type="float">
            <text:p>4.38</text:p>
          </table:table-cell>
          <table:table-cell table:number-columns-repeated="1020"/>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72" table:formula="of:=[$Stage3.$Q41]" office:value-type="float" office:value="37.8888888888889" calcext:value-type="float">
            <text:p>38</text:p>
          </table:table-cell>
          <table:table-cell table:style-name="ce72" table:formula="of:=[$Stage4.$H40]" office:value-type="float" office:value="22" calcext:value-type="float">
            <text:p>22</text:p>
          </table:table-cell>
          <table:table-cell table:style-name="ce74" table:formula="of:=[.$B38]/[.$C38]" office:value-type="float" office:value="1.72222222222222" calcext:value-type="float">
            <text:p>1.72</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43]" office:value-type="string" office:string-value="Technical debt - Stuff that will make future development faster" calcext:value-type="string">
            <text:p>Technical debt - Stuff that will make future development faster</text:p>
          </table:table-cell>
          <table:table-cell table:style-name="ce70" table:number-columns-repeated="2"/>
          <table:table-cell table:style-name="ce75"/>
          <table:table-cell table:style-name="ce70"/>
          <table:table-cell table:style-name="ce65"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72" table:formula="of:=[$Stage3.$Q44]" office:value-type="float" office:value="11.2138888888889" calcext:value-type="float">
            <text:p>11</text:p>
          </table:table-cell>
          <table:table-cell table:style-name="ce72" table:formula="of:=[$Stage4.$H43]" office:value-type="float" office:value="13.3333333333333" calcext:value-type="float">
            <text:p>13</text:p>
          </table:table-cell>
          <table:table-cell table:style-name="ce74" table:formula="of:=[.$B41]/[.$C41]" office:value-type="float" office:value="0.841041666666666" calcext:value-type="float">
            <text:p>0.84</text:p>
          </table:table-cell>
          <table:table-cell table:number-columns-repeated="1020"/>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72" table:formula="of:=[$Stage3.$Q45]" office:value-type="float" office:value="7.99166666666667" calcext:value-type="float">
            <text:p>8</text:p>
          </table:table-cell>
          <table:table-cell table:style-name="ce72" table:formula="of:=[$Stage4.$H44]" office:value-type="float" office:value="10.6666666666667" calcext:value-type="float">
            <text:p>11</text:p>
          </table:table-cell>
          <table:table-cell table:style-name="ce74" table:formula="of:=[.$B42]/[.$C42]" office:value-type="float" office:value="0.74921875" calcext:value-type="float">
            <text:p>0.75</text:p>
          </table:table-cell>
          <table:table-cell table:number-columns-repeated="1020"/>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72" table:formula="of:=[$Stage3.$Q46]" office:value-type="float" office:value="8" calcext:value-type="float">
            <text:p>8</text:p>
          </table:table-cell>
          <table:table-cell table:style-name="ce72" table:formula="of:=[$Stage4.$H45]" office:value-type="float" office:value="8.5" calcext:value-type="float">
            <text:p>9</text:p>
          </table:table-cell>
          <table:table-cell table:style-name="ce74" table:formula="of:=[.$B43]/[.$C43]" office:value-type="float" office:value="0.941176470588235" calcext:value-type="float">
            <text:p>0.94</text:p>
          </table:table-cell>
          <table:table-cell table:number-columns-repeated="1020"/>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72" table:formula="of:=[$Stage3.$Q47]" office:value-type="float" office:value="30.7694444444444" calcext:value-type="float">
            <text:p>31</text:p>
          </table:table-cell>
          <table:table-cell table:style-name="ce72" office:value-type="float" office:value="10" calcext:value-type="float">
            <text:p>10</text:p>
          </table:table-cell>
          <table:table-cell table:style-name="ce74" table:formula="of:=[.$B44]/[.$C44]" office:value-type="float" office:value="3.07694444444444" calcext:value-type="float">
            <text:p>3.08</text:p>
          </table:table-cell>
          <table:table-cell table:style-name="ce65" office:value-type="string" calcext:value-type="string">
            <text:p>Constant cost per week, so assuming we have 1 year of funding it would cost 10 weeks.</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72" table:formula="of:=[$Stage3.$Q48]" office:value-type="float" office:value="11.3333333333333" calcext:value-type="float">
            <text:p>11</text:p>
          </table:table-cell>
          <table:table-cell table:style-name="ce72" office:value-type="float" office:value="10" calcext:value-type="float">
            <text:p>10</text:p>
          </table:table-cell>
          <table:table-cell table:style-name="ce74" table:formula="of:=[.$B45]/[.$C45]" office:value-type="float" office:value="1.13333333333333" calcext:value-type="float">
            <text:p>1.13</text:p>
          </table:table-cell>
          <table:table-cell table:style-name="ce65" office:value-type="string" calcext:value-type="string">
            <text:p>Constant cost per week, so assuming we have 1 year of funding it would cost 10 weeks.</text:p>
          </table:table-cell>
          <table:table-cell table:number-columns-repeated="1019"/>
        </table:table-row>
        <table:table-row table:style-name="ro1">
          <table:table-cell table:style-name="ce67"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71" table:formula="of:=[$Stage3.$Q49]" office:value-type="float" office:value="9.21388888888889" calcext:value-type="float">
            <text:p>9</text:p>
          </table:table-cell>
          <table:table-cell table:style-name="ce71" table:formula="of:=[$Stage4.$H48]" office:value-type="float" office:value="1.16666666666667" calcext:value-type="float">
            <text:p>1</text:p>
          </table:table-cell>
          <table:table-cell table:style-name="ce73" table:formula="of:=[.$B46]/[.$C46]" office:value-type="float" office:value="7.89761904761905" calcext:value-type="float">
            <text:p>7.90</text:p>
          </table:table-cell>
          <table:table-cell table:style-name="ce48"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51]" office:value-type="string" office:string-value="Outreach - Stuff that will help attract users, developers, and donors to Freenet" calcext:value-type="string">
            <text:p>Outreach - Stuff that will help attract users, developers, and donors to Freenet</text:p>
          </table:table-cell>
          <table:table-cell table:style-name="ce70" table:number-columns-repeated="2"/>
          <table:table-cell table:style-name="ce75"/>
          <table:table-cell table:style-name="ce70"/>
          <table:table-cell table:style-name="ce65"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72" table:formula="of:=[$Stage3.$Q52]" office:value-type="float" office:value="10.1027777777778" calcext:value-type="float">
            <text:p>10</text:p>
          </table:table-cell>
          <table:table-cell table:style-name="ce72" table:formula="of:=[$Stage4.$H51]" office:value-type="float" office:value="0.9" calcext:value-type="float">
            <text:p>1</text:p>
          </table:table-cell>
          <table:table-cell table:style-name="ce74" table:formula="of:=[.$B49]/[.$C49]" office:value-type="float" office:value="11.2253086419753" calcext:value-type="float">
            <text:p>11.23</text:p>
          </table:table-cell>
          <table:table-cell table:number-columns-repeated="1020"/>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72" table:formula="of:=[$Stage3.$Q53]" office:value-type="float" office:value="5.88055555555556" calcext:value-type="float">
            <text:p>6</text:p>
          </table:table-cell>
          <table:table-cell table:style-name="ce72" table:formula="of:=[$Stage4.$H52]" office:value-type="float" office:value="0.75" calcext:value-type="float">
            <text:p>1</text:p>
          </table:table-cell>
          <table:table-cell table:style-name="ce74" table:formula="of:=[.$B50]/[.$C50]" office:value-type="float" office:value="7.84074074074074" calcext:value-type="float">
            <text:p>7.84</text:p>
          </table:table-cell>
          <table:table-cell table:number-columns-repeated="1020"/>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72" table:formula="of:=[$Stage3.$Q54]" office:value-type="float" office:value="7.54722222222222" calcext:value-type="float">
            <text:p>8</text:p>
          </table:table-cell>
          <table:table-cell table:style-name="ce72" table:formula="of:=[$Stage4.$H53]" office:value-type="float" office:value="1.125" calcext:value-type="float">
            <text:p>1</text:p>
          </table:table-cell>
          <table:table-cell table:style-name="ce74" table:formula="of:=[.$B51]/[.$C51]" office:value-type="float" office:value="6.70864197530864" calcext:value-type="float">
            <text:p>6.71</text:p>
          </table:table-cell>
          <table:table-cell table:number-columns-repeated="1020"/>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72" table:formula="of:=[$Stage3.$Q55]" office:value-type="float" office:value="6.43611111111111" calcext:value-type="float">
            <text:p>6</text:p>
          </table:table-cell>
          <table:table-cell table:style-name="ce72" table:formula="of:=[$Stage4.$H54]" office:value-type="float" office:value="8" calcext:value-type="float">
            <text:p>8</text:p>
          </table:table-cell>
          <table:table-cell table:style-name="ce74" table:formula="of:=[.$B52]/[.$C52]" office:value-type="float" office:value="0.804513888888889" calcext:value-type="float">
            <text:p>0.80</text:p>
          </table:table-cell>
          <table:table-cell table:number-columns-repeated="1020"/>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72" table:formula="of:=[$Stage3.$Q56]" office:value-type="float" office:value="2.55555555555556" calcext:value-type="float">
            <text:p>3</text:p>
          </table:table-cell>
          <table:table-cell table:style-name="ce72" table:formula="of:=[$Stage4.$H55]" office:value-type="float" office:value="1.375" calcext:value-type="float">
            <text:p>1</text:p>
          </table:table-cell>
          <table:table-cell table:style-name="ce74" table:formula="of:=[.$B53]/[.$C53]" office:value-type="float" office:value="1.85858585858586" calcext:value-type="float">
            <text:p>1.86</text:p>
          </table:table-cell>
          <table:table-cell table:number-columns-repeated="1020"/>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72" table:formula="of:=[$Stage3.$Q57]" office:value-type="float" office:value="7.54722222222222" calcext:value-type="float">
            <text:p>8</text:p>
          </table:table-cell>
          <table:table-cell table:style-name="ce72" table:formula="of:=[$Stage4.$H56]" office:value-type="float" office:value="2.5" calcext:value-type="float">
            <text:p>3</text:p>
          </table:table-cell>
          <table:table-cell table:style-name="ce74" table:formula="of:=[.$B54]/[.$C54]" office:value-type="float" office:value="3.01888888888889" calcext:value-type="float">
            <text:p>3.02</text:p>
          </table:table-cell>
          <table:table-cell table:number-columns-repeated="1020"/>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72" table:formula="of:=[$Stage3.$Q58]" office:value-type="float" office:value="16.4361111111111" calcext:value-type="float">
            <text:p>16</text:p>
          </table:table-cell>
          <table:table-cell table:style-name="ce72" table:formula="of:=[$Stage4.$H57]" office:value-type="float" office:value="1.625" calcext:value-type="float">
            <text:p>2</text:p>
          </table:table-cell>
          <table:table-cell table:style-name="ce74" table:formula="of:=[.$B55]/[.$C55]" office:value-type="float" office:value="10.1145299145299" calcext:value-type="float">
            <text:p>10.11</text:p>
          </table:table-cell>
          <table:table-cell table:number-columns-repeated="1020"/>
        </table:table-row>
        <table:table-row table:style-name="ro11">
          <table:table-cell table:formula="of:=[$Stage3.$A59]" office:value-type="string" office:string-value="Website redesign" calcext:value-type="string">
            <text:p>Website redesign</text:p>
          </table:table-cell>
          <table:table-cell table:style-name="ce72" table:formula="of:=[$Stage3.$Q59]" office:value-type="float" office:value="18.1027777777778" calcext:value-type="float">
            <text:p>18</text:p>
          </table:table-cell>
          <table:table-cell table:style-name="ce72" table:formula="of:=[$Stage4.$H58]" office:value-type="float" office:value="6" calcext:value-type="float">
            <text:p>6</text:p>
          </table:table-cell>
          <table:table-cell table:style-name="ce74" table:formula="of:=[.$B56]/[.$C56]" office:value-type="float" office:value="3.01712962962963" calcext:value-type="float">
            <text:p>3.02</text:p>
          </table:table-cell>
          <table:table-cell table:number-columns-repeated="1020"/>
        </table:table-row>
        <table:table-row table:style-name="ro11">
          <table:table-cell table:style-name="ce67" table:formula="of:=[$Stage3.$A60]" office:value-type="string" office:string-value="Website redesign: Migration to static Github Pages" calcext:value-type="string">
            <text:p>Website redesign: Migration to static Github Pages</text:p>
          </table:table-cell>
          <table:table-cell table:style-name="ce71" table:formula="of:=[$Stage3.$Q60]" office:value-type="float" office:value="5.88055555555556" calcext:value-type="float">
            <text:p>6</text:p>
          </table:table-cell>
          <table:table-cell table:style-name="ce71" table:formula="of:=[$Stage4.$H59]" office:value-type="float" office:value="1.375" calcext:value-type="float">
            <text:p>1</text:p>
          </table:table-cell>
          <table:table-cell table:style-name="ce73" table:formula="of:=[.$B57]/[.$C57]" office:value-type="float" office:value="4.27676767676768" calcext:value-type="float">
            <text:p>4.28</text:p>
          </table:table-cell>
          <table:table-cell table:style-name="ce48" table:number-columns-repeated="1020"/>
        </table:table-row>
        <table:table-row table:style-name="ro11">
          <table:table-cell table:style-name="ce67" table:formula="of:=[$Stage3.$A61]" office:value-type="string" office:string-value="Website redesign: New CSS redesign" calcext:value-type="string">
            <text:p>Website redesign: New CSS redesign</text:p>
          </table:table-cell>
          <table:table-cell table:style-name="ce71" table:formula="of:=[$Stage3.$Q61]" office:value-type="float" office:value="10.8805555555556" calcext:value-type="float">
            <text:p>11</text:p>
          </table:table-cell>
          <table:table-cell table:style-name="ce71" table:formula="of:=[$Stage4.$H60]" office:value-type="float" office:value="1.66666666666667" calcext:value-type="float">
            <text:p>2</text:p>
          </table:table-cell>
          <table:table-cell table:style-name="ce73" table:formula="of:=[.$B58]/[.$C58]" office:value-type="float" office:value="6.52833333333333" calcext:value-type="float">
            <text:p>6.53</text:p>
          </table:table-cell>
          <table:table-cell table:style-name="ce48" table:number-columns-repeated="1020"/>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72" table:formula="of:=[$Stage3.$Q62]" office:value-type="float" office:value="6.43611111111111" calcext:value-type="float">
            <text:p>6</text:p>
          </table:table-cell>
          <table:table-cell table:style-name="ce72" table:formula="of:=[$Stage4.$H61]" office:value-type="float" office:value="3.25" calcext:value-type="float">
            <text:p>3</text:p>
          </table:table-cell>
          <table:table-cell table:style-name="ce74" table:formula="of:=[.$B59]/[.$C59]" office:value-type="float" office:value="1.98034188034188" calcext:value-type="float">
            <text:p>1.98</text:p>
          </table:table-cell>
          <table:table-cell table:number-columns-repeated="1020"/>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72" table:formula="of:=[$Stage3.$Q63]" office:value-type="float" office:value="20.1111111111111" calcext:value-type="float">
            <text:p>20</text:p>
          </table:table-cell>
          <table:table-cell table:style-name="ce72" table:formula="of:=[$Stage4.$H62]" office:value-type="float" office:value="2.6" calcext:value-type="float">
            <text:p>3</text:p>
          </table:table-cell>
          <table:table-cell table:style-name="ce74" table:formula="of:=[.$B60]/[.$C60]" office:value-type="float" office:value="7.73504273504273" calcext:value-type="float">
            <text:p>7.74</text:p>
          </table:table-cell>
          <table:table-cell table:number-columns-repeated="1020"/>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72" table:formula="of:=[$Stage3.$Q64]" office:value-type="float" office:value="5.33333333333333" calcext:value-type="float">
            <text:p>5</text:p>
          </table:table-cell>
          <table:table-cell table:style-name="ce72" table:formula="of:=[$Stage4.$H63]" office:value-type="float" office:value="0.666666666666667" calcext:value-type="float">
            <text:p>1</text:p>
          </table:table-cell>
          <table:table-cell table:style-name="ce74" table:formula="of:=[.$B61]/[.$C61]" office:value-type="float" office:value="8" calcext:value-type="float">
            <text:p>8.00</text:p>
          </table:table-cell>
          <table:table-cell table:number-columns-repeated="1020"/>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72" table:formula="of:=[$Stage3.$Q65]" office:value-type="float" office:value="5.88888888888889" calcext:value-type="float">
            <text:p>6</text:p>
          </table:table-cell>
          <table:table-cell table:style-name="ce72" table:formula="of:=[$Stage4.$H64]" office:value-type="float" office:value="0.5" calcext:value-type="float">
            <text:p>1</text:p>
          </table:table-cell>
          <table:table-cell table:style-name="ce74" table:formula="of:=[.$B62]/[.$C62]" office:value-type="float" office:value="11.7777777777778" calcext:value-type="float">
            <text:p>11.78</text:p>
          </table:table-cell>
          <table:table-cell table:number-columns-repeated="1020"/>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72" table:formula="of:=[$Stage3.$Q66]" office:value-type="float" office:value="14.5555555555556" calcext:value-type="float">
            <text:p>15</text:p>
          </table:table-cell>
          <table:table-cell table:style-name="ce72" table:formula="of:=[$Stage4.$H65]" office:value-type="float" office:value="10.5" calcext:value-type="float">
            <text:p>11</text:p>
          </table:table-cell>
          <table:table-cell table:style-name="ce74" table:formula="of:=[.$B63]/[.$C63]" office:value-type="float" office:value="1.38624338624339" calcext:value-type="float">
            <text:p>1.39</text:p>
          </table:table-cell>
          <table:table-cell table:number-columns-repeated="1020"/>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72" table:formula="of:=[$Stage3.$Q67]" office:value-type="float" office:value="7.325" calcext:value-type="float">
            <text:p>7</text:p>
          </table:table-cell>
          <table:table-cell table:style-name="ce72" table:formula="of:=[$Stage4.$H66]" office:value-type="float" office:value="7.625" calcext:value-type="float">
            <text:p>8</text:p>
          </table:table-cell>
          <table:table-cell table:style-name="ce74" table:formula="of:=[.$B64]/[.$C64]" office:value-type="float" office:value="0.960655737704918" calcext:value-type="float">
            <text:p>0.96</text:p>
          </table:table-cell>
          <table:table-cell table:number-columns-repeated="1020"/>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72" table:formula="of:=[$Stage3.$Q68]" office:value-type="float" office:value="6.88055555555556" calcext:value-type="float">
            <text:p>7</text:p>
          </table:table-cell>
          <table:table-cell table:style-name="ce72" table:formula="of:=[$Stage4.$H67]" office:value-type="float" office:value="0.5" calcext:value-type="float">
            <text:p>1</text:p>
          </table:table-cell>
          <table:table-cell table:style-name="ce74" table:formula="of:=[.$B65]/[.$C65]" office:value-type="float" office:value="13.7611111111111" calcext:value-type="float">
            <text:p>13.76</text:p>
          </table:table-cell>
          <table:table-cell table:number-columns-repeated="1020"/>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72" table:formula="of:=[$Stage3.$Q69]" office:value-type="float" office:value="79.3083333333333" calcext:value-type="float">
            <text:p>79</text:p>
          </table:table-cell>
          <table:table-cell table:style-name="ce72" table:formula="of:=[$Stage4.$H68]" office:value-type="float" office:value="7.2" calcext:value-type="float">
            <text:p>7</text:p>
          </table:table-cell>
          <table:table-cell table:style-name="ce74" table:formula="of:=[.$B66]/[.$C66]" office:value-type="float" office:value="11.0150462962963" calcext:value-type="float">
            <text:p>11.02</text:p>
          </table:table-cell>
          <table:table-cell table:number-columns-repeated="1020"/>
        </table:table-row>
        <table:table-row table:style-name="ro7">
          <table:table-cell/>
          <table:table-cell table:style-name="ce72" table:number-columns-repeated="2"/>
          <table:table-cell table:style-name="ce74"/>
          <table:table-cell table:number-columns-repeated="1020"/>
        </table:table-row>
        <table:table-row table:style-name="ro7">
          <table:table-cell table:style-name="ce66" table:formula="of:=[$Stage3.$A71]" office:value-type="string" office:string-value="New core features - Enable using Freenet for new kinds of tasks/usecases" calcext:value-type="string">
            <text:p>New core features - Enable using Freenet for new kinds of tasks/usecases</text:p>
          </table:table-cell>
          <table:table-cell table:style-name="ce70" table:number-columns-repeated="2"/>
          <table:table-cell table:style-name="ce75"/>
          <table:table-cell table:style-name="ce70"/>
          <table:table-cell table:style-name="ce65"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72" table:formula="of:=[$Stage3.$Q72]" office:value-type="float" office:value="18.6666666666667" calcext:value-type="float">
            <text:p>19</text:p>
          </table:table-cell>
          <table:table-cell table:style-name="ce72" table:formula="of:=[$Stage4.$H71]" office:value-type="float" office:value="11.2" calcext:value-type="float">
            <text:p>11</text:p>
          </table:table-cell>
          <table:table-cell table:style-name="ce74" table:formula="of:=[.$B69]/[.$C69]" office:value-type="float" office:value="1.66666666666667" calcext:value-type="float">
            <text:p>1.67</text:p>
          </table:table-cell>
          <table:table-cell table:number-columns-repeated="1020"/>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72" table:formula="of:=[$Stage3.$Q73]" office:value-type="float" office:value="12.8805555555556" calcext:value-type="float">
            <text:p>13</text:p>
          </table:table-cell>
          <table:table-cell table:style-name="ce72" table:formula="of:=[$Stage4.$H72]" office:value-type="float" office:value="1.75" calcext:value-type="float">
            <text:p>2</text:p>
          </table:table-cell>
          <table:table-cell table:style-name="ce74" table:formula="of:=[.$B70]/[.$C70]" office:value-type="float" office:value="7.36031746031746" calcext:value-type="float">
            <text:p>7.36</text:p>
          </table:table-cell>
          <table:table-cell table:number-columns-repeated="1020"/>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72" table:formula="of:=[$Stage3.$Q74]" office:value-type="float" office:value="19.1027777777778" calcext:value-type="float">
            <text:p>19</text:p>
          </table:table-cell>
          <table:table-cell table:style-name="ce72" table:formula="of:=[$Stage4.$H73]" office:value-type="float" office:value="18" calcext:value-type="float">
            <text:p>18</text:p>
          </table:table-cell>
          <table:table-cell table:style-name="ce74" table:formula="of:=[.$B71]/[.$C71]" office:value-type="float" office:value="1.06126543209877" calcext:value-type="float">
            <text:p>1.06</text:p>
          </table:table-cell>
          <table:table-cell table:number-columns-repeated="1020"/>
        </table:table-row>
        <table:table-row table:style-name="ro11">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72" table:formula="of:=[$Stage3.$Q75]" office:value-type="float" office:value="13.4361111111111" calcext:value-type="float">
            <text:p>13</text:p>
          </table:table-cell>
          <table:table-cell table:style-name="ce72" table:formula="of:=[$Stage4.$H74]" office:value-type="float" office:value="2" calcext:value-type="float">
            <text:p>2</text:p>
          </table:table-cell>
          <table:table-cell table:style-name="ce74" table:formula="of:=[.$B72]/[.$C72]" office:value-type="float" office:value="6.71805555555556" calcext:value-type="float">
            <text:p>6.72</text:p>
          </table:table-cell>
          <table:table-cell table:number-columns-repeated="1020"/>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72" table:formula="of:=[$Stage3.$Q76]" office:value-type="float" office:value="30.2138888888889" calcext:value-type="float">
            <text:p>30</text:p>
          </table:table-cell>
          <table:table-cell table:style-name="ce72" table:formula="of:=[$Stage4.$H75]" office:value-type="float" office:value="13.6" calcext:value-type="float">
            <text:p>14</text:p>
          </table:table-cell>
          <table:table-cell table:style-name="ce74" table:formula="of:=[.$B73]/[.$C73]" office:value-type="float" office:value="2.22160947712418" calcext:value-type="float">
            <text:p>2.22</text:p>
          </table:table-cell>
          <table:table-cell table:number-columns-repeated="1020"/>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72" table:formula="of:=[$Stage3.$Q77]" office:value-type="float" office:value="5.43611111111111" calcext:value-type="float">
            <text:p>5</text:p>
          </table:table-cell>
          <table:table-cell table:style-name="ce72" table:formula="of:=[$Stage4.$H76]" office:value-type="float" office:value="6.5" calcext:value-type="float">
            <text:p>7</text:p>
          </table:table-cell>
          <table:table-cell table:style-name="ce74" table:formula="of:=[.$B74]/[.$C74]" office:value-type="float" office:value="0.836324786324786" calcext:value-type="float">
            <text:p>0.84</text:p>
          </table:table-cell>
          <table:table-cell table:number-columns-repeated="1020"/>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72" table:formula="of:=[$Stage3.$Q78]" office:value-type="float" office:value="19.2138888888889" calcext:value-type="float">
            <text:p>19</text:p>
          </table:table-cell>
          <table:table-cell table:style-name="ce72" table:formula="of:=[$Stage4.$H77]" office:value-type="float" office:value="3.25" calcext:value-type="float">
            <text:p>3</text:p>
          </table:table-cell>
          <table:table-cell table:style-name="ce74" table:formula="of:=[.$B75]/[.$C75]" office:value-type="float" office:value="5.91196581196581" calcext:value-type="float">
            <text:p>5.91</text:p>
          </table:table-cell>
          <table:table-cell table:number-columns-repeated="1020"/>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72" table:formula="of:=[$Stage3.$Q79]" office:value-type="float" office:value="20.1111111111111" calcext:value-type="float">
            <text:p>20</text:p>
          </table:table-cell>
          <table:table-cell table:style-name="ce72" table:formula="of:=[$Stage4.$H78]" office:value-type="float" office:value="28.8" calcext:value-type="float">
            <text:p>29</text:p>
          </table:table-cell>
          <table:table-cell table:style-name="ce74" table:formula="of:=[.$B76]/[.$C76]" office:value-type="float" office:value="0.698302469135802" calcext:value-type="float">
            <text:p>0.70</text:p>
          </table:table-cell>
          <table:table-cell table:number-columns-repeated="1020"/>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72" table:formula="of:=[$Stage3.$Q80]" office:value-type="float" office:value="0.111111111111111" calcext:value-type="float">
            <text:p>0</text:p>
          </table:table-cell>
          <table:table-cell table:style-name="ce72" table:formula="of:=[$Stage4.$H79]" office:value-type="float" office:value="51.2" calcext:value-type="float">
            <text:p>51</text:p>
          </table:table-cell>
          <table:table-cell table:style-name="ce74" table:formula="of:=[.$B77]/[.$C77]" office:value-type="float" office:value="0.00217013888888889" calcext:value-type="float">
            <text:p>0.00</text:p>
          </table:table-cell>
          <table:table-cell table:number-columns-repeated="1020"/>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72" table:formula="of:=[$Stage3.$Q81]" office:value-type="float" office:value="4.88888888888889" calcext:value-type="float">
            <text:p>5</text:p>
          </table:table-cell>
          <table:table-cell table:style-name="ce72" table:formula="of:=[$Stage4.$H80]" office:value-type="float" office:value="0.6" calcext:value-type="float">
            <text:p>1</text:p>
          </table:table-cell>
          <table:table-cell table:style-name="ce74" table:formula="of:=[.$B78]/[.$C78]" office:value-type="float" office:value="8.14814814814815" calcext:value-type="float">
            <text:p>8.15</text:p>
          </table:table-cell>
          <table:table-cell table:number-columns-repeated="1020"/>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72" table:formula="of:=[$Stage3.$Q82]" office:value-type="float" office:value="7" calcext:value-type="float">
            <text:p>7</text:p>
          </table:table-cell>
          <table:table-cell table:style-name="ce72" table:formula="of:=[$Stage4.$H81]" office:value-type="float" office:value="1" calcext:value-type="float">
            <text:p>1</text:p>
          </table:table-cell>
          <table:table-cell table:style-name="ce74" table:formula="of:=[.$B79]/[.$C79]" office:value-type="float" office:value="7" calcext:value-type="float">
            <text:p>7.00</text:p>
          </table:table-cell>
          <table:table-cell table:number-columns-repeated="1020"/>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72" table:formula="of:=[$Stage3.$Q83]" office:value-type="float" office:value="25.325" calcext:value-type="float">
            <text:p>25</text:p>
          </table:table-cell>
          <table:table-cell table:style-name="ce72" table:formula="of:=[$Stage4.$H82]" office:value-type="float" office:value="12" calcext:value-type="float">
            <text:p>12</text:p>
          </table:table-cell>
          <table:table-cell table:style-name="ce74" table:formula="of:=[.$B80]/[.$C80]" office:value-type="float" office:value="2.11041666666667" calcext:value-type="float">
            <text:p>2.11</text:p>
          </table:table-cell>
          <table:table-cell table:number-columns-repeated="1020"/>
        </table:table-row>
        <table:table-row table:style-name="ro11">
          <table:table-cell table:formula="of:=[$Stage3.$A84]" office:value-type="string" office:string-value="New keytype: RSK (revocable)" calcext:value-type="string">
            <text:p>New keytype: RSK (revocable)</text:p>
          </table:table-cell>
          <table:table-cell table:style-name="ce72" table:formula="of:=[$Stage3.$Q84]" office:value-type="float" office:value="15.325" calcext:value-type="float">
            <text:p>15</text:p>
          </table:table-cell>
          <table:table-cell table:style-name="ce72" table:formula="of:=[$Stage4.$H83]" office:value-type="float" office:value="4" calcext:value-type="float">
            <text:p>4</text:p>
          </table:table-cell>
          <table:table-cell table:style-name="ce74" table:formula="of:=[.$B81]/[.$C81]" office:value-type="float" office:value="3.83125" calcext:value-type="float">
            <text:p>3.83</text:p>
          </table:table-cell>
          <table:table-cell table:number-columns-repeated="1020"/>
        </table:table-row>
        <table:table-row table:style-name="ro7" table:number-rows-repeated="1048494">
          <table:table-cell table:number-columns-repeated="1024"/>
        </table:table-row>
        <table:table-row table:style-name="ro7">
          <table:table-cell table:number-columns-repeated="1024"/>
        </table:table-row>
      </table:table>
      <table:table table:name="Ranking" table:style-name="ta1">
        <office:forms form:automatic-focus="false" form:apply-design-mode="false"/>
        <table:table-column table:style-name="co6" table:default-cell-style-name="ce140"/>
        <table:table-column table:style-name="co7" table:number-columns-repeated="4" table:default-cell-style-name="ce100"/>
        <table:table-column table:style-name="co6" table:default-cell-style-name="Default"/>
        <table:table-column table:style-name="co7" table:number-columns-repeated="1018" table:default-cell-style-name="Default"/>
        <table:table-row table:style-name="ro12">
          <table:table-cell table:style-name="ce139" office:value-type="string" calcext:value-type="string">
            <text:p>Task</text:p>
          </table:table-cell>
          <table:table-cell table:style-name="ce143" office:value-type="string" calcext:value-type="string">
            <text:p>Stage 3 result</text:p>
          </table:table-cell>
          <table:table-cell table:style-name="ce143" office:value-type="string" calcext:value-type="string">
            <text:p>Stage 4 result:</text:p>
          </table:table-cell>
          <table:table-cell table:style-name="ce143" office:value-type="string" calcext:value-type="string">
            <text:p>Overall result:</text:p>
          </table:table-cell>
          <table:table-cell table:style-name="ce143" office:value-type="string" calcext:value-type="string">
            <text:p>Time until money runs out:</text:p>
          </table:table-cell>
          <table:table-cell table:style-name="ce140" table:number-columns-repeated="1019"/>
        </table:table-row>
        <table:table-row table:style-name="ro1">
          <table:table-cell table:style-name="ce151" office:value-type="string" calcext:value-type="string">
            <text:p>NOTICE: The task descriptions are copy-pasted from stage 3 / 4. Thus whenever their text contains a cross reference like "above" it likely is not valid anymore. Check stage 3 or 4 for what that means then. Also links to e.g. the bugtracker have been dropped due to LibreOffice issues, sorry.</text:p>
          </table:table-cell>
          <table:table-cell table:style-name="ce144" office:value-type="string" calcext:value-type="string">
            <text:p>Vote average</text:p>
          </table:table-cell>
          <table:table-cell table:style-name="ce144" office:value-type="string" calcext:value-type="string">
            <text:p>Cost in weeks average</text:p>
          </table:table-cell>
          <table:table-cell table:style-name="ce144" office:value-type="string" calcext:value-type="string">
            <text:p>Votes divided by cost</text:p>
          </table:table-cell>
          <table:table-cell table:style-name="ce144" office:value-type="string" calcext:value-type="string">
            <text:p>Weeks remaining afterwards</text:p>
          </table:table-cell>
          <table:table-cell table:style-name="ce144" office:value-type="string" calcext:value-type="string">
            <text:p>Comment</text:p>
          </table:table-cell>
          <table:table-cell table:style-name="ce140" table:number-columns-repeated="1018"/>
        </table:table-row>
        <table:table-row table:style-name="ro12">
          <table:table-cell table:formula="of:=[$Stage3.$A17]" office:value-type="string" office:string-value="Darknet invitation bundles: Feature for adding a single use node reference to an installer executable. People could hand out the installer executable to their friends to allow them to connect by Darknet instantly." calcext:value-type="string">
            <text:p>Darknet invitation bundles: Feature for adding a single use node reference to an installer executable. People could hand out the installer executable to their friends to allow them to connect by Darknet instantly.</text:p>
          </table:table-cell>
          <table:table-cell table:style-name="ce147" table:formula="of:=[$Stage3.$Q17]" office:value-type="float" office:value="26" calcext:value-type="float">
            <text:p>26</text:p>
          </table:table-cell>
          <table:table-cell table:style-name="ce147" table:formula="of:=[$Stage4.$H16]" office:value-type="float" office:value="1.125" calcext:value-type="float">
            <text:p>1</text:p>
          </table:table-cell>
          <table:table-cell table:style-name="ce149" table:formula="of:=[.$B3]/[.$C3]" office:value-type="float" office:value="23.1111111111111" calcext:value-type="float">
            <text:p>23.11</text:p>
          </table:table-cell>
          <table:table-cell table:style-name="ce152" table:formula="of:=52-[.$C3]" office:value-type="float" office:value="50.875" calcext:value-type="float">
            <text:p>51</text:p>
          </table:table-cell>
          <table:table-cell table:number-columns-repeated="1019"/>
        </table:table-row>
        <table:table-row table:style-name="ro12">
          <table:table-cell table:formula="of:=[$Stage3.$A68]" office:value-type="string" office:string-value="Legal docs: Instead of the above suggestions, just link the Tor legal FAQ. Tor is pretty similar and thus we shouldn't need to create our own one. Notice especially that there are 200 countries in the world and 200 lawyers would be pretty expensive." calcext:value-type="string">
            <text:p>Legal docs: Instead of the above suggestions, just link the Tor legal FAQ. Tor is pretty similar and thus we shouldn't need to create our own one. Notice especially that there are 200 countries in the world and 200 lawyers would be pretty expensive.</text:p>
          </table:table-cell>
          <table:table-cell table:style-name="ce147" table:formula="of:=[$Stage3.$Q68]" office:value-type="float" office:value="6.88055555555556" calcext:value-type="float">
            <text:p>7</text:p>
          </table:table-cell>
          <table:table-cell table:style-name="ce147" table:formula="of:=[$Stage4.$H67]" office:value-type="float" office:value="0.5" calcext:value-type="float">
            <text:p>1</text:p>
          </table:table-cell>
          <table:table-cell table:style-name="ce149" table:formula="of:=[.$B4]/[.$C4]" office:value-type="float" office:value="13.7611111111111" calcext:value-type="float">
            <text:p>13.76</text:p>
          </table:table-cell>
          <table:table-cell table:style-name="ce152" table:formula="of:=[.$E3]-[.$C4]" office:value-type="float" office:value="50.375" calcext:value-type="float">
            <text:p>50</text:p>
          </table:table-cell>
          <table:table-cell table:number-columns-repeated="1019"/>
        </table:table-row>
        <table:table-row table:style-name="ro13">
          <table:table-cell table:formula="of:=[$Stage3.$A65]" office:value-type="string" office:string-value="Update FSNG: Use a modern Windows installation with the default theme for screenshots" calcext:value-type="string">
            <text:p>Update FSNG: Use a modern Windows installation with the default theme for screenshots</text:p>
          </table:table-cell>
          <table:table-cell table:style-name="ce147" table:formula="of:=[$Stage3.$Q65]" office:value-type="float" office:value="5.88888888888889" calcext:value-type="float">
            <text:p>6</text:p>
          </table:table-cell>
          <table:table-cell table:style-name="ce147" table:formula="of:=[$Stage4.$H64]" office:value-type="float" office:value="0.5" calcext:value-type="float">
            <text:p>1</text:p>
          </table:table-cell>
          <table:table-cell table:style-name="ce149" table:formula="of:=[.$B5]/[.$C5]" office:value-type="float" office:value="11.7777777777778" calcext:value-type="float">
            <text:p>11.78</text:p>
          </table:table-cell>
          <table:table-cell table:style-name="ce152" table:formula="of:=[.$E4]-[.$C5]" office:value-type="float" office:value="49.875" calcext:value-type="float">
            <text:p>50</text:p>
          </table:table-cell>
          <table:table-cell table:number-columns-repeated="1019"/>
        </table:table-row>
        <table:table-row table:style-name="ro11">
          <table:table-cell table:formula="of:=[$Stage3.$A52]" office:value-type="string" office:string-value="Language: Lower threshold of entry by working on how to install Freenet" calcext:value-type="string">
            <text:p>Language: Lower threshold of entry by working on how to install Freenet</text:p>
          </table:table-cell>
          <table:table-cell table:style-name="ce147" table:formula="of:=[$Stage3.$Q52]" office:value-type="float" office:value="10.1027777777778" calcext:value-type="float">
            <text:p>10</text:p>
          </table:table-cell>
          <table:table-cell table:style-name="ce147" table:formula="of:=[$Stage4.$H51]" office:value-type="float" office:value="0.9" calcext:value-type="float">
            <text:p>1</text:p>
          </table:table-cell>
          <table:table-cell table:style-name="ce149" table:formula="of:=[.$B6]/[.$C6]" office:value-type="float" office:value="11.2253086419753" calcext:value-type="float">
            <text:p>11.23</text:p>
          </table:table-cell>
          <table:table-cell table:style-name="ce152" table:formula="of:=[.$E5]-[.$C6]" office:value-type="float" office:value="48.975" calcext:value-type="float">
            <text:p>49</text:p>
          </table:table-cell>
          <table:table-cell table:number-columns-repeated="1019"/>
        </table:table-row>
        <table:table-row table:style-name="ro1">
          <table:table-cell table:formula="of:=[$Stage3.$A69]" office:value-type="string" office:string-value="Fundraising: While volunteers did help with fundraising, they don't seem to enjoy it very much – we've contacted much fewer entities than those listed in the Wiki. So also have Freenet's employee do it. Important as Matthew will require much higher level of funding to come back." calcext:value-type="string">
            <text:p>Fundraising: While volunteers did help with fundraising, they don't seem to enjoy it very much – we've contacted much fewer entities than those listed in the Wiki. So also have Freenet's employee do it. Important as Matthew will require much higher level of funding to come back.</text:p>
          </table:table-cell>
          <table:table-cell table:style-name="ce147" table:formula="of:=[$Stage3.$Q69]" office:value-type="float" office:value="79.3083333333333" calcext:value-type="float">
            <text:p>79</text:p>
          </table:table-cell>
          <table:table-cell table:style-name="ce147" table:formula="of:=[$Stage4.$H68]" office:value-type="float" office:value="7.2" calcext:value-type="float">
            <text:p>7</text:p>
          </table:table-cell>
          <table:table-cell table:style-name="ce149" table:formula="of:=[.$B7]/[.$C7]" office:value-type="float" office:value="11.0150462962963" calcext:value-type="float">
            <text:p>11.02</text:p>
          </table:table-cell>
          <table:table-cell table:style-name="ce152" table:formula="of:=[.$E6]-[.$C7]" office:value-type="float" office:value="41.775" calcext:value-type="float">
            <text:p>42</text:p>
          </table:table-cell>
          <table:table-cell table:number-columns-repeated="1019"/>
        </table:table-row>
        <table:table-row table:style-name="ro11">
          <table:table-cell table:formula="of:=[$Stage3.$A30]" office:value-type="string" office:string-value="Improve FProxy CSS3 support to allow better Freesite UI" calcext:value-type="string">
            <text:p>Improve FProxy CSS3 support to allow better Freesite UI</text:p>
          </table:table-cell>
          <table:table-cell table:style-name="ce147" table:formula="of:=[$Stage3.$Q30]" office:value-type="float" office:value="19.2222222222222" calcext:value-type="float">
            <text:p>19</text:p>
          </table:table-cell>
          <table:table-cell table:style-name="ce147" table:formula="of:=[$Stage4.$H29]" office:value-type="float" office:value="1.75" calcext:value-type="float">
            <text:p>2</text:p>
          </table:table-cell>
          <table:table-cell table:style-name="ce149" table:formula="of:=[.$B8]/[.$C8]" office:value-type="float" office:value="10.984126984127" calcext:value-type="float">
            <text:p>10.98</text:p>
          </table:table-cell>
          <table:table-cell table:style-name="ce152" table:formula="of:=[.$E7]-[.$C8]" office:value-type="float" office:value="40.025" calcext:value-type="float">
            <text:p>40</text:p>
          </table:table-cell>
          <table:table-cell table:number-columns-repeated="1019"/>
        </table:table-row>
        <table:table-row table:style-name="ro1">
          <table:table-cell table:formula="of:=[$Stage3.$A16]" office:value-type="string" office:string-value="Single use node references with authentication token: Currently, two users need to add the node reference of each other to create a connection. With this, only one of the two would have to add the other. Might benefit from FOAF (see 3 tasks below) for connectivity if Opennet is off." calcext:value-type="string">
            <text:p>Single use node references with authentication token: Currently, two users need to add the node reference of each other to create a connection. With this, only one of the two would have to add the other. Might benefit from FOAF (see 3 tasks below) for connectivity if Opennet is off.</text:p>
          </table:table-cell>
          <table:table-cell table:style-name="ce147" table:formula="of:=[$Stage3.$Q16]" office:value-type="float" office:value="25.8805555555556" calcext:value-type="float">
            <text:p>26</text:p>
          </table:table-cell>
          <table:table-cell table:style-name="ce147" table:formula="of:=[$Stage4.$H15]" office:value-type="float" office:value="2.4" calcext:value-type="float">
            <text:p>2</text:p>
          </table:table-cell>
          <table:table-cell table:style-name="ce149" table:formula="of:=[.$B9]/[.$C9]" office:value-type="float" office:value="10.7835648148148" calcext:value-type="float">
            <text:p>10.78</text:p>
          </table:table-cell>
          <table:table-cell table:style-name="ce152" table:formula="of:=[.$E8]-[.$C9]" office:value-type="float" office:value="37.625" calcext:value-type="float">
            <text:p>38</text:p>
          </table:table-cell>
          <table:table-cell table:number-columns-repeated="1019"/>
        </table:table-row>
        <table:table-row table:style-name="ro12">
          <table:table-cell table:formula="of:=[$Stage3.$A22]" office:value-type="string" office:string-value="Darknet chat improvements: Freenet allows sending messages to Darknet peers. The UI for that is very primitive. It could be improved, for example to be similar to Facebook chat. Needs fixes for high message loss probability. " calcext:value-type="string">
            <text:p>Darknet chat improvements: Freenet allows sending messages to Darknet peers. The UI for that is very primitive. It could be improved, for example to be similar to Facebook chat. Needs fixes for high message loss probability. </text:p>
          </table:table-cell>
          <table:table-cell table:style-name="ce147" table:formula="of:=[$Stage3.$Q22]" office:value-type="float" office:value="23.4361111111111" calcext:value-type="float">
            <text:p>23</text:p>
          </table:table-cell>
          <table:table-cell table:style-name="ce147" table:formula="of:=[$Stage4.$H21]" office:value-type="float" office:value="2.2" calcext:value-type="float">
            <text:p>2</text:p>
          </table:table-cell>
          <table:table-cell table:style-name="ce149" table:formula="of:=[.$B10]/[.$C10]" office:value-type="float" office:value="10.6527777777778" calcext:value-type="float">
            <text:p>10.65</text:p>
          </table:table-cell>
          <table:table-cell table:style-name="ce152" table:formula="of:=[.$E9]-[.$C10]" office:value-type="float" office:value="35.425" calcext:value-type="float">
            <text:p>35</text:p>
          </table:table-cell>
          <table:table-cell table:number-columns-repeated="1019"/>
        </table:table-row>
        <table:table-row table:style-name="ro12">
          <table:table-cell table:formula="of:=[$Stage3.$A20]" office:value-type="string" office:string-value="Friend requests, like in Facebook: With primitive FOAF, both peers would still have to add each other. With friend requests, peers of your peers could just request to connect to you. Could use similar UI to Facebook friend requests." calcext:value-type="string">
            <text:p>Friend requests, like in Facebook: With primitive FOAF, both peers would still have to add each other. With friend requests, peers of your peers could just request to connect to you. Could use similar UI to Facebook friend requests.</text:p>
          </table:table-cell>
          <table:table-cell table:style-name="ce147" table:formula="of:=[$Stage3.$Q20]" office:value-type="float" office:value="14" calcext:value-type="float">
            <text:p>14</text:p>
          </table:table-cell>
          <table:table-cell table:style-name="ce147" table:formula="of:=[$Stage4.$H19]" office:value-type="float" office:value="1.375" calcext:value-type="float">
            <text:p>1</text:p>
          </table:table-cell>
          <table:table-cell table:style-name="ce149" table:formula="of:=[.$B11]/[.$C11]" office:value-type="float" office:value="10.1818181818182" calcext:value-type="float">
            <text:p>10.18</text:p>
          </table:table-cell>
          <table:table-cell table:style-name="ce152" table:formula="of:=[.$E10]-[.$C11]" office:value-type="float" office:value="34.05" calcext:value-type="float">
            <text:p>34</text:p>
          </table:table-cell>
          <table:table-cell table:number-columns-repeated="1019"/>
        </table:table-row>
        <table:table-row table:style-name="ro13">
          <table:table-cell table:formula="of:=[$Stage3.$A58]" office:value-type="string" office:string-value="Language: Document how Freenet works, with a infographic, on the Wiki, detailing the remainder of speciality words." calcext:value-type="string">
            <text:p>Language: Document how Freenet works, with a infographic, on the Wiki, detailing the remainder of speciality words.</text:p>
          </table:table-cell>
          <table:table-cell table:style-name="ce147" table:formula="of:=[$Stage3.$Q58]" office:value-type="float" office:value="16.4361111111111" calcext:value-type="float">
            <text:p>16</text:p>
          </table:table-cell>
          <table:table-cell table:style-name="ce147" table:formula="of:=[$Stage4.$H57]" office:value-type="float" office:value="1.625" calcext:value-type="float">
            <text:p>2</text:p>
          </table:table-cell>
          <table:table-cell table:style-name="ce149" table:formula="of:=[.$B12]/[.$C12]" office:value-type="float" office:value="10.1145299145299" calcext:value-type="float">
            <text:p>10.11</text:p>
          </table:table-cell>
          <table:table-cell table:style-name="ce152" table:formula="of:=[.$E11]-[.$C12]" office:value-type="float" office:value="32.425" calcext:value-type="float">
            <text:p>32</text:p>
          </table:table-cell>
          <table:table-cell table:number-columns-repeated="1019"/>
        </table:table-row>
        <table:table-row table:style-name="ro13">
          <table:table-cell table:formula="of:=[$Stage3.$A13]" office:value-type="string" office:string-value="Fred: does it provide sufficient benefits to re-add native acceleration for FEC, or crypto? Especially JVMs without gmp acceleration - Oracle on Windows." calcext:value-type="string">
            <text:p>Fred: does it provide sufficient benefits to re-add native acceleration for FEC, or crypto? Especially JVMs without gmp acceleration - Oracle on Windows.</text:p>
          </table:table-cell>
          <table:table-cell table:style-name="ce147" table:formula="of:=[$Stage3.$Q13]" office:value-type="float" office:value="10.8805555555556" calcext:value-type="float">
            <text:p>11</text:p>
          </table:table-cell>
          <table:table-cell table:style-name="ce147" table:formula="of:=[$Stage4.$H12]" office:value-type="float" office:value="1.16666666666667" calcext:value-type="float">
            <text:p>1</text:p>
          </table:table-cell>
          <table:table-cell table:style-name="ce149" table:formula="of:=[.$B13]/[.$C13]" office:value-type="float" office:value="9.32619047619049" calcext:value-type="float">
            <text:p>9.33</text:p>
          </table:table-cell>
          <table:table-cell table:style-name="ce152" table:formula="of:=[.$E12]-[.$C13]" office:value-type="float" office:value="31.2583333333333" calcext:value-type="float">
            <text:p>31</text:p>
          </table:table-cell>
          <table:table-cell table:number-columns-repeated="1019"/>
        </table:table-row>
        <table:table-row table:style-name="ro13">
          <table:table-cell table:formula="of:=[$Stage3.$A21]" office:value-type="string" office:string-value="Something like Icicle to ease setting up Darknet connections - perhaps add support for connecting nodes over text message or Signal?" calcext:value-type="string">
            <text:p>Something like Icicle to ease setting up Darknet connections - perhaps add support for connecting nodes over text message or Signal?</text:p>
          </table:table-cell>
          <table:table-cell table:style-name="ce147" table:formula="of:=[$Stage3.$Q21]" office:value-type="float" office:value="20.8888888888889" calcext:value-type="float">
            <text:p>21</text:p>
          </table:table-cell>
          <table:table-cell table:style-name="ce147" table:formula="of:=[$Stage4.$H20]" office:value-type="float" office:value="2.33333333333333" calcext:value-type="float">
            <text:p>2</text:p>
          </table:table-cell>
          <table:table-cell table:style-name="ce149" table:formula="of:=[.$B14]/[.$C14]" office:value-type="float" office:value="8.95238095238097" calcext:value-type="float">
            <text:p>8.95</text:p>
          </table:table-cell>
          <table:table-cell table:style-name="ce152" table:formula="of:=[.$E13]-[.$C14]" office:value-type="float" office:value="28.925" calcext:value-type="float">
            <text:p>29</text:p>
          </table:table-cell>
          <table:table-cell table:number-columns-repeated="1019"/>
        </table:table-row>
        <table:table-row table:style-name="ro1">
          <table:table-cell table:formula="of:=[$Stage3.$A18]" office:value-type="string" office:string-value="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 calcext:value-type="string">
            <text:p>Short node references: Currently, references fill almost half a sheet of paper. Improve this by uploading node references to Freenet itself as a random KSK, with for example 128 bit entropy to be ~ 25 letters. (Requires having peers already, but without the UI could just show the long one)</text:p>
          </table:table-cell>
          <table:table-cell table:style-name="ce147" table:formula="of:=[$Stage3.$Q18]" office:value-type="float" office:value="7.11111111111111" calcext:value-type="float">
            <text:p>7</text:p>
          </table:table-cell>
          <table:table-cell table:style-name="ce147" table:formula="of:=[$Stage4.$H17]" office:value-type="float" office:value="0.8" calcext:value-type="float">
            <text:p>1</text:p>
          </table:table-cell>
          <table:table-cell table:style-name="ce149" table:formula="of:=[.$B15]/[.$C15]" office:value-type="float" office:value="8.88888888888889" calcext:value-type="float">
            <text:p>8.89</text:p>
          </table:table-cell>
          <table:table-cell table:style-name="ce152" table:formula="of:=[.$E14]-[.$C15]" office:value-type="float" office:value="28.125" calcext:value-type="float">
            <text:p>28</text:p>
          </table:table-cell>
          <table:table-cell table:number-columns-repeated="1019"/>
        </table:table-row>
        <table:table-row table:style-name="ro11">
          <table:table-cell table:formula="of:=[$Stage3.$A31]" office:value-type="string" office:string-value="Document the content filter" calcext:value-type="string">
            <text:p>Document the content filter</text:p>
          </table:table-cell>
          <table:table-cell table:style-name="ce147" table:formula="of:=[$Stage3.$Q31]" office:value-type="float" office:value="10.3333333333333" calcext:value-type="float">
            <text:p>10</text:p>
          </table:table-cell>
          <table:table-cell table:style-name="ce147" table:formula="of:=[$Stage4.$H30]" office:value-type="float" office:value="1.16666666666667" calcext:value-type="float">
            <text:p>1</text:p>
          </table:table-cell>
          <table:table-cell table:style-name="ce149" table:formula="of:=[.$B16]/[.$C16]" office:value-type="float" office:value="8.8571428571428" calcext:value-type="float">
            <text:p>8.86</text:p>
          </table:table-cell>
          <table:table-cell table:style-name="ce152" table:formula="of:=[.$E15]-[.$C16]" office:value-type="float" office:value="26.9583333333333" calcext:value-type="float">
            <text:p>27</text:p>
          </table:table-cell>
          <table:table-cell table:number-columns-repeated="1019"/>
        </table:table-row>
        <table:table-row table:style-name="ro12">
          <table:table-cell table:formula="of:=[$Stage3.$A19]" office:value-type="string" office:string-value="Friend-of-a-friend connection suggestions (&quot;FOAF&quot;): Like the Facebook friend finder, Freenet could be improved to tell you about Darknet peers of your peers. You could then chose to add them as your peers. Part of the code exists." calcext:value-type="string">
            <text:p>Friend-of-a-friend connection suggestions ("FOAF"): Like the Facebook friend finder, Freenet could be improved to tell you about Darknet peers of your peers. You could then chose to add them as your peers. Part of the code exists.</text:p>
          </table:table-cell>
          <table:table-cell table:style-name="ce147" table:formula="of:=[$Stage3.$Q19]" office:value-type="float" office:value="19.5555555555556" calcext:value-type="float">
            <text:p>20</text:p>
          </table:table-cell>
          <table:table-cell table:style-name="ce147" table:formula="of:=[$Stage4.$H18]" office:value-type="float" office:value="2.25" calcext:value-type="float">
            <text:p>2</text:p>
          </table:table-cell>
          <table:table-cell table:style-name="ce149" table:formula="of:=[.$B17]/[.$C17]" office:value-type="float" office:value="8.69135802469138" calcext:value-type="float">
            <text:p>8.69</text:p>
          </table:table-cell>
          <table:table-cell table:style-name="ce153" table:formula="of:=[.$E16]-[.$C17]" office:value-type="float" office:value="24.7083333333333" calcext:value-type="float">
            <text:p>25</text:p>
          </table:table-cell>
          <table:table-cell table:number-columns-repeated="1019"/>
        </table:table-row>
        <table:table-row table:style-name="ro11">
          <table:table-cell table:formula="of:=[$Stage3.$A81]" office:value-type="string" office:string-value="Add FCP calls to Freemail to setup a user and to change user passwords" calcext:value-type="string">
            <text:p>Add FCP calls to Freemail to setup a user and to change user passwords</text:p>
          </table:table-cell>
          <table:table-cell table:style-name="ce147" table:formula="of:=[$Stage3.$Q81]" office:value-type="float" office:value="4.88888888888889" calcext:value-type="float">
            <text:p>5</text:p>
          </table:table-cell>
          <table:table-cell table:style-name="ce147" table:formula="of:=[$Stage4.$H80]" office:value-type="float" office:value="0.6" calcext:value-type="float">
            <text:p>1</text:p>
          </table:table-cell>
          <table:table-cell table:style-name="ce149" table:formula="of:=[.$B18]/[.$C18]" office:value-type="float" office:value="8.14814814814815" calcext:value-type="float">
            <text:p>8.15</text:p>
          </table:table-cell>
          <table:table-cell table:style-name="ce153" table:formula="of:=[.$E17]-[.$C18]" office:value-type="float" office:value="24.1083333333333" calcext:value-type="float">
            <text:p>24</text:p>
          </table:table-cell>
          <table:table-cell table:number-columns-repeated="1019"/>
        </table:table-row>
        <table:table-row table:style-name="ro11">
          <table:table-cell table:formula="of:=[$Stage3.$A35]" office:value-type="string" office:string-value="Warn users not to use Chrome, but instead an open source/free software browser" calcext:value-type="string">
            <text:p>Warn users not to use Chrome, but instead an open source/free software browser</text:p>
          </table:table-cell>
          <table:table-cell table:style-name="ce147" table:formula="of:=[$Stage3.$Q35]" office:value-type="float" office:value="4" calcext:value-type="float">
            <text:p>4</text:p>
          </table:table-cell>
          <table:table-cell table:style-name="ce147" table:formula="of:=[$Stage4.$H34]" office:value-type="float" office:value="0.5" calcext:value-type="float">
            <text:p>1</text:p>
          </table:table-cell>
          <table:table-cell table:style-name="ce149" table:formula="of:=[.$B19]/[.$C19]" office:value-type="float" office:value="8" calcext:value-type="float">
            <text:p>8.00</text:p>
          </table:table-cell>
          <table:table-cell table:style-name="ce153" table:formula="of:=[.$E18]-[.$C19]" office:value-type="float" office:value="23.6083333333333" calcext:value-type="float">
            <text:p>24</text:p>
          </table:table-cell>
          <table:table-cell table:number-columns-repeated="1019"/>
        </table:table-row>
        <table:table-row table:style-name="ro13">
          <table:table-cell table:formula="of:=[$Stage3.$A64]" office:value-type="string" office:string-value="Update FSNG: Show web interface usage rather than Thunderbird to match modern user expectations" calcext:value-type="string">
            <text:p>Update FSNG: Show web interface usage rather than Thunderbird to match modern user expectations</text:p>
          </table:table-cell>
          <table:table-cell table:style-name="ce147" table:formula="of:=[$Stage3.$Q64]" office:value-type="float" office:value="5.33333333333333" calcext:value-type="float">
            <text:p>5</text:p>
          </table:table-cell>
          <table:table-cell table:style-name="ce147" table:formula="of:=[$Stage4.$H63]" office:value-type="float" office:value="0.666666666666667" calcext:value-type="float">
            <text:p>1</text:p>
          </table:table-cell>
          <table:table-cell table:style-name="ce149" table:formula="of:=[.$B20]/[.$C20]" office:value-type="float" office:value="7.99999999999999" calcext:value-type="float">
            <text:p>8.00</text:p>
          </table:table-cell>
          <table:table-cell table:style-name="ce153" table:formula="of:=[.$E19]-[.$C20]" office:value-type="float" office:value="22.9416666666667" calcext:value-type="float">
            <text:p>23</text:p>
          </table:table-cell>
          <table:table-cell table:number-columns-repeated="1019"/>
        </table:table-row>
        <table:table-row table:style-name="ro1">
          <table:table-cell table:style-name="ce142" table:formula="of:=[$Stage3.$A49]" office:value-type="string" office:string-value="Fred: Migrate to the Gradle build tool - Gradle can provide dependency fetching and verification support and then defer to the existing ant build. (Or we can move the project to fit standard directory structure and then the Gradle build becomes a lot easier to write.)" calcext:value-type="string">
            <text:p>Fred: Migrate to the Gradle build tool - Gradle can provide dependency fetching and verification support and then defer to the existing ant build. (Or we can move the project to fit standard directory structure and then the Gradle build becomes a lot easier to write.)</text:p>
          </table:table-cell>
          <table:table-cell table:style-name="ce146" table:formula="of:=[$Stage3.$Q49]" office:value-type="float" office:value="9.21388888888889" calcext:value-type="float">
            <text:p>9</text:p>
          </table:table-cell>
          <table:table-cell table:style-name="ce146" table:formula="of:=[$Stage4.$H48]" office:value-type="float" office:value="1.16666666666667" calcext:value-type="float">
            <text:p>1</text:p>
          </table:table-cell>
          <table:table-cell table:style-name="ce148" table:formula="of:=[.$B21]/[.$C21]" office:value-type="float" office:value="7.89761904761903" calcext:value-type="float">
            <text:p>7.90</text:p>
          </table:table-cell>
          <table:table-cell table:style-name="ce154"/>
          <table:table-cell table:style-name="ce156" office:value-type="string" calcext:value-type="string">
            <text:p>Nextgens has been implementing this as a volunteer.</text:p>
          </table:table-cell>
          <table:table-cell table:number-columns-repeated="1018"/>
        </table:table-row>
        <table:table-row table:style-name="ro13">
          <table:table-cell table:formula="of:=[$Stage3.$A53]" office:value-type="string" office:string-value="Language: Add these strings for install to translation resource. Bonus for looking at this. " calcext:value-type="string">
            <text:p>Language: Add these strings for install to translation resource. Bonus for looking at this. </text:p>
          </table:table-cell>
          <table:table-cell table:style-name="ce147" table:formula="of:=[$Stage3.$Q53]" office:value-type="float" office:value="5.88055555555556" calcext:value-type="float">
            <text:p>6</text:p>
          </table:table-cell>
          <table:table-cell table:style-name="ce147" table:formula="of:=[$Stage4.$H52]" office:value-type="float" office:value="0.75" calcext:value-type="float">
            <text:p>1</text:p>
          </table:table-cell>
          <table:table-cell table:style-name="ce149" table:formula="of:=[.$B22]/[.$C22]" office:value-type="float" office:value="7.84074074074075" calcext:value-type="float">
            <text:p>7.84</text:p>
          </table:table-cell>
          <table:table-cell table:style-name="ce153" table:formula="of:=[.$E20]-[.$C22]" office:value-type="float" office:value="22.1916666666667" calcext:value-type="float">
            <text:p>22</text:p>
          </table:table-cell>
          <table:table-cell/>
          <table:table-cell table:style-name="ce123" table:number-columns-repeated="1018"/>
        </table:table-row>
        <table:table-row table:style-name="ro12">
          <table:table-cell table:formula="of:=[$Stage3.$A63]" office:value-type="string" office:string-value="‘How to’ YouTube video series: A couple of (maximal)-5-minute videos, each explaining one important practical aspect of using Freenet. Do this because currently we demand users to read far too much (FAQ, wiki, etc.). Example of ZeroNet." calcext:value-type="string">
            <text:p>‘How to’ YouTube video series: A couple of (maximal)-5-minute videos, each explaining one important practical aspect of using Freenet. Do this because currently we demand users to read far too much (FAQ, wiki, etc.). Example of ZeroNet.</text:p>
          </table:table-cell>
          <table:table-cell table:style-name="ce147" table:formula="of:=[$Stage3.$Q63]" office:value-type="float" office:value="20.1111111111111" calcext:value-type="float">
            <text:p>20</text:p>
          </table:table-cell>
          <table:table-cell table:style-name="ce147" table:formula="of:=[$Stage4.$H62]" office:value-type="float" office:value="2.6" calcext:value-type="float">
            <text:p>3</text:p>
          </table:table-cell>
          <table:table-cell table:style-name="ce149" table:formula="of:=[.$B23]/[.$C23]" office:value-type="float" office:value="7.73504273504273" calcext:value-type="float">
            <text:p>7.74</text:p>
          </table:table-cell>
          <table:table-cell table:style-name="ce153" table:formula="of:=[.$E22]-[.$C23]" office:value-type="float" office:value="19.5916666666667" calcext:value-type="float">
            <text:p>20</text:p>
          </table:table-cell>
          <table:table-cell table:number-columns-repeated="1019"/>
        </table:table-row>
        <table:table-row table:style-name="ro13">
          <table:table-cell table:formula="of:=[$Stage3.$A73]" office:value-type="string" office:string-value="Keepalive: This is very popular on uservoice. It could be improved significantly with some integration into the web interface and minor backend changes." calcext:value-type="string">
            <text:p>Keepalive: This is very popular on uservoice. It could be improved significantly with some integration into the web interface and minor backend changes.</text:p>
          </table:table-cell>
          <table:table-cell table:style-name="ce147" table:formula="of:=[$Stage3.$Q73]" office:value-type="float" office:value="12.8805555555556" calcext:value-type="float">
            <text:p>13</text:p>
          </table:table-cell>
          <table:table-cell table:style-name="ce147" table:formula="of:=[$Stage4.$H72]" office:value-type="float" office:value="1.75" calcext:value-type="float">
            <text:p>2</text:p>
          </table:table-cell>
          <table:table-cell table:style-name="ce149" table:formula="of:=[.$B24]/[.$C24]" office:value-type="float" office:value="7.36031746031749" calcext:value-type="float">
            <text:p>7.36</text:p>
          </table:table-cell>
          <table:table-cell table:style-name="ce153" table:formula="of:=[.$E23]-[.$C24]" office:value-type="float" office:value="17.8416666666667" calcext:value-type="float">
            <text:p>18</text:p>
          </table:table-cell>
          <table:table-cell table:number-columns-repeated="1019"/>
        </table:table-row>
        <table:table-row table:style-name="ro13">
          <table:table-cell table:formula="of:=[$Stage3.$A82]" office:value-type="string" office:string-value="Do not reject Freemail messages when an ID is not known, queue them for a period and attempt to find the identity" calcext:value-type="string">
            <text:p>Do not reject Freemail messages when an ID is not known, queue them for a period and attempt to find the identity</text:p>
          </table:table-cell>
          <table:table-cell table:style-name="ce147" table:formula="of:=[$Stage3.$Q82]" office:value-type="float" office:value="7" calcext:value-type="float">
            <text:p>7</text:p>
          </table:table-cell>
          <table:table-cell table:style-name="ce147" table:formula="of:=[$Stage4.$H81]" office:value-type="float" office:value="1" calcext:value-type="float">
            <text:p>1</text:p>
          </table:table-cell>
          <table:table-cell table:style-name="ce149" table:formula="of:=[.$B25]/[.$C25]" office:value-type="float" office:value="7" calcext:value-type="float">
            <text:p>7.00</text:p>
          </table:table-cell>
          <table:table-cell table:style-name="ce153" table:formula="of:=[.$E24]-[.$C25]" office:value-type="float" office:value="16.8416666666667" calcext:value-type="float">
            <text:p>17</text:p>
          </table:table-cell>
          <table:table-cell table:number-columns-repeated="1019"/>
        </table:table-row>
        <table:table-row table:style-name="ro13">
          <table:table-cell table:formula="of:=[$Stage3.$A75]" office:value-type="string" office:string-value="Blogging (FlogHelper, not enabled by default due to WoT performance issues)" calcext:value-type="string">
            <text:p>Blogging (FlogHelper, not enabled by default due to WoT performance issues)</text:p>
          </table:table-cell>
          <table:table-cell table:style-name="ce147" table:formula="of:=[$Stage3.$Q75]" office:value-type="float" office:value="13.4361111111111" calcext:value-type="float">
            <text:p>13</text:p>
          </table:table-cell>
          <table:table-cell table:style-name="ce147" table:formula="of:=[$Stage4.$H74]" office:value-type="float" office:value="2" calcext:value-type="float">
            <text:p>2</text:p>
          </table:table-cell>
          <table:table-cell table:style-name="ce149" table:formula="of:=[.$B26]/[.$C26]" office:value-type="float" office:value="6.71805555555555" calcext:value-type="float">
            <text:p>6.72</text:p>
          </table:table-cell>
          <table:table-cell table:style-name="ce153" table:formula="of:=[.$E25]-[.$C26]" office:value-type="float" office:value="14.8416666666667" calcext:value-type="float">
            <text:p>15</text:p>
          </table:table-cell>
          <table:table-cell table:style-name="ce157" office:value-type="string" calcext:value-type="string">
            <text:p>Fixed by “Web of Trust: Finish first iteration of most critical speed fixes” below, which xor is doing as a volunteer.</text:p>
          </table:table-cell>
          <table:table-cell table:number-columns-repeated="1018"/>
        </table:table-row>
        <table:table-row table:style-name="ro11">
          <table:table-cell table:formula="of:=[$Stage3.$A54]" office:value-type="string" office:string-value="Language: Simplify website language. Boil this into this for all pages." calcext:value-type="string">
            <text:p>Language: Simplify website language. Boil this into this for all pages.</text:p>
          </table:table-cell>
          <table:table-cell table:style-name="ce147" table:formula="of:=[$Stage3.$Q54]" office:value-type="float" office:value="7.54722222222222" calcext:value-type="float">
            <text:p>8</text:p>
          </table:table-cell>
          <table:table-cell table:style-name="ce147" table:formula="of:=[$Stage4.$H53]" office:value-type="float" office:value="1.125" calcext:value-type="float">
            <text:p>1</text:p>
          </table:table-cell>
          <table:table-cell table:style-name="ce149" table:formula="of:=[.$B27]/[.$C27]" office:value-type="float" office:value="6.70864197530864" calcext:value-type="float">
            <text:p>6.71</text:p>
          </table:table-cell>
          <table:table-cell table:style-name="ce153" table:formula="of:=[.$E26]-[.$C27]" office:value-type="float" office:value="13.7166666666667" calcext:value-type="float">
            <text:p>14</text:p>
          </table:table-cell>
          <table:table-cell table:number-columns-repeated="1019"/>
        </table:table-row>
        <table:table-row table:style-name="ro11">
          <table:table-cell table:style-name="ce142" table:formula="of:=[$Stage3.$A61]" office:value-type="string" office:string-value="Website redesign: New CSS redesign" calcext:value-type="string">
            <text:p>Website redesign: New CSS redesign</text:p>
          </table:table-cell>
          <table:table-cell table:style-name="ce146" table:formula="of:=[$Stage3.$Q61]" office:value-type="float" office:value="10.8805555555556" calcext:value-type="float">
            <text:p>11</text:p>
          </table:table-cell>
          <table:table-cell table:style-name="ce146" table:formula="of:=[$Stage4.$H60]" office:value-type="float" office:value="1.66666666666667" calcext:value-type="float">
            <text:p>2</text:p>
          </table:table-cell>
          <table:table-cell table:style-name="ce148" table:formula="of:=[.$B28]/[.$C28]" office:value-type="float" office:value="6.52833333333335" calcext:value-type="float">
            <text:p>6.53</text:p>
          </table:table-cell>
          <table:table-cell table:style-name="ce153"/>
          <table:table-cell table:style-name="ce158" office:value-type="string" calcext:value-type="string">
            <text:p>Full redesign was chosen by administrative veto.</text:p>
          </table:table-cell>
          <table:table-cell table:number-columns-repeated="1018"/>
        </table:table-row>
        <table:table-row table:style-name="ro12">
          <table:table-cell table:formula="of:=[$Stage3.$A39]" office:value-type="string" office:string-value="Fix plugin data leak: None of our official plugins deletes its database when the user uninstalls it. They also do not obey the &quot;PANIC&quot; button of Freenet which should delete all client data." calcext:value-type="string">
            <text:p>Fix plugin data leak: None of our official plugins deletes its database when the user uninstalls it. They also do not obey the "PANIC" button of Freenet which should delete all client data.</text:p>
          </table:table-cell>
          <table:table-cell table:style-name="ce147" table:formula="of:=[$Stage3.$Q39]" office:value-type="float" office:value="7.33333333333333" calcext:value-type="float">
            <text:p>7</text:p>
          </table:table-cell>
          <table:table-cell table:style-name="ce147" table:formula="of:=[$Stage4.$H38]" office:value-type="float" office:value="1.2" calcext:value-type="float">
            <text:p>1</text:p>
          </table:table-cell>
          <table:table-cell table:style-name="ce149" table:formula="of:=[.$B29]/[.$C29]" office:value-type="float" office:value="6.11111111111111" calcext:value-type="float">
            <text:p>6.11</text:p>
          </table:table-cell>
          <table:table-cell table:style-name="ce153" table:formula="of:=[.$E27]-[.$C29]" office:value-type="float" office:value="12.5166666666667" calcext:value-type="float">
            <text:p>13</text:p>
          </table:table-cell>
          <table:table-cell table:number-columns-repeated="1019"/>
        </table:table-row>
        <table:table-row table:style-name="ro13">
          <table:table-cell table:formula="of:=[$Stage3.$A78]" office:value-type="string" office:string-value="Distributed version control (various tools for Git / Mercurial over Freenet, not finished yet and lack code review)" calcext:value-type="string">
            <text:p>Distributed version control (various tools for Git / Mercurial over Freenet, not finished yet and lack code review)</text:p>
          </table:table-cell>
          <table:table-cell table:style-name="ce147" table:formula="of:=[$Stage3.$Q78]" office:value-type="float" office:value="19.2138888888889" calcext:value-type="float">
            <text:p>19</text:p>
          </table:table-cell>
          <table:table-cell table:style-name="ce147" table:formula="of:=[$Stage4.$H77]" office:value-type="float" office:value="3.25" calcext:value-type="float">
            <text:p>3</text:p>
          </table:table-cell>
          <table:table-cell table:style-name="ce149" table:formula="of:=[.$B30]/[.$C30]" office:value-type="float" office:value="5.91196581196582" calcext:value-type="float">
            <text:p>5.91</text:p>
          </table:table-cell>
          <table:table-cell table:style-name="ce153" table:formula="of:=[.$E29]-[.$C30]" office:value-type="float" office:value="9.26666666666666" calcext:value-type="float">
            <text:p>9</text:p>
          </table:table-cell>
          <table:table-cell table:number-columns-repeated="1019"/>
        </table:table-row>
        <table:table-row table:style-name="ro1">
          <table:table-cell table:style-name="ce142" table:formula="of:=[$Stage3.$A8]" office:value-type="string" office:string-value="Web of Trust: Finish first iteration of most critical speed fixes (1 bugtracker entry). Was subject of previous 2 years of paid work. Ensures this work is not left unfinished. Needed for Sone / Freetalk / filesharing / … (see all other sections except Technical Debt)" calcext:value-type="string">
            <text:p>Web of Trust: Finish first iteration of most critical speed fixes (1 bugtracker entry). Was subject of previous 2 years of paid work. Ensures this work is not left unfinished. Needed for Sone / Freetalk / filesharing / … (see all other sections except Technical Debt)</text:p>
          </table:table-cell>
          <table:table-cell table:style-name="ce146" table:formula="of:=[$Stage3.$Q8]" office:value-type="float" office:value="29.1111111111111" calcext:value-type="float">
            <text:p>29</text:p>
          </table:table-cell>
          <table:table-cell table:style-name="ce146" table:formula="of:=[$Stage4.$H7]" office:value-type="float" office:value="5" calcext:value-type="float">
            <text:p>5</text:p>
          </table:table-cell>
          <table:table-cell table:style-name="ce148" table:formula="of:=[.$B31]/[.$C31]" office:value-type="float" office:value="5.82222222222222" calcext:value-type="float">
            <text:p>5.82</text:p>
          </table:table-cell>
          <table:table-cell table:style-name="ce153"/>
          <table:table-cell table:style-name="ce159" office:value-type="string" calcext:value-type="string">
            <text:p>xor has been been working on this as a volunteer for weeks already, deployment will happen quite a bit before the week index we're at here.</text:p>
          </table:table-cell>
          <table:table-cell table:number-columns-repeated="1018"/>
        </table:table-row>
        <table:table-row table:style-name="ro1">
          <table:table-cell table:formula="of:=[$Stage3.$A25]" office:value-type="string" office:string-value="Better feedback on progress: currently in FProxy progress is displayed in terms of completed blocks. Information on how many fetch / insert requests are running for each one, and the progress on them, could help make the default mode of operation seem like hanging." calcext:value-type="string">
            <text:p>Better feedback on progress: currently in FProxy progress is displayed in terms of completed blocks. Information on how many fetch / insert requests are running for each one, and the progress on them, could help make the default mode of operation seem like hanging.</text:p>
          </table:table-cell>
          <table:table-cell table:style-name="ce147" table:formula="of:=[$Stage3.$Q25]" office:value-type="float" office:value="8.99166666666667" calcext:value-type="float">
            <text:p>9</text:p>
          </table:table-cell>
          <table:table-cell table:style-name="ce147" table:formula="of:=[$Stage4.$H24]" office:value-type="float" office:value="1.625" calcext:value-type="float">
            <text:p>2</text:p>
          </table:table-cell>
          <table:table-cell table:style-name="ce149" table:formula="of:=[.$B32]/[.$C32]" office:value-type="float" office:value="5.53333333333334" calcext:value-type="float">
            <text:p>5.53</text:p>
          </table:table-cell>
          <table:table-cell table:style-name="ce153" table:formula="of:=[.$E30]-[.$C32]" office:value-type="float" office:value="7.64166666666666" calcext:value-type="float">
            <text:p>8</text:p>
          </table:table-cell>
          <table:table-cell table:number-columns-repeated="1019"/>
        </table:table-row>
        <table:table-row table:style-name="ro12">
          <table:table-cell table:formula="of:=[$Stage3.$A40]" office:value-type="string" office:string-value="Fix lack of plugin data encryption: WoT, Freetalk, and potentially other plugins do not encrypt their databases when the user has configured Freenet to encrypt user data. Should be changed to obtain an encryption key from Freenet to encrypt their stuff." calcext:value-type="string">
            <text:p>Fix lack of plugin data encryption: WoT, Freetalk, and potentially other plugins do not encrypt their databases when the user has configured Freenet to encrypt user data. Should be changed to obtain an encryption key from Freenet to encrypt their stuff.</text:p>
          </table:table-cell>
          <table:table-cell table:style-name="ce147" table:formula="of:=[$Stage3.$Q40]" office:value-type="float" office:value="7.88888888888889" calcext:value-type="float">
            <text:p>8</text:p>
          </table:table-cell>
          <table:table-cell table:style-name="ce147" table:formula="of:=[$Stage4.$H39]" office:value-type="float" office:value="1.8" calcext:value-type="float">
            <text:p>2</text:p>
          </table:table-cell>
          <table:table-cell table:style-name="ce149" table:formula="of:=[.$B33]/[.$C33]" office:value-type="float" office:value="4.38271604938272" calcext:value-type="float">
            <text:p>4.38</text:p>
          </table:table-cell>
          <table:table-cell table:style-name="ce153" table:formula="of:=[.$E32]-[.$C33]" office:value-type="float" office:value="5.84166666666666" calcext:value-type="float">
            <text:p>6</text:p>
          </table:table-cell>
          <table:table-cell table:number-columns-repeated="1019"/>
        </table:table-row>
        <table:table-row table:style-name="ro11">
          <table:table-cell table:style-name="ce142" table:formula="of:=[$Stage3.$A60]" office:value-type="string" office:string-value="Website redesign: Migration to static Github Pages" calcext:value-type="string">
            <text:p>Website redesign: Migration to static Github Pages</text:p>
          </table:table-cell>
          <table:table-cell table:style-name="ce146" table:formula="of:=[$Stage3.$Q60]" office:value-type="float" office:value="5.88055555555556" calcext:value-type="float">
            <text:p>6</text:p>
          </table:table-cell>
          <table:table-cell table:style-name="ce146" table:formula="of:=[$Stage4.$H59]" office:value-type="float" office:value="1.375" calcext:value-type="float">
            <text:p>1</text:p>
          </table:table-cell>
          <table:table-cell table:style-name="ce148" table:formula="of:=[.$B34]/[.$C34]" office:value-type="float" office:value="4.27676767676768" calcext:value-type="float">
            <text:p>4.28</text:p>
          </table:table-cell>
          <table:table-cell table:style-name="ce153"/>
          <table:table-cell table:style-name="ce160" office:value-type="string" calcext:value-type="string">
            <text:p>Mailing list discussion showed GitHub doesn't provide what we need.</text:p>
          </table:table-cell>
          <table:table-cell table:number-columns-repeated="1018"/>
        </table:table-row>
        <table:table-row table:style-name="ro13">
          <table:table-cell table:formula="of:=[$Stage3.$A10]" office:value-type="string" office:string-value="WoT: Second iteration of less critical performance fixes: Reduce transaction size from O(512) to O(1): Split up &quot;import trustlist&quot; transaction into 1 transaction for each trust." calcext:value-type="string">
            <text:p>WoT: Second iteration of less critical performance fixes: Reduce transaction size from O(512) to O(1): Split up "import trustlist" transaction into 1 transaction for each trust.</text:p>
          </table:table-cell>
          <table:table-cell table:style-name="ce147" table:formula="of:=[$Stage3.$Q10]" office:value-type="float" office:value="19.2055555555556" calcext:value-type="float">
            <text:p>19</text:p>
          </table:table-cell>
          <table:table-cell table:style-name="ce147" table:formula="of:=[$Stage4.$H9]" office:value-type="float" office:value="4.5" calcext:value-type="float">
            <text:p>5</text:p>
          </table:table-cell>
          <table:table-cell table:style-name="ce149" table:formula="of:=[.$B35]/[.$C35]" office:value-type="float" office:value="4.26790123456791" calcext:value-type="float">
            <text:p>4.27</text:p>
          </table:table-cell>
          <table:table-cell table:style-name="ce153" table:formula="of:=[.$E33]-[.$C35]" office:value-type="float" office:value="1.34166666666666" calcext:value-type="float">
            <text:p>1</text:p>
          </table:table-cell>
          <table:table-cell table:style-name="ce158" office:value-type="string" calcext:value-type="string">
            <text:p>xor will implement this as a volunteer.</text:p>
          </table:table-cell>
          <table:table-cell table:number-columns-repeated="1018"/>
        </table:table-row>
        <table:table-row table:style-name="ro11">
          <table:table-cell table:formula="of:=[$Stage3.$A84]" office:value-type="string" office:string-value="New keytype: RSK (revocable)" calcext:value-type="string">
            <text:p>New keytype: RSK (revocable)</text:p>
          </table:table-cell>
          <table:table-cell table:style-name="ce147" table:formula="of:=[$Stage3.$Q84]" office:value-type="float" office:value="15.325" calcext:value-type="float">
            <text:p>15</text:p>
          </table:table-cell>
          <table:table-cell table:style-name="ce147" table:formula="of:=[$Stage4.$H83]" office:value-type="float" office:value="4" calcext:value-type="float">
            <text:p>4</text:p>
          </table:table-cell>
          <table:table-cell table:style-name="ce149" table:formula="of:=[.$B36]/[.$C36]" office:value-type="float" office:value="3.83125" calcext:value-type="float">
            <text:p>3.83</text:p>
          </table:table-cell>
          <table:table-cell table:style-name="ce155" table:formula="of:=[.$E35]-[.$C36]" office:value-type="float" office:value="-2.65833333333334" calcext:value-type="float">
            <text:p>-3</text:p>
          </table:table-cell>
          <table:table-cell table:number-columns-repeated="1019"/>
        </table:table-row>
        <table:table-row table:style-name="ro12">
          <table:table-cell table:formula="of:=[$Stage3.$A11]" office:value-type="string" office:string-value="WoT: Second iteration of less critical performance fixes: Identity garbage collection: Stats show that less than 1000 of the 14000 WoT identities are still active (thanks to ArneBab). Thus, we need to GC abandoned identities." calcext:value-type="string">
            <text:p>WoT: Second iteration of less critical performance fixes: Identity garbage collection: Stats show that less than 1000 of the 14000 WoT identities are still active (thanks to ArneBab). Thus, we need to GC abandoned identities.</text:p>
          </table:table-cell>
          <table:table-cell table:style-name="ce147" table:formula="of:=[$Stage3.$Q11]" office:value-type="float" office:value="25.3166666666667" calcext:value-type="float">
            <text:p>25</text:p>
          </table:table-cell>
          <table:table-cell table:style-name="ce147" table:formula="of:=[$Stage4.$H10]" office:value-type="float" office:value="8" calcext:value-type="float">
            <text:p>8</text:p>
          </table:table-cell>
          <table:table-cell table:style-name="ce149" table:formula="of:=[.$B37]/[.$C37]" office:value-type="float" office:value="3.16458333333334" calcext:value-type="float">
            <text:p>3.16</text:p>
          </table:table-cell>
          <table:table-cell table:style-name="ce155" table:formula="of:=[.$E36]-[.$C37]" office:value-type="float" office:value="-10.6583333333333" calcext:value-type="float">
            <text:p>-11</text:p>
          </table:table-cell>
          <table:table-cell table:number-columns-repeated="1019"/>
        </table:table-row>
        <table:table-row table:style-name="ro1">
          <table:table-cell table:formula="of:=[$Stage3.$A47]" office:value-type="string" office:string-value="Alternate task instead of the above tests/doc: Permanently use 1 day per workweek (= 20% of total time) to deal with any kind of technical debt whatsoever. Allow the developer to chose freely which issues to deal with so even unimportant technical debt will be dealt with eventually." calcext:value-type="string">
            <text:p>Alternate task instead of the above tests/doc: Permanently use 1 day per workweek (= 20% of total time) to deal with any kind of technical debt whatsoever. Allow the developer to chose freely which issues to deal with so even unimportant technical debt will be dealt with eventually.</text:p>
          </table:table-cell>
          <table:table-cell table:style-name="ce147" table:formula="of:=[$Stage3.$Q47]" office:value-type="float" office:value="30.7694444444444" calcext:value-type="float">
            <text:p>31</text:p>
          </table:table-cell>
          <table:table-cell table:style-name="ce147" office:value-type="float" office:value="10" calcext:value-type="float">
            <text:p>10</text:p>
          </table:table-cell>
          <table:table-cell table:style-name="ce149" table:formula="of:=[.$B38]/[.$C38]" office:value-type="float" office:value="3.07694444444444" calcext:value-type="float">
            <text:p>3.08</text:p>
          </table:table-cell>
          <table:table-cell table:style-name="ce155" table:formula="of:=[.$E37]-[.$C38]" office:value-type="float" office:value="-20.6583333333333" calcext:value-type="float">
            <text:p>-21</text:p>
          </table:table-cell>
          <table:table-cell table:style-name="ce140" office:value-type="string" calcext:value-type="string">
            <text:p>Constant cost per week, so assuming we have 1 year of funding it would cost 10 weeks.</text:p>
          </table:table-cell>
          <table:table-cell table:number-columns-repeated="1018"/>
        </table:table-row>
        <table:table-row table:style-name="ro11">
          <table:table-cell table:formula="of:=[$Stage3.$A57]" office:value-type="string" office:string-value="Language: Establish overview of, and do away with needlessly difficult words" calcext:value-type="string">
            <text:p>Language: Establish overview of, and do away with needlessly difficult words</text:p>
          </table:table-cell>
          <table:table-cell table:style-name="ce147" table:formula="of:=[$Stage3.$Q57]" office:value-type="float" office:value="7.54722222222222" calcext:value-type="float">
            <text:p>8</text:p>
          </table:table-cell>
          <table:table-cell table:style-name="ce147" table:formula="of:=[$Stage4.$H56]" office:value-type="float" office:value="2.5" calcext:value-type="float">
            <text:p>3</text:p>
          </table:table-cell>
          <table:table-cell table:style-name="ce149" table:formula="of:=[.$B39]/[.$C39]" office:value-type="float" office:value="3.01888888888889" calcext:value-type="float">
            <text:p>3.02</text:p>
          </table:table-cell>
          <table:table-cell table:style-name="ce155" table:formula="of:=[.$E38]-[.$C39]" office:value-type="float" office:value="-23.1583333333333" calcext:value-type="float">
            <text:p>-23</text:p>
          </table:table-cell>
          <table:table-cell table:number-columns-repeated="1019"/>
        </table:table-row>
        <table:table-row table:style-name="ro11">
          <table:table-cell table:formula="of:=[$Stage3.$A59]" office:value-type="string" office:string-value="Website redesign" calcext:value-type="string">
            <text:p>Website redesign</text:p>
          </table:table-cell>
          <table:table-cell table:style-name="ce147" table:formula="of:=[$Stage3.$Q59]" office:value-type="float" office:value="18.1027777777778" calcext:value-type="float">
            <text:p>18</text:p>
          </table:table-cell>
          <table:table-cell table:style-name="ce147" table:formula="of:=[$Stage4.$H58]" office:value-type="float" office:value="6" calcext:value-type="float">
            <text:p>6</text:p>
          </table:table-cell>
          <table:table-cell table:style-name="ce149" table:formula="of:=[.$B40]/[.$C40]" office:value-type="float" office:value="3.01712962962963" calcext:value-type="float">
            <text:p>3.02</text:p>
          </table:table-cell>
          <table:table-cell table:style-name="ce155" table:formula="of:=[.$E39]-[.$C40]" office:value-type="float" office:value="-29.1583333333333" calcext:value-type="float">
            <text:p>-29</text:p>
          </table:table-cell>
          <table:table-cell table:number-columns-repeated="1019"/>
        </table:table-row>
        <table:table-row table:style-name="ro1">
          <table:table-cell table:formula="of:=[$Stage3.$A24]" office:value-type="string" office:string-value="FlogHelper (WoT-based blogging app): Accumulate flogs of other users. List them nicely. Add a search function. Use that to replace or amend the current concept of FProxy's default bookmarks as entry point for Freenet. Hundreds of blogs instead of ~10 bookmarks." calcext:value-type="string">
            <text:p>FlogHelper (WoT-based blogging app): Accumulate flogs of other users. List them nicely. Add a search function. Use that to replace or amend the current concept of FProxy's default bookmarks as entry point for Freenet. Hundreds of blogs instead of ~10 bookmarks.</text:p>
          </table:table-cell>
          <table:table-cell table:style-name="ce147" table:formula="of:=[$Stage3.$Q24]" office:value-type="float" office:value="13.4444444444444" calcext:value-type="float">
            <text:p>13</text:p>
          </table:table-cell>
          <table:table-cell table:style-name="ce147" table:formula="of:=[$Stage4.$H23]" office:value-type="float" office:value="4.6" calcext:value-type="float">
            <text:p>5</text:p>
          </table:table-cell>
          <table:table-cell table:style-name="ce149" table:formula="of:=[.$B41]/[.$C41]" office:value-type="float" office:value="2.92270531400965" calcext:value-type="float">
            <text:p>2.92</text:p>
          </table:table-cell>
          <table:table-cell table:style-name="ce155" table:formula="of:=[.$E40]-[.$C41]" office:value-type="float" office:value="-33.7583333333333" calcext:value-type="float">
            <text:p>-34</text:p>
          </table:table-cell>
          <table:table-cell table:number-columns-repeated="1019"/>
        </table:table-row>
        <table:table-row table:style-name="ro12">
          <table:table-cell table:formula="of:=[$Stage3.$A12]" office:value-type="string" office:string-value="WoT: Second iteration of less critical performance fixes: Process results of peer review of xor’s  Web of Trust bachelor’s thesis (which was about last year’s performance improvements)." calcext:value-type="string">
            <text:p>WoT: Second iteration of less critical performance fixes: Process results of peer review of xor’s <text:s/>Web of Trust bachelor’s thesis (which was about last year’s performance improvements).</text:p>
          </table:table-cell>
          <table:table-cell table:style-name="ce147" table:formula="of:=[$Stage3.$Q12]" office:value-type="float" office:value="22.5388888888889" calcext:value-type="float">
            <text:p>23</text:p>
          </table:table-cell>
          <table:table-cell table:style-name="ce147" table:formula="of:=[$Stage4.$H11]" office:value-type="float" office:value="8" calcext:value-type="float">
            <text:p>8</text:p>
          </table:table-cell>
          <table:table-cell table:style-name="ce149" table:formula="of:=[.$B42]/[.$C42]" office:value-type="float" office:value="2.81736111111111" calcext:value-type="float">
            <text:p>2.82</text:p>
          </table:table-cell>
          <table:table-cell table:style-name="ce155" table:formula="of:=[.$E41]-[.$C42]" office:value-type="float" office:value="-41.7583333333334" calcext:value-type="float">
            <text:p>-42</text:p>
          </table:table-cell>
          <table:table-cell table:number-columns-repeated="1019"/>
        </table:table-row>
        <table:table-row table:style-name="ro1">
          <table:table-cell table:formula="of:=[$Stage3.$A76]" office:value-type="string" office:string-value="Forums (Freetalk, not enabled by default due to WoT performance issues and issues of its own: Freetalk itself needs its performance fixes in the “Speed” section. Also it needs general usability / security / bugfixing / polishing work which this entry shall be about.)" calcext:value-type="string">
            <text:p>Forums (Freetalk, not enabled by default due to WoT performance issues and issues of its own: Freetalk itself needs its performance fixes in the “Speed” section. Also it needs general usability / security / bugfixing / polishing work which this entry shall be about.)</text:p>
          </table:table-cell>
          <table:table-cell table:style-name="ce147" table:formula="of:=[$Stage3.$Q76]" office:value-type="float" office:value="30.2138888888889" calcext:value-type="float">
            <text:p>30</text:p>
          </table:table-cell>
          <table:table-cell table:style-name="ce147" table:formula="of:=[$Stage4.$H75]" office:value-type="float" office:value="13.6" calcext:value-type="float">
            <text:p>14</text:p>
          </table:table-cell>
          <table:table-cell table:style-name="ce149" table:formula="of:=[.$B43]/[.$C43]" office:value-type="float" office:value="2.22160947712418" calcext:value-type="float">
            <text:p>2.22</text:p>
          </table:table-cell>
          <table:table-cell table:style-name="ce155" table:formula="of:=[.$E42]-[.$C43]" office:value-type="float" office:value="-55.3583333333333" calcext:value-type="float">
            <text:p>-55</text:p>
          </table:table-cell>
          <table:table-cell table:number-columns-repeated="1019"/>
        </table:table-row>
        <table:table-row table:style-name="ro11">
          <table:table-cell table:formula="of:=[$Stage3.$A83]" office:value-type="string" office:string-value="New keytype: PSK (programmable subkeys - shared ownership)" calcext:value-type="string">
            <text:p>New keytype: PSK (programmable subkeys - shared ownership)</text:p>
          </table:table-cell>
          <table:table-cell table:style-name="ce147" table:formula="of:=[$Stage3.$Q83]" office:value-type="float" office:value="25.325" calcext:value-type="float">
            <text:p>25</text:p>
          </table:table-cell>
          <table:table-cell table:style-name="ce147" table:formula="of:=[$Stage4.$H82]" office:value-type="float" office:value="12" calcext:value-type="float">
            <text:p>12</text:p>
          </table:table-cell>
          <table:table-cell table:style-name="ce149" table:formula="of:=[.$B44]/[.$C44]" office:value-type="float" office:value="2.11041666666667" calcext:value-type="float">
            <text:p>2.11</text:p>
          </table:table-cell>
          <table:table-cell table:style-name="ce155" table:formula="of:=[.$E43]-[.$C44]" office:value-type="float" office:value="-67.3583333333334" calcext:value-type="float">
            <text:p>-67</text:p>
          </table:table-cell>
          <table:table-cell table:number-columns-repeated="1019"/>
        </table:table-row>
        <table:table-row table:style-name="ro1">
          <table:table-cell table:formula="of:=[$Stage3.$A62]" office:value-type="string" office:string-value="Website redesign: Migration of more detailed documentation to Github Wiki, allowing website to focus on onboarding new users [Notice: we have 3 non-Github Wikis currently, 2 of those have already been waiting for migration into the main one for years.]" calcext:value-type="string">
            <text:p>Website redesign: Migration of more detailed documentation to Github Wiki, allowing website to focus on onboarding new users [Notice: we have 3 non-Github Wikis currently, 2 of those have already been waiting for migration into the main one for years.]</text:p>
          </table:table-cell>
          <table:table-cell table:style-name="ce147" table:formula="of:=[$Stage3.$Q62]" office:value-type="float" office:value="6.43611111111111" calcext:value-type="float">
            <text:p>6</text:p>
          </table:table-cell>
          <table:table-cell table:style-name="ce147" table:formula="of:=[$Stage4.$H61]" office:value-type="float" office:value="3.25" calcext:value-type="float">
            <text:p>3</text:p>
          </table:table-cell>
          <table:table-cell table:style-name="ce149" table:formula="of:=[.$B45]/[.$C45]" office:value-type="float" office:value="1.98034188034188" calcext:value-type="float">
            <text:p>1.98</text:p>
          </table:table-cell>
          <table:table-cell table:style-name="ce155" table:formula="of:=[.$E44]-[.$C45]" office:value-type="float" office:value="-70.6083333333334" calcext:value-type="float">
            <text:p>-71</text:p>
          </table:table-cell>
          <table:table-cell table:number-columns-repeated="1019"/>
        </table:table-row>
        <table:table-row table:style-name="ro12">
          <table:table-cell table:formula="of:=[$Stage3.$A9]" office:value-type="string" office:string-value="Freetalk: Make Freetalk usable again by using the new WoT event-notifications API to fix its most severe performance issues. The API had been implemented as previous paid work to specifically allow repairing Freetalk. Thus we'd reap what we sowed there." calcext:value-type="string">
            <text:p>Freetalk: Make Freetalk usable again by using the new WoT event-notifications API to fix its most severe performance issues. The API had been implemented as previous paid work to specifically allow repairing Freetalk. Thus we'd reap what we sowed there.</text:p>
          </table:table-cell>
          <table:table-cell table:style-name="ce147" table:formula="of:=[$Stage3.$Q9]" office:value-type="float" office:value="22.325" calcext:value-type="float">
            <text:p>22</text:p>
          </table:table-cell>
          <table:table-cell table:style-name="ce147" table:formula="of:=[$Stage4.$H8]" office:value-type="float" office:value="12" calcext:value-type="float">
            <text:p>12</text:p>
          </table:table-cell>
          <table:table-cell table:style-name="ce149" table:formula="of:=[.$B46]/[.$C46]" office:value-type="float" office:value="1.86041666666667" calcext:value-type="float">
            <text:p>1.86</text:p>
          </table:table-cell>
          <table:table-cell table:style-name="ce155" table:formula="of:=[.$E45]-[.$C46]" office:value-type="float" office:value="-82.6083333333333" calcext:value-type="float">
            <text:p>-83</text:p>
          </table:table-cell>
          <table:table-cell table:number-columns-repeated="1019"/>
        </table:table-row>
        <table:table-row table:style-name="ro11">
          <table:table-cell table:formula="of:=[$Stage3.$A56]" office:value-type="string" office:string-value="Language: Add Transifex issues to main bugtracker" calcext:value-type="string">
            <text:p>Language: Add Transifex issues to main bugtracker</text:p>
          </table:table-cell>
          <table:table-cell table:style-name="ce147" table:formula="of:=[$Stage3.$Q56]" office:value-type="float" office:value="2.55555555555556" calcext:value-type="float">
            <text:p>3</text:p>
          </table:table-cell>
          <table:table-cell table:style-name="ce147" table:formula="of:=[$Stage4.$H55]" office:value-type="float" office:value="1.375" calcext:value-type="float">
            <text:p>1</text:p>
          </table:table-cell>
          <table:table-cell table:style-name="ce149" table:formula="of:=[.$B47]/[.$C47]" office:value-type="float" office:value="1.85858585858586" calcext:value-type="float">
            <text:p>1.86</text:p>
          </table:table-cell>
          <table:table-cell table:style-name="ce155" table:formula="of:=[.$E46]-[.$C47]" office:value-type="float" office:value="-83.9833333333334" calcext:value-type="float">
            <text:p>-84</text:p>
          </table:table-cell>
          <table:table-cell table:number-columns-repeated="1019"/>
        </table:table-row>
        <table:table-row table:style-name="ro1">
          <table:table-cell table:formula="of:=[$Stage3.$A41]" office:value-type="string" office:string-value="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 calcext:value-type="string">
            <text:p>Add simple tunnels. The easiest approach here may be to have some automatically added temporary time limited or data throughput limited FOAF connections that form simple tunnels. Tunnels should have a probability to use for high HTL inserts and requests based on security settings for the node.</text:p>
          </table:table-cell>
          <table:table-cell table:style-name="ce147" table:formula="of:=[$Stage3.$Q41]" office:value-type="float" office:value="37.8888888888889" calcext:value-type="float">
            <text:p>38</text:p>
          </table:table-cell>
          <table:table-cell table:style-name="ce147" table:formula="of:=[$Stage4.$H40]" office:value-type="float" office:value="22" calcext:value-type="float">
            <text:p>22</text:p>
          </table:table-cell>
          <table:table-cell table:style-name="ce149" table:formula="of:=[.$B48]/[.$C48]" office:value-type="float" office:value="1.72222222222222" calcext:value-type="float">
            <text:p>1.72</text:p>
          </table:table-cell>
          <table:table-cell table:style-name="ce155" table:formula="of:=[.$E47]-[.$C48]" office:value-type="float" office:value="-105.983333333333" calcext:value-type="float">
            <text:p>-106</text:p>
          </table:table-cell>
          <table:table-cell table:number-columns-repeated="1019"/>
        </table:table-row>
        <table:table-row table:style-name="ro13">
          <table:table-cell table:formula="of:=[$Stage3.$A72]" office:value-type="string" office:string-value="Filesharing (#1 request on uservoice with 700 votes, not yet implemented but could easily be built upon Freetalk)" calcext:value-type="string">
            <text:p>Filesharing (#1 request on uservoice with 700 votes, not yet implemented but could easily be built upon Freetalk)</text:p>
          </table:table-cell>
          <table:table-cell table:style-name="ce147" table:formula="of:=[$Stage3.$Q72]" office:value-type="float" office:value="18.6666666666667" calcext:value-type="float">
            <text:p>19</text:p>
          </table:table-cell>
          <table:table-cell table:style-name="ce147" table:formula="of:=[$Stage4.$H71]" office:value-type="float" office:value="11.2" calcext:value-type="float">
            <text:p>11</text:p>
          </table:table-cell>
          <table:table-cell table:style-name="ce149" table:formula="of:=[.$B49]/[.$C49]" office:value-type="float" office:value="1.66666666666667" calcext:value-type="float">
            <text:p>1.67</text:p>
          </table:table-cell>
          <table:table-cell table:style-name="ce155" table:formula="of:=[.$E48]-[.$C49]" office:value-type="float" office:value="-117.183333333333" calcext:value-type="float">
            <text:p>-117</text:p>
          </table:table-cell>
          <table:table-cell table:number-columns-repeated="1019"/>
        </table:table-row>
        <table:table-row table:style-name="ro1">
          <table:table-cell table:formula="of:=[$Stage3.$A66]" office:value-type="string" office:string-value="Legal docs: Have resources akin to the Tor legal FAQ for exit node operators, created by a legal expert on the official project page, that can be shown to LEA or users. Explain what it is used for, how to use it safely, best practices, plausible deniability, legal status, etc." calcext:value-type="string">
            <text:p>Legal docs: Have resources akin to the Tor legal FAQ for exit node operators, created by a legal expert on the official project page, that can be shown to LEA or users. Explain what it is used for, how to use it safely, best practices, plausible deniability, legal status, etc.</text:p>
          </table:table-cell>
          <table:table-cell table:style-name="ce147" table:formula="of:=[$Stage3.$Q66]" office:value-type="float" office:value="14.5555555555556" calcext:value-type="float">
            <text:p>15</text:p>
          </table:table-cell>
          <table:table-cell table:style-name="ce147" table:formula="of:=[$Stage4.$H65]" office:value-type="float" office:value="10.5" calcext:value-type="float">
            <text:p>11</text:p>
          </table:table-cell>
          <table:table-cell table:style-name="ce149" table:formula="of:=[.$B50]/[.$C50]" office:value-type="float" office:value="1.38624338624339" calcext:value-type="float">
            <text:p>1.39</text:p>
          </table:table-cell>
          <table:table-cell table:style-name="ce155" table:formula="of:=[.$E49]-[.$C50]" office:value-type="float" office:value="-127.683333333333" calcext:value-type="float">
            <text:p>-128</text:p>
          </table:table-cell>
          <table:table-cell table:number-columns-repeated="1019"/>
        </table:table-row>
        <table:table-row table:style-name="ro1">
          <table:table-cell table:formula="of:=[$Stage3.$A48]" office:value-type="string" office:string-value="Alternate task instead of the above technical debt day: 1 day/week as “do whatever you want to”-day like Google does. Example activities: Generic education (new Java language features, programming patterns, algorithms, papers); Wiki; Drafting new apps; Tests; Doc; Mailing lists" calcext:value-type="string">
            <text:p>Alternate task instead of the above technical debt day: 1 day/week as “do whatever you want to”-day like Google does. Example activities: Generic education (new Java language features, programming patterns, algorithms, papers); Wiki; Drafting new apps; Tests; Doc; Mailing lists</text:p>
          </table:table-cell>
          <table:table-cell table:style-name="ce147" table:formula="of:=[$Stage3.$Q48]" office:value-type="float" office:value="11.3333333333333" calcext:value-type="float">
            <text:p>11</text:p>
          </table:table-cell>
          <table:table-cell table:style-name="ce147" office:value-type="float" office:value="10" calcext:value-type="float">
            <text:p>10</text:p>
          </table:table-cell>
          <table:table-cell table:style-name="ce149" table:formula="of:=[.$B51]/[.$C51]" office:value-type="float" office:value="1.13333333333333" calcext:value-type="float">
            <text:p>1.13</text:p>
          </table:table-cell>
          <table:table-cell table:style-name="ce155" table:formula="of:=[.$E50]-[.$C51]" office:value-type="float" office:value="-137.683333333333" calcext:value-type="float">
            <text:p>-138</text:p>
          </table:table-cell>
          <table:table-cell table:style-name="ce140" office:value-type="string" calcext:value-type="string">
            <text:p>Constant cost per week, so assuming we have 1 year of funding it would cost 10 weeks.</text:p>
          </table:table-cell>
          <table:table-cell table:number-columns-repeated="1018"/>
        </table:table-row>
        <table:table-row table:style-name="ro13">
          <table:table-cell table:formula="of:=[$Stage3.$A74]" office:value-type="string" office:string-value="Social networking (Sone, not enabled by default due to WoT performance issues and issues of its own)" calcext:value-type="string">
            <text:p>Social networking (Sone, not enabled by default due to WoT performance issues and issues of its own)</text:p>
          </table:table-cell>
          <table:table-cell table:style-name="ce147" table:formula="of:=[$Stage3.$Q74]" office:value-type="float" office:value="19.1027777777778" calcext:value-type="float">
            <text:p>19</text:p>
          </table:table-cell>
          <table:table-cell table:style-name="ce147" table:formula="of:=[$Stage4.$H73]" office:value-type="float" office:value="18" calcext:value-type="float">
            <text:p>18</text:p>
          </table:table-cell>
          <table:table-cell table:style-name="ce149" table:formula="of:=[.$B52]/[.$C52]" office:value-type="float" office:value="1.06126543209877" calcext:value-type="float">
            <text:p>1.06</text:p>
          </table:table-cell>
          <table:table-cell table:style-name="ce155" table:formula="of:=[.$E51]-[.$C52]" office:value-type="float" office:value="-155.683333333333" calcext:value-type="float">
            <text:p>-156</text:p>
          </table:table-cell>
          <table:table-cell table:number-columns-repeated="1019"/>
        </table:table-row>
        <table:table-row table:style-name="ro12">
          <table:table-cell table:formula="of:=[$Stage3.$A67]" office:value-type="string" office:string-value="Legal docs: Sample response letters for the potential arrests or raids, especially for the recent events as some users were completely innocent. We need to educate LEA, more than ever, that it in itself is not a crime nor suspicious to run Freenet. " calcext:value-type="string">
            <text:p>Legal docs: Sample response letters for the potential arrests or raids, especially for the recent events as some users were completely innocent. We need to educate LEA, more than ever, that it in itself is not a crime nor suspicious to run Freenet. </text:p>
          </table:table-cell>
          <table:table-cell table:style-name="ce147" table:formula="of:=[$Stage3.$Q67]" office:value-type="float" office:value="7.325" calcext:value-type="float">
            <text:p>7</text:p>
          </table:table-cell>
          <table:table-cell table:style-name="ce147" table:formula="of:=[$Stage4.$H66]" office:value-type="float" office:value="7.625" calcext:value-type="float">
            <text:p>8</text:p>
          </table:table-cell>
          <table:table-cell table:style-name="ce149" table:formula="of:=[.$B53]/[.$C53]" office:value-type="float" office:value="0.960655737704918" calcext:value-type="float">
            <text:p>0.96</text:p>
          </table:table-cell>
          <table:table-cell table:style-name="ce155" table:formula="of:=[.$E52]-[.$C53]" office:value-type="float" office:value="-163.308333333333" calcext:value-type="float">
            <text:p>-163</text:p>
          </table:table-cell>
          <table:table-cell table:number-columns-repeated="1019"/>
        </table:table-row>
        <table:table-row table:style-name="ro1">
          <table:table-cell table:formula="of:=[$Stage3.$A46]" office:value-type="string" office:string-value="WoT unit test coverage is 45%. Given the lower total line count, it would be possible to complete it to 100%. That would be a preparation of the major “refactoring” of replacing db4o with a different database. May become necessary: db4o’s vendor has abandoned it." calcext:value-type="string">
            <text:p>WoT unit test coverage is 45%. Given the lower total line count, it would be possible to complete it to 100%. That would be a preparation of the major “refactoring” of replacing db4o with a different database. May become necessary: db4o’s vendor has abandoned it.</text:p>
          </table:table-cell>
          <table:table-cell table:style-name="ce147" table:formula="of:=[$Stage3.$Q46]" office:value-type="float" office:value="8" calcext:value-type="float">
            <text:p>8</text:p>
          </table:table-cell>
          <table:table-cell table:style-name="ce147" table:formula="of:=[$Stage4.$H45]" office:value-type="float" office:value="8.5" calcext:value-type="float">
            <text:p>9</text:p>
          </table:table-cell>
          <table:table-cell table:style-name="ce149" table:formula="of:=[.$B54]/[.$C54]" office:value-type="float" office:value="0.941176470588235" calcext:value-type="float">
            <text:p>0.94</text:p>
          </table:table-cell>
          <table:table-cell table:style-name="ce155" table:formula="of:=[.$E53]-[.$C54]" office:value-type="float" office:value="-171.808333333333" calcext:value-type="float">
            <text:p>-172</text:p>
          </table:table-cell>
          <table:table-cell table:number-columns-repeated="1019"/>
        </table:table-row>
        <table:table-row table:style-name="ro11">
          <table:table-cell table:formula="of:=[$Stage3.$A27]" office:value-type="string" office:string-value="Add ability to comment on Freesites (fulfilled by babcom (is opt-in) / Freetalk / Sone?)" calcext:value-type="string">
            <text:p>Add ability to comment on Freesites (fulfilled by babcom (is opt-in) / Freetalk / Sone?)</text:p>
          </table:table-cell>
          <table:table-cell table:style-name="ce147" table:formula="of:=[$Stage3.$Q27]" office:value-type="float" office:value="3.99166666666667" calcext:value-type="float">
            <text:p>4</text:p>
          </table:table-cell>
          <table:table-cell table:style-name="ce147" table:formula="of:=[$Stage4.$H26]" office:value-type="float" office:value="4.25" calcext:value-type="float">
            <text:p>4</text:p>
          </table:table-cell>
          <table:table-cell table:style-name="ce149" table:formula="of:=[.$B55]/[.$C55]" office:value-type="float" office:value="0.939215686274511" calcext:value-type="float">
            <text:p>0.94</text:p>
          </table:table-cell>
          <table:table-cell table:style-name="ce155" table:formula="of:=[.$E54]-[.$C55]" office:value-type="float" office:value="-176.058333333333" calcext:value-type="float">
            <text:p>-176</text:p>
          </table:table-cell>
          <table:table-cell table:number-columns-repeated="1019"/>
        </table:table-row>
        <table:table-row table:style-name="ro12">
          <table:table-cell table:formula="of:=[$Stage3.$A44]" office:value-type="string" office:string-value="fred: Documentation is said to be poor. Improve it. Would help people other than Matthew to understand the code. Good to do this now while Matthew is still available as a volunteer and we can thus maybe ask him questions." calcext:value-type="string">
            <text:p>fred: Documentation is said to be poor. Improve it. Would help people other than Matthew to understand the code. Good to do this now while Matthew is still available as a volunteer and we can thus maybe ask him questions.</text:p>
          </table:table-cell>
          <table:table-cell table:style-name="ce147" table:formula="of:=[$Stage3.$Q44]" office:value-type="float" office:value="11.2138888888889" calcext:value-type="float">
            <text:p>11</text:p>
          </table:table-cell>
          <table:table-cell table:style-name="ce147" table:formula="of:=[$Stage4.$H43]" office:value-type="float" office:value="13.3333333333333" calcext:value-type="float">
            <text:p>13</text:p>
          </table:table-cell>
          <table:table-cell table:style-name="ce149" table:formula="of:=[.$B56]/[.$C56]" office:value-type="float" office:value="0.84104166666667" calcext:value-type="float">
            <text:p>0.84</text:p>
          </table:table-cell>
          <table:table-cell table:style-name="ce155" table:formula="of:=[.$E55]-[.$C56]" office:value-type="float" office:value="-189.391666666667" calcext:value-type="float">
            <text:p>-189</text:p>
          </table:table-cell>
          <table:table-cell table:number-columns-repeated="1019"/>
        </table:table-row>
        <table:table-row table:style-name="ro11">
          <table:table-cell table:formula="of:=[$Stage3.$A77]" office:value-type="string" office:string-value="Mail (Freemail, not enabled by default due to WoT performance issue)" calcext:value-type="string">
            <text:p>Mail (Freemail, not enabled by default due to WoT performance issue)</text:p>
          </table:table-cell>
          <table:table-cell table:style-name="ce147" table:formula="of:=[$Stage3.$Q77]" office:value-type="float" office:value="5.43611111111111" calcext:value-type="float">
            <text:p>5</text:p>
          </table:table-cell>
          <table:table-cell table:style-name="ce147" table:formula="of:=[$Stage4.$H76]" office:value-type="float" office:value="6.5" calcext:value-type="float">
            <text:p>7</text:p>
          </table:table-cell>
          <table:table-cell table:style-name="ce149" table:formula="of:=[.$B57]/[.$C57]" office:value-type="float" office:value="0.836324786324786" calcext:value-type="float">
            <text:p>0.84</text:p>
          </table:table-cell>
          <table:table-cell table:style-name="ce155" table:formula="of:=[.$E56]-[.$C57]" office:value-type="float" office:value="-195.891666666667" calcext:value-type="float">
            <text:p>-196</text:p>
          </table:table-cell>
          <table:table-cell table:number-columns-repeated="1019"/>
        </table:table-row>
        <table:table-row table:style-name="ro13">
          <table:table-cell table:formula="of:=[$Stage3.$A55]" office:value-type="string" office:string-value="Language: Fix current low-hanging problems with UI language, as per issues on transifex." calcext:value-type="string">
            <text:p>Language: Fix current low-hanging problems with UI language, as per issues on transifex.</text:p>
          </table:table-cell>
          <table:table-cell table:style-name="ce147" table:formula="of:=[$Stage3.$Q55]" office:value-type="float" office:value="6.43611111111111" calcext:value-type="float">
            <text:p>6</text:p>
          </table:table-cell>
          <table:table-cell table:style-name="ce147" table:formula="of:=[$Stage4.$H54]" office:value-type="float" office:value="8" calcext:value-type="float">
            <text:p>8</text:p>
          </table:table-cell>
          <table:table-cell table:style-name="ce149" table:formula="of:=[.$B58]/[.$C58]" office:value-type="float" office:value="0.804513888888889" calcext:value-type="float">
            <text:p>0.80</text:p>
          </table:table-cell>
          <table:table-cell table:style-name="ce155" table:formula="of:=[.$E57]-[.$C58]" office:value-type="float" office:value="-203.891666666667" calcext:value-type="float">
            <text:p>-204</text:p>
          </table:table-cell>
          <table:table-cell table:number-columns-repeated="1019"/>
        </table:table-row>
        <table:table-row table:style-name="ro12">
          <table:table-cell table:formula="of:=[$Stage3.$A45]" office:value-type="string" office:string-value="fred unit test coverage is 20%. Improve it. Would help people other than Matthew to understand the code. Good to do this now while Matthew is still available as a volunteer and we can thus maybe ask him questions." calcext:value-type="string">
            <text:p>fred unit test coverage is 20%. Improve it. Would help people other than Matthew to understand the code. Good to do this now while Matthew is still available as a volunteer and we can thus maybe ask him questions.</text:p>
          </table:table-cell>
          <table:table-cell table:style-name="ce147" table:formula="of:=[$Stage3.$Q45]" office:value-type="float" office:value="7.99166666666667" calcext:value-type="float">
            <text:p>8</text:p>
          </table:table-cell>
          <table:table-cell table:style-name="ce147" table:formula="of:=[$Stage4.$H44]" office:value-type="float" office:value="10.6666666666667" calcext:value-type="float">
            <text:p>11</text:p>
          </table:table-cell>
          <table:table-cell table:style-name="ce149" table:formula="of:=[.$B59]/[.$C59]" office:value-type="float" office:value="0.749218749999998" calcext:value-type="float">
            <text:p>0.75</text:p>
          </table:table-cell>
          <table:table-cell table:style-name="ce155" table:formula="of:=[.$E58]-[.$C59]" office:value-type="float" office:value="-214.558333333333" calcext:value-type="float">
            <text:p>-215</text:p>
          </table:table-cell>
          <table:table-cell table:number-columns-repeated="1019"/>
        </table:table-row>
        <table:table-row table:style-name="ro1">
          <table:table-cell table:formula="of:=[$Stage3.$A79]" office:value-type="string" office:string-value="Transport plugins are a very popular feature request. There is code but it needs a lot of work, and it may be better to start from scratch. In any case it will involve breaking up a lot of monster classes (good for code quality), and a lot of knock-on effects on concurrency (less good!)." calcext:value-type="string">
            <text:p>Transport plugins are a very popular feature request. There is code but it needs a lot of work, and it may be better to start from scratch. In any case it will involve breaking up a lot of monster classes (good for code quality), and a lot of knock-on effects on concurrency (less good!).</text:p>
          </table:table-cell>
          <table:table-cell table:style-name="ce147" table:formula="of:=[$Stage3.$Q79]" office:value-type="float" office:value="20.1111111111111" calcext:value-type="float">
            <text:p>20</text:p>
          </table:table-cell>
          <table:table-cell table:style-name="ce147" table:formula="of:=[$Stage4.$H78]" office:value-type="float" office:value="28.8" calcext:value-type="float">
            <text:p>29</text:p>
          </table:table-cell>
          <table:table-cell table:style-name="ce149" table:formula="of:=[.$B60]/[.$C60]" office:value-type="float" office:value="0.698302469135802" calcext:value-type="float">
            <text:p>0.70</text:p>
          </table:table-cell>
          <table:table-cell table:style-name="ce155" table:formula="of:=[.$E59]-[.$C60]" office:value-type="float" office:value="-243.358333333333" calcext:value-type="float">
            <text:p>-243</text:p>
          </table:table-cell>
          <table:table-cell table:number-columns-repeated="1019"/>
        </table:table-row>
        <table:table-row table:style-name="ro11">
          <table:table-cell table:formula="of:=[$Stage3.$A23]" office:value-type="string" office:string-value="Maybe FLIRCP can add darknet N2NTMs as a backend?" calcext:value-type="string">
            <text:p>Maybe FLIRCP can add darknet N2NTMs as a backend?</text:p>
          </table:table-cell>
          <table:table-cell table:style-name="ce147" table:formula="of:=[$Stage3.$Q23]" office:value-type="float" office:value="4.77777777777778" calcext:value-type="float">
            <text:p>5</text:p>
          </table:table-cell>
          <table:table-cell table:style-name="ce147" table:formula="of:=[$Stage4.$H22]" office:value-type="float" office:value="8.5" calcext:value-type="float">
            <text:p>9</text:p>
          </table:table-cell>
          <table:table-cell table:style-name="ce149" table:formula="of:=[.$B61]/[.$C61]" office:value-type="float" office:value="0.562091503267974" calcext:value-type="float">
            <text:p>0.56</text:p>
          </table:table-cell>
          <table:table-cell table:style-name="ce155" table:formula="of:=[.$E60]-[.$C61]" office:value-type="float" office:value="-251.858333333333" calcext:value-type="float">
            <text:p>-252</text:p>
          </table:table-cell>
          <table:table-cell table:number-columns-repeated="1019"/>
        </table:table-row>
        <table:table-row table:style-name="ro12">
          <table:table-cell table:formula="of:=[$Stage3.$A26]" office:value-type="string" office:string-value="Make robust search functionality part of the default installation [task is possibly not specific enough: Complexity depends a lot on search target: Freesites? FlogHelper flogs? Freetalk messages? WoT identities? Sones? Filesharing?]" calcext:value-type="string">
            <text:p>Make robust search functionality part of the default installation [task is possibly not specific enough: Complexity depends a lot on search target: Freesites? FlogHelper flogs? Freetalk messages? WoT identities? Sones? Filesharing?]</text:p>
          </table:table-cell>
          <table:table-cell table:style-name="ce147" table:formula="of:=[$Stage3.$Q26]" office:value-type="float" office:value="15.1111111111111" calcext:value-type="float">
            <text:p>15</text:p>
          </table:table-cell>
          <table:table-cell table:style-name="ce147" table:formula="of:=[$Stage4.$H25]" office:value-type="float" office:value="36" calcext:value-type="float">
            <text:p>36</text:p>
          </table:table-cell>
          <table:table-cell table:style-name="ce149" table:formula="of:=[.$B62]/[.$C62]" office:value-type="float" office:value="0.419753086419753" calcext:value-type="float">
            <text:p>0.42</text:p>
          </table:table-cell>
          <table:table-cell table:style-name="ce155" table:formula="of:=[.$E61]-[.$C62]" office:value-type="float" office:value="-287.858333333333" calcext:value-type="float">
            <text:p>-288</text:p>
          </table:table-cell>
          <table:table-cell table:number-columns-repeated="1019"/>
        </table:table-row>
        <table:table-row table:style-name="ro12">
          <table:table-cell table:formula="of:=[$Stage3.$A34]" office:value-type="string" office:string-value="Freenet key links directed to a dedicated Freenet browser, opennet [= non-Freenet Internet?] links to the system default like in the AutoHotKey script &quot;Freenet Browser Director”" calcext:value-type="string">
            <text:p>Freenet key links directed to a dedicated Freenet browser, opennet [= non-Freenet Internet?] links to the system default like in the AutoHotKey script "Freenet Browser Director”</text:p>
          </table:table-cell>
          <table:table-cell table:style-name="ce147" table:formula="of:=[$Stage3.$Q34]" office:value-type="float" office:value="4.21388888888889" calcext:value-type="float">
            <text:p>4</text:p>
          </table:table-cell>
          <table:table-cell table:style-name="ce147" table:formula="of:=[$Stage4.$H33]" office:value-type="float" office:value="11" calcext:value-type="float">
            <text:p>11</text:p>
          </table:table-cell>
          <table:table-cell table:style-name="ce149" table:formula="of:=[.$B63]/[.$C63]" office:value-type="float" office:value="0.383080808080808" calcext:value-type="float">
            <text:p>0.38</text:p>
          </table:table-cell>
          <table:table-cell table:style-name="ce155" table:formula="of:=[.$E62]-[.$C63]" office:value-type="float" office:value="-298.858333333333" calcext:value-type="float">
            <text:p>-299</text:p>
          </table:table-cell>
          <table:table-cell table:number-columns-repeated="1019"/>
        </table:table-row>
        <table:table-row table:style-name="ro12">
          <table:table-cell table:formula="of:=[$Stage3.$A36]" office:value-type="string" office:string-value="FLIP or FLIRCP could use work to become official plugins, maybe with a webclient instead of having to install a potentially privacy leaking 3rd party one. [Likely requires the WoT performance work in the “Speed” section.]" calcext:value-type="string">
            <text:p>FLIP or FLIRCP could use work to become official plugins, maybe with a webclient instead of having to install a potentially privacy leaking 3rd party one. [Likely requires the WoT performance work in the “Speed” section.]</text:p>
          </table:table-cell>
          <table:table-cell table:style-name="ce147" table:formula="of:=[$Stage3.$Q36]" office:value-type="float" office:value="17.325" calcext:value-type="float">
            <text:p>17</text:p>
          </table:table-cell>
          <table:table-cell table:style-name="ce147" table:formula="of:=[$Stage4.$H35]" office:value-type="float" office:value="48" calcext:value-type="float">
            <text:p>48</text:p>
          </table:table-cell>
          <table:table-cell table:style-name="ce149" table:formula="of:=[.$B64]/[.$C64]" office:value-type="float" office:value="0.3609375" calcext:value-type="float">
            <text:p>0.36</text:p>
          </table:table-cell>
          <table:table-cell table:style-name="ce155" table:formula="of:=[.$E63]-[.$C64]" office:value-type="float" office:value="-346.858333333333" calcext:value-type="float">
            <text:p>-347</text:p>
          </table:table-cell>
          <table:table-cell table:number-columns-repeated="1019"/>
        </table:table-row>
        <table:table-row table:style-name="ro11">
          <table:table-cell table:formula="of:=[$Stage3.$A32]" office:value-type="string" office:string-value="Improve Shoeshop/blob handling [how?]" calcext:value-type="string">
            <text:p>Improve Shoeshop/blob handling [how?]</text:p>
          </table:table-cell>
          <table:table-cell table:style-name="ce147" table:formula="of:=[$Stage3.$Q32]" office:value-type="float" office:value="6.99166666666667" calcext:value-type="float">
            <text:p>7</text:p>
          </table:table-cell>
          <table:table-cell table:style-name="ce147" table:formula="of:=[$Stage4.$H31]" office:value-type="float" office:value="25.5" calcext:value-type="float">
            <text:p>26</text:p>
          </table:table-cell>
          <table:table-cell table:style-name="ce149" table:formula="of:=[.$B65]/[.$C65]" office:value-type="float" office:value="0.274183006535948" calcext:value-type="float">
            <text:p>0.27</text:p>
          </table:table-cell>
          <table:table-cell table:style-name="ce155" table:formula="of:=[.$E64]-[.$C65]" office:value-type="float" office:value="-372.358333333333" calcext:value-type="float">
            <text:p>-372</text:p>
          </table:table-cell>
          <table:table-cell table:number-columns-repeated="1019"/>
        </table:table-row>
        <table:table-row table:style-name="ro1">
          <table:table-cell table:formula="of:=[$Stage3.$A28]" office:value-type="string" office:string-value="Frost-alike communication system supporting easy usability, encrypted and read-only boards and hidden instant messaging between 2 or more ID's, integrated file transfer agent, mixed bulletproof ID'd and unsigned messaging. [= e.g. Freetalk. Likely requires the WoT speed tasks.]" calcext:value-type="string">
            <text:p>Frost-alike communication system supporting easy usability, encrypted and read-only boards and hidden instant messaging between 2 or more ID's, integrated file transfer agent, mixed bulletproof ID'd and unsigned messaging. [= e.g. Freetalk. Likely requires the WoT speed tasks.]</text:p>
          </table:table-cell>
          <table:table-cell table:style-name="ce147" table:formula="of:=[$Stage3.$Q28]" office:value-type="float" office:value="4.66666666666667" calcext:value-type="float">
            <text:p>5</text:p>
          </table:table-cell>
          <table:table-cell table:style-name="ce147" table:formula="of:=[$Stage4.$H27]" office:value-type="float" office:value="39.2" calcext:value-type="float">
            <text:p>39</text:p>
          </table:table-cell>
          <table:table-cell table:style-name="ce149" table:formula="of:=[.$B66]/[.$C66]" office:value-type="float" office:value="0.119047619047619" calcext:value-type="float">
            <text:p>0.12</text:p>
          </table:table-cell>
          <table:table-cell table:style-name="ce155" table:formula="of:=[.$E65]-[.$C66]" office:value-type="float" office:value="-411.558333333333" calcext:value-type="float">
            <text:p>-412</text:p>
          </table:table-cell>
          <table:table-cell table:number-columns-repeated="1019"/>
        </table:table-row>
        <table:table-row table:style-name="ro13">
          <table:table-cell table:formula="of:=[$Stage3.$A29]" office:value-type="string" office:string-value="Improve the vulnerability and functionality of Flip [One anonymous user commented that you may as well re-invent FLIP]" calcext:value-type="string">
            <text:p>Improve the vulnerability and functionality of Flip [One anonymous user commented that you may as well re-invent FLIP]</text:p>
          </table:table-cell>
          <table:table-cell table:style-name="ce147" table:formula="of:=[$Stage3.$Q29]" office:value-type="float" office:value="5.66666666666667" calcext:value-type="float">
            <text:p>6</text:p>
          </table:table-cell>
          <table:table-cell table:style-name="ce147" table:formula="of:=[$Stage4.$H28]" office:value-type="float" office:value="72" calcext:value-type="float">
            <text:p>72</text:p>
          </table:table-cell>
          <table:table-cell table:style-name="ce149" table:formula="of:=[.$B67]/[.$C67]" office:value-type="float" office:value="0.0787037037037038" calcext:value-type="float">
            <text:p>0.08</text:p>
          </table:table-cell>
          <table:table-cell table:style-name="ce155" table:formula="of:=[.$E66]-[.$C67]" office:value-type="float" office:value="-483.558333333333" calcext:value-type="float">
            <text:p>-484</text:p>
          </table:table-cell>
          <table:table-cell table:number-columns-repeated="1019"/>
        </table:table-row>
        <table:table-row table:style-name="ro13">
          <table:table-cell table:formula="of:=[$Stage3.$A33]" office:value-type="string" office:string-value="p2p file exchange by time-set expiring keys [Imprecise task? Also violates main goal of Freenet of preventing censorship!?]" calcext:value-type="string">
            <text:p>p2p file exchange by time-set expiring keys [Imprecise task? Also violates main goal of Freenet of preventing censorship!?]</text:p>
          </table:table-cell>
          <table:table-cell table:style-name="ce147" table:formula="of:=[$Stage3.$Q33]" office:value-type="float" office:value="0.111111111111111" calcext:value-type="float">
            <text:p>0</text:p>
          </table:table-cell>
          <table:table-cell table:style-name="ce147" table:formula="of:=[$Stage4.$H32]" office:value-type="float" office:value="30" calcext:value-type="float">
            <text:p>30</text:p>
          </table:table-cell>
          <table:table-cell table:style-name="ce149" table:formula="of:=[.$B68]/[.$C68]" office:value-type="float" office:value="0.0037037037037037" calcext:value-type="float">
            <text:p>0.00</text:p>
          </table:table-cell>
          <table:table-cell table:style-name="ce155" table:formula="of:=[.$E67]-[.$C68]" office:value-type="float" office:value="-513.558333333333" calcext:value-type="float">
            <text:p>-514</text:p>
          </table:table-cell>
          <table:table-cell table:number-columns-repeated="1019"/>
        </table:table-row>
        <table:table-row table:style-name="ro1">
          <table:table-cell table:formula="of:=[$Stage3.$A80]" office:value-type="string" office:string-value="Make dynamic web pages possible [likely bogus suggestion: We must not allow full JavaScript for the security issue of preventing tracking / de-anonymization. We usually use plugins instead such as Sone, FlogHelper, Freetalk, Freemail, etc. So you might vote for those above instead]" calcext:value-type="string">
            <text:p>Make dynamic web pages possible [likely bogus suggestion: We must not allow full JavaScript for the security issue of preventing tracking / de-anonymization. We usually use plugins instead such as Sone, FlogHelper, Freetalk, Freemail, etc. So you might vote for those above instead]</text:p>
          </table:table-cell>
          <table:table-cell table:style-name="ce147" table:formula="of:=[$Stage3.$Q80]" office:value-type="float" office:value="0.111111111111111" calcext:value-type="float">
            <text:p>0</text:p>
          </table:table-cell>
          <table:table-cell table:style-name="ce147" table:formula="of:=[$Stage4.$H79]" office:value-type="float" office:value="51.2" calcext:value-type="float">
            <text:p>51</text:p>
          </table:table-cell>
          <table:table-cell table:style-name="ce149" table:formula="of:=[.$B69]/[.$C69]" office:value-type="float" office:value="0.00217013888888889" calcext:value-type="float">
            <text:p>0.00</text:p>
          </table:table-cell>
          <table:table-cell table:style-name="ce155" table:formula="of:=[.$E68]-[.$C69]" office:value-type="float" office:value="-564.758333333333" calcext:value-type="float">
            <text:p>-565</text:p>
          </table:table-cell>
          <table:table-cell table:number-columns-repeated="1019"/>
        </table:table-row>
        <table:table-row table:style-name="ro7" table:number-rows-repeated="1048495">
          <table:table-cell table:number-columns-repeated="1024"/>
        </table:table-row>
        <table:table-row table:style-name="ro16" table:number-rows-repeated="11">
          <table:table-cell table:number-columns-repeated="1024"/>
        </table:table-row>
        <table:table-row table:style-name="ro16">
          <table:table-cell table:number-columns-repeated="1024"/>
        </table:table-row>
      </table:table>
      <table:named-expressions/>
      <table:database-ranges>
        <table:database-range table:name="__Anonymous_Sheet_DB__3" table:target-range-address="Ranking.A3:Ranking.F69" table:contains-header="false">
          <table:sort>
            <table:sort-by table:field-number="3" table:order="descending" table:data-type="automatic"/>
            <table:sort-by table:field-number="1" table:order="descending"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0.5in"/>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2-09">00/00/0000</text:date>, <text:time style:data-style-name="N2" text:time-value="01:50:49.297197672">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8T00:09:48.943043209</meta:creation-date>
    <meta:generator>LibreOffice/4.2.8.2$Linux_X86_64 LibreOffice_project/420m0$Build-2</meta:generator>
    <meta:editing-cycles>0</meta:editing-cycles>
    <meta:editing-duration>P0D</meta:editing-duration>
    <meta:document-statistic meta:table-count="4" meta:cell-count="2909" meta:object-count="0"/>
  </office:meta>
</office:document-meta>
</file>